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69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17.0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2017">
      <style:table-properties table:display="true" style:writing-mode="lr-tb"/>
    </style:style>
    <style:style style:name="ta2" style:family="table" style:master-page-name="PageStyle_5f_2016">
      <style:table-properties table:display="true" style:writing-mode="lr-tb"/>
    </style:style>
    <style:style style:name="ta3" style:family="table" style:master-page-name="PageStyle_5f_2015">
      <style:table-properties table:display="true" style:writing-mode="lr-tb"/>
    </style:style>
    <style:style style:name="ta4" style:family="table" style:master-page-name="PageStyle_5f_2014">
      <style:table-properties table:display="true" style:writing-mode="lr-tb"/>
    </style:style>
    <style:style style:name="ta5" style:family="table" style:master-page-name="PageStyle_5f_2013">
      <style:table-properties table:display="true" style:writing-mode="lr-tb"/>
    </style:style>
    <style:style style:name="ta6" style:family="table" style:master-page-name="PageStyle_5f_2012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7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number-columns-repeated="224" table:default-cell-style-name="ce8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Tabela 1.17 - Distribuição percentual de jovens de 15 a 29 anos de idade, por tipo de atividade na semana de referência e grupos de idade, com indicação do coeficiente de variação, segundo as características selecionadas - 2017</text:p>
          </table:table-cell>
          <table:covered-table-cell table:number-columns-repeated="32" table:style-name="ce1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" table:number-rows-spanned="5">
            <text:p>Características selecionadas</text:p>
          </table:table-cell>
          <table:table-cell table:style-name="ce9" office:value-type="string" calcext:value-type="string" table:number-columns-spanned="32" table:number-rows-spanned="1">
            <text:p>Jovens de 15 a 29 anos de idade</text:p>
          </table:table-cell>
          <table:covered-table-cell table:number-columns-repeated="31" table:style-name="ce9"/>
          <table:table-cell table:number-columns-repeated="991"/>
        </table:table-row>
        <table:table-row table:style-name="ro2">
          <table:covered-table-cell table:style-name="ce2"/>
          <table:table-cell table:style-name="ce10" office:value-type="string" calcext:value-type="string" table:number-columns-spanned="8" table:number-rows-spanned="2">
            <text:p>Total</text:p>
          </table:table-cell>
          <table:covered-table-cell table:number-columns-repeated="7" table:style-name="ce10"/>
          <table:table-cell table:style-name="ce9" office:value-type="string" calcext:value-type="string" table:number-columns-spanned="24" table:number-rows-spanned="1">
            <text:p>Grupos de idade</text:p>
          </table:table-cell>
          <table:covered-table-cell table:number-columns-repeated="23" table:style-name="ce9"/>
          <table:table-cell table:number-columns-repeated="991"/>
        </table:table-row>
        <table:table-row table:style-name="ro2">
          <table:covered-table-cell table:style-name="ce2"/>
          <table:covered-table-cell table:number-columns-repeated="8" table:style-name="ce10"/>
          <table:table-cell table:style-name="ce10" office:value-type="string" calcext:value-type="string" table:number-columns-spanned="8" table:number-rows-spanned="1">
            <text:p>15 a 17 anos de idade</text:p>
          </table:table-cell>
          <table:covered-table-cell table:number-columns-repeated="7" table:style-name="ce10"/>
          <table:table-cell table:style-name="ce10" office:value-type="string" calcext:value-type="string" table:number-columns-spanned="8" table:number-rows-spanned="1">
            <text:p>18 a 24 anos de idade</text:p>
          </table:table-cell>
          <table:covered-table-cell table:number-columns-repeated="7" table:style-name="ce10"/>
          <table:table-cell table:style-name="ce9" office:value-type="string" calcext:value-type="string" table:number-columns-spanned="8" table:number-rows-spanned="1">
            <text:p>25 a 29 anos de idade</text:p>
          </table:table-cell>
          <table:covered-table-cell table:number-columns-repeated="7" table:style-name="ce9"/>
          <table:table-cell table:number-columns-repeated="991"/>
        </table:table-row>
        <table:table-row table:style-name="ro1">
          <table:covered-table-cell table:style-name="ce2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ão estuda e não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ão estuda e não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ão estuda e não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number-columns-repeated="991"/>
        </table:table-row>
        <table:table-row table:style-name="ro2">
          <table:covered-table-cell table:style-name="ce2"/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Brasil</text:p>
          </table:table-cell>
          <table:table-cell table:style-name="ce11" office:value-type="float" office:value="25.9507167284971" calcext:value-type="float">
            <text:p><text:s/>26,0 </text:p>
          </table:table-cell>
          <table:table-cell table:style-name="ce11" office:value-type="float" office:value="0.805056400422526" calcext:value-type="float">
            <text:p><text:s/>0,8 </text:p>
          </table:table-cell>
          <table:table-cell table:style-name="ce11" office:value-type="float" office:value="11.6279514862314" calcext:value-type="float">
            <text:p><text:s/>11,6 </text:p>
          </table:table-cell>
          <table:table-cell table:style-name="ce11" office:value-type="float" office:value="1.31365536334346" calcext:value-type="float">
            <text:p><text:s/>1,3 </text:p>
          </table:table-cell>
          <table:table-cell table:style-name="ce11" office:value-type="float" office:value="37.9633044073323" calcext:value-type="float">
            <text:p><text:s/>38,0 </text:p>
          </table:table-cell>
          <table:table-cell table:style-name="ce11" office:value-type="float" office:value="0.612933876054802" calcext:value-type="float">
            <text:p><text:s/>0,6 </text:p>
          </table:table-cell>
          <table:table-cell table:style-name="ce11" office:value-type="float" office:value="24.4580273779393" calcext:value-type="float">
            <text:p><text:s/>24,5 </text:p>
          </table:table-cell>
          <table:table-cell table:style-name="ce11" office:value-type="float" office:value="0.810210628722612" calcext:value-type="float">
            <text:p><text:s/>0,8 </text:p>
          </table:table-cell>
          <table:table-cell table:style-name="ce11" office:value-type="float" office:value="76.2135453431154" calcext:value-type="float">
            <text:p><text:s/>76,2 </text:p>
          </table:table-cell>
          <table:table-cell table:style-name="ce11" office:value-type="float" office:value="0.523736105113137" calcext:value-type="float">
            <text:p><text:s/>0,5 </text:p>
          </table:table-cell>
          <table:table-cell table:style-name="ce11" office:value-type="float" office:value="10.9809825777216" calcext:value-type="float">
            <text:p><text:s/>11,0 </text:p>
          </table:table-cell>
          <table:table-cell table:style-name="ce11" office:value-type="float" office:value="2.58771000285475" calcext:value-type="float">
            <text:p><text:s/>2,6 </text:p>
          </table:table-cell>
          <table:table-cell table:style-name="ce11" office:value-type="float" office:value="3.62430639586436" calcext:value-type="float">
            <text:p><text:s/>3,6 </text:p>
          </table:table-cell>
          <table:table-cell table:style-name="ce11" office:value-type="float" office:value="4.94514801528432" calcext:value-type="float">
            <text:p><text:s/>4,9 </text:p>
          </table:table-cell>
          <table:table-cell table:style-name="ce11" office:value-type="float" office:value="9.18116568329871" calcext:value-type="float">
            <text:p><text:s/>9,2 </text:p>
          </table:table-cell>
          <table:table-cell table:style-name="ce11" office:value-type="float" office:value="3.00396949890219" calcext:value-type="float">
            <text:p><text:s/>3,0 </text:p>
          </table:table-cell>
          <table:table-cell table:style-name="ce11" office:value-type="float" office:value="18.2589298533249" calcext:value-type="float">
            <text:p><text:s/>18,3 </text:p>
          </table:table-cell>
          <table:table-cell table:style-name="ce11" office:value-type="float" office:value="1.44468277132724" calcext:value-type="float">
            <text:p><text:s/>1,4 </text:p>
          </table:table-cell>
          <table:table-cell table:style-name="ce11" office:value-type="float" office:value="13.8537245291322" calcext:value-type="float">
            <text:p><text:s/>13,9 </text:p>
          </table:table-cell>
          <table:table-cell table:style-name="ce11" office:value-type="float" office:value="1.70778024471201" calcext:value-type="float">
            <text:p><text:s/>1,7 </text:p>
          </table:table-cell>
          <table:table-cell table:style-name="ce11" office:value-type="float" office:value="38.0479125514657" calcext:value-type="float">
            <text:p><text:s/>38,0 </text:p>
          </table:table-cell>
          <table:table-cell table:style-name="ce11" office:value-type="float" office:value="0.843809700223234" calcext:value-type="float">
            <text:p><text:s/>0,8 </text:p>
          </table:table-cell>
          <table:table-cell table:style-name="ce11" office:value-type="float" office:value="29.8394330660773" calcext:value-type="float">
            <text:p><text:s/>29,8 </text:p>
          </table:table-cell>
          <table:table-cell table:style-name="ce11" office:value-type="float" office:value="0.994561833317942" calcext:value-type="float">
            <text:p><text:s/>1,0 </text:p>
          </table:table-cell>
          <table:table-cell table:style-name="ce11" office:value-type="float" office:value="4.35810875671971" calcext:value-type="float">
            <text:p><text:s/>4,4 </text:p>
          </table:table-cell>
          <table:table-cell table:style-name="ce11" office:value-type="float" office:value="3.60488517489152" calcext:value-type="float">
            <text:p><text:s/>3,6 </text:p>
          </table:table-cell>
          <table:table-cell table:style-name="ce11" office:value-type="float" office:value="8.70793000721371" calcext:value-type="float">
            <text:p><text:s/>8,7 </text:p>
          </table:table-cell>
          <table:table-cell table:style-name="ce11" office:value-type="float" office:value="2.55660211783637" calcext:value-type="float">
            <text:p><text:s/>2,6 </text:p>
          </table:table-cell>
          <table:table-cell table:style-name="ce11" office:value-type="float" office:value="60.4896077904946" calcext:value-type="float">
            <text:p><text:s/>60,5 </text:p>
          </table:table-cell>
          <table:table-cell table:style-name="ce11" office:value-type="float" office:value="0.629978000609024" calcext:value-type="float">
            <text:p><text:s/>0,6 </text:p>
          </table:table-cell>
          <table:table-cell table:style-name="ce11" office:value-type="float" office:value="26.4443534455718" calcext:value-type="float">
            <text:p><text:s/>26,4 </text:p>
          </table:table-cell>
          <table:table-cell table:style-name="ce11" office:value-type="float" office:value="1.28393768666681" calcext:value-type="float">
            <text:p><text:s/>1,3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te</text:p>
          </table:table-cell>
          <table:table-cell table:style-name="ce12" office:value-type="float" office:value="28.6105453141556" calcext:value-type="float">
            <text:p><text:s/>28,6 </text:p>
          </table:table-cell>
          <table:table-cell table:style-name="ce12" office:value-type="float" office:value="1.92035253020967" calcext:value-type="float">
            <text:p><text:s/>1,9 </text:p>
          </table:table-cell>
          <table:table-cell table:style-name="ce12" office:value-type="float" office:value="11.8520206312679" calcext:value-type="float">
            <text:p><text:s/>11,9 </text:p>
          </table:table-cell>
          <table:table-cell table:style-name="ce12" office:value-type="float" office:value="3.18867660858329" calcext:value-type="float">
            <text:p><text:s/>3,2 </text:p>
          </table:table-cell>
          <table:table-cell table:style-name="ce12" office:value-type="float" office:value="32.4935448244239" calcext:value-type="float">
            <text:p><text:s/>32,5 </text:p>
          </table:table-cell>
          <table:table-cell table:style-name="ce12" office:value-type="float" office:value="1.65570736533419" calcext:value-type="float">
            <text:p><text:s/>1,7 </text:p>
          </table:table-cell>
          <table:table-cell table:style-name="ce12" office:value-type="float" office:value="27.0438892301528" calcext:value-type="float">
            <text:p><text:s/>27,0 </text:p>
          </table:table-cell>
          <table:table-cell table:style-name="ce12" office:value-type="float" office:value="1.77759004793417" calcext:value-type="float">
            <text:p><text:s/>1,8 </text:p>
          </table:table-cell>
          <table:table-cell table:style-name="ce12" office:value-type="float" office:value="72.9761551850682" calcext:value-type="float">
            <text:p><text:s/>73,0 </text:p>
          </table:table-cell>
          <table:table-cell table:style-name="ce12" office:value-type="float" office:value="1.50728119749966" calcext:value-type="float">
            <text:p><text:s/>1,5 </text:p>
          </table:table-cell>
          <table:table-cell table:style-name="ce12" office:value-type="float" office:value="13.7082116354153" calcext:value-type="float">
            <text:p><text:s/>13,7 </text:p>
          </table:table-cell>
          <table:table-cell table:style-name="ce12" office:value-type="float" office:value="6.23718372829466" calcext:value-type="float">
            <text:p><text:s/>6,2 </text:p>
          </table:table-cell>
          <table:table-cell table:style-name="ce12" office:value-type="float" office:value="3.45819879254628" calcext:value-type="float">
            <text:p><text:s/>3,5 </text:p>
          </table:table-cell>
          <table:table-cell table:style-name="ce12" office:value-type="float" office:value="10.3348197242849" calcext:value-type="float">
            <text:p><text:s/>10,3 </text:p>
          </table:table-cell>
          <table:table-cell table:style-name="ce12" office:value-type="float" office:value="9.85743438697016" calcext:value-type="float">
            <text:p><text:s/>9,9 </text:p>
          </table:table-cell>
          <table:table-cell table:style-name="ce12" office:value-type="float" office:value="6.9806544142103" calcext:value-type="float">
            <text:p><text:s/>7,0 </text:p>
          </table:table-cell>
          <table:table-cell table:style-name="ce12" office:value-type="float" office:value="21.6270622379968" calcext:value-type="float">
            <text:p><text:s/>21,6 </text:p>
          </table:table-cell>
          <table:table-cell table:style-name="ce12" office:value-type="float" office:value="2.92696868370611" calcext:value-type="float">
            <text:p><text:s/>2,9 </text:p>
          </table:table-cell>
          <table:table-cell table:style-name="ce12" office:value-type="float" office:value="12.6863716930059" calcext:value-type="float">
            <text:p><text:s/>12,7 </text:p>
          </table:table-cell>
          <table:table-cell table:style-name="ce12" office:value-type="float" office:value="4.10966687546559" calcext:value-type="float">
            <text:p><text:s/>4,1 </text:p>
          </table:table-cell>
          <table:table-cell table:style-name="ce12" office:value-type="float" office:value="32.1024550560835" calcext:value-type="float">
            <text:p><text:s/>32,1 </text:p>
          </table:table-cell>
          <table:table-cell table:style-name="ce12" office:value-type="float" office:value="2.24974189683157" calcext:value-type="float">
            <text:p><text:s/>2,2 </text:p>
          </table:table-cell>
          <table:table-cell table:style-name="ce12" office:value-type="float" office:value="33.5841110129138" calcext:value-type="float">
            <text:p><text:s/>33,6 </text:p>
          </table:table-cell>
          <table:table-cell table:style-name="ce12" office:value-type="float" office:value="2.20523278194614" calcext:value-type="float">
            <text:p><text:s/>2,2 </text:p>
          </table:table-cell>
          <table:table-cell table:style-name="ce12" office:value-type="float" office:value="5.47714767224244" calcext:value-type="float">
            <text:p><text:s/>5,5 </text:p>
          </table:table-cell>
          <table:table-cell table:style-name="ce12" office:value-type="float" office:value="7.89880839811989" calcext:value-type="float">
            <text:p><text:s/>7,9 </text:p>
          </table:table-cell>
          <table:table-cell table:style-name="ce12" office:value-type="float" office:value="9.04850442164303" calcext:value-type="float">
            <text:p><text:s/>9,0 </text:p>
          </table:table-cell>
          <table:table-cell table:style-name="ce12" office:value-type="float" office:value="6.34089693277714" calcext:value-type="float">
            <text:p><text:s/>6,3 </text:p>
          </table:table-cell>
          <table:table-cell table:style-name="ce12" office:value-type="float" office:value="55.7179247034541" calcext:value-type="float">
            <text:p><text:s/>55,7 </text:p>
          </table:table-cell>
          <table:table-cell table:style-name="ce12" office:value-type="float" office:value="1.64959572598178" calcext:value-type="float">
            <text:p><text:s/>1,6 </text:p>
          </table:table-cell>
          <table:table-cell table:style-name="ce12" office:value-type="float" office:value="29.7564232026604" calcext:value-type="float">
            <text:p><text:s/>29,8 </text:p>
          </table:table-cell>
          <table:table-cell table:style-name="ce12" office:value-type="float" office:value="2.83873340683343" calcext:value-type="float">
            <text:p><text:s/>2,8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deste</text:p>
          </table:table-cell>
          <table:table-cell table:style-name="ce12" office:value-type="float" office:value="28.0702863755209" calcext:value-type="float">
            <text:p><text:s/>28,1 </text:p>
          </table:table-cell>
          <table:table-cell table:style-name="ce12" office:value-type="float" office:value="1.28497552793583" calcext:value-type="float">
            <text:p><text:s/>1,3 </text:p>
          </table:table-cell>
          <table:table-cell table:style-name="ce12" office:value-type="float" office:value="8.90525285934227" calcext:value-type="float">
            <text:p><text:s/>8,9 </text:p>
          </table:table-cell>
          <table:table-cell table:style-name="ce12" office:value-type="float" office:value="2.41790560261625" calcext:value-type="float">
            <text:p><text:s/>2,4 </text:p>
          </table:table-cell>
          <table:table-cell table:style-name="ce12" office:value-type="float" office:value="32.3359863768586" calcext:value-type="float">
            <text:p><text:s/>32,3 </text:p>
          </table:table-cell>
          <table:table-cell table:style-name="ce12" office:value-type="float" office:value="1.10318261126417" calcext:value-type="float">
            <text:p><text:s/>1,1 </text:p>
          </table:table-cell>
          <table:table-cell table:style-name="ce12" office:value-type="float" office:value="30.6884743882784" calcext:value-type="float">
            <text:p><text:s/>30,7 </text:p>
          </table:table-cell>
          <table:table-cell table:style-name="ce12" office:value-type="float" office:value="1.17974937475919" calcext:value-type="float">
            <text:p><text:s/>1,2 </text:p>
          </table:table-cell>
          <table:table-cell table:style-name="ce12" office:value-type="float" office:value="77.3626810173579" calcext:value-type="float">
            <text:p><text:s/>77,4 </text:p>
          </table:table-cell>
          <table:table-cell table:style-name="ce12" office:value-type="float" office:value="0.731398474765826" calcext:value-type="float">
            <text:p><text:s/>0,7 </text:p>
          </table:table-cell>
          <table:table-cell table:style-name="ce12" office:value-type="float" office:value="8.80844753850949" calcext:value-type="float">
            <text:p><text:s/>8,8 </text:p>
          </table:table-cell>
          <table:table-cell table:style-name="ce12" office:value-type="float" office:value="4.3802523723648" calcext:value-type="float">
            <text:p><text:s/>4,4 </text:p>
          </table:table-cell>
          <table:table-cell table:style-name="ce12" office:value-type="float" office:value="3.33467784433292" calcext:value-type="float">
            <text:p><text:s/>3,3 </text:p>
          </table:table-cell>
          <table:table-cell table:style-name="ce12" office:value-type="float" office:value="7.72145751786948" calcext:value-type="float">
            <text:p><text:s/>7,7 </text:p>
          </table:table-cell>
          <table:table-cell table:style-name="ce12" office:value-type="float" office:value="10.4941935997998" calcext:value-type="float">
            <text:p><text:s/>10,5 </text:p>
          </table:table-cell>
          <table:table-cell table:style-name="ce12" office:value-type="float" office:value="4.26386775393482" calcext:value-type="float">
            <text:p><text:s/>4,3 </text:p>
          </table:table-cell>
          <table:table-cell table:style-name="ce12" office:value-type="float" office:value="19.909580100159" calcext:value-type="float">
            <text:p><text:s/>19,9 </text:p>
          </table:table-cell>
          <table:table-cell table:style-name="ce12" office:value-type="float" office:value="2.46618993586415" calcext:value-type="float">
            <text:p><text:s/>2,5 </text:p>
          </table:table-cell>
          <table:table-cell table:style-name="ce12" office:value-type="float" office:value="10.2963750240905" calcext:value-type="float">
            <text:p><text:s/>10,3 </text:p>
          </table:table-cell>
          <table:table-cell table:style-name="ce12" office:value-type="float" office:value="3.26149245017619" calcext:value-type="float">
            <text:p><text:s/>3,3 </text:p>
          </table:table-cell>
          <table:table-cell table:style-name="ce12" office:value-type="float" office:value="32.8996382906029" calcext:value-type="float">
            <text:p><text:s/>32,9 </text:p>
          </table:table-cell>
          <table:table-cell table:style-name="ce12" office:value-type="float" office:value="1.50858662645185" calcext:value-type="float">
            <text:p><text:s/>1,5 </text:p>
          </table:table-cell>
          <table:table-cell table:style-name="ce12" office:value-type="float" office:value="36.8944065851475" calcext:value-type="float">
            <text:p><text:s/>36,9 </text:p>
          </table:table-cell>
          <table:table-cell table:style-name="ce12" office:value-type="float" office:value="1.40933059476051" calcext:value-type="float">
            <text:p><text:s/>1,4 </text:p>
          </table:table-cell>
          <table:table-cell table:style-name="ce12" office:value-type="float" office:value="5.09988546082508" calcext:value-type="float">
            <text:p><text:s/>5,1 </text:p>
          </table:table-cell>
          <table:table-cell table:style-name="ce12" office:value-type="float" office:value="6.1017003278235" calcext:value-type="float">
            <text:p><text:s/>6,1 </text:p>
          </table:table-cell>
          <table:table-cell table:style-name="ce12" office:value-type="float" office:value="6.88664692034279" calcext:value-type="float">
            <text:p><text:s/>6,9 </text:p>
          </table:table-cell>
          <table:table-cell table:style-name="ce12" office:value-type="float" office:value="4.83450156588586" calcext:value-type="float">
            <text:p><text:s/>4,8 </text:p>
          </table:table-cell>
          <table:table-cell table:style-name="ce12" office:value-type="float" office:value="52.2105739916417" calcext:value-type="float">
            <text:p><text:s/>52,2 </text:p>
          </table:table-cell>
          <table:table-cell table:style-name="ce12" office:value-type="float" office:value="1.23455679265184" calcext:value-type="float">
            <text:p><text:s/>1,2 </text:p>
          </table:table-cell>
          <table:table-cell table:style-name="ce12" office:value-type="float" office:value="35.8028936271904" calcext:value-type="float">
            <text:p><text:s/>35,8 </text:p>
          </table:table-cell>
          <table:table-cell table:style-name="ce12" office:value-type="float" office:value="1.73151611332565" calcext:value-type="float">
            <text:p><text:s/>1,7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deste</text:p>
          </table:table-cell>
          <table:table-cell table:style-name="ce12" office:value-type="float" office:value="25.3212010509254" calcext:value-type="float">
            <text:p><text:s/>25,3 </text:p>
          </table:table-cell>
          <table:table-cell table:style-name="ce12" office:value-type="float" office:value="1.5304838960592" calcext:value-type="float">
            <text:p><text:s/>1,5 </text:p>
          </table:table-cell>
          <table:table-cell table:style-name="ce12" office:value-type="float" office:value="11.4706105386251" calcext:value-type="float">
            <text:p><text:s/>11,5 </text:p>
          </table:table-cell>
          <table:table-cell table:style-name="ce12" office:value-type="float" office:value="2.59841979964413" calcext:value-type="float">
            <text:p><text:s/>2,6 </text:p>
          </table:table-cell>
          <table:table-cell table:style-name="ce12" office:value-type="float" office:value="40.8283240403231" calcext:value-type="float">
            <text:p><text:s/>40,8 </text:p>
          </table:table-cell>
          <table:table-cell table:style-name="ce12" office:value-type="float" office:value="1.09769019178085" calcext:value-type="float">
            <text:p><text:s/>1,1 </text:p>
          </table:table-cell>
          <table:table-cell table:style-name="ce12" office:value-type="float" office:value="22.3798643701266" calcext:value-type="float">
            <text:p><text:s/>22,4 </text:p>
          </table:table-cell>
          <table:table-cell table:style-name="ce12" office:value-type="float" office:value="1.62473685164422" calcext:value-type="float">
            <text:p><text:s/>1,6 </text:p>
          </table:table-cell>
          <table:table-cell table:style-name="ce12" office:value-type="float" office:value="79.0253153530682" calcext:value-type="float">
            <text:p><text:s/>79,0 </text:p>
          </table:table-cell>
          <table:table-cell table:style-name="ce12" office:value-type="float" office:value="0.995586903921711" calcext:value-type="float">
            <text:p><text:s/>1,0 </text:p>
          </table:table-cell>
          <table:table-cell table:style-name="ce12" office:value-type="float" office:value="9.5549349190092" calcext:value-type="float">
            <text:p><text:s/>9,6 </text:p>
          </table:table-cell>
          <table:table-cell table:style-name="ce12" office:value-type="float" office:value="5.654734108924" calcext:value-type="float">
            <text:p><text:s/>5,7 </text:p>
          </table:table-cell>
          <table:table-cell table:style-name="ce12" office:value-type="float" office:value="3.57335793678715" calcext:value-type="float">
            <text:p><text:s/>3,6 </text:p>
          </table:table-cell>
          <table:table-cell table:style-name="ce12" office:value-type="float" office:value="10.2937707050454" calcext:value-type="float">
            <text:p><text:s/>10,3 </text:p>
          </table:table-cell>
          <table:table-cell table:style-name="ce12" office:value-type="float" office:value="7.84639179113555" calcext:value-type="float">
            <text:p><text:s/>7,8 </text:p>
          </table:table-cell>
          <table:table-cell table:style-name="ce12" office:value-type="float" office:value="6.76562880899789" calcext:value-type="float">
            <text:p><text:s/>6,8 </text:p>
          </table:table-cell>
          <table:table-cell table:style-name="ce12" office:value-type="float" office:value="17.4389497816561" calcext:value-type="float">
            <text:p><text:s/>17,4 </text:p>
          </table:table-cell>
          <table:table-cell table:style-name="ce12" office:value-type="float" office:value="2.73553117420929" calcext:value-type="float">
            <text:p><text:s/>2,7 </text:p>
          </table:table-cell>
          <table:table-cell table:style-name="ce12" office:value-type="float" office:value="14.080519545897" calcext:value-type="float">
            <text:p><text:s/>14,1 </text:p>
          </table:table-cell>
          <table:table-cell table:style-name="ce12" office:value-type="float" office:value="3.28169943904385" calcext:value-type="float">
            <text:p><text:s/>3,3 </text:p>
          </table:table-cell>
          <table:table-cell table:style-name="ce12" office:value-type="float" office:value="40.2695133266788" calcext:value-type="float">
            <text:p><text:s/>40,3 </text:p>
          </table:table-cell>
          <table:table-cell table:style-name="ce12" office:value-type="float" office:value="1.52995624797362" calcext:value-type="float">
            <text:p><text:s/>1,5 </text:p>
          </table:table-cell>
          <table:table-cell table:style-name="ce12" office:value-type="float" office:value="28.2110173457682" calcext:value-type="float">
            <text:p><text:s/>28,2 </text:p>
          </table:table-cell>
          <table:table-cell table:style-name="ce12" office:value-type="float" office:value="1.95886076709639" calcext:value-type="float">
            <text:p><text:s/>2,0 </text:p>
          </table:table-cell>
          <table:table-cell table:style-name="ce12" office:value-type="float" office:value="3.9897541218437" calcext:value-type="float">
            <text:p><text:s/>4,0 </text:p>
          </table:table-cell>
          <table:table-cell table:style-name="ce12" office:value-type="float" office:value="6.76326229296002" calcext:value-type="float">
            <text:p><text:s/>6,8 </text:p>
          </table:table-cell>
          <table:table-cell table:style-name="ce12" office:value-type="float" office:value="8.74785852276279" calcext:value-type="float">
            <text:p><text:s/>8,7 </text:p>
          </table:table-cell>
          <table:table-cell table:style-name="ce12" office:value-type="float" office:value="4.81142145162766" calcext:value-type="float">
            <text:p><text:s/>4,8 </text:p>
          </table:table-cell>
          <table:table-cell table:style-name="ce12" office:value-type="float" office:value="64.6418501094119" calcext:value-type="float">
            <text:p><text:s/>64,6 </text:p>
          </table:table-cell>
          <table:table-cell table:style-name="ce12" office:value-type="float" office:value="1.0923499397624" calcext:value-type="float">
            <text:p><text:s/>1,1 </text:p>
          </table:table-cell>
          <table:table-cell table:style-name="ce12" office:value-type="float" office:value="22.6205372459815" calcext:value-type="float">
            <text:p><text:s/>22,6 </text:p>
          </table:table-cell>
          <table:table-cell table:style-name="ce12" office:value-type="float" office:value="2.64707575048943" calcext:value-type="float">
            <text:p><text:s/>2,6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l</text:p>
          </table:table-cell>
          <table:table-cell table:style-name="ce12" office:value-type="float" office:value="21.6084851851575" calcext:value-type="float">
            <text:p><text:s/>21,6 </text:p>
          </table:table-cell>
          <table:table-cell table:style-name="ce12" office:value-type="float" office:value="2.05670776858435" calcext:value-type="float">
            <text:p><text:s/>2,1 </text:p>
          </table:table-cell>
          <table:table-cell table:style-name="ce12" office:value-type="float" office:value="16.2248342555297" calcext:value-type="float">
            <text:p><text:s/>16,2 </text:p>
          </table:table-cell>
          <table:table-cell table:style-name="ce12" office:value-type="float" office:value="2.31718586130169" calcext:value-type="float">
            <text:p><text:s/>2,3 </text:p>
          </table:table-cell>
          <table:table-cell table:style-name="ce12" office:value-type="float" office:value="44.4798435636309" calcext:value-type="float">
            <text:p><text:s/>44,5 </text:p>
          </table:table-cell>
          <table:table-cell table:style-name="ce12" office:value-type="float" office:value="1.16617110965846" calcext:value-type="float">
            <text:p><text:s/>1,2 </text:p>
          </table:table-cell>
          <table:table-cell table:style-name="ce12" office:value-type="float" office:value="17.6868369956817" calcext:value-type="float">
            <text:p><text:s/>17,7 </text:p>
          </table:table-cell>
          <table:table-cell table:style-name="ce12" office:value-type="float" office:value="2.39908209879827" calcext:value-type="float">
            <text:p><text:s/>2,4 </text:p>
          </table:table-cell>
          <table:table-cell table:style-name="ce12" office:value-type="float" office:value="69.1623880225618" calcext:value-type="float">
            <text:p><text:s/>69,2 </text:p>
          </table:table-cell>
          <table:table-cell table:style-name="ce12" office:value-type="float" office:value="1.4513624423573" calcext:value-type="float">
            <text:p><text:s/>1,5 </text:p>
          </table:table-cell>
          <table:table-cell table:style-name="ce12" office:value-type="float" office:value="16.9452214641717" calcext:value-type="float">
            <text:p><text:s/>16,9 </text:p>
          </table:table-cell>
          <table:table-cell table:style-name="ce12" office:value-type="float" office:value="4.74039710472414" calcext:value-type="float">
            <text:p><text:s/>4,7 </text:p>
          </table:table-cell>
          <table:table-cell table:style-name="ce12" office:value-type="float" office:value="4.30466604438109" calcext:value-type="float">
            <text:p><text:s/>4,3 </text:p>
          </table:table-cell>
          <table:table-cell table:style-name="ce12" office:value-type="float" office:value="8.97691852779478" calcext:value-type="float">
            <text:p><text:s/>9,0 </text:p>
          </table:table-cell>
          <table:table-cell table:style-name="ce12" office:value-type="float" office:value="9.58772446888547" calcext:value-type="float">
            <text:p><text:s/>9,6 </text:p>
          </table:table-cell>
          <table:table-cell table:style-name="ce12" office:value-type="float" office:value="6.96471706130606" calcext:value-type="float">
            <text:p><text:s/>7,0 </text:p>
          </table:table-cell>
          <table:table-cell table:style-name="ce12" office:value-type="float" office:value="14.5558796746282" calcext:value-type="float">
            <text:p><text:s/>14,6 </text:p>
          </table:table-cell>
          <table:table-cell table:style-name="ce12" office:value-type="float" office:value="3.69785326077286" calcext:value-type="float">
            <text:p><text:s/>3,7 </text:p>
          </table:table-cell>
          <table:table-cell table:style-name="ce12" office:value-type="float" office:value="19.4912786273055" calcext:value-type="float">
            <text:p><text:s/>19,5 </text:p>
          </table:table-cell>
          <table:table-cell table:style-name="ce12" office:value-type="float" office:value="2.98585227128106" calcext:value-type="float">
            <text:p><text:s/>3,0 </text:p>
          </table:table-cell>
          <table:table-cell table:style-name="ce12" office:value-type="float" office:value="45.3913013026848" calcext:value-type="float">
            <text:p><text:s/>45,4 </text:p>
          </table:table-cell>
          <table:table-cell table:style-name="ce12" office:value-type="float" office:value="1.59282583261821" calcext:value-type="float">
            <text:p><text:s/>1,6 </text:p>
          </table:table-cell>
          <table:table-cell table:style-name="ce12" office:value-type="float" office:value="20.5615403953813" calcext:value-type="float">
            <text:p><text:s/>20,6 </text:p>
          </table:table-cell>
          <table:table-cell table:style-name="ce12" office:value-type="float" office:value="2.90979761207518" calcext:value-type="float">
            <text:p><text:s/>2,9 </text:p>
          </table:table-cell>
          <table:table-cell table:style-name="ce12" office:value-type="float" office:value="3.45365984686901" calcext:value-type="float">
            <text:p><text:s/>3,5 </text:p>
          </table:table-cell>
          <table:table-cell table:style-name="ce12" office:value-type="float" office:value="9.09332692846514" calcext:value-type="float">
            <text:p><text:s/>9,1 </text:p>
          </table:table-cell>
          <table:table-cell table:style-name="ce12" office:value-type="float" office:value="11.0754288404335" calcext:value-type="float">
            <text:p><text:s/>11,1 </text:p>
          </table:table-cell>
          <table:table-cell table:style-name="ce12" office:value-type="float" office:value="4.9063564884864" calcext:value-type="float">
            <text:p><text:s/>4,9 </text:p>
          </table:table-cell>
          <table:table-cell table:style-name="ce12" office:value-type="float" office:value="67.1103102614463" calcext:value-type="float">
            <text:p><text:s/>67,1 </text:p>
          </table:table-cell>
          <table:table-cell table:style-name="ce12" office:value-type="float" office:value="1.19611898321563" calcext:value-type="float">
            <text:p><text:s/>1,2 </text:p>
          </table:table-cell>
          <table:table-cell table:style-name="ce12" office:value-type="float" office:value="18.360601051251" calcext:value-type="float">
            <text:p><text:s/>18,4 </text:p>
          </table:table-cell>
          <table:table-cell table:style-name="ce12" office:value-type="float" office:value="4.09330781398721" calcext:value-type="float">
            <text:p><text:s/>4,1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Centro-Oeste</text:p>
          </table:table-cell>
          <table:table-cell table:style-name="ce12" office:value-type="float" office:value="25.6843029258139" calcext:value-type="float">
            <text:p><text:s/>25,7 </text:p>
          </table:table-cell>
          <table:table-cell table:style-name="ce12" office:value-type="float" office:value="2.19458354682013" calcext:value-type="float">
            <text:p><text:s/>2,2 </text:p>
          </table:table-cell>
          <table:table-cell table:style-name="ce12" office:value-type="float" office:value="14.1545460884982" calcext:value-type="float">
            <text:p><text:s/>14,2 </text:p>
          </table:table-cell>
          <table:table-cell table:style-name="ce12" office:value-type="float" office:value="3.11116841990011" calcext:value-type="float">
            <text:p><text:s/>3,1 </text:p>
          </table:table-cell>
          <table:table-cell table:style-name="ce12" office:value-type="float" office:value="39.3709595188148" calcext:value-type="float">
            <text:p><text:s/>39,4 </text:p>
          </table:table-cell>
          <table:table-cell table:style-name="ce12" office:value-type="float" office:value="1.66008406926307" calcext:value-type="float">
            <text:p><text:s/>1,7 </text:p>
          </table:table-cell>
          <table:table-cell table:style-name="ce12" office:value-type="float" office:value="20.7901914668731" calcext:value-type="float">
            <text:p><text:s/>20,8 </text:p>
          </table:table-cell>
          <table:table-cell table:style-name="ce12" office:value-type="float" office:value="2.35621479980397" calcext:value-type="float">
            <text:p><text:s/>2,4 </text:p>
          </table:table-cell>
          <table:table-cell table:style-name="ce12" office:value-type="float" office:value="73.9918783800527" calcext:value-type="float">
            <text:p><text:s/>74,0 </text:p>
          </table:table-cell>
          <table:table-cell table:style-name="ce12" office:value-type="float" office:value="1.64270913386597" calcext:value-type="float">
            <text:p><text:s/>1,6 </text:p>
          </table:table-cell>
          <table:table-cell table:style-name="ce12" office:value-type="float" office:value="12.9521038529473" calcext:value-type="float">
            <text:p><text:s/>13,0 </text:p>
          </table:table-cell>
          <table:table-cell table:style-name="ce12" office:value-type="float" office:value="6.80715456137897" calcext:value-type="float">
            <text:p><text:s/>6,8 </text:p>
          </table:table-cell>
          <table:table-cell table:style-name="ce12" office:value-type="float" office:value="4.11658889544767" calcext:value-type="float">
            <text:p><text:s/>4,1 </text:p>
          </table:table-cell>
          <table:table-cell table:style-name="ce12" office:value-type="float" office:value="15.2004102489404" calcext:value-type="float">
            <text:p><text:s/>15,2 </text:p>
          </table:table-cell>
          <table:table-cell table:style-name="ce12" office:value-type="float" office:value="8.93942887155235" calcext:value-type="float">
            <text:p><text:s/>8,9 </text:p>
          </table:table-cell>
          <table:table-cell table:style-name="ce12" office:value-type="float" office:value="9.16253535808731" calcext:value-type="float">
            <text:p><text:s/>9,2 </text:p>
          </table:table-cell>
          <table:table-cell table:style-name="ce12" office:value-type="float" office:value="18.8339084770245" calcext:value-type="float">
            <text:p><text:s/>18,8 </text:p>
          </table:table-cell>
          <table:table-cell table:style-name="ce12" office:value-type="float" office:value="3.96655434635261" calcext:value-type="float">
            <text:p><text:s/>4,0 </text:p>
          </table:table-cell>
          <table:table-cell table:style-name="ce12" office:value-type="float" office:value="17.1435335066504" calcext:value-type="float">
            <text:p><text:s/>17,1 </text:p>
          </table:table-cell>
          <table:table-cell table:style-name="ce12" office:value-type="float" office:value="3.98302960541901" calcext:value-type="float">
            <text:p><text:s/>4,0 </text:p>
          </table:table-cell>
          <table:table-cell table:style-name="ce12" office:value-type="float" office:value="39.7060348385037" calcext:value-type="float">
            <text:p><text:s/>39,7 </text:p>
          </table:table-cell>
          <table:table-cell table:style-name="ce12" office:value-type="float" office:value="2.29803798221158" calcext:value-type="float">
            <text:p><text:s/>2,3 </text:p>
          </table:table-cell>
          <table:table-cell table:style-name="ce12" office:value-type="float" office:value="24.3165231778214" calcext:value-type="float">
            <text:p><text:s/>24,3 </text:p>
          </table:table-cell>
          <table:table-cell table:style-name="ce12" office:value-type="float" office:value="3.10791670659879" calcext:value-type="float">
            <text:p><text:s/>3,1 </text:p>
          </table:table-cell>
          <table:table-cell table:style-name="ce12" office:value-type="float" office:value="3.94589059736294" calcext:value-type="float">
            <text:p><text:s/>3,9 </text:p>
          </table:table-cell>
          <table:table-cell table:style-name="ce12" office:value-type="float" office:value="11.8544592219178" calcext:value-type="float">
            <text:p><text:s/>11,9 </text:p>
          </table:table-cell>
          <table:table-cell table:style-name="ce12" office:value-type="float" office:value="10.4197383694214" calcext:value-type="float">
            <text:p><text:s/>10,4 </text:p>
          </table:table-cell>
          <table:table-cell table:style-name="ce12" office:value-type="float" office:value="6.23024494438274" calcext:value-type="float">
            <text:p><text:s/>6,2 </text:p>
          </table:table-cell>
          <table:table-cell table:style-name="ce12" office:value-type="float" office:value="62.3116014720465" calcext:value-type="float">
            <text:p><text:s/>62,3 </text:p>
          </table:table-cell>
          <table:table-cell table:style-name="ce12" office:value-type="float" office:value="1.70506364439615" calcext:value-type="float">
            <text:p><text:s/>1,7 </text:p>
          </table:table-cell>
          <table:table-cell table:style-name="ce12" office:value-type="float" office:value="23.3227695611691" calcext:value-type="float">
            <text:p><text:s/>23,3 </text:p>
          </table:table-cell>
          <table:table-cell table:style-name="ce12" office:value-type="float" office:value="3.78959684417373" calcext:value-type="float">
            <text:p><text:s/>3,8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Sexo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Homem </text:p>
          </table:table-cell>
          <table:table-cell table:style-name="ce12" office:value-type="float" office:value="24.6463081590255" calcext:value-type="float">
            <text:p><text:s/>24,6 </text:p>
          </table:table-cell>
          <table:table-cell table:style-name="ce12" office:value-type="float" office:value="1.08435480837994" calcext:value-type="float">
            <text:p><text:s/>1,1 </text:p>
          </table:table-cell>
          <table:table-cell table:style-name="ce12" office:value-type="float" office:value="12.0208502056822" calcext:value-type="float">
            <text:p><text:s/>12,0 </text:p>
          </table:table-cell>
          <table:table-cell table:style-name="ce12" office:value-type="float" office:value="1.64849695159086" calcext:value-type="float">
            <text:p><text:s/>1,6 </text:p>
          </table:table-cell>
          <table:table-cell table:style-name="ce12" office:value-type="float" office:value="45.081148694919" calcext:value-type="float">
            <text:p><text:s/>45,1 </text:p>
          </table:table-cell>
          <table:table-cell table:style-name="ce12" office:value-type="float" office:value="0.704763622202654" calcext:value-type="float">
            <text:p><text:s/>0,7 </text:p>
          </table:table-cell>
          <table:table-cell table:style-name="ce12" office:value-type="float" office:value="18.2516929403732" calcext:value-type="float">
            <text:p><text:s/>18,3 </text:p>
          </table:table-cell>
          <table:table-cell table:style-name="ce12" office:value-type="float" office:value="1.28077456474206" calcext:value-type="float">
            <text:p><text:s/>1,3 </text:p>
          </table:table-cell>
          <table:table-cell table:style-name="ce12" office:value-type="float" office:value="73.9258811986586" calcext:value-type="float">
            <text:p><text:s/>73,9 </text:p>
          </table:table-cell>
          <table:table-cell table:style-name="ce12" office:value-type="float" office:value="0.739566398839392" calcext:value-type="float">
            <text:p><text:s/>0,7 </text:p>
          </table:table-cell>
          <table:table-cell table:style-name="ce12" office:value-type="float" office:value="13.5262774409302" calcext:value-type="float">
            <text:p><text:s/>13,5 </text:p>
          </table:table-cell>
          <table:table-cell table:style-name="ce12" office:value-type="float" office:value="3.07917158006502" calcext:value-type="float">
            <text:p><text:s/>3,1 </text:p>
          </table:table-cell>
          <table:table-cell table:style-name="ce12" office:value-type="float" office:value="4.5797321850137" calcext:value-type="float">
            <text:p><text:s/>4,6 </text:p>
          </table:table-cell>
          <table:table-cell table:style-name="ce12" office:value-type="float" office:value="5.71844382669834" calcext:value-type="float">
            <text:p><text:s/>5,7 </text:p>
          </table:table-cell>
          <table:table-cell table:style-name="ce12" office:value-type="float" office:value="7.96810917539754" calcext:value-type="float">
            <text:p><text:s/>8,0 </text:p>
          </table:table-cell>
          <table:table-cell table:style-name="ce12" office:value-type="float" office:value="4.49872178869189" calcext:value-type="float">
            <text:p><text:s/>4,5 </text:p>
          </table:table-cell>
          <table:table-cell table:style-name="ce12" office:value-type="float" office:value="16.7144259259895" calcext:value-type="float">
            <text:p><text:s/>16,7 </text:p>
          </table:table-cell>
          <table:table-cell table:style-name="ce12" office:value-type="float" office:value="2.05021038198953" calcext:value-type="float">
            <text:p><text:s/>2,1 </text:p>
          </table:table-cell>
          <table:table-cell table:style-name="ce12" office:value-type="float" office:value="13.8003721612189" calcext:value-type="float">
            <text:p><text:s/>13,8 </text:p>
          </table:table-cell>
          <table:table-cell table:style-name="ce12" office:value-type="float" office:value="2.181901554346" calcext:value-type="float">
            <text:p><text:s/>2,2 </text:p>
          </table:table-cell>
          <table:table-cell table:style-name="ce12" office:value-type="float" office:value="46.1440243914196" calcext:value-type="float">
            <text:p><text:s/>46,1 </text:p>
          </table:table-cell>
          <table:table-cell table:style-name="ce12" office:value-type="float" office:value="0.963957371414949" calcext:value-type="float">
            <text:p><text:s/>1,0 </text:p>
          </table:table-cell>
          <table:table-cell table:style-name="ce12" office:value-type="float" office:value="23.3411775213719" calcext:value-type="float">
            <text:p><text:s/>23,3 </text:p>
          </table:table-cell>
          <table:table-cell table:style-name="ce12" office:value-type="float" office:value="1.52941861404364" calcext:value-type="float">
            <text:p><text:s/>1,5 </text:p>
          </table:table-cell>
          <table:table-cell table:style-name="ce12" office:value-type="float" office:value="3.40758079100817" calcext:value-type="float">
            <text:p><text:s/>3,4 </text:p>
          </table:table-cell>
          <table:table-cell table:style-name="ce12" office:value-type="float" office:value="5.53356333662066" calcext:value-type="float">
            <text:p><text:s/>5,5 </text:p>
          </table:table-cell>
          <table:table-cell table:style-name="ce12" office:value-type="float" office:value="8.21120033800609" calcext:value-type="float">
            <text:p><text:s/>8,2 </text:p>
          </table:table-cell>
          <table:table-cell table:style-name="ce12" office:value-type="float" office:value="3.69639936706013" calcext:value-type="float">
            <text:p><text:s/>3,7 </text:p>
          </table:table-cell>
          <table:table-cell table:style-name="ce12" office:value-type="float" office:value="71.0664394618093" calcext:value-type="float">
            <text:p><text:s/>71,1 </text:p>
          </table:table-cell>
          <table:table-cell table:style-name="ce12" office:value-type="float" office:value="0.715407752941041" calcext:value-type="float">
            <text:p><text:s/>0,7 </text:p>
          </table:table-cell>
          <table:table-cell table:style-name="ce12" office:value-type="float" office:value="17.3147794091765" calcext:value-type="float">
            <text:p><text:s/>17,3 </text:p>
          </table:table-cell>
          <table:table-cell table:style-name="ce12" office:value-type="float" office:value="2.36671588169072" calcext:value-type="float">
            <text:p><text:s/>2,4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Mulher</text:p>
          </table:table-cell>
          <table:table-cell table:style-name="ce12" office:value-type="float" office:value="27.2565634367832" calcext:value-type="float">
            <text:p><text:s/>27,3 </text:p>
          </table:table-cell>
          <table:table-cell table:style-name="ce12" office:value-type="float" office:value="1.02662802077346" calcext:value-type="float">
            <text:p><text:s/>1,0 </text:p>
          </table:table-cell>
          <table:table-cell table:style-name="ce12" office:value-type="float" office:value="11.2346195873981" calcext:value-type="float">
            <text:p><text:s/>11,2 </text:p>
          </table:table-cell>
          <table:table-cell table:style-name="ce12" office:value-type="float" office:value="1.87422497666255" calcext:value-type="float">
            <text:p><text:s/>1,9 </text:p>
          </table:table-cell>
          <table:table-cell table:style-name="ce12" office:value-type="float" office:value="30.8376125416283" calcext:value-type="float">
            <text:p><text:s/>30,8 </text:p>
          </table:table-cell>
          <table:table-cell table:style-name="ce12" office:value-type="float" office:value="0.979099441648955" calcext:value-type="float">
            <text:p><text:s/>1,0 </text:p>
          </table:table-cell>
          <table:table-cell table:style-name="ce12" office:value-type="float" office:value="30.6712044341905" calcext:value-type="float">
            <text:p><text:s/>30,7 </text:p>
          </table:table-cell>
          <table:table-cell table:style-name="ce12" office:value-type="float" office:value="0.948459549329294" calcext:value-type="float">
            <text:p><text:s/>0,9 </text:p>
          </table:table-cell>
          <table:table-cell table:style-name="ce12" office:value-type="float" office:value="78.5425740899271" calcext:value-type="float">
            <text:p><text:s/>78,5 </text:p>
          </table:table-cell>
          <table:table-cell table:style-name="ce12" office:value-type="float" office:value="0.71733420713079" calcext:value-type="float">
            <text:p><text:s/>0,7 </text:p>
          </table:table-cell>
          <table:table-cell table:style-name="ce12" office:value-type="float" office:value="8.38966473944135" calcext:value-type="float">
            <text:p><text:s/>8,4 </text:p>
          </table:table-cell>
          <table:table-cell table:style-name="ce12" office:value-type="float" office:value="4.4224606377081" calcext:value-type="float">
            <text:p><text:s/>4,4 </text:p>
          </table:table-cell>
          <table:table-cell table:style-name="ce12" office:value-type="float" office:value="2.65160499047407" calcext:value-type="float">
            <text:p><text:s/>2,7 </text:p>
          </table:table-cell>
          <table:table-cell table:style-name="ce12" office:value-type="float" office:value="8.87152236824379" calcext:value-type="float">
            <text:p><text:s/>8,9 </text:p>
          </table:table-cell>
          <table:table-cell table:style-name="ce12" office:value-type="float" office:value="10.4161561801576" calcext:value-type="float">
            <text:p><text:s/>10,4 </text:p>
          </table:table-cell>
          <table:table-cell table:style-name="ce12" office:value-type="float" office:value="3.82097980056797" calcext:value-type="float">
            <text:p><text:s/>3,8 </text:p>
          </table:table-cell>
          <table:table-cell table:style-name="ce12" office:value-type="float" office:value="19.846638187456" calcext:value-type="float">
            <text:p><text:s/>19,8 </text:p>
          </table:table-cell>
          <table:table-cell table:style-name="ce12" office:value-type="float" office:value="1.80418687636316" calcext:value-type="float">
            <text:p><text:s/>1,8 </text:p>
          </table:table-cell>
          <table:table-cell table:style-name="ce12" office:value-type="float" office:value="13.9085693227791" calcext:value-type="float">
            <text:p><text:s/>13,9 </text:p>
          </table:table-cell>
          <table:table-cell table:style-name="ce12" office:value-type="float" office:value="2.46683674153584" calcext:value-type="float">
            <text:p><text:s/>2,5 </text:p>
          </table:table-cell>
          <table:table-cell table:style-name="ce12" office:value-type="float" office:value="29.7253281832087" calcext:value-type="float">
            <text:p><text:s/>29,7 </text:p>
          </table:table-cell>
          <table:table-cell table:style-name="ce12" office:value-type="float" office:value="1.42984611727502" calcext:value-type="float">
            <text:p><text:s/>1,4 </text:p>
          </table:table-cell>
          <table:table-cell table:style-name="ce12" office:value-type="float" office:value="36.5194643065562" calcext:value-type="float">
            <text:p><text:s/>36,5 </text:p>
          </table:table-cell>
          <table:table-cell table:style-name="ce12" office:value-type="float" office:value="1.21818257330779" calcext:value-type="float">
            <text:p><text:s/>1,2 </text:p>
          </table:table-cell>
          <table:table-cell table:style-name="ce12" office:value-type="float" office:value="5.26243435541167" calcext:value-type="float">
            <text:p><text:s/>5,3 </text:p>
          </table:table-cell>
          <table:table-cell table:style-name="ce12" office:value-type="float" office:value="4.57376676587746" calcext:value-type="float">
            <text:p><text:s/>4,6 </text:p>
          </table:table-cell>
          <table:table-cell table:style-name="ce12" office:value-type="float" office:value="9.18051510907127" calcext:value-type="float">
            <text:p><text:s/>9,2 </text:p>
          </table:table-cell>
          <table:table-cell table:style-name="ce12" office:value-type="float" office:value="3.36412970312891" calcext:value-type="float">
            <text:p><text:s/>3,4 </text:p>
          </table:table-cell>
          <table:table-cell table:style-name="ce12" office:value-type="float" office:value="50.4268847792202" calcext:value-type="float">
            <text:p><text:s/>50,4 </text:p>
          </table:table-cell>
          <table:table-cell table:style-name="ce12" office:value-type="float" office:value="1.04877885473825" calcext:value-type="float">
            <text:p><text:s/>1,0 </text:p>
          </table:table-cell>
          <table:table-cell table:style-name="ce12" office:value-type="float" office:value="35.1301657562969" calcext:value-type="float">
            <text:p><text:s/>35,1 </text:p>
          </table:table-cell>
          <table:table-cell table:style-name="ce12" office:value-type="float" office:value="1.44753789247246" calcext:value-type="float">
            <text:p><text:s/>1,4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or ou raça <text:s/>(1)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Branca</text:p>
          </table:table-cell>
          <table:table-cell table:style-name="ce12" office:value-type="float" office:value="26.7333799396355" calcext:value-type="float">
            <text:p><text:s/>26,7 </text:p>
          </table:table-cell>
          <table:table-cell table:style-name="ce12" office:value-type="float" office:value="1.2716156522415" calcext:value-type="float">
            <text:p><text:s/>1,3 </text:p>
          </table:table-cell>
          <table:table-cell table:style-name="ce12" office:value-type="float" office:value="13.5160686163434" calcext:value-type="float">
            <text:p><text:s/>13,5 </text:p>
          </table:table-cell>
          <table:table-cell table:style-name="ce12" office:value-type="float" office:value="1.89639368378664" calcext:value-type="float">
            <text:p><text:s/>1,9 </text:p>
          </table:table-cell>
          <table:table-cell table:style-name="ce12" office:value-type="float" office:value="39.7843469918345" calcext:value-type="float">
            <text:p><text:s/>39,8 </text:p>
          </table:table-cell>
          <table:table-cell table:style-name="ce12" office:value-type="float" office:value="0.950004486940493" calcext:value-type="float">
            <text:p><text:s/>1,0 </text:p>
          </table:table-cell>
          <table:table-cell table:style-name="ce12" office:value-type="float" office:value="19.9662044521867" calcext:value-type="float">
            <text:p><text:s/>20,0 </text:p>
          </table:table-cell>
          <table:table-cell table:style-name="ce12" office:value-type="float" office:value="1.48970779736942" calcext:value-type="float">
            <text:p><text:s/>1,5 </text:p>
          </table:table-cell>
          <table:table-cell table:style-name="ce12" office:value-type="float" office:value="77.6456317820499" calcext:value-type="float">
            <text:p><text:s/>77,6 </text:p>
          </table:table-cell>
          <table:table-cell table:style-name="ce12" office:value-type="float" office:value="0.853665961428963" calcext:value-type="float">
            <text:p><text:s/>0,9 </text:p>
          </table:table-cell>
          <table:table-cell table:style-name="ce12" office:value-type="float" office:value="11.0445203255859" calcext:value-type="float">
            <text:p><text:s/>11,0 </text:p>
          </table:table-cell>
          <table:table-cell table:style-name="ce12" office:value-type="float" office:value="4.34650019635006" calcext:value-type="float">
            <text:p><text:s/>4,3 </text:p>
          </table:table-cell>
          <table:table-cell table:style-name="ce12" office:value-type="float" office:value="3.52095896157853" calcext:value-type="float">
            <text:p><text:s/>3,5 </text:p>
          </table:table-cell>
          <table:table-cell table:style-name="ce12" office:value-type="float" office:value="8.2748162625495" calcext:value-type="float">
            <text:p><text:s/>8,3 </text:p>
          </table:table-cell>
          <table:table-cell table:style-name="ce12" office:value-type="float" office:value="7.78888893078564" calcext:value-type="float">
            <text:p><text:s/>7,8 </text:p>
          </table:table-cell>
          <table:table-cell table:style-name="ce12" office:value-type="float" office:value="5.7756723143846" calcext:value-type="float">
            <text:p><text:s/>5,8 </text:p>
          </table:table-cell>
          <table:table-cell table:style-name="ce12" office:value-type="float" office:value="19.9859184302825" calcext:value-type="float">
            <text:p><text:s/>20,0 </text:p>
          </table:table-cell>
          <table:table-cell table:style-name="ce12" office:value-type="float" office:value="2.2732645636024" calcext:value-type="float">
            <text:p><text:s/>2,3 </text:p>
          </table:table-cell>
          <table:table-cell table:style-name="ce12" office:value-type="float" office:value="16.8136539214632" calcext:value-type="float">
            <text:p><text:s/>16,8 </text:p>
          </table:table-cell>
          <table:table-cell table:style-name="ce12" office:value-type="float" office:value="2.4536567582459" calcext:value-type="float">
            <text:p><text:s/>2,5 </text:p>
          </table:table-cell>
          <table:table-cell table:style-name="ce12" office:value-type="float" office:value="38.7617413596606" calcext:value-type="float">
            <text:p><text:s/>38,8 </text:p>
          </table:table-cell>
          <table:table-cell table:style-name="ce12" office:value-type="float" office:value="1.36481173461363" calcext:value-type="float">
            <text:p><text:s/>1,4 </text:p>
          </table:table-cell>
          <table:table-cell table:style-name="ce12" office:value-type="float" office:value="24.4386862885937" calcext:value-type="float">
            <text:p><text:s/>24,4 </text:p>
          </table:table-cell>
          <table:table-cell table:style-name="ce12" office:value-type="float" office:value="1.90238514918845" calcext:value-type="float">
            <text:p><text:s/>1,9 </text:p>
          </table:table-cell>
          <table:table-cell table:style-name="ce12" office:value-type="float" office:value="5.12811929853633" calcext:value-type="float">
            <text:p><text:s/>5,1 </text:p>
          </table:table-cell>
          <table:table-cell table:style-name="ce12" office:value-type="float" office:value="5.24928950437327" calcext:value-type="float">
            <text:p><text:s/>5,2 </text:p>
          </table:table-cell>
          <table:table-cell table:style-name="ce12" office:value-type="float" office:value="10.3001439038746" calcext:value-type="float">
            <text:p><text:s/>10,3 </text:p>
          </table:table-cell>
          <table:table-cell table:style-name="ce12" office:value-type="float" office:value="3.67840231540635" calcext:value-type="float">
            <text:p><text:s/>3,7 </text:p>
          </table:table-cell>
          <table:table-cell table:style-name="ce12" office:value-type="float" office:value="63.5426994030098" calcext:value-type="float">
            <text:p><text:s/>63,5 </text:p>
          </table:table-cell>
          <table:table-cell table:style-name="ce12" office:value-type="float" office:value="0.948516376989856" calcext:value-type="float">
            <text:p><text:s/>0,9 </text:p>
          </table:table-cell>
          <table:table-cell table:style-name="ce12" office:value-type="float" office:value="21.0290373945793" calcext:value-type="float">
            <text:p><text:s/>21,0 </text:p>
          </table:table-cell>
          <table:table-cell table:style-name="ce12" office:value-type="float" office:value="2.34691947730214" calcext:value-type="float">
            <text:p><text:s/>2,3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Preta ou parda</text:p>
          </table:table-cell>
          <table:table-cell table:style-name="ce12" office:value-type="float" office:value="25.4145711967364" calcext:value-type="float">
            <text:p><text:s/>25,4 </text:p>
          </table:table-cell>
          <table:table-cell table:style-name="ce12" office:value-type="float" office:value="0.99076920273297" calcext:value-type="float">
            <text:p><text:s/>1,0 </text:p>
          </table:table-cell>
          <table:table-cell table:style-name="ce12" office:value-type="float" office:value="10.3678862229891" calcext:value-type="float">
            <text:p><text:s/>10,4 </text:p>
          </table:table-cell>
          <table:table-cell table:style-name="ce12" office:value-type="float" office:value="1.7296538572393" calcext:value-type="float">
            <text:p><text:s/>1,7 </text:p>
          </table:table-cell>
          <table:table-cell table:style-name="ce12" office:value-type="float" office:value="36.7636532190128" calcext:value-type="float">
            <text:p><text:s/>36,8 </text:p>
          </table:table-cell>
          <table:table-cell table:style-name="ce12" office:value-type="float" office:value="0.772682145067556" calcext:value-type="float">
            <text:p><text:s/>0,8 </text:p>
          </table:table-cell>
          <table:table-cell table:style-name="ce12" office:value-type="float" office:value="27.4538893612618" calcext:value-type="float">
            <text:p><text:s/>27,5 </text:p>
          </table:table-cell>
          <table:table-cell table:style-name="ce12" office:value-type="float" office:value="0.912393733386836" calcext:value-type="float">
            <text:p><text:s/>0,9 </text:p>
          </table:table-cell>
          <table:table-cell table:style-name="ce12" office:value-type="float" office:value="75.2975552777968" calcext:value-type="float">
            <text:p><text:s/>75,3 </text:p>
          </table:table-cell>
          <table:table-cell table:style-name="ce12" office:value-type="float" office:value="0.65475991903518" calcext:value-type="float">
            <text:p><text:s/>0,7 </text:p>
          </table:table-cell>
          <table:table-cell table:style-name="ce12" office:value-type="float" office:value="10.9427832164529" calcext:value-type="float">
            <text:p><text:s/>10,9 </text:p>
          </table:table-cell>
          <table:table-cell table:style-name="ce12" office:value-type="float" office:value="3.17316843282555" calcext:value-type="float">
            <text:p><text:s/>3,2 </text:p>
          </table:table-cell>
          <table:table-cell table:style-name="ce12" office:value-type="float" office:value="3.70266165630263" calcext:value-type="float">
            <text:p><text:s/>3,7 </text:p>
          </table:table-cell>
          <table:table-cell table:style-name="ce12" office:value-type="float" office:value="5.94427082089608" calcext:value-type="float">
            <text:p><text:s/>5,9 </text:p>
          </table:table-cell>
          <table:table-cell table:style-name="ce12" office:value-type="float" office:value="10.0569998494478" calcext:value-type="float">
            <text:p><text:s/>10,1 </text:p>
          </table:table-cell>
          <table:table-cell table:style-name="ce12" office:value-type="float" office:value="3.39966946230671" calcext:value-type="float">
            <text:p><text:s/>3,4 </text:p>
          </table:table-cell>
          <table:table-cell table:style-name="ce12" office:value-type="float" office:value="17.0735906375833" calcext:value-type="float">
            <text:p><text:s/>17,1 </text:p>
          </table:table-cell>
          <table:table-cell table:style-name="ce12" office:value-type="float" office:value="1.73789291139667" calcext:value-type="float">
            <text:p><text:s/>1,7 </text:p>
          </table:table-cell>
          <table:table-cell table:style-name="ce12" office:value-type="float" office:value="11.8927941485179" calcext:value-type="float">
            <text:p><text:s/>11,9 </text:p>
          </table:table-cell>
          <table:table-cell table:style-name="ce12" office:value-type="float" office:value="2.27088591047347" calcext:value-type="float">
            <text:p><text:s/>2,3 </text:p>
          </table:table-cell>
          <table:table-cell table:style-name="ce12" office:value-type="float" office:value="37.7374500957456" calcext:value-type="float">
            <text:p><text:s/>37,7 </text:p>
          </table:table-cell>
          <table:table-cell table:style-name="ce12" office:value-type="float" office:value="1.039397258796" calcext:value-type="float">
            <text:p><text:s/>1,0 </text:p>
          </table:table-cell>
          <table:table-cell table:style-name="ce12" office:value-type="float" office:value="33.2961651181532" calcext:value-type="float">
            <text:p><text:s/>33,3 </text:p>
          </table:table-cell>
          <table:table-cell table:style-name="ce12" office:value-type="float" office:value="1.1143092824348" calcext:value-type="float">
            <text:p><text:s/>1,1 </text:p>
          </table:table-cell>
          <table:table-cell table:style-name="ce12" office:value-type="float" office:value="3.77696291005712" calcext:value-type="float">
            <text:p><text:s/>3,8 </text:p>
          </table:table-cell>
          <table:table-cell table:style-name="ce12" office:value-type="float" office:value="4.87753332597528" calcext:value-type="float">
            <text:p><text:s/>4,9 </text:p>
          </table:table-cell>
          <table:table-cell table:style-name="ce12" office:value-type="float" office:value="7.60062663425586" calcext:value-type="float">
            <text:p><text:s/>7,6 </text:p>
          </table:table-cell>
          <table:table-cell table:style-name="ce12" office:value-type="float" office:value="3.45422590378328" calcext:value-type="float">
            <text:p><text:s/>3,5 </text:p>
          </table:table-cell>
          <table:table-cell table:style-name="ce12" office:value-type="float" office:value="58.1785292215143" calcext:value-type="float">
            <text:p><text:s/>58,2 </text:p>
          </table:table-cell>
          <table:table-cell table:style-name="ce12" office:value-type="float" office:value="0.834728369646036" calcext:value-type="float">
            <text:p><text:s/>0,8 </text:p>
          </table:table-cell>
          <table:table-cell table:style-name="ce12" office:value-type="float" office:value="30.4438812341727" calcext:value-type="float">
            <text:p><text:s/>30,4 </text:p>
          </table:table-cell>
          <table:table-cell table:style-name="ce12" office:value-type="float" office:value="1.47130199732391" calcext:value-type="float">
            <text:p><text:s/>1,5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or ou raça e sexo (1)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Homem branco</text:p>
          </table:table-cell>
          <table:table-cell table:style-name="ce12" office:value-type="float" office:value="25.544493645795" calcext:value-type="float">
            <text:p><text:s/>25,5 </text:p>
          </table:table-cell>
          <table:table-cell table:style-name="ce12" office:value-type="float" office:value="1.7566355948499" calcext:value-type="float">
            <text:p><text:s/>1,8 </text:p>
          </table:table-cell>
          <table:table-cell table:style-name="ce12" office:value-type="float" office:value="13.705343564648" calcext:value-type="float">
            <text:p><text:s/>13,7 </text:p>
          </table:table-cell>
          <table:table-cell table:style-name="ce12" office:value-type="float" office:value="2.40938522440237" calcext:value-type="float">
            <text:p><text:s/>2,4 </text:p>
          </table:table-cell>
          <table:table-cell table:style-name="ce12" office:value-type="float" office:value="45.6887577202748" calcext:value-type="float">
            <text:p><text:s/>45,7 </text:p>
          </table:table-cell>
          <table:table-cell table:style-name="ce12" office:value-type="float" office:value="1.12352857538366" calcext:value-type="float">
            <text:p><text:s/>1,1 </text:p>
          </table:table-cell>
          <table:table-cell table:style-name="ce12" office:value-type="float" office:value="15.0614050692822" calcext:value-type="float">
            <text:p><text:s/>15,1 </text:p>
          </table:table-cell>
          <table:table-cell table:style-name="ce12" office:value-type="float" office:value="2.38081972967908" calcext:value-type="float">
            <text:p><text:s/>2,4 </text:p>
          </table:table-cell>
          <table:table-cell table:style-name="ce12" office:value-type="float" office:value="75.7568551070981" calcext:value-type="float">
            <text:p><text:s/>75,8 </text:p>
          </table:table-cell>
          <table:table-cell table:style-name="ce12" office:value-type="float" office:value="1.22935257648043" calcext:value-type="float">
            <text:p><text:s/>1,2 </text:p>
          </table:table-cell>
          <table:table-cell table:style-name="ce12" office:value-type="float" office:value="12.8084646527755" calcext:value-type="float">
            <text:p><text:s/>12,8 </text:p>
          </table:table-cell>
          <table:table-cell table:style-name="ce12" office:value-type="float" office:value="5.26109200381902" calcext:value-type="float">
            <text:p><text:s/>5,3 </text:p>
          </table:table-cell>
          <table:table-cell table:style-name="ce12" office:value-type="float" office:value="4.16218326775481" calcext:value-type="float">
            <text:p><text:s/>4,2 </text:p>
          </table:table-cell>
          <table:table-cell table:style-name="ce12" office:value-type="float" office:value="10.3534128166393" calcext:value-type="float">
            <text:p><text:s/>10,4 </text:p>
          </table:table-cell>
          <table:table-cell table:style-name="ce12" office:value-type="float" office:value="7.27249697237166" calcext:value-type="float">
            <text:p><text:s/>7,3 </text:p>
          </table:table-cell>
          <table:table-cell table:style-name="ce12" office:value-type="float" office:value="8.61910809342872" calcext:value-type="float">
            <text:p><text:s/>8,6 </text:p>
          </table:table-cell>
          <table:table-cell table:style-name="ce12" office:value-type="float" office:value="18.4591024681109" calcext:value-type="float">
            <text:p><text:s/>18,5 </text:p>
          </table:table-cell>
          <table:table-cell table:style-name="ce12" office:value-type="float" office:value="3.23265984062193" calcext:value-type="float">
            <text:p><text:s/>3,2 </text:p>
          </table:table-cell>
          <table:table-cell table:style-name="ce12" office:value-type="float" office:value="16.2805205870508" calcext:value-type="float">
            <text:p><text:s/>16,3 </text:p>
          </table:table-cell>
          <table:table-cell table:style-name="ce12" office:value-type="float" office:value="3.17977515493598" calcext:value-type="float">
            <text:p><text:s/>3,2 </text:p>
          </table:table-cell>
          <table:table-cell table:style-name="ce12" office:value-type="float" office:value="45.881121223431" calcext:value-type="float">
            <text:p><text:s/>45,9 </text:p>
          </table:table-cell>
          <table:table-cell table:style-name="ce12" office:value-type="float" office:value="1.6075104374875" calcext:value-type="float">
            <text:p><text:s/>1,6 </text:p>
          </table:table-cell>
          <table:table-cell table:style-name="ce12" office:value-type="float" office:value="19.3792557214073" calcext:value-type="float">
            <text:p><text:s/>19,4 </text:p>
          </table:table-cell>
          <table:table-cell table:style-name="ce12" office:value-type="float" office:value="2.97137598101753" calcext:value-type="float">
            <text:p><text:s/>3,0 </text:p>
          </table:table-cell>
          <table:table-cell table:style-name="ce12" office:value-type="float" office:value="4.13315282458173" calcext:value-type="float">
            <text:p><text:s/>4,1 </text:p>
          </table:table-cell>
          <table:table-cell table:style-name="ce12" office:value-type="float" office:value="7.78160498955123" calcext:value-type="float">
            <text:p><text:s/>7,8 </text:p>
          </table:table-cell>
          <table:table-cell table:style-name="ce12" office:value-type="float" office:value="10.3924155484776" calcext:value-type="float">
            <text:p><text:s/>10,4 </text:p>
          </table:table-cell>
          <table:table-cell table:style-name="ce12" office:value-type="float" office:value="5.11586529742084" calcext:value-type="float">
            <text:p><text:s/>5,1 </text:p>
          </table:table-cell>
          <table:table-cell table:style-name="ce12" office:value-type="float" office:value="71.9493678979971" calcext:value-type="float">
            <text:p><text:s/>71,9 </text:p>
          </table:table-cell>
          <table:table-cell table:style-name="ce12" office:value-type="float" office:value="1.14251151478093" calcext:value-type="float">
            <text:p><text:s/>1,1 </text:p>
          </table:table-cell>
          <table:table-cell table:style-name="ce12" office:value-type="float" office:value="13.5250637289435" calcext:value-type="float">
            <text:p><text:s/>13,5 </text:p>
          </table:table-cell>
          <table:table-cell table:style-name="ce12" office:value-type="float" office:value="4.59342653583434" calcext:value-type="float">
            <text:p><text:s/>4,6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Homem preto ou pardo</text:p>
          </table:table-cell>
          <table:table-cell table:style-name="ce12" office:value-type="float" office:value="24.0545070341561" calcext:value-type="float">
            <text:p><text:s/>24,1 </text:p>
          </table:table-cell>
          <table:table-cell table:style-name="ce12" office:value-type="float" office:value="1.35331214467677" calcext:value-type="float">
            <text:p><text:s/>1,4 </text:p>
          </table:table-cell>
          <table:table-cell table:style-name="ce12" office:value-type="float" office:value="10.9141598523377" calcext:value-type="float">
            <text:p><text:s/>10,9 </text:p>
          </table:table-cell>
          <table:table-cell table:style-name="ce12" office:value-type="float" office:value="2.20440465220598" calcext:value-type="float">
            <text:p><text:s/>2,2 </text:p>
          </table:table-cell>
          <table:table-cell table:style-name="ce12" office:value-type="float" office:value="44.6487234657165" calcext:value-type="float">
            <text:p><text:s/>44,6 </text:p>
          </table:table-cell>
          <table:table-cell table:style-name="ce12" office:value-type="float" office:value="0.875006701215873" calcext:value-type="float">
            <text:p><text:s/>0,9 </text:p>
          </table:table-cell>
          <table:table-cell table:style-name="ce12" office:value-type="float" office:value="20.3826096477896" calcext:value-type="float">
            <text:p><text:s/>20,4 </text:p>
          </table:table-cell>
          <table:table-cell table:style-name="ce12" office:value-type="float" office:value="1.49915677560805" calcext:value-type="float">
            <text:p><text:s/>1,5 </text:p>
          </table:table-cell>
          <table:table-cell table:style-name="ce12" office:value-type="float" office:value="72.8312163311213" calcext:value-type="float">
            <text:p><text:s/>72,8 </text:p>
          </table:table-cell>
          <table:table-cell table:style-name="ce12" office:value-type="float" office:value="0.939296569698458" calcext:value-type="float">
            <text:p><text:s/>0,9 </text:p>
          </table:table-cell>
          <table:table-cell table:style-name="ce12" office:value-type="float" office:value="13.8997989872118" calcext:value-type="float">
            <text:p><text:s/>13,9 </text:p>
          </table:table-cell>
          <table:table-cell table:style-name="ce12" office:value-type="float" office:value="3.80179820992751" calcext:value-type="float">
            <text:p><text:s/>3,8 </text:p>
          </table:table-cell>
          <table:table-cell table:style-name="ce12" office:value-type="float" office:value="4.84554336091221" calcext:value-type="float">
            <text:p><text:s/>4,8 </text:p>
          </table:table-cell>
          <table:table-cell table:style-name="ce12" office:value-type="float" office:value="6.75469550947982" calcext:value-type="float">
            <text:p><text:s/>6,8 </text:p>
          </table:table-cell>
          <table:table-cell table:style-name="ce12" office:value-type="float" office:value="8.42344132075464" calcext:value-type="float">
            <text:p><text:s/>8,4 </text:p>
          </table:table-cell>
          <table:table-cell table:style-name="ce12" office:value-type="float" office:value="5.16346319763611" calcext:value-type="float">
            <text:p><text:s/>5,2 </text:p>
          </table:table-cell>
          <table:table-cell table:style-name="ce12" office:value-type="float" office:value="15.5149754477958" calcext:value-type="float">
            <text:p><text:s/>15,5 </text:p>
          </table:table-cell>
          <table:table-cell table:style-name="ce12" office:value-type="float" office:value="2.54430147275129" calcext:value-type="float">
            <text:p><text:s/>2,5 </text:p>
          </table:table-cell>
          <table:table-cell table:style-name="ce12" office:value-type="float" office:value="12.1790717790842" calcext:value-type="float">
            <text:p><text:s/>12,2 </text:p>
          </table:table-cell>
          <table:table-cell table:style-name="ce12" office:value-type="float" office:value="2.98288594358586" calcext:value-type="float">
            <text:p><text:s/>3,0 </text:p>
          </table:table-cell>
          <table:table-cell table:style-name="ce12" office:value-type="float" office:value="46.40382642011" calcext:value-type="float">
            <text:p><text:s/>46,4 </text:p>
          </table:table-cell>
          <table:table-cell table:style-name="ce12" office:value-type="float" office:value="1.17158520318947" calcext:value-type="float">
            <text:p><text:s/>1,2 </text:p>
          </table:table-cell>
          <table:table-cell table:style-name="ce12" office:value-type="float" office:value="25.9021263530099" calcext:value-type="float">
            <text:p><text:s/>25,9 </text:p>
          </table:table-cell>
          <table:table-cell table:style-name="ce12" office:value-type="float" office:value="1.77306030155822" calcext:value-type="float">
            <text:p><text:s/>1,8 </text:p>
          </table:table-cell>
          <table:table-cell table:style-name="ce12" office:value-type="float" office:value="2.93181970370511" calcext:value-type="float">
            <text:p><text:s/>2,9 </text:p>
          </table:table-cell>
          <table:table-cell table:style-name="ce12" office:value-type="float" office:value="7.92279987382161" calcext:value-type="float">
            <text:p><text:s/>7,9 </text:p>
          </table:table-cell>
          <table:table-cell table:style-name="ce12" office:value-type="float" office:value="6.75597658049863" calcext:value-type="float">
            <text:p><text:s/>6,8 </text:p>
          </table:table-cell>
          <table:table-cell table:style-name="ce12" office:value-type="float" office:value="5.16232525546561" calcext:value-type="float">
            <text:p><text:s/>5,2 </text:p>
          </table:table-cell>
          <table:table-cell table:style-name="ce12" office:value-type="float" office:value="70.2416434648371" calcext:value-type="float">
            <text:p><text:s/>70,2 </text:p>
          </table:table-cell>
          <table:table-cell table:style-name="ce12" office:value-type="float" office:value="0.895664682473609" calcext:value-type="float">
            <text:p><text:s/>0,9 </text:p>
          </table:table-cell>
          <table:table-cell table:style-name="ce12" office:value-type="float" office:value="20.0705602509592" calcext:value-type="float">
            <text:p><text:s/>20,1 </text:p>
          </table:table-cell>
          <table:table-cell table:style-name="ce12" office:value-type="float" office:value="2.66299746183627" calcext:value-type="float">
            <text:p><text:s/>2,7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Mulher branca</text:p>
          </table:table-cell>
          <table:table-cell table:style-name="ce12" office:value-type="float" office:value="27.8918335775179" calcext:value-type="float">
            <text:p><text:s/>27,9 </text:p>
          </table:table-cell>
          <table:table-cell table:style-name="ce12" office:value-type="float" office:value="1.66866616087179" calcext:value-type="float">
            <text:p><text:s/>1,7 </text:p>
          </table:table-cell>
          <table:table-cell table:style-name="ce12" office:value-type="float" office:value="13.3316386556655" calcext:value-type="float">
            <text:p><text:s/>13,3 </text:p>
          </table:table-cell>
          <table:table-cell table:style-name="ce12" office:value-type="float" office:value="2.72505509655726" calcext:value-type="float">
            <text:p><text:s/>2,7 </text:p>
          </table:table-cell>
          <table:table-cell table:style-name="ce12" office:value-type="float" office:value="34.0310751075919" calcext:value-type="float">
            <text:p><text:s/>34,0 </text:p>
          </table:table-cell>
          <table:table-cell table:style-name="ce12" office:value-type="float" office:value="1.4589347833133" calcext:value-type="float">
            <text:p><text:s/>1,5 </text:p>
          </table:table-cell>
          <table:table-cell table:style-name="ce12" office:value-type="float" office:value="24.7454526592246" calcext:value-type="float">
            <text:p><text:s/>24,7 </text:p>
          </table:table-cell>
          <table:table-cell table:style-name="ce12" office:value-type="float" office:value="1.75641344863491" calcext:value-type="float">
            <text:p><text:s/>1,8 </text:p>
          </table:table-cell>
          <table:table-cell table:style-name="ce12" office:value-type="float" office:value="79.5147463767492" calcext:value-type="float">
            <text:p><text:s/>79,5 </text:p>
          </table:table-cell>
          <table:table-cell table:style-name="ce12" office:value-type="float" office:value="1.15218795731695" calcext:value-type="float">
            <text:p><text:s/>1,2 </text:p>
          </table:table-cell>
          <table:table-cell table:style-name="ce12" office:value-type="float" office:value="9.29893857952216" calcext:value-type="float">
            <text:p><text:s/>9,3 </text:p>
          </table:table-cell>
          <table:table-cell table:style-name="ce12" office:value-type="float" office:value="6.98462298509422" calcext:value-type="float">
            <text:p><text:s/>7,0 </text:p>
          </table:table-cell>
          <table:table-cell table:style-name="ce12" office:value-type="float" office:value="2.8864097715953" calcext:value-type="float">
            <text:p><text:s/>2,9 </text:p>
          </table:table-cell>
          <table:table-cell table:style-name="ce12" office:value-type="float" office:value="13.6019887791485" calcext:value-type="float">
            <text:p><text:s/>13,6 </text:p>
          </table:table-cell>
          <table:table-cell table:style-name="ce12" office:value-type="float" office:value="8.29990527213338" calcext:value-type="float">
            <text:p><text:s/>8,3 </text:p>
          </table:table-cell>
          <table:table-cell table:style-name="ce12" office:value-type="float" office:value="7.25850142093307" calcext:value-type="float">
            <text:p><text:s/>7,3 </text:p>
          </table:table-cell>
          <table:table-cell table:style-name="ce12" office:value-type="float" office:value="21.5284080791431" calcext:value-type="float">
            <text:p><text:s/>21,5 </text:p>
          </table:table-cell>
          <table:table-cell table:style-name="ce12" office:value-type="float" office:value="2.78863914176698" calcext:value-type="float">
            <text:p><text:s/>2,8 </text:p>
          </table:table-cell>
          <table:table-cell table:style-name="ce12" office:value-type="float" office:value="17.3522601910912" calcext:value-type="float">
            <text:p><text:s/>17,4 </text:p>
          </table:table-cell>
          <table:table-cell table:style-name="ce12" office:value-type="float" office:value="3.46650066758202" calcext:value-type="float">
            <text:p><text:s/>3,5 </text:p>
          </table:table-cell>
          <table:table-cell table:style-name="ce12" office:value-type="float" office:value="31.5692767678225" calcext:value-type="float">
            <text:p><text:s/>31,6 </text:p>
          </table:table-cell>
          <table:table-cell table:style-name="ce12" office:value-type="float" office:value="2.18875560270051" calcext:value-type="float">
            <text:p><text:s/>2,2 </text:p>
          </table:table-cell>
          <table:table-cell table:style-name="ce12" office:value-type="float" office:value="29.5500549619433" calcext:value-type="float">
            <text:p><text:s/>29,6 </text:p>
          </table:table-cell>
          <table:table-cell table:style-name="ce12" office:value-type="float" office:value="2.33799028619106" calcext:value-type="float">
            <text:p><text:s/>2,3 </text:p>
          </table:table-cell>
          <table:table-cell table:style-name="ce12" office:value-type="float" office:value="6.03982724159736" calcext:value-type="float">
            <text:p><text:s/>6,0 </text:p>
          </table:table-cell>
          <table:table-cell table:style-name="ce12" office:value-type="float" office:value="6.94078771346358" calcext:value-type="float">
            <text:p><text:s/>6,9 </text:p>
          </table:table-cell>
          <table:table-cell table:style-name="ce12" office:value-type="float" office:value="10.2155935260418" calcext:value-type="float">
            <text:p><text:s/>10,2 </text:p>
          </table:table-cell>
          <table:table-cell table:style-name="ce12" office:value-type="float" office:value="5.1909865484485" calcext:value-type="float">
            <text:p><text:s/>5,2 </text:p>
          </table:table-cell>
          <table:table-cell table:style-name="ce12" office:value-type="float" office:value="55.8394987000776" calcext:value-type="float">
            <text:p><text:s/>55,8 </text:p>
          </table:table-cell>
          <table:table-cell table:style-name="ce12" office:value-type="float" office:value="1.50837106681658" calcext:value-type="float">
            <text:p><text:s/>1,5 </text:p>
          </table:table-cell>
          <table:table-cell table:style-name="ce12" office:value-type="float" office:value="27.9050805322833" calcext:value-type="float">
            <text:p><text:s/>27,9 </text:p>
          </table:table-cell>
          <table:table-cell table:style-name="ce12" office:value-type="float" office:value="2.62902945984605" calcext:value-type="float">
            <text:p><text:s/>2,6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Mulher preta ou parda</text:p>
          </table:table-cell>
          <table:table-cell table:style-name="ce12" office:value-type="float" office:value="26.8047727867817" calcext:value-type="float">
            <text:p><text:s/>26,8 </text:p>
          </table:table-cell>
          <table:table-cell table:style-name="ce12" office:value-type="float" office:value="1.28138861788095" calcext:value-type="float">
            <text:p><text:s/>1,3 </text:p>
          </table:table-cell>
          <table:table-cell table:style-name="ce12" office:value-type="float" office:value="9.80950781040039" calcext:value-type="float">
            <text:p><text:s/>9,8 </text:p>
          </table:table-cell>
          <table:table-cell table:style-name="ce12" office:value-type="float" office:value="2.44306866427112" calcext:value-type="float">
            <text:p><text:s/>2,4 </text:p>
          </table:table-cell>
          <table:table-cell table:style-name="ce12" office:value-type="float" office:value="28.7038590591618" calcext:value-type="float">
            <text:p><text:s/>28,7 </text:p>
          </table:table-cell>
          <table:table-cell table:style-name="ce12" office:value-type="float" office:value="1.32213597635789" calcext:value-type="float">
            <text:p><text:s/>1,3 </text:p>
          </table:table-cell>
          <table:table-cell table:style-name="ce12" office:value-type="float" office:value="34.6818603436562" calcext:value-type="float">
            <text:p><text:s/>34,7 </text:p>
          </table:table-cell>
          <table:table-cell table:style-name="ce12" office:value-type="float" office:value="1.05827381276661" calcext:value-type="float">
            <text:p><text:s/>1,1 </text:p>
          </table:table-cell>
          <table:table-cell table:style-name="ce12" office:value-type="float" office:value="77.8568036454815" calcext:value-type="float">
            <text:p><text:s/>77,9 </text:p>
          </table:table-cell>
          <table:table-cell table:style-name="ce12" office:value-type="float" office:value="0.921173542978773" calcext:value-type="float">
            <text:p><text:s/>0,9 </text:p>
          </table:table-cell>
          <table:table-cell table:style-name="ce12" office:value-type="float" office:value="7.87437374469956" calcext:value-type="float">
            <text:p><text:s/>7,9 </text:p>
          </table:table-cell>
          <table:table-cell table:style-name="ce12" office:value-type="float" office:value="5.72752627755428" calcext:value-type="float">
            <text:p><text:s/>5,7 </text:p>
          </table:table-cell>
          <table:table-cell table:style-name="ce12" office:value-type="float" office:value="2.51672647049959" calcext:value-type="float">
            <text:p><text:s/>2,5 </text:p>
          </table:table-cell>
          <table:table-cell table:style-name="ce12" office:value-type="float" office:value="11.4628035473212" calcext:value-type="float">
            <text:p><text:s/>11,5 </text:p>
          </table:table-cell>
          <table:table-cell table:style-name="ce12" office:value-type="float" office:value="11.7520961393193" calcext:value-type="float">
            <text:p><text:s/>11,8 </text:p>
          </table:table-cell>
          <table:table-cell table:style-name="ce12" office:value-type="float" office:value="4.42905412618677" calcext:value-type="float">
            <text:p><text:s/>4,4 </text:p>
          </table:table-cell>
          <table:table-cell table:style-name="ce12" office:value-type="float" office:value="18.6999983718997" calcext:value-type="float">
            <text:p><text:s/>18,7 </text:p>
          </table:table-cell>
          <table:table-cell table:style-name="ce12" office:value-type="float" office:value="2.26100788654586" calcext:value-type="float">
            <text:p><text:s/>2,3 </text:p>
          </table:table-cell>
          <table:table-cell table:style-name="ce12" office:value-type="float" office:value="11.5940647664578" calcext:value-type="float">
            <text:p><text:s/>11,6 </text:p>
          </table:table-cell>
          <table:table-cell table:style-name="ce12" office:value-type="float" office:value="3.25071493597385" calcext:value-type="float">
            <text:p><text:s/>3,3 </text:p>
          </table:table-cell>
          <table:table-cell table:style-name="ce12" office:value-type="float" office:value="28.6941265256959" calcext:value-type="float">
            <text:p><text:s/>28,7 </text:p>
          </table:table-cell>
          <table:table-cell table:style-name="ce12" office:value-type="float" office:value="1.83798320114823" calcext:value-type="float">
            <text:p><text:s/>1,8 </text:p>
          </table:table-cell>
          <table:table-cell table:style-name="ce12" office:value-type="float" office:value="41.0118103359467" calcext:value-type="float">
            <text:p><text:s/>41,0 </text:p>
          </table:table-cell>
          <table:table-cell table:style-name="ce12" office:value-type="float" office:value="1.35517576968695" calcext:value-type="float">
            <text:p><text:s/>1,4 </text:p>
          </table:table-cell>
          <table:table-cell table:style-name="ce12" office:value-type="float" office:value="4.60486767009963" calcext:value-type="float">
            <text:p><text:s/>4,6 </text:p>
          </table:table-cell>
          <table:table-cell table:style-name="ce12" office:value-type="float" office:value="6.09173752625245" calcext:value-type="float">
            <text:p><text:s/>6,1 </text:p>
          </table:table-cell>
          <table:table-cell table:style-name="ce12" office:value-type="float" office:value="8.42804830057227" calcext:value-type="float">
            <text:p><text:s/>8,4 </text:p>
          </table:table-cell>
          <table:table-cell table:style-name="ce12" office:value-type="float" office:value="4.41981622332112" calcext:value-type="float">
            <text:p><text:s/>4,4 </text:p>
          </table:table-cell>
          <table:table-cell table:style-name="ce12" office:value-type="float" office:value="46.3614671805239" calcext:value-type="float">
            <text:p><text:s/>46,4 </text:p>
          </table:table-cell>
          <table:table-cell table:style-name="ce12" office:value-type="float" office:value="1.52685488809846" calcext:value-type="float">
            <text:p><text:s/>1,5 </text:p>
          </table:table-cell>
          <table:table-cell table:style-name="ce12" office:value-type="float" office:value="40.6056168488043" calcext:value-type="float">
            <text:p><text:s/>40,6 </text:p>
          </table:table-cell>
          <table:table-cell table:style-name="ce12" office:value-type="float" office:value="1.69600991196904" calcext:value-type="float">
            <text:p><text:s/>1,7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Nível de instrução mais elevado alcançado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Sem instrução ou fundamental incompleto</text:p>
          </table:table-cell>
          <table:table-cell table:style-name="ce12" office:value-type="float" office:value="29.7123101859156" calcext:value-type="float">
            <text:p><text:s/>29,7 </text:p>
          </table:table-cell>
          <table:table-cell table:style-name="ce12" office:value-type="float" office:value="1.51867534551661" calcext:value-type="float">
            <text:p><text:s/>1,5 </text:p>
          </table:table-cell>
          <table:table-cell table:style-name="ce12" office:value-type="float" office:value="5.22589103874565" calcext:value-type="float">
            <text:p><text:s/>5,2 </text:p>
          </table:table-cell>
          <table:table-cell table:style-name="ce12" office:value-type="float" office:value="3.92796094832237" calcext:value-type="float">
            <text:p><text:s/>3,9 </text:p>
          </table:table-cell>
          <table:table-cell table:style-name="ce12" office:value-type="float" office:value="31.6504368984512" calcext:value-type="float">
            <text:p><text:s/>31,7 </text:p>
          </table:table-cell>
          <table:table-cell table:style-name="ce12" office:value-type="float" office:value="1.41376563823369" calcext:value-type="float">
            <text:p><text:s/>1,4 </text:p>
          </table:table-cell>
          <table:table-cell table:style-name="ce12" office:value-type="float" office:value="33.4113618768874" calcext:value-type="float">
            <text:p><text:s/>33,4 </text:p>
          </table:table-cell>
          <table:table-cell table:style-name="ce12" office:value-type="float" office:value="1.3215109104449" calcext:value-type="float">
            <text:p><text:s/>1,3 </text:p>
          </table:table-cell>
          <table:table-cell table:style-name="ce12" office:value-type="float" office:value="72.5229380167733" calcext:value-type="float">
            <text:p><text:s/>72,5 </text:p>
          </table:table-cell>
          <table:table-cell table:style-name="ce12" office:value-type="float" office:value="0.975632546411004" calcext:value-type="float">
            <text:p><text:s/>1,0 </text:p>
          </table:table-cell>
          <table:table-cell table:style-name="ce12" office:value-type="float" office:value="8.85247703742868" calcext:value-type="float">
            <text:p><text:s/>8,9 </text:p>
          </table:table-cell>
          <table:table-cell table:style-name="ce12" office:value-type="float" office:value="4.62500670724611" calcext:value-type="float">
            <text:p><text:s/>4,6 </text:p>
          </table:table-cell>
          <table:table-cell table:style-name="ce12" office:value-type="float" office:value="4.5892564851858" calcext:value-type="float">
            <text:p><text:s/>4,6 </text:p>
          </table:table-cell>
          <table:table-cell table:style-name="ce12" office:value-type="float" office:value="6.93742967678765" calcext:value-type="float">
            <text:p><text:s/>6,9 </text:p>
          </table:table-cell>
          <table:table-cell table:style-name="ce12" office:value-type="float" office:value="14.0353284606122" calcext:value-type="float">
            <text:p><text:s/>14,0 </text:p>
          </table:table-cell>
          <table:table-cell table:style-name="ce12" office:value-type="float" office:value="4.08347134115212" calcext:value-type="float">
            <text:p><text:s/>4,1 </text:p>
          </table:table-cell>
          <table:table-cell table:style-name="ce12" office:value-type="float" office:value="9.98929447209834" calcext:value-type="float">
            <text:p><text:s/>10,0 </text:p>
          </table:table-cell>
          <table:table-cell table:style-name="ce12" office:value-type="float" office:value="4.63614725139437" calcext:value-type="float">
            <text:p><text:s/>4,6 </text:p>
          </table:table-cell>
          <table:table-cell table:style-name="ce12" office:value-type="float" office:value="4.40028630327329" calcext:value-type="float">
            <text:p><text:s/>4,4 </text:p>
          </table:table-cell>
          <table:table-cell table:style-name="ce12" office:value-type="float" office:value="7.42568341054805" calcext:value-type="float">
            <text:p><text:s/>7,4 </text:p>
          </table:table-cell>
          <table:table-cell table:style-name="ce12" office:value-type="float" office:value="39.5265867305207" calcext:value-type="float">
            <text:p><text:s/>39,5 </text:p>
          </table:table-cell>
          <table:table-cell table:style-name="ce12" office:value-type="float" office:value="1.89042490398912" calcext:value-type="float">
            <text:p><text:s/>1,9 </text:p>
          </table:table-cell>
          <table:table-cell table:style-name="ce12" office:value-type="float" office:value="46.0838324941077" calcext:value-type="float">
            <text:p><text:s/>46,1 </text:p>
          </table:table-cell>
          <table:table-cell table:style-name="ce12" office:value-type="float" office:value="1.60800299116783" calcext:value-type="float">
            <text:p><text:s/>1,6 </text:p>
          </table:table-cell>
          <table:table-cell table:style-name="ce12" office:value-type="float" office:value="2.03979860474581" calcext:value-type="float">
            <text:p><text:s/>2,0 </text:p>
          </table:table-cell>
          <table:table-cell table:style-name="ce12" office:value-type="float" office:value="13.3967550787686" calcext:value-type="float">
            <text:p><text:s/>13,4 </text:p>
          </table:table-cell>
          <table:table-cell table:style-name="ce12" office:value-type="float" office:value="1.79077310981723" calcext:value-type="float">
            <text:p><text:s/>1,8 </text:p>
          </table:table-cell>
          <table:table-cell table:style-name="ce12" office:value-type="float" office:value="14.5559694295627" calcext:value-type="float">
            <text:p><text:s/>14,6 </text:p>
          </table:table-cell>
          <table:table-cell table:style-name="ce12" office:value-type="float" office:value="55.0685114239841" calcext:value-type="float">
            <text:p><text:s/>55,1 </text:p>
          </table:table-cell>
          <table:table-cell table:style-name="ce12" office:value-type="float" office:value="1.60726231711234" calcext:value-type="float">
            <text:p><text:s/>1,6 </text:p>
          </table:table-cell>
          <table:table-cell table:style-name="ce12" office:value-type="float" office:value="41.1009168614529" calcext:value-type="float">
            <text:p><text:s/>41,1 </text:p>
          </table:table-cell>
          <table:table-cell table:style-name="ce12" office:value-type="float" office:value="2.11254523845865" calcext:value-type="float">
            <text:p><text:s/>2,1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Ensino fundamental completo ou médio incompleto</text:p>
          </table:table-cell>
          <table:table-cell table:style-name="ce12" office:value-type="float" office:value="46.9805108602915" calcext:value-type="float">
            <text:p><text:s/>47,0 </text:p>
          </table:table-cell>
          <table:table-cell table:style-name="ce12" office:value-type="float" office:value="0.903360459847744" calcext:value-type="float">
            <text:p><text:s/>0,9 </text:p>
          </table:table-cell>
          <table:table-cell table:style-name="ce12" office:value-type="float" office:value="11.5891945365027" calcext:value-type="float">
            <text:p><text:s/>11,6 </text:p>
          </table:table-cell>
          <table:table-cell table:style-name="ce12" office:value-type="float" office:value="2.18039581136379" calcext:value-type="float">
            <text:p><text:s/>2,2 </text:p>
          </table:table-cell>
          <table:table-cell table:style-name="ce12" office:value-type="float" office:value="23.7610817642547" calcext:value-type="float">
            <text:p><text:s/>23,8 </text:p>
          </table:table-cell>
          <table:table-cell table:style-name="ce12" office:value-type="float" office:value="1.48282558109163" calcext:value-type="float">
            <text:p><text:s/>1,5 </text:p>
          </table:table-cell>
          <table:table-cell table:style-name="ce12" office:value-type="float" office:value="17.6692128389511" calcext:value-type="float">
            <text:p><text:s/>17,7 </text:p>
          </table:table-cell>
          <table:table-cell table:style-name="ce12" office:value-type="float" office:value="1.75456090972885" calcext:value-type="float">
            <text:p><text:s/>1,8 </text:p>
          </table:table-cell>
          <table:table-cell table:style-name="ce12" office:value-type="float" office:value="82.8280599601973" calcext:value-type="float">
            <text:p><text:s/>82,8 </text:p>
          </table:table-cell>
          <table:table-cell table:style-name="ce12" office:value-type="float" office:value="0.538890079592162" calcext:value-type="float">
            <text:p><text:s/>0,5 </text:p>
          </table:table-cell>
          <table:table-cell table:style-name="ce12" office:value-type="float" office:value="12.4184995930072" calcext:value-type="float">
            <text:p><text:s/>12,4 </text:p>
          </table:table-cell>
          <table:table-cell table:style-name="ce12" office:value-type="float" office:value="3.08792727931399" calcext:value-type="float">
            <text:p><text:s/>3,1 </text:p>
          </table:table-cell>
          <table:table-cell table:style-name="ce12" office:value-type="float" office:value="1.59738112248913" calcext:value-type="float">
            <text:p><text:s/>1,6 </text:p>
          </table:table-cell>
          <table:table-cell table:style-name="ce12" office:value-type="float" office:value="9.68442522509372" calcext:value-type="float">
            <text:p><text:s/>9,7 </text:p>
          </table:table-cell>
          <table:table-cell table:style-name="ce12" office:value-type="float" office:value="3.15605932430631" calcext:value-type="float">
            <text:p><text:s/>3,2 </text:p>
          </table:table-cell>
          <table:table-cell table:style-name="ce12" office:value-type="float" office:value="7.39336088414489" calcext:value-type="float">
            <text:p><text:s/>7,4 </text:p>
          </table:table-cell>
          <table:table-cell table:style-name="ce12" office:value-type="float" office:value="26.04688999761" calcext:value-type="float">
            <text:p><text:s/>26,0 </text:p>
          </table:table-cell>
          <table:table-cell table:style-name="ce12" office:value-type="float" office:value="2.07839362194716" calcext:value-type="float">
            <text:p><text:s/>2,1 </text:p>
          </table:table-cell>
          <table:table-cell table:style-name="ce12" office:value-type="float" office:value="14.0078530606087" calcext:value-type="float">
            <text:p><text:s/>14,0 </text:p>
          </table:table-cell>
          <table:table-cell table:style-name="ce12" office:value-type="float" office:value="3.05817913591971" calcext:value-type="float">
            <text:p><text:s/>3,1 </text:p>
          </table:table-cell>
          <table:table-cell table:style-name="ce12" office:value-type="float" office:value="32.9401936659681" calcext:value-type="float">
            <text:p><text:s/>32,9 </text:p>
          </table:table-cell>
          <table:table-cell table:style-name="ce12" office:value-type="float" office:value="1.78863081143885" calcext:value-type="float">
            <text:p><text:s/>1,8 </text:p>
          </table:table-cell>
          <table:table-cell table:style-name="ce12" office:value-type="float" office:value="27.0050632758131" calcext:value-type="float">
            <text:p><text:s/>27,0 </text:p>
          </table:table-cell>
          <table:table-cell table:style-name="ce12" office:value-type="float" office:value="1.96581951222979" calcext:value-type="float">
            <text:p><text:s/>2,0 </text:p>
          </table:table-cell>
          <table:table-cell table:style-name="ce12" office:value-type="float" office:value="3.87615896369523" calcext:value-type="float">
            <text:p><text:s/>3,9 </text:p>
          </table:table-cell>
          <table:table-cell table:style-name="ce12" office:value-type="float" office:value="8.96073852154379" calcext:value-type="float">
            <text:p><text:s/>9,0 </text:p>
          </table:table-cell>
          <table:table-cell table:style-name="ce12" office:value-type="float" office:value="4.1666264340283" calcext:value-type="float">
            <text:p><text:s/>4,2 </text:p>
          </table:table-cell>
          <table:table-cell table:style-name="ce12" office:value-type="float" office:value="7.81517308478827" calcext:value-type="float">
            <text:p><text:s/>7,8 </text:p>
          </table:table-cell>
          <table:table-cell table:style-name="ce12" office:value-type="float" office:value="58.7419852157526" calcext:value-type="float">
            <text:p><text:s/>58,7 </text:p>
          </table:table-cell>
          <table:table-cell table:style-name="ce12" office:value-type="float" office:value="1.5736631677942" calcext:value-type="float">
            <text:p><text:s/>1,6 </text:p>
          </table:table-cell>
          <table:table-cell table:style-name="ce12" office:value-type="float" office:value="33.2152293865239" calcext:value-type="float">
            <text:p><text:s/>33,2 </text:p>
          </table:table-cell>
          <table:table-cell table:style-name="ce12" office:value-type="float" office:value="2.64843654593706" calcext:value-type="float">
            <text:p><text:s/>2,6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Ensino médio completo ou mais elevado</text:p>
          </table:table-cell>
          <table:table-cell table:style-name="ce12" office:value-type="float" office:value="12.1726773012346" calcext:value-type="float">
            <text:p><text:s/>12,2 </text:p>
          </table:table-cell>
          <table:table-cell table:style-name="ce12" office:value-type="float" office:value="1.85865566604667" calcext:value-type="float">
            <text:p><text:s/>1,9 </text:p>
          </table:table-cell>
          <table:table-cell table:style-name="ce12" office:value-type="float" office:value="13.9074459153591" calcext:value-type="float">
            <text:p><text:s/>13,9 </text:p>
          </table:table-cell>
          <table:table-cell table:style-name="ce12" office:value-type="float" office:value="1.68066281025093" calcext:value-type="float">
            <text:p><text:s/>1,7 </text:p>
          </table:table-cell>
          <table:table-cell table:style-name="ce12" office:value-type="float" office:value="48.5978470975958" calcext:value-type="float">
            <text:p><text:s/>48,6 </text:p>
          </table:table-cell>
          <table:table-cell table:style-name="ce12" office:value-type="float" office:value="0.691552988466576" calcext:value-type="float">
            <text:p><text:s/>0,7 </text:p>
          </table:table-cell>
          <table:table-cell table:style-name="ce12" office:value-type="float" office:value="25.3220296858103" calcext:value-type="float">
            <text:p><text:s/>25,3 </text:p>
          </table:table-cell>
          <table:table-cell table:style-name="ce12" office:value-type="float" office:value="1.1117405059262" calcext:value-type="float">
            <text:p><text:s/>1,1 </text:p>
          </table:table-cell>
          <table:table-cell table:style-name="ce12" office:value-type="float" office:value="21.3673677566509" calcext:value-type="float">
            <text:p><text:s/>21,4 </text:p>
          </table:table-cell>
          <table:table-cell table:style-name="ce12" office:value-type="float" office:value="7.03964987948933" calcext:value-type="float">
            <text:p><text:s/>7,0 </text:p>
          </table:table-cell>
          <table:table-cell table:style-name="ce12" office:value-type="float" office:value="6.24259816417562" calcext:value-type="float">
            <text:p><text:s/>6,2 </text:p>
          </table:table-cell>
          <table:table-cell table:style-name="ce12" office:value-type="float" office:value="15.1867231698161" calcext:value-type="float">
            <text:p><text:s/>15,2 </text:p>
          </table:table-cell>
          <table:table-cell table:style-name="ce12" office:value-type="float" office:value="21.3297766112791" calcext:value-type="float">
            <text:p><text:s/>21,3 </text:p>
          </table:table-cell>
          <table:table-cell table:style-name="ce12" office:value-type="float" office:value="8.30362045723421" calcext:value-type="float">
            <text:p><text:s/>8,3 </text:p>
          </table:table-cell>
          <table:table-cell table:style-name="ce12" office:value-type="float" office:value="51.0602574678944" calcext:value-type="float">
            <text:p><text:s/>51,1 </text:p>
          </table:table-cell>
          <table:table-cell table:style-name="ce12" office:value-type="float" office:value="4.02714308364279" calcext:value-type="float">
            <text:p><text:s/>4,0 </text:p>
          </table:table-cell>
          <table:table-cell table:style-name="ce12" office:value-type="float" office:value="16.9817501488727" calcext:value-type="float">
            <text:p><text:s/>17,0 </text:p>
          </table:table-cell>
          <table:table-cell table:style-name="ce12" office:value-type="float" office:value="2.03684099672597" calcext:value-type="float">
            <text:p><text:s/>2,0 </text:p>
          </table:table-cell>
          <table:table-cell table:style-name="ce12" office:value-type="float" office:value="15.942983414822" calcext:value-type="float">
            <text:p><text:s/>15,9 </text:p>
          </table:table-cell>
          <table:table-cell table:style-name="ce12" office:value-type="float" office:value="2.05783298154808" calcext:value-type="float">
            <text:p><text:s/>2,1 </text:p>
          </table:table-cell>
          <table:table-cell table:style-name="ce12" office:value-type="float" office:value="39.7834963746032" calcext:value-type="float">
            <text:p><text:s/>39,8 </text:p>
          </table:table-cell>
          <table:table-cell table:style-name="ce12" office:value-type="float" office:value="1.07867964659441" calcext:value-type="float">
            <text:p><text:s/>1,1 </text:p>
          </table:table-cell>
          <table:table-cell table:style-name="ce12" office:value-type="float" office:value="27.2917700617021" calcext:value-type="float">
            <text:p><text:s/>27,3 </text:p>
          </table:table-cell>
          <table:table-cell table:style-name="ce12" office:value-type="float" office:value="1.37752237687219" calcext:value-type="float">
            <text:p><text:s/>1,4 </text:p>
          </table:table-cell>
          <table:table-cell table:style-name="ce12" office:value-type="float" office:value="5.04235491965426" calcext:value-type="float">
            <text:p><text:s/>5,0 </text:p>
          </table:table-cell>
          <table:table-cell table:style-name="ce12" office:value-type="float" office:value="4.00963259790274" calcext:value-type="float">
            <text:p><text:s/>4,0 </text:p>
          </table:table-cell>
          <table:table-cell table:style-name="ce12" office:value-type="float" office:value="11.5323643645927" calcext:value-type="float">
            <text:p><text:s/>11,5 </text:p>
          </table:table-cell>
          <table:table-cell table:style-name="ce12" office:value-type="float" office:value="2.67241879534584" calcext:value-type="float">
            <text:p><text:s/>2,7 </text:p>
          </table:table-cell>
          <table:table-cell table:style-name="ce12" office:value-type="float" office:value="62.2462006064" calcext:value-type="float">
            <text:p><text:s/>62,2 </text:p>
          </table:table-cell>
          <table:table-cell table:style-name="ce12" office:value-type="float" office:value="0.757000447952416" calcext:value-type="float">
            <text:p><text:s/>0,8 </text:p>
          </table:table-cell>
          <table:table-cell table:style-name="ce12" office:value-type="float" office:value="21.179080109353" calcext:value-type="float">
            <text:p><text:s/>21,2 </text:p>
          </table:table-cell>
          <table:table-cell table:style-name="ce12" office:value-type="float" office:value="1.7997160673337" calcext:value-type="float">
            <text:p><text:s/>1,8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ondição na unidade domiciliar 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Pessoa de referência</text:p>
          </table:table-cell>
          <table:table-cell table:style-name="ce12" office:value-type="float" office:value="4.29973166277314" calcext:value-type="float">
            <text:p><text:s/>4,3 </text:p>
          </table:table-cell>
          <table:table-cell table:style-name="ce12" office:value-type="float" office:value="5.02025122974166" calcext:value-type="float">
            <text:p><text:s/>5,0 </text:p>
          </table:table-cell>
          <table:table-cell table:style-name="ce12" office:value-type="float" office:value="9.17877759054072" calcext:value-type="float">
            <text:p><text:s/>9,2 </text:p>
          </table:table-cell>
          <table:table-cell table:style-name="ce12" office:value-type="float" office:value="3.74532328910021" calcext:value-type="float">
            <text:p><text:s/>3,7 </text:p>
          </table:table-cell>
          <table:table-cell table:style-name="ce12" office:value-type="float" office:value="64.4173453930334" calcext:value-type="float">
            <text:p><text:s/>64,4 </text:p>
          </table:table-cell>
          <table:table-cell table:style-name="ce12" office:value-type="float" office:value="0.832833364348422" calcext:value-type="float">
            <text:p><text:s/>0,8 </text:p>
          </table:table-cell>
          <table:table-cell table:style-name="ce12" office:value-type="float" office:value="22.1041453536527" calcext:value-type="float">
            <text:p><text:s/>22,1 </text:p>
          </table:table-cell>
          <table:table-cell table:style-name="ce12" office:value-type="float" office:value="2.05805390934829" calcext:value-type="float">
            <text:p><text:s/>2,1 </text:p>
          </table:table-cell>
          <table:table-cell table:style-name="ce12" office:value-type="float" office:value="37.6311049591907" calcext:value-type="float">
            <text:p><text:s/>37,6 </text:p>
          </table:table-cell>
          <table:table-cell table:style-name="ce12" office:value-type="float" office:value="12.0031656208007" calcext:value-type="float">
            <text:p><text:s/>12,0 </text:p>
          </table:table-cell>
          <table:table-cell table:style-name="ce12" office:value-type="float" office:value="19.0478054541119" calcext:value-type="float">
            <text:p><text:s/>19,0 </text:p>
          </table:table-cell>
          <table:table-cell table:style-name="ce12" office:value-type="float" office:value="23.6202835767039" calcext:value-type="float">
            <text:p><text:s/>23,6 </text:p>
          </table:table-cell>
          <table:table-cell table:style-name="ce12" office:value-type="float" office:value="18.0053091848974" calcext:value-type="float">
            <text:p><text:s/>18,0 </text:p>
          </table:table-cell>
          <table:table-cell table:style-name="ce12" office:value-type="float" office:value="19.3504220685325" calcext:value-type="float">
            <text:p><text:s/>19,4 </text:p>
          </table:table-cell>
          <table:table-cell table:style-name="ce12" office:value-type="float" office:value="25.3157804018" calcext:value-type="float">
            <text:p><text:s/>25,3 </text:p>
          </table:table-cell>
          <table:table-cell table:style-name="ce12" office:value-type="float" office:value="15.9421091905794" calcext:value-type="float">
            <text:p><text:s/>15,9 </text:p>
          </table:table-cell>
          <table:table-cell table:style-name="ce12" office:value-type="float" office:value="6.70383793407546" calcext:value-type="float">
            <text:p><text:s/>6,7 </text:p>
          </table:table-cell>
          <table:table-cell table:style-name="ce12" office:value-type="float" office:value="6.58481160704057" calcext:value-type="float">
            <text:p><text:s/>6,6 </text:p>
          </table:table-cell>
          <table:table-cell table:style-name="ce12" office:value-type="float" office:value="11.1436511221149" calcext:value-type="float">
            <text:p><text:s/>11,1 </text:p>
          </table:table-cell>
          <table:table-cell table:style-name="ce12" office:value-type="float" office:value="5.61063985329585" calcext:value-type="float">
            <text:p><text:s/>5,6 </text:p>
          </table:table-cell>
          <table:table-cell table:style-name="ce12" office:value-type="float" office:value="56.8026219810725" calcext:value-type="float">
            <text:p><text:s/>56,8 </text:p>
          </table:table-cell>
          <table:table-cell table:style-name="ce12" office:value-type="float" office:value="1.52957433774182" calcext:value-type="float">
            <text:p><text:s/>1,5 </text:p>
          </table:table-cell>
          <table:table-cell table:style-name="ce12" office:value-type="float" office:value="25.3498889627372" calcext:value-type="float">
            <text:p><text:s/>25,3 </text:p>
          </table:table-cell>
          <table:table-cell table:style-name="ce12" office:value-type="float" office:value="2.9589245528648" calcext:value-type="float">
            <text:p><text:s/>3,0 </text:p>
          </table:table-cell>
          <table:table-cell table:style-name="ce12" office:value-type="float" office:value="2.14397495781506" calcext:value-type="float">
            <text:p><text:s/>2,1 </text:p>
          </table:table-cell>
          <table:table-cell table:style-name="ce12" office:value-type="float" office:value="8.52524607892988" calcext:value-type="float">
            <text:p><text:s/>8,5 </text:p>
          </table:table-cell>
          <table:table-cell table:style-name="ce12" office:value-type="float" office:value="7.77721737842642" calcext:value-type="float">
            <text:p><text:s/>7,8 </text:p>
          </table:table-cell>
          <table:table-cell table:style-name="ce12" office:value-type="float" office:value="4.87054887992259" calcext:value-type="float">
            <text:p><text:s/>4,9 </text:p>
          </table:table-cell>
          <table:table-cell table:style-name="ce12" office:value-type="float" office:value="70.0183518136325" calcext:value-type="float">
            <text:p><text:s/>70,0 </text:p>
          </table:table-cell>
          <table:table-cell table:style-name="ce12" office:value-type="float" office:value="0.906810922024429" calcext:value-type="float">
            <text:p><text:s/>0,9 </text:p>
          </table:table-cell>
          <table:table-cell table:style-name="ce12" office:value-type="float" office:value="20.0604558501261" calcext:value-type="float">
            <text:p><text:s/>20,1 </text:p>
          </table:table-cell>
          <table:table-cell table:style-name="ce12" office:value-type="float" office:value="2.68887229506606" calcext:value-type="float">
            <text:p><text:s/>2,7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Cônjuge</text:p>
          </table:table-cell>
          <table:table-cell table:style-name="ce12" office:value-type="float" office:value="4.23403472561374" calcext:value-type="float">
            <text:p><text:s/>4,2 </text:p>
          </table:table-cell>
          <table:table-cell table:style-name="ce12" office:value-type="float" office:value="5.18937723074433" calcext:value-type="float">
            <text:p><text:s/>5,2 </text:p>
          </table:table-cell>
          <table:table-cell table:style-name="ce12" office:value-type="float" office:value="6.71871472682766" calcext:value-type="float">
            <text:p><text:s/>6,7 </text:p>
          </table:table-cell>
          <table:table-cell table:style-name="ce12" office:value-type="float" office:value="4.23010219426711" calcext:value-type="float">
            <text:p><text:s/>4,2 </text:p>
          </table:table-cell>
          <table:table-cell table:style-name="ce12" office:value-type="float" office:value="51.8970036698712" calcext:value-type="float">
            <text:p><text:s/>51,9 </text:p>
          </table:table-cell>
          <table:table-cell table:style-name="ce12" office:value-type="float" office:value="1.11326228517328" calcext:value-type="float">
            <text:p><text:s/>1,1 </text:p>
          </table:table-cell>
          <table:table-cell table:style-name="ce12" office:value-type="float" office:value="37.1502468776873" calcext:value-type="float">
            <text:p><text:s/>37,2 </text:p>
          </table:table-cell>
          <table:table-cell table:style-name="ce12" office:value-type="float" office:value="1.49797587009844" calcext:value-type="float">
            <text:p><text:s/>1,5 </text:p>
          </table:table-cell>
          <table:table-cell table:style-name="ce12" office:value-type="float" office:value="28.4469023521715" calcext:value-type="float">
            <text:p><text:s/>28,4 </text:p>
          </table:table-cell>
          <table:table-cell table:style-name="ce12" office:value-type="float" office:value="10.1515342934023" calcext:value-type="float">
            <text:p><text:s/>10,2 </text:p>
          </table:table-cell>
          <table:table-cell table:style-name="ce12" office:value-type="float" office:value="5.77519795109059" calcext:value-type="float">
            <text:p><text:s/>5,8 </text:p>
          </table:table-cell>
          <table:table-cell table:style-name="ce12" office:value-type="float" office:value="25.9592681944836" calcext:value-type="float">
            <text:p><text:s/>26,0 </text:p>
          </table:table-cell>
          <table:table-cell table:style-name="ce12" office:value-type="float" office:value="12.6536292443301" calcext:value-type="float">
            <text:p><text:s/>12,7 </text:p>
          </table:table-cell>
          <table:table-cell table:style-name="ce12" office:value-type="float" office:value="16.5697585610835" calcext:value-type="float">
            <text:p><text:s/>16,6 </text:p>
          </table:table-cell>
          <table:table-cell table:style-name="ce12" office:value-type="float" office:value="53.1242704524078" calcext:value-type="float">
            <text:p><text:s/>53,1 </text:p>
          </table:table-cell>
          <table:table-cell table:style-name="ce12" office:value-type="float" office:value="6.04018824794912" calcext:value-type="float">
            <text:p><text:s/>6,0 </text:p>
          </table:table-cell>
          <table:table-cell table:style-name="ce12" office:value-type="float" office:value="5.48349512362816" calcext:value-type="float">
            <text:p><text:s/>5,5 </text:p>
          </table:table-cell>
          <table:table-cell table:style-name="ce12" office:value-type="float" office:value="7.25635491548917" calcext:value-type="float">
            <text:p><text:s/>7,3 </text:p>
          </table:table-cell>
          <table:table-cell table:style-name="ce12" office:value-type="float" office:value="7.21310865213314" calcext:value-type="float">
            <text:p><text:s/>7,2 </text:p>
          </table:table-cell>
          <table:table-cell table:style-name="ce12" office:value-type="float" office:value="6.45473951471434" calcext:value-type="float">
            <text:p><text:s/>6,5 </text:p>
          </table:table-cell>
          <table:table-cell table:style-name="ce12" office:value-type="float" office:value="45.215999233078" calcext:value-type="float">
            <text:p><text:s/>45,2 </text:p>
          </table:table-cell>
          <table:table-cell table:style-name="ce12" office:value-type="float" office:value="1.9821132724308" calcext:value-type="float">
            <text:p><text:s/>2,0 </text:p>
          </table:table-cell>
          <table:table-cell table:style-name="ce12" office:value-type="float" office:value="42.0873969911607" calcext:value-type="float">
            <text:p><text:s/>42,1 </text:p>
          </table:table-cell>
          <table:table-cell table:style-name="ce12" office:value-type="float" office:value="2.07372552533392" calcext:value-type="float">
            <text:p><text:s/>2,1 </text:p>
          </table:table-cell>
          <table:table-cell table:style-name="ce12" office:value-type="float" office:value="2.40537858719105" calcext:value-type="float">
            <text:p><text:s/>2,4 </text:p>
          </table:table-cell>
          <table:table-cell table:style-name="ce12" office:value-type="float" office:value="9.0155897192329" calcext:value-type="float">
            <text:p><text:s/>9,0 </text:p>
          </table:table-cell>
          <table:table-cell table:style-name="ce12" office:value-type="float" office:value="6.43147728164616" calcext:value-type="float">
            <text:p><text:s/>6,4 </text:p>
          </table:table-cell>
          <table:table-cell table:style-name="ce12" office:value-type="float" office:value="5.73667981485736" calcext:value-type="float">
            <text:p><text:s/>5,7 </text:p>
          </table:table-cell>
          <table:table-cell table:style-name="ce12" office:value-type="float" office:value="57.9342610220407" calcext:value-type="float">
            <text:p><text:s/>57,9 </text:p>
          </table:table-cell>
          <table:table-cell table:style-name="ce12" office:value-type="float" office:value="1.27364707165592" calcext:value-type="float">
            <text:p><text:s/>1,3 </text:p>
          </table:table-cell>
          <table:table-cell table:style-name="ce12" office:value-type="float" office:value="33.2288831091221" calcext:value-type="float">
            <text:p><text:s/>33,2 </text:p>
          </table:table-cell>
          <table:table-cell table:style-name="ce12" office:value-type="float" office:value="2.121506489155" calcext:value-type="float">
            <text:p><text:s/>2,1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Filho</text:p>
          </table:table-cell>
          <table:table-cell table:style-name="ce12" office:value-type="float" office:value="35.7311866981602" calcext:value-type="float">
            <text:p><text:s/>35,7 </text:p>
          </table:table-cell>
          <table:table-cell table:style-name="ce12" office:value-type="float" office:value="0.829543189500562" calcext:value-type="float">
            <text:p><text:s/>0,8 </text:p>
          </table:table-cell>
          <table:table-cell table:style-name="ce12" office:value-type="float" office:value="13.5595518587116" calcext:value-type="float">
            <text:p><text:s/>13,6 </text:p>
          </table:table-cell>
          <table:table-cell table:style-name="ce12" office:value-type="float" office:value="1.58413676874417" calcext:value-type="float">
            <text:p><text:s/>1,6 </text:p>
          </table:table-cell>
          <table:table-cell table:style-name="ce12" office:value-type="float" office:value="28.7861085557454" calcext:value-type="float">
            <text:p><text:s/>28,8 </text:p>
          </table:table-cell>
          <table:table-cell table:style-name="ce12" office:value-type="float" office:value="1.01719312037497" calcext:value-type="float">
            <text:p><text:s/>1,0 </text:p>
          </table:table-cell>
          <table:table-cell table:style-name="ce12" office:value-type="float" office:value="21.9231528873828" calcext:value-type="float">
            <text:p><text:s/>21,9 </text:p>
          </table:table-cell>
          <table:table-cell table:style-name="ce12" office:value-type="float" office:value="1.14847697575263" calcext:value-type="float">
            <text:p><text:s/>1,1 </text:p>
          </table:table-cell>
          <table:table-cell table:style-name="ce12" office:value-type="float" office:value="78.1133184422839" calcext:value-type="float">
            <text:p><text:s/>78,1 </text:p>
          </table:table-cell>
          <table:table-cell table:style-name="ce12" office:value-type="float" office:value="0.558868350340853" calcext:value-type="float">
            <text:p><text:s/>0,6 </text:p>
          </table:table-cell>
          <table:table-cell table:style-name="ce12" office:value-type="float" office:value="11.1725664177281" calcext:value-type="float">
            <text:p><text:s/>11,2 </text:p>
          </table:table-cell>
          <table:table-cell table:style-name="ce12" office:value-type="float" office:value="2.89646982798539" calcext:value-type="float">
            <text:p><text:s/>2,9 </text:p>
          </table:table-cell>
          <table:table-cell table:style-name="ce12" office:value-type="float" office:value="3.01581693796921" calcext:value-type="float">
            <text:p><text:s/>3,0 </text:p>
          </table:table-cell>
          <table:table-cell table:style-name="ce12" office:value-type="float" office:value="6.24848003478322" calcext:value-type="float">
            <text:p><text:s/>6,2 </text:p>
          </table:table-cell>
          <table:table-cell table:style-name="ce12" office:value-type="float" office:value="7.69829820201879" calcext:value-type="float">
            <text:p><text:s/>7,7 </text:p>
          </table:table-cell>
          <table:table-cell table:style-name="ce12" office:value-type="float" office:value="3.82336398411884" calcext:value-type="float">
            <text:p><text:s/>3,8 </text:p>
          </table:table-cell>
          <table:table-cell table:style-name="ce12" office:value-type="float" office:value="22.815077822282" calcext:value-type="float">
            <text:p><text:s/>22,8 </text:p>
          </table:table-cell>
          <table:table-cell table:style-name="ce12" office:value-type="float" office:value="1.58508917091495" calcext:value-type="float">
            <text:p><text:s/>1,6 </text:p>
          </table:table-cell>
          <table:table-cell table:style-name="ce12" office:value-type="float" office:value="15.9726345033773" calcext:value-type="float">
            <text:p><text:s/>16,0 </text:p>
          </table:table-cell>
          <table:table-cell table:style-name="ce12" office:value-type="float" office:value="2.02930071722947" calcext:value-type="float">
            <text:p><text:s/>2,0 </text:p>
          </table:table-cell>
          <table:table-cell table:style-name="ce12" office:value-type="float" office:value="33.170729924391" calcext:value-type="float">
            <text:p><text:s/>33,2 </text:p>
          </table:table-cell>
          <table:table-cell table:style-name="ce12" office:value-type="float" office:value="1.20765795955746" calcext:value-type="float">
            <text:p><text:s/>1,2 </text:p>
          </table:table-cell>
          <table:table-cell table:style-name="ce12" office:value-type="float" office:value="28.0415577499498" calcext:value-type="float">
            <text:p><text:s/>28,0 </text:p>
          </table:table-cell>
          <table:table-cell table:style-name="ce12" office:value-type="float" office:value="1.33964936203908" calcext:value-type="float">
            <text:p><text:s/>1,3 </text:p>
          </table:table-cell>
          <table:table-cell table:style-name="ce12" office:value-type="float" office:value="7.28869460803583" calcext:value-type="float">
            <text:p><text:s/>7,3 </text:p>
          </table:table-cell>
          <table:table-cell table:style-name="ce12" office:value-type="float" office:value="4.76809730509574" calcext:value-type="float">
            <text:p><text:s/>4,8 </text:p>
          </table:table-cell>
          <table:table-cell table:style-name="ce12" office:value-type="float" office:value="10.9050349475684" calcext:value-type="float">
            <text:p><text:s/>10,9 </text:p>
          </table:table-cell>
          <table:table-cell table:style-name="ce12" office:value-type="float" office:value="3.66443055047837" calcext:value-type="float">
            <text:p><text:s/>3,7 </text:p>
          </table:table-cell>
          <table:table-cell table:style-name="ce12" office:value-type="float" office:value="54.83995757591" calcext:value-type="float">
            <text:p><text:s/>54,8 </text:p>
          </table:table-cell>
          <table:table-cell table:style-name="ce12" office:value-type="float" office:value="1.23931095002269" calcext:value-type="float">
            <text:p><text:s/>1,2 </text:p>
          </table:table-cell>
          <table:table-cell table:style-name="ce12" office:value-type="float" office:value="26.9663128684858" calcext:value-type="float">
            <text:p><text:s/>27,0 </text:p>
          </table:table-cell>
          <table:table-cell table:style-name="ce12" office:value-type="float" office:value="2.17785416791447" calcext:value-type="float">
            <text:p><text:s/>2,2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Outro parente ou agregado</text:p>
          </table:table-cell>
          <table:table-cell table:style-name="ce12" office:value-type="float" office:value="31.4084926010221" calcext:value-type="float">
            <text:p><text:s/>31,4 </text:p>
          </table:table-cell>
          <table:table-cell table:style-name="ce12" office:value-type="float" office:value="1.57523557253318" calcext:value-type="float">
            <text:p><text:s/>1,6 </text:p>
          </table:table-cell>
          <table:table-cell table:style-name="ce12" office:value-type="float" office:value="11.517396669187" calcext:value-type="float">
            <text:p><text:s/>11,5 </text:p>
          </table:table-cell>
          <table:table-cell table:style-name="ce12" office:value-type="float" office:value="2.92987665721207" calcext:value-type="float">
            <text:p><text:s/>2,9 </text:p>
          </table:table-cell>
          <table:table-cell table:style-name="ce12" office:value-type="float" office:value="32.5296162146178" calcext:value-type="float">
            <text:p><text:s/>32,5 </text:p>
          </table:table-cell>
          <table:table-cell table:style-name="ce12" office:value-type="float" office:value="1.5939504149908" calcext:value-type="float">
            <text:p><text:s/>1,6 </text:p>
          </table:table-cell>
          <table:table-cell table:style-name="ce12" office:value-type="float" office:value="24.5444945151732" calcext:value-type="float">
            <text:p><text:s/>24,5 </text:p>
          </table:table-cell>
          <table:table-cell table:style-name="ce12" office:value-type="float" office:value="1.87452784359428" calcext:value-type="float">
            <text:p><text:s/>1,9 </text:p>
          </table:table-cell>
          <table:table-cell table:style-name="ce12" office:value-type="float" office:value="74.6397943201971" calcext:value-type="float">
            <text:p><text:s/>74,6 </text:p>
          </table:table-cell>
          <table:table-cell table:style-name="ce12" office:value-type="float" office:value="1.11409482755532" calcext:value-type="float">
            <text:p><text:s/>1,1 </text:p>
          </table:table-cell>
          <table:table-cell table:style-name="ce12" office:value-type="float" office:value="10.325367439274" calcext:value-type="float">
            <text:p><text:s/>10,3 </text:p>
          </table:table-cell>
          <table:table-cell table:style-name="ce12" office:value-type="float" office:value="5.83243748361639" calcext:value-type="float">
            <text:p><text:s/>5,8 </text:p>
          </table:table-cell>
          <table:table-cell table:style-name="ce12" office:value-type="float" office:value="4.51545545935489" calcext:value-type="float">
            <text:p><text:s/>4,5 </text:p>
          </table:table-cell>
          <table:table-cell table:style-name="ce12" office:value-type="float" office:value="8.90086543580923" calcext:value-type="float">
            <text:p><text:s/>8,9 </text:p>
          </table:table-cell>
          <table:table-cell table:style-name="ce12" office:value-type="float" office:value="10.5193827811739" calcext:value-type="float">
            <text:p><text:s/>10,5 </text:p>
          </table:table-cell>
          <table:table-cell table:style-name="ce12" office:value-type="float" office:value="5.47165701608182" calcext:value-type="float">
            <text:p><text:s/>5,5 </text:p>
          </table:table-cell>
          <table:table-cell table:style-name="ce12" office:value-type="float" office:value="18.9630391567377" calcext:value-type="float">
            <text:p><text:s/>19,0 </text:p>
          </table:table-cell>
          <table:table-cell table:style-name="ce12" office:value-type="float" office:value="3.0685610530708" calcext:value-type="float">
            <text:p><text:s/>3,1 </text:p>
          </table:table-cell>
          <table:table-cell table:style-name="ce12" office:value-type="float" office:value="12.8574607411863" calcext:value-type="float">
            <text:p><text:s/>12,9 </text:p>
          </table:table-cell>
          <table:table-cell table:style-name="ce12" office:value-type="float" office:value="3.78419540558106" calcext:value-type="float">
            <text:p><text:s/>3,8 </text:p>
          </table:table-cell>
          <table:table-cell table:style-name="ce12" office:value-type="float" office:value="37.0968289161363" calcext:value-type="float">
            <text:p><text:s/>37,1 </text:p>
          </table:table-cell>
          <table:table-cell table:style-name="ce12" office:value-type="float" office:value="1.96352771959038" calcext:value-type="float">
            <text:p><text:s/>2,0 </text:p>
          </table:table-cell>
          <table:table-cell table:style-name="ce12" office:value-type="float" office:value="31.0826711859396" calcext:value-type="float">
            <text:p><text:s/>31,1 </text:p>
          </table:table-cell>
          <table:table-cell table:style-name="ce12" office:value-type="float" office:value="2.23820192222063" calcext:value-type="float">
            <text:p><text:s/>2,2 </text:p>
          </table:table-cell>
          <table:table-cell table:style-name="ce12" office:value-type="float" office:value="5.57837936767675" calcext:value-type="float">
            <text:p><text:s/>5,6 </text:p>
          </table:table-cell>
          <table:table-cell table:style-name="ce12" office:value-type="float" office:value="8.70600170702123" calcext:value-type="float">
            <text:p><text:s/>8,7 </text:p>
          </table:table-cell>
          <table:table-cell table:style-name="ce12" office:value-type="float" office:value="9.54072481194786" calcext:value-type="float">
            <text:p><text:s/>9,5 </text:p>
          </table:table-cell>
          <table:table-cell table:style-name="ce12" office:value-type="float" office:value="6.80346513344394" calcext:value-type="float">
            <text:p><text:s/>6,8 </text:p>
          </table:table-cell>
          <table:table-cell table:style-name="ce12" office:value-type="float" office:value="58.7013808729696" calcext:value-type="float">
            <text:p><text:s/>58,7 </text:p>
          </table:table-cell>
          <table:table-cell table:style-name="ce12" office:value-type="float" office:value="1.88628671145166" calcext:value-type="float">
            <text:p><text:s/>1,9 </text:p>
          </table:table-cell>
          <table:table-cell table:style-name="ce12" office:value-type="float" office:value="26.1795149474058" calcext:value-type="float">
            <text:p><text:s/>26,2 </text:p>
          </table:table-cell>
          <table:table-cell table:style-name="ce12" office:value-type="float" office:value="3.73674531099124" calcext:value-type="float">
            <text:p><text:s/>3,7 </text:p>
          </table:table-cell>
          <table:table-cell table:number-columns-repeated="991"/>
        </table:table-row>
        <table:table-row table:style-name="ro2">
          <table:table-cell table:style-name="ce4" table:number-columns-repeated="33"/>
          <table:table-cell table:number-columns-repeated="991"/>
        </table:table-row>
        <table:table-row table:style-name="ro2">
          <table:table-cell table:style-name="ce6" office:value-type="string" calcext:value-type="string">
            <text:p>Fonte: IBGE. Pesquisa Nacional por Amostra de Domicílios Contínua, 2017, consolidado de primeiras entrevistas.</text:p>
          </table:table-cell>
          <table:table-cell table:style-name="ce6" table:number-columns-repeated="32"/>
          <table:table-cell table:number-columns-repeated="991"/>
        </table:table-row>
        <table:table-row table:style-name="ro2">
          <table:table-cell table:style-name="ce7" office:value-type="string" calcext:value-type="string">
            <text:p>Nota: (1) Não são apresentados resultados para amarelos, indígenas e pessoas sem declaração de cor ou raça.</text:p>
          </table:table-cell>
          <table:table-cell table:style-name="ce7" table:number-columns-repeated="32"/>
          <table:table-cell table:style-name="ce13" table:number-columns-repeated="99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6" table:style-name="ta2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number-columns-repeated="224" table:default-cell-style-name="ce8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Tabela 1.17 - Distribuição percentual de jovens de 15 a 29 anos de idade, por tipo de atividade na semana de referência e grupos de idade, com indicação do coeficiente de variação, segundo as características selecionadas - 2016</text:p>
          </table:table-cell>
          <table:covered-table-cell table:number-columns-repeated="32" table:style-name="ce1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" table:number-rows-spanned="5">
            <text:p>Características selecionadas</text:p>
          </table:table-cell>
          <table:table-cell table:style-name="ce9" office:value-type="string" calcext:value-type="string" table:number-columns-spanned="32" table:number-rows-spanned="1">
            <text:p>Jovens de 15 a 29 anos de idade</text:p>
          </table:table-cell>
          <table:covered-table-cell table:number-columns-repeated="31" table:style-name="ce9"/>
          <table:table-cell table:number-columns-repeated="991"/>
        </table:table-row>
        <table:table-row table:style-name="ro2">
          <table:covered-table-cell table:style-name="ce2"/>
          <table:table-cell table:style-name="ce10" office:value-type="string" calcext:value-type="string" table:number-columns-spanned="8" table:number-rows-spanned="2">
            <text:p>Total</text:p>
          </table:table-cell>
          <table:covered-table-cell table:number-columns-repeated="7" table:style-name="ce10"/>
          <table:table-cell table:style-name="ce9" office:value-type="string" calcext:value-type="string" table:number-columns-spanned="24" table:number-rows-spanned="1">
            <text:p>Grupos de idade</text:p>
          </table:table-cell>
          <table:covered-table-cell table:number-columns-repeated="23" table:style-name="ce9"/>
          <table:table-cell table:number-columns-repeated="991"/>
        </table:table-row>
        <table:table-row table:style-name="ro2">
          <table:covered-table-cell table:style-name="ce2"/>
          <table:covered-table-cell table:number-columns-repeated="8" table:style-name="ce10"/>
          <table:table-cell table:style-name="ce10" office:value-type="string" calcext:value-type="string" table:number-columns-spanned="8" table:number-rows-spanned="1">
            <text:p>15 a 17 anos de idade</text:p>
          </table:table-cell>
          <table:covered-table-cell table:number-columns-repeated="7" table:style-name="ce10"/>
          <table:table-cell table:style-name="ce10" office:value-type="string" calcext:value-type="string" table:number-columns-spanned="8" table:number-rows-spanned="1">
            <text:p>18 a 24 anos de idade</text:p>
          </table:table-cell>
          <table:covered-table-cell table:number-columns-repeated="7" table:style-name="ce10"/>
          <table:table-cell table:style-name="ce9" office:value-type="string" calcext:value-type="string" table:number-columns-spanned="8" table:number-rows-spanned="1">
            <text:p>25 a 29 anos de idade</text:p>
          </table:table-cell>
          <table:covered-table-cell table:number-columns-repeated="7" table:style-name="ce9"/>
          <table:table-cell table:number-columns-repeated="991"/>
        </table:table-row>
        <table:table-row table:style-name="ro1">
          <table:covered-table-cell table:style-name="ce2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ão estuda e não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ão estuda e não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ão estuda e não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number-columns-repeated="991"/>
        </table:table-row>
        <table:table-row table:style-name="ro2">
          <table:covered-table-cell table:style-name="ce2"/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Brasil</text:p>
          </table:table-cell>
          <table:table-cell table:style-name="ce11" office:value-type="float" office:value="26.3814258001825" calcext:value-type="float">
            <text:p><text:s/>26,4 </text:p>
          </table:table-cell>
          <table:table-cell table:style-name="ce11" office:value-type="float" office:value="0.82350112975996" calcext:value-type="float">
            <text:p><text:s/>0,8 </text:p>
          </table:table-cell>
          <table:table-cell table:style-name="ce11" office:value-type="float" office:value="11.5449403936364" calcext:value-type="float">
            <text:p><text:s/>11,5 </text:p>
          </table:table-cell>
          <table:table-cell table:style-name="ce11" office:value-type="float" office:value="1.32687198485587" calcext:value-type="float">
            <text:p><text:s/>1,3 </text:p>
          </table:table-cell>
          <table:table-cell table:style-name="ce11" office:value-type="float" office:value="37.8352760058162" calcext:value-type="float">
            <text:p><text:s/>37,8 </text:p>
          </table:table-cell>
          <table:table-cell table:style-name="ce11" office:value-type="float" office:value="0.649743107633583" calcext:value-type="float">
            <text:p><text:s/>0,6 </text:p>
          </table:table-cell>
          <table:table-cell table:style-name="ce11" office:value-type="float" office:value="24.2383578003649" calcext:value-type="float">
            <text:p><text:s/>24,2 </text:p>
          </table:table-cell>
          <table:table-cell table:style-name="ce11" office:value-type="float" office:value="0.848453521329725" calcext:value-type="float">
            <text:p><text:s/>0,8 </text:p>
          </table:table-cell>
          <table:table-cell table:style-name="ce11" office:value-type="float" office:value="76.0632207664503" calcext:value-type="float">
            <text:p><text:s/>76,1 </text:p>
          </table:table-cell>
          <table:table-cell table:style-name="ce11" office:value-type="float" office:value="0.51905109056119" calcext:value-type="float">
            <text:p><text:s/>0,5 </text:p>
          </table:table-cell>
          <table:table-cell table:style-name="ce11" office:value-type="float" office:value="11.0798288006628" calcext:value-type="float">
            <text:p><text:s/>11,1 </text:p>
          </table:table-cell>
          <table:table-cell table:style-name="ce11" office:value-type="float" office:value="2.62055427241874" calcext:value-type="float">
            <text:p><text:s/>2,6 </text:p>
          </table:table-cell>
          <table:table-cell table:style-name="ce11" office:value-type="float" office:value="3.40439139865803" calcext:value-type="float">
            <text:p><text:s/>3,4 </text:p>
          </table:table-cell>
          <table:table-cell table:style-name="ce11" office:value-type="float" office:value="4.60922178733176" calcext:value-type="float">
            <text:p><text:s/>4,6 </text:p>
          </table:table-cell>
          <table:table-cell table:style-name="ce11" office:value-type="float" office:value="9.4525590342288" calcext:value-type="float">
            <text:p><text:s/>9,5 </text:p>
          </table:table-cell>
          <table:table-cell table:style-name="ce11" office:value-type="float" office:value="2.78846607892663" calcext:value-type="float">
            <text:p><text:s/>2,8 </text:p>
          </table:table-cell>
          <table:table-cell table:style-name="ce11" office:value-type="float" office:value="18.4459227877243" calcext:value-type="float">
            <text:p><text:s/>18,4 </text:p>
          </table:table-cell>
          <table:table-cell table:style-name="ce11" office:value-type="float" office:value="1.5235282621728" calcext:value-type="float">
            <text:p><text:s/>1,5 </text:p>
          </table:table-cell>
          <table:table-cell table:style-name="ce11" office:value-type="float" office:value="13.5734765287125" calcext:value-type="float">
            <text:p><text:s/>13,6 </text:p>
          </table:table-cell>
          <table:table-cell table:style-name="ce11" office:value-type="float" office:value="1.86626949033327" calcext:value-type="float">
            <text:p><text:s/>1,9 </text:p>
          </table:table-cell>
          <table:table-cell table:style-name="ce11" office:value-type="float" office:value="37.8650614694735" calcext:value-type="float">
            <text:p><text:s/>37,9 </text:p>
          </table:table-cell>
          <table:table-cell table:style-name="ce11" office:value-type="float" office:value="0.858928156439508" calcext:value-type="float">
            <text:p><text:s/>0,9 </text:p>
          </table:table-cell>
          <table:table-cell table:style-name="ce11" office:value-type="float" office:value="30.1155392140898" calcext:value-type="float">
            <text:p><text:s/>30,1 </text:p>
          </table:table-cell>
          <table:table-cell table:style-name="ce11" office:value-type="float" office:value="1.00496688131652" calcext:value-type="float">
            <text:p><text:s/>1,0 </text:p>
          </table:table-cell>
          <table:table-cell table:style-name="ce11" office:value-type="float" office:value="3.99507456188619" calcext:value-type="float">
            <text:p><text:s/>4,0 </text:p>
          </table:table-cell>
          <table:table-cell table:style-name="ce11" office:value-type="float" office:value="3.81313711248226" calcext:value-type="float">
            <text:p><text:s/>3,8 </text:p>
          </table:table-cell>
          <table:table-cell table:style-name="ce11" office:value-type="float" office:value="8.91345883031681" calcext:value-type="float">
            <text:p><text:s/>8,9 </text:p>
          </table:table-cell>
          <table:table-cell table:style-name="ce11" office:value-type="float" office:value="2.69368858213243" calcext:value-type="float">
            <text:p><text:s/>2,7 </text:p>
          </table:table-cell>
          <table:table-cell table:style-name="ce11" office:value-type="float" office:value="61.3014929913469" calcext:value-type="float">
            <text:p><text:s/>61,3 </text:p>
          </table:table-cell>
          <table:table-cell table:style-name="ce11" office:value-type="float" office:value="0.637508008774438" calcext:value-type="float">
            <text:p><text:s/>0,6 </text:p>
          </table:table-cell>
          <table:table-cell table:style-name="ce11" office:value-type="float" office:value="25.7899736164502" calcext:value-type="float">
            <text:p><text:s/>25,8 </text:p>
          </table:table-cell>
          <table:table-cell table:style-name="ce11" office:value-type="float" office:value="1.36779438803285" calcext:value-type="float">
            <text:p><text:s/>1,4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te</text:p>
          </table:table-cell>
          <table:table-cell table:style-name="ce12" office:value-type="float" office:value="29.1800178784252" calcext:value-type="float">
            <text:p><text:s/>29,2 </text:p>
          </table:table-cell>
          <table:table-cell table:style-name="ce12" office:value-type="float" office:value="1.82857303467646" calcext:value-type="float">
            <text:p><text:s/>1,8 </text:p>
          </table:table-cell>
          <table:table-cell table:style-name="ce12" office:value-type="float" office:value="11.4615398624827" calcext:value-type="float">
            <text:p><text:s/>11,5 </text:p>
          </table:table-cell>
          <table:table-cell table:style-name="ce12" office:value-type="float" office:value="3.04949775784397" calcext:value-type="float">
            <text:p><text:s/>3,0 </text:p>
          </table:table-cell>
          <table:table-cell table:style-name="ce12" office:value-type="float" office:value="33.2430392993303" calcext:value-type="float">
            <text:p><text:s/>33,2 </text:p>
          </table:table-cell>
          <table:table-cell table:style-name="ce12" office:value-type="float" office:value="1.57873248619651" calcext:value-type="float">
            <text:p><text:s/>1,6 </text:p>
          </table:table-cell>
          <table:table-cell table:style-name="ce12" office:value-type="float" office:value="26.1154029597614" calcext:value-type="float">
            <text:p><text:s/>26,1 </text:p>
          </table:table-cell>
          <table:table-cell table:style-name="ce12" office:value-type="float" office:value="1.94377951038326" calcext:value-type="float">
            <text:p><text:s/>1,9 </text:p>
          </table:table-cell>
          <table:table-cell table:style-name="ce12" office:value-type="float" office:value="74.6180261551592" calcext:value-type="float">
            <text:p><text:s/>74,6 </text:p>
          </table:table-cell>
          <table:table-cell table:style-name="ce12" office:value-type="float" office:value="1.39484141643526" calcext:value-type="float">
            <text:p><text:s/>1,4 </text:p>
          </table:table-cell>
          <table:table-cell table:style-name="ce12" office:value-type="float" office:value="12.5943339765449" calcext:value-type="float">
            <text:p><text:s/>12,6 </text:p>
          </table:table-cell>
          <table:table-cell table:style-name="ce12" office:value-type="float" office:value="6.58179227800021" calcext:value-type="float">
            <text:p><text:s/>6,6 </text:p>
          </table:table-cell>
          <table:table-cell table:style-name="ce12" office:value-type="float" office:value="3.65340350620676" calcext:value-type="float">
            <text:p><text:s/>3,7 </text:p>
          </table:table-cell>
          <table:table-cell table:style-name="ce12" office:value-type="float" office:value="10.0569960954099" calcext:value-type="float">
            <text:p><text:s/>10,1 </text:p>
          </table:table-cell>
          <table:table-cell table:style-name="ce12" office:value-type="float" office:value="9.13423636208905" calcext:value-type="float">
            <text:p><text:s/>9,1 </text:p>
          </table:table-cell>
          <table:table-cell table:style-name="ce12" office:value-type="float" office:value="6.90542502833934" calcext:value-type="float">
            <text:p><text:s/>6,9 </text:p>
          </table:table-cell>
          <table:table-cell table:style-name="ce12" office:value-type="float" office:value="21.612795981858" calcext:value-type="float">
            <text:p><text:s/>21,6 </text:p>
          </table:table-cell>
          <table:table-cell table:style-name="ce12" office:value-type="float" office:value="2.98627909231434" calcext:value-type="float">
            <text:p><text:s/>3,0 </text:p>
          </table:table-cell>
          <table:table-cell table:style-name="ce12" office:value-type="float" office:value="12.3565924198704" calcext:value-type="float">
            <text:p><text:s/>12,4 </text:p>
          </table:table-cell>
          <table:table-cell table:style-name="ce12" office:value-type="float" office:value="3.90439155537752" calcext:value-type="float">
            <text:p><text:s/>3,9 </text:p>
          </table:table-cell>
          <table:table-cell table:style-name="ce12" office:value-type="float" office:value="33.7844866449381" calcext:value-type="float">
            <text:p><text:s/>33,8 </text:p>
          </table:table-cell>
          <table:table-cell table:style-name="ce12" office:value-type="float" office:value="2.0448259090098" calcext:value-type="float">
            <text:p><text:s/>2,0 </text:p>
          </table:table-cell>
          <table:table-cell table:style-name="ce12" office:value-type="float" office:value="32.2461249533337" calcext:value-type="float">
            <text:p><text:s/>32,2 </text:p>
          </table:table-cell>
          <table:table-cell table:style-name="ce12" office:value-type="float" office:value="2.19972208617439" calcext:value-type="float">
            <text:p><text:s/>2,2 </text:p>
          </table:table-cell>
          <table:table-cell table:style-name="ce12" office:value-type="float" office:value="5.58510157757285" calcext:value-type="float">
            <text:p><text:s/>5,6 </text:p>
          </table:table-cell>
          <table:table-cell table:style-name="ce12" office:value-type="float" office:value="7.5733827107872" calcext:value-type="float">
            <text:p><text:s/>7,6 </text:p>
          </table:table-cell>
          <table:table-cell table:style-name="ce12" office:value-type="float" office:value="9.10407414988747" calcext:value-type="float">
            <text:p><text:s/>9,1 </text:p>
          </table:table-cell>
          <table:table-cell table:style-name="ce12" office:value-type="float" office:value="6.0536909496209" calcext:value-type="float">
            <text:p><text:s/>6,1 </text:p>
          </table:table-cell>
          <table:table-cell table:style-name="ce12" office:value-type="float" office:value="55.7693694081587" calcext:value-type="float">
            <text:p><text:s/>55,8 </text:p>
          </table:table-cell>
          <table:table-cell table:style-name="ce12" office:value-type="float" office:value="1.67531092547559" calcext:value-type="float">
            <text:p><text:s/>1,7 </text:p>
          </table:table-cell>
          <table:table-cell table:style-name="ce12" office:value-type="float" office:value="29.5414548643808" calcext:value-type="float">
            <text:p><text:s/>29,5 </text:p>
          </table:table-cell>
          <table:table-cell table:style-name="ce12" office:value-type="float" office:value="2.9095549748009" calcext:value-type="float">
            <text:p><text:s/>2,9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deste</text:p>
          </table:table-cell>
          <table:table-cell table:style-name="ce12" office:value-type="float" office:value="28.9327288941432" calcext:value-type="float">
            <text:p><text:s/>28,9 </text:p>
          </table:table-cell>
          <table:table-cell table:style-name="ce12" office:value-type="float" office:value="1.3094364744248" calcext:value-type="float">
            <text:p><text:s/>1,3 </text:p>
          </table:table-cell>
          <table:table-cell table:style-name="ce12" office:value-type="float" office:value="8.935700124577" calcext:value-type="float">
            <text:p><text:s/>8,9 </text:p>
          </table:table-cell>
          <table:table-cell table:style-name="ce12" office:value-type="float" office:value="2.67666962100167" calcext:value-type="float">
            <text:p><text:s/>2,7 </text:p>
          </table:table-cell>
          <table:table-cell table:style-name="ce12" office:value-type="float" office:value="32.1054410703938" calcext:value-type="float">
            <text:p><text:s/>32,1 </text:p>
          </table:table-cell>
          <table:table-cell table:style-name="ce12" office:value-type="float" office:value="1.21941615383248" calcext:value-type="float">
            <text:p><text:s/>1,2 </text:p>
          </table:table-cell>
          <table:table-cell table:style-name="ce12" office:value-type="float" office:value="30.026129910886" calcext:value-type="float">
            <text:p><text:s/>30,0 </text:p>
          </table:table-cell>
          <table:table-cell table:style-name="ce12" office:value-type="float" office:value="1.1249928211985" calcext:value-type="float">
            <text:p><text:s/>1,1 </text:p>
          </table:table-cell>
          <table:table-cell table:style-name="ce12" office:value-type="float" office:value="77.0466529331537" calcext:value-type="float">
            <text:p><text:s/>77,0 </text:p>
          </table:table-cell>
          <table:table-cell table:style-name="ce12" office:value-type="float" office:value="0.802348078323771" calcext:value-type="float">
            <text:p><text:s/>0,8 </text:p>
          </table:table-cell>
          <table:table-cell table:style-name="ce12" office:value-type="float" office:value="8.58082897805055" calcext:value-type="float">
            <text:p><text:s/>8,6 </text:p>
          </table:table-cell>
          <table:table-cell table:style-name="ce12" office:value-type="float" office:value="4.62531433212292" calcext:value-type="float">
            <text:p><text:s/>4,6 </text:p>
          </table:table-cell>
          <table:table-cell table:style-name="ce12" office:value-type="float" office:value="3.08571997705233" calcext:value-type="float">
            <text:p><text:s/>3,1 </text:p>
          </table:table-cell>
          <table:table-cell table:style-name="ce12" office:value-type="float" office:value="7.83996966536999" calcext:value-type="float">
            <text:p><text:s/>7,8 </text:p>
          </table:table-cell>
          <table:table-cell table:style-name="ce12" office:value-type="float" office:value="11.2867981117435" calcext:value-type="float">
            <text:p><text:s/>11,3 </text:p>
          </table:table-cell>
          <table:table-cell table:style-name="ce12" office:value-type="float" office:value="4.05133242827751" calcext:value-type="float">
            <text:p><text:s/>4,1 </text:p>
          </table:table-cell>
          <table:table-cell table:style-name="ce12" office:value-type="float" office:value="20.6524115901859" calcext:value-type="float">
            <text:p><text:s/>20,7 </text:p>
          </table:table-cell>
          <table:table-cell table:style-name="ce12" office:value-type="float" office:value="2.19631075686708" calcext:value-type="float">
            <text:p><text:s/>2,2 </text:p>
          </table:table-cell>
          <table:table-cell table:style-name="ce12" office:value-type="float" office:value="9.86387392196052" calcext:value-type="float">
            <text:p><text:s/>9,9 </text:p>
          </table:table-cell>
          <table:table-cell table:style-name="ce12" office:value-type="float" office:value="3.45995295672334" calcext:value-type="float">
            <text:p><text:s/>3,5 </text:p>
          </table:table-cell>
          <table:table-cell table:style-name="ce12" office:value-type="float" office:value="32.6256379036854" calcext:value-type="float">
            <text:p><text:s/>32,6 </text:p>
          </table:table-cell>
          <table:table-cell table:style-name="ce12" office:value-type="float" office:value="1.60570145158263" calcext:value-type="float">
            <text:p><text:s/>1,6 </text:p>
          </table:table-cell>
          <table:table-cell table:style-name="ce12" office:value-type="float" office:value="36.8580765841681" calcext:value-type="float">
            <text:p><text:s/>36,9 </text:p>
          </table:table-cell>
          <table:table-cell table:style-name="ce12" office:value-type="float" office:value="1.36048107954505" calcext:value-type="float">
            <text:p><text:s/>1,4 </text:p>
          </table:table-cell>
          <table:table-cell table:style-name="ce12" office:value-type="float" office:value="4.46293834462366" calcext:value-type="float">
            <text:p><text:s/>4,5 </text:p>
          </table:table-cell>
          <table:table-cell table:style-name="ce12" office:value-type="float" office:value="5.80788423231067" calcext:value-type="float">
            <text:p><text:s/>5,8 </text:p>
          </table:table-cell>
          <table:table-cell table:style-name="ce12" office:value-type="float" office:value="7.78471305554317" calcext:value-type="float">
            <text:p><text:s/>7,8 </text:p>
          </table:table-cell>
          <table:table-cell table:style-name="ce12" office:value-type="float" office:value="5.28830874519213" calcext:value-type="float">
            <text:p><text:s/>5,3 </text:p>
          </table:table-cell>
          <table:table-cell table:style-name="ce12" office:value-type="float" office:value="53.7343653068069" calcext:value-type="float">
            <text:p><text:s/>53,7 </text:p>
          </table:table-cell>
          <table:table-cell table:style-name="ce12" office:value-type="float" office:value="1.19670074159053" calcext:value-type="float">
            <text:p><text:s/>1,2 </text:p>
          </table:table-cell>
          <table:table-cell table:style-name="ce12" office:value-type="float" office:value="34.0179832930263" calcext:value-type="float">
            <text:p><text:s/>34,0 </text:p>
          </table:table-cell>
          <table:table-cell table:style-name="ce12" office:value-type="float" office:value="1.81443505700211" calcext:value-type="float">
            <text:p><text:s/>1,8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deste</text:p>
          </table:table-cell>
          <table:table-cell table:style-name="ce12" office:value-type="float" office:value="25.3652288265273" calcext:value-type="float">
            <text:p><text:s/>25,4 </text:p>
          </table:table-cell>
          <table:table-cell table:style-name="ce12" office:value-type="float" office:value="1.6013072430231" calcext:value-type="float">
            <text:p><text:s/>1,6 </text:p>
          </table:table-cell>
          <table:table-cell table:style-name="ce12" office:value-type="float" office:value="11.5491782171033" calcext:value-type="float">
            <text:p><text:s/>11,5 </text:p>
          </table:table-cell>
          <table:table-cell table:style-name="ce12" office:value-type="float" office:value="2.53259756624599" calcext:value-type="float">
            <text:p><text:s/>2,5 </text:p>
          </table:table-cell>
          <table:table-cell table:style-name="ce12" office:value-type="float" office:value="40.5059761906756" calcext:value-type="float">
            <text:p><text:s/>40,5 </text:p>
          </table:table-cell>
          <table:table-cell table:style-name="ce12" office:value-type="float" office:value="1.18680946708578" calcext:value-type="float">
            <text:p><text:s/>1,2 </text:p>
          </table:table-cell>
          <table:table-cell table:style-name="ce12" office:value-type="float" office:value="22.5796167656942" calcext:value-type="float">
            <text:p><text:s/>22,6 </text:p>
          </table:table-cell>
          <table:table-cell table:style-name="ce12" office:value-type="float" office:value="1.78786128846107" calcext:value-type="float">
            <text:p><text:s/>1,8 </text:p>
          </table:table-cell>
          <table:table-cell table:style-name="ce12" office:value-type="float" office:value="78.3775370746431" calcext:value-type="float">
            <text:p><text:s/>78,4 </text:p>
          </table:table-cell>
          <table:table-cell table:style-name="ce12" office:value-type="float" office:value="0.963838589836382" calcext:value-type="float">
            <text:p><text:s/>1,0 </text:p>
          </table:table-cell>
          <table:table-cell table:style-name="ce12" office:value-type="float" office:value="10.0632681742641" calcext:value-type="float">
            <text:p><text:s/>10,1 </text:p>
          </table:table-cell>
          <table:table-cell table:style-name="ce12" office:value-type="float" office:value="5.62402964918701" calcext:value-type="float">
            <text:p><text:s/>5,6 </text:p>
          </table:table-cell>
          <table:table-cell table:style-name="ce12" office:value-type="float" office:value="3.10133119013351" calcext:value-type="float">
            <text:p><text:s/>3,1 </text:p>
          </table:table-cell>
          <table:table-cell table:style-name="ce12" office:value-type="float" office:value="9.92511952539748" calcext:value-type="float">
            <text:p><text:s/>9,9 </text:p>
          </table:table-cell>
          <table:table-cell table:style-name="ce12" office:value-type="float" office:value="8.45786356095931" calcext:value-type="float">
            <text:p><text:s/>8,5 </text:p>
          </table:table-cell>
          <table:table-cell table:style-name="ce12" office:value-type="float" office:value="5.92947795127159" calcext:value-type="float">
            <text:p><text:s/>5,9 </text:p>
          </table:table-cell>
          <table:table-cell table:style-name="ce12" office:value-type="float" office:value="17.4041169059049" calcext:value-type="float">
            <text:p><text:s/>17,4 </text:p>
          </table:table-cell>
          <table:table-cell table:style-name="ce12" office:value-type="float" office:value="3.16240603499902" calcext:value-type="float">
            <text:p><text:s/>3,2 </text:p>
          </table:table-cell>
          <table:table-cell table:style-name="ce12" office:value-type="float" office:value="14.2600311031701" calcext:value-type="float">
            <text:p><text:s/>14,3 </text:p>
          </table:table-cell>
          <table:table-cell table:style-name="ce12" office:value-type="float" office:value="3.63065014116894" calcext:value-type="float">
            <text:p><text:s/>3,6 </text:p>
          </table:table-cell>
          <table:table-cell table:style-name="ce12" office:value-type="float" office:value="39.8416838375861" calcext:value-type="float">
            <text:p><text:s/>39,8 </text:p>
          </table:table-cell>
          <table:table-cell table:style-name="ce12" office:value-type="float" office:value="1.5773010076086" calcext:value-type="float">
            <text:p><text:s/>1,6 </text:p>
          </table:table-cell>
          <table:table-cell table:style-name="ce12" office:value-type="float" office:value="28.494168153339" calcext:value-type="float">
            <text:p><text:s/>28,5 </text:p>
          </table:table-cell>
          <table:table-cell table:style-name="ce12" office:value-type="float" office:value="2.07670674262649" calcext:value-type="float">
            <text:p><text:s/>2,1 </text:p>
          </table:table-cell>
          <table:table-cell table:style-name="ce12" office:value-type="float" office:value="3.56706457670801" calcext:value-type="float">
            <text:p><text:s/>3,6 </text:p>
          </table:table-cell>
          <table:table-cell table:style-name="ce12" office:value-type="float" office:value="7.98168535468133" calcext:value-type="float">
            <text:p><text:s/>8,0 </text:p>
          </table:table-cell>
          <table:table-cell table:style-name="ce12" office:value-type="float" office:value="8.7338822017647" calcext:value-type="float">
            <text:p><text:s/>8,7 </text:p>
          </table:table-cell>
          <table:table-cell table:style-name="ce12" office:value-type="float" office:value="5.05494367411665" calcext:value-type="float">
            <text:p><text:s/>5,1 </text:p>
          </table:table-cell>
          <table:table-cell table:style-name="ce12" office:value-type="float" office:value="64.5378865102267" calcext:value-type="float">
            <text:p><text:s/>64,5 </text:p>
          </table:table-cell>
          <table:table-cell table:style-name="ce12" office:value-type="float" office:value="1.1277738259092" calcext:value-type="float">
            <text:p><text:s/>1,1 </text:p>
          </table:table-cell>
          <table:table-cell table:style-name="ce12" office:value-type="float" office:value="23.1611667113005" calcext:value-type="float">
            <text:p><text:s/>23,2 </text:p>
          </table:table-cell>
          <table:table-cell table:style-name="ce12" office:value-type="float" office:value="2.82411435061962" calcext:value-type="float">
            <text:p><text:s/>2,8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l</text:p>
          </table:table-cell>
          <table:table-cell table:style-name="ce12" office:value-type="float" office:value="22.8160485216394" calcext:value-type="float">
            <text:p><text:s/>22,8 </text:p>
          </table:table-cell>
          <table:table-cell table:style-name="ce12" office:value-type="float" office:value="1.96170597324323" calcext:value-type="float">
            <text:p><text:s/>2,0 </text:p>
          </table:table-cell>
          <table:table-cell table:style-name="ce12" office:value-type="float" office:value="15.9135690741736" calcext:value-type="float">
            <text:p><text:s/>15,9 </text:p>
          </table:table-cell>
          <table:table-cell table:style-name="ce12" office:value-type="float" office:value="2.47395082801346" calcext:value-type="float">
            <text:p><text:s/>2,5 </text:p>
          </table:table-cell>
          <table:table-cell table:style-name="ce12" office:value-type="float" office:value="43.6914691301267" calcext:value-type="float">
            <text:p><text:s/>43,7 </text:p>
          </table:table-cell>
          <table:table-cell table:style-name="ce12" office:value-type="float" office:value="1.1106213751507" calcext:value-type="float">
            <text:p><text:s/>1,1 </text:p>
          </table:table-cell>
          <table:table-cell table:style-name="ce12" office:value-type="float" office:value="17.5789132740603" calcext:value-type="float">
            <text:p><text:s/>17,6 </text:p>
          </table:table-cell>
          <table:table-cell table:style-name="ce12" office:value-type="float" office:value="2.25297547318154" calcext:value-type="float">
            <text:p><text:s/>2,3 </text:p>
          </table:table-cell>
          <table:table-cell table:style-name="ce12" office:value-type="float" office:value="69.6135077647784" calcext:value-type="float">
            <text:p><text:s/>69,6 </text:p>
          </table:table-cell>
          <table:table-cell table:style-name="ce12" office:value-type="float" office:value="1.36398857444194" calcext:value-type="float">
            <text:p><text:s/>1,4 </text:p>
          </table:table-cell>
          <table:table-cell table:style-name="ce12" office:value-type="float" office:value="16.5663290857713" calcext:value-type="float">
            <text:p><text:s/>16,6 </text:p>
          </table:table-cell>
          <table:table-cell table:style-name="ce12" office:value-type="float" office:value="4.54019762924361" calcext:value-type="float">
            <text:p><text:s/>4,5 </text:p>
          </table:table-cell>
          <table:table-cell table:style-name="ce12" office:value-type="float" office:value="4.56447360851323" calcext:value-type="float">
            <text:p><text:s/>4,6 </text:p>
          </table:table-cell>
          <table:table-cell table:style-name="ce12" office:value-type="float" office:value="8.52774548807311" calcext:value-type="float">
            <text:p><text:s/>8,5 </text:p>
          </table:table-cell>
          <table:table-cell table:style-name="ce12" office:value-type="float" office:value="9.2556895409371" calcext:value-type="float">
            <text:p><text:s/>9,3 </text:p>
          </table:table-cell>
          <table:table-cell table:style-name="ce12" office:value-type="float" office:value="6.24316355408787" calcext:value-type="float">
            <text:p><text:s/>6,2 </text:p>
          </table:table-cell>
          <table:table-cell table:style-name="ce12" office:value-type="float" office:value="14.6469390887243" calcext:value-type="float">
            <text:p><text:s/>14,6 </text:p>
          </table:table-cell>
          <table:table-cell table:style-name="ce12" office:value-type="float" office:value="3.76120230229373" calcext:value-type="float">
            <text:p><text:s/>3,8 </text:p>
          </table:table-cell>
          <table:table-cell table:style-name="ce12" office:value-type="float" office:value="18.7019298293232" calcext:value-type="float">
            <text:p><text:s/>18,7 </text:p>
          </table:table-cell>
          <table:table-cell table:style-name="ce12" office:value-type="float" office:value="3.37954965521035" calcext:value-type="float">
            <text:p><text:s/>3,4 </text:p>
          </table:table-cell>
          <table:table-cell table:style-name="ce12" office:value-type="float" office:value="44.8600314538319" calcext:value-type="float">
            <text:p><text:s/>44,9 </text:p>
          </table:table-cell>
          <table:table-cell table:style-name="ce12" office:value-type="float" office:value="1.54688297715031" calcext:value-type="float">
            <text:p><text:s/>1,5 </text:p>
          </table:table-cell>
          <table:table-cell table:style-name="ce12" office:value-type="float" office:value="21.7910996281208" calcext:value-type="float">
            <text:p><text:s/>21,8 </text:p>
          </table:table-cell>
          <table:table-cell table:style-name="ce12" office:value-type="float" office:value="2.92315452372598" calcext:value-type="float">
            <text:p><text:s/>2,9 </text:p>
          </table:table-cell>
          <table:table-cell table:style-name="ce12" office:value-type="float" office:value="3.43696046519579" calcext:value-type="float">
            <text:p><text:s/>3,4 </text:p>
          </table:table-cell>
          <table:table-cell table:style-name="ce12" office:value-type="float" office:value="8.40854937310021" calcext:value-type="float">
            <text:p><text:s/>8,4 </text:p>
          </table:table-cell>
          <table:table-cell table:style-name="ce12" office:value-type="float" office:value="11.5547925420932" calcext:value-type="float">
            <text:p><text:s/>11,6 </text:p>
          </table:table-cell>
          <table:table-cell table:style-name="ce12" office:value-type="float" office:value="4.71617094017093" calcext:value-type="float">
            <text:p><text:s/>4,7 </text:p>
          </table:table-cell>
          <table:table-cell table:style-name="ce12" office:value-type="float" office:value="67.8695918903417" calcext:value-type="float">
            <text:p><text:s/>67,9 </text:p>
          </table:table-cell>
          <table:table-cell table:style-name="ce12" office:value-type="float" office:value="1.10128117786508" calcext:value-type="float">
            <text:p><text:s/>1,1 </text:p>
          </table:table-cell>
          <table:table-cell table:style-name="ce12" office:value-type="float" office:value="17.1386551023694" calcext:value-type="float">
            <text:p><text:s/>17,1 </text:p>
          </table:table-cell>
          <table:table-cell table:style-name="ce12" office:value-type="float" office:value="3.42952461655576" calcext:value-type="float">
            <text:p><text:s/>3,4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Centro-Oeste</text:p>
          </table:table-cell>
          <table:table-cell table:style-name="ce12" office:value-type="float" office:value="25.0813548960385" calcext:value-type="float">
            <text:p><text:s/>25,1 </text:p>
          </table:table-cell>
          <table:table-cell table:style-name="ce12" office:value-type="float" office:value="2.13957174258511" calcext:value-type="float">
            <text:p><text:s/>2,1 </text:p>
          </table:table-cell>
          <table:table-cell table:style-name="ce12" office:value-type="float" office:value="13.4994323205538" calcext:value-type="float">
            <text:p><text:s/>13,5 </text:p>
          </table:table-cell>
          <table:table-cell table:style-name="ce12" office:value-type="float" office:value="3.02085473187317" calcext:value-type="float">
            <text:p><text:s/>3,0 </text:p>
          </table:table-cell>
          <table:table-cell table:style-name="ce12" office:value-type="float" office:value="40.4785822687852" calcext:value-type="float">
            <text:p><text:s/>40,5 </text:p>
          </table:table-cell>
          <table:table-cell table:style-name="ce12" office:value-type="float" office:value="1.55503929322111" calcext:value-type="float">
            <text:p><text:s/>1,6 </text:p>
          </table:table-cell>
          <table:table-cell table:style-name="ce12" office:value-type="float" office:value="20.9406305146221" calcext:value-type="float">
            <text:p><text:s/>20,9 </text:p>
          </table:table-cell>
          <table:table-cell table:style-name="ce12" office:value-type="float" office:value="2.21373470128491" calcext:value-type="float">
            <text:p><text:s/>2,2 </text:p>
          </table:table-cell>
          <table:table-cell table:style-name="ce12" office:value-type="float" office:value="73.945639695839" calcext:value-type="float">
            <text:p><text:s/>73,9 </text:p>
          </table:table-cell>
          <table:table-cell table:style-name="ce12" office:value-type="float" office:value="1.56068687779773" calcext:value-type="float">
            <text:p><text:s/>1,6 </text:p>
          </table:table-cell>
          <table:table-cell table:style-name="ce12" office:value-type="float" office:value="14.5447689435102" calcext:value-type="float">
            <text:p><text:s/>14,5 </text:p>
          </table:table-cell>
          <table:table-cell table:style-name="ce12" office:value-type="float" office:value="6.05439686572746" calcext:value-type="float">
            <text:p><text:s/>6,1 </text:p>
          </table:table-cell>
          <table:table-cell table:style-name="ce12" office:value-type="float" office:value="3.80837018595283" calcext:value-type="float">
            <text:p><text:s/>3,8 </text:p>
          </table:table-cell>
          <table:table-cell table:style-name="ce12" office:value-type="float" office:value="11.6415705387914" calcext:value-type="float">
            <text:p><text:s/>11,6 </text:p>
          </table:table-cell>
          <table:table-cell table:style-name="ce12" office:value-type="float" office:value="7.70122117469795" calcext:value-type="float">
            <text:p><text:s/>7,7 </text:p>
          </table:table-cell>
          <table:table-cell table:style-name="ce12" office:value-type="float" office:value="8.61440125540584" calcext:value-type="float">
            <text:p><text:s/>8,6 </text:p>
          </table:table-cell>
          <table:table-cell table:style-name="ce12" office:value-type="float" office:value="18.2996566414885" calcext:value-type="float">
            <text:p><text:s/>18,3 </text:p>
          </table:table-cell>
          <table:table-cell table:style-name="ce12" office:value-type="float" office:value="3.6956644439003" calcext:value-type="float">
            <text:p><text:s/>3,7 </text:p>
          </table:table-cell>
          <table:table-cell table:style-name="ce12" office:value-type="float" office:value="16.2578704963049" calcext:value-type="float">
            <text:p><text:s/>16,3 </text:p>
          </table:table-cell>
          <table:table-cell table:style-name="ce12" office:value-type="float" office:value="3.9926361522747" calcext:value-type="float">
            <text:p><text:s/>4,0 </text:p>
          </table:table-cell>
          <table:table-cell table:style-name="ce12" office:value-type="float" office:value="39.9484198523147" calcext:value-type="float">
            <text:p><text:s/>39,9 </text:p>
          </table:table-cell>
          <table:table-cell table:style-name="ce12" office:value-type="float" office:value="2.0714723841011" calcext:value-type="float">
            <text:p><text:s/>2,1 </text:p>
          </table:table-cell>
          <table:table-cell table:style-name="ce12" office:value-type="float" office:value="25.4940530098918" calcext:value-type="float">
            <text:p><text:s/>25,5 </text:p>
          </table:table-cell>
          <table:table-cell table:style-name="ce12" office:value-type="float" office:value="2.75563272008472" calcext:value-type="float">
            <text:p><text:s/>2,8 </text:p>
          </table:table-cell>
          <table:table-cell table:style-name="ce12" office:value-type="float" office:value="3.88420397314421" calcext:value-type="float">
            <text:p><text:s/>3,9 </text:p>
          </table:table-cell>
          <table:table-cell table:style-name="ce12" office:value-type="float" office:value="9.66277880350824" calcext:value-type="float">
            <text:p><text:s/>9,7 </text:p>
          </table:table-cell>
          <table:table-cell table:style-name="ce12" office:value-type="float" office:value="8.80459408928849" calcext:value-type="float">
            <text:p><text:s/>8,8 </text:p>
          </table:table-cell>
          <table:table-cell table:style-name="ce12" office:value-type="float" office:value="7.05979432894517" calcext:value-type="float">
            <text:p><text:s/>7,1 </text:p>
          </table:table-cell>
          <table:table-cell table:style-name="ce12" office:value-type="float" office:value="64.5947790403588" calcext:value-type="float">
            <text:p><text:s/>64,6 </text:p>
          </table:table-cell>
          <table:table-cell table:style-name="ce12" office:value-type="float" office:value="1.54667672724943" calcext:value-type="float">
            <text:p><text:s/>1,5 </text:p>
          </table:table-cell>
          <table:table-cell table:style-name="ce12" office:value-type="float" office:value="22.7164228972086" calcext:value-type="float">
            <text:p><text:s/>22,7 </text:p>
          </table:table-cell>
          <table:table-cell table:style-name="ce12" office:value-type="float" office:value="3.73774742177191" calcext:value-type="float">
            <text:p><text:s/>3,7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Sexo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Homem </text:p>
          </table:table-cell>
          <table:table-cell table:style-name="ce12" office:value-type="float" office:value="25.5007943957394" calcext:value-type="float">
            <text:p><text:s/>25,5 </text:p>
          </table:table-cell>
          <table:table-cell table:style-name="ce12" office:value-type="float" office:value="1.14737102979759" calcext:value-type="float">
            <text:p><text:s/>1,1 </text:p>
          </table:table-cell>
          <table:table-cell table:style-name="ce12" office:value-type="float" office:value="12.2695758069281" calcext:value-type="float">
            <text:p><text:s/>12,3 </text:p>
          </table:table-cell>
          <table:table-cell table:style-name="ce12" office:value-type="float" office:value="1.76266709307093" calcext:value-type="float">
            <text:p><text:s/>1,8 </text:p>
          </table:table-cell>
          <table:table-cell table:style-name="ce12" office:value-type="float" office:value="44.4205752961491" calcext:value-type="float">
            <text:p><text:s/>44,4 </text:p>
          </table:table-cell>
          <table:table-cell table:style-name="ce12" office:value-type="float" office:value="0.775534628581158" calcext:value-type="float">
            <text:p><text:s/>0,8 </text:p>
          </table:table-cell>
          <table:table-cell table:style-name="ce12" office:value-type="float" office:value="17.8090545011835" calcext:value-type="float">
            <text:p><text:s/>17,8 </text:p>
          </table:table-cell>
          <table:table-cell table:style-name="ce12" office:value-type="float" office:value="1.31809011127951" calcext:value-type="float">
            <text:p><text:s/>1,3 </text:p>
          </table:table-cell>
          <table:table-cell table:style-name="ce12" office:value-type="float" office:value="74.1193088840618" calcext:value-type="float">
            <text:p><text:s/>74,1 </text:p>
          </table:table-cell>
          <table:table-cell table:style-name="ce12" office:value-type="float" office:value="0.749056677567604" calcext:value-type="float">
            <text:p><text:s/>0,7 </text:p>
          </table:table-cell>
          <table:table-cell table:style-name="ce12" office:value-type="float" office:value="13.8258962489473" calcext:value-type="float">
            <text:p><text:s/>13,8 </text:p>
          </table:table-cell>
          <table:table-cell table:style-name="ce12" office:value-type="float" office:value="3.08882756745888" calcext:value-type="float">
            <text:p><text:s/>3,1 </text:p>
          </table:table-cell>
          <table:table-cell table:style-name="ce12" office:value-type="float" office:value="4.53542981955345" calcext:value-type="float">
            <text:p><text:s/>4,5 </text:p>
          </table:table-cell>
          <table:table-cell table:style-name="ce12" office:value-type="float" office:value="5.27518926797723" calcext:value-type="float">
            <text:p><text:s/>5,3 </text:p>
          </table:table-cell>
          <table:table-cell table:style-name="ce12" office:value-type="float" office:value="7.51936504743743" calcext:value-type="float">
            <text:p><text:s/>7,5 </text:p>
          </table:table-cell>
          <table:table-cell table:style-name="ce12" office:value-type="float" office:value="4.57332027176868" calcext:value-type="float">
            <text:p><text:s/>4,6 </text:p>
          </table:table-cell>
          <table:table-cell table:style-name="ce12" office:value-type="float" office:value="16.8343875287023" calcext:value-type="float">
            <text:p><text:s/>16,8 </text:p>
          </table:table-cell>
          <table:table-cell table:style-name="ce12" office:value-type="float" office:value="2.11725021018673" calcext:value-type="float">
            <text:p><text:s/>2,1 </text:p>
          </table:table-cell>
          <table:table-cell table:style-name="ce12" office:value-type="float" office:value="13.7276001720861" calcext:value-type="float">
            <text:p><text:s/>13,7 </text:p>
          </table:table-cell>
          <table:table-cell table:style-name="ce12" office:value-type="float" office:value="2.40097689705181" calcext:value-type="float">
            <text:p><text:s/>2,4 </text:p>
          </table:table-cell>
          <table:table-cell table:style-name="ce12" office:value-type="float" office:value="45.8039487192556" calcext:value-type="float">
            <text:p><text:s/>45,8 </text:p>
          </table:table-cell>
          <table:table-cell table:style-name="ce12" office:value-type="float" office:value="1.0147933206114" calcext:value-type="float">
            <text:p><text:s/>1,0 </text:p>
          </table:table-cell>
          <table:table-cell table:style-name="ce12" office:value-type="float" office:value="23.634063579956" calcext:value-type="float">
            <text:p><text:s/>23,6 </text:p>
          </table:table-cell>
          <table:table-cell table:style-name="ce12" office:value-type="float" office:value="1.58792470537651" calcext:value-type="float">
            <text:p><text:s/>1,6 </text:p>
          </table:table-cell>
          <table:table-cell table:style-name="ce12" office:value-type="float" office:value="2.97926958393597" calcext:value-type="float">
            <text:p><text:s/>3,0 </text:p>
          </table:table-cell>
          <table:table-cell table:style-name="ce12" office:value-type="float" office:value="5.82832851847689" calcext:value-type="float">
            <text:p><text:s/>5,8 </text:p>
          </table:table-cell>
          <table:table-cell table:style-name="ce12" office:value-type="float" office:value="8.95055651205525" calcext:value-type="float">
            <text:p><text:s/>9,0 </text:p>
          </table:table-cell>
          <table:table-cell table:style-name="ce12" office:value-type="float" office:value="3.66862295903963" calcext:value-type="float">
            <text:p><text:s/>3,7 </text:p>
          </table:table-cell>
          <table:table-cell table:style-name="ce12" office:value-type="float" office:value="71.4692105528876" calcext:value-type="float">
            <text:p><text:s/>71,5 </text:p>
          </table:table-cell>
          <table:table-cell table:style-name="ce12" office:value-type="float" office:value="0.700178792093236" calcext:value-type="float">
            <text:p><text:s/>0,7 </text:p>
          </table:table-cell>
          <table:table-cell table:style-name="ce12" office:value-type="float" office:value="16.6009633511211" calcext:value-type="float">
            <text:p><text:s/>16,6 </text:p>
          </table:table-cell>
          <table:table-cell table:style-name="ce12" office:value-type="float" office:value="2.3822047603854" calcext:value-type="float">
            <text:p><text:s/>2,4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Mulher</text:p>
          </table:table-cell>
          <table:table-cell table:style-name="ce12" office:value-type="float" office:value="27.2704174766481" calcext:value-type="float">
            <text:p><text:s/>27,3 </text:p>
          </table:table-cell>
          <table:table-cell table:style-name="ce12" office:value-type="float" office:value="1.06857626661308" calcext:value-type="float">
            <text:p><text:s/>1,1 </text:p>
          </table:table-cell>
          <table:table-cell table:style-name="ce12" office:value-type="float" office:value="10.8134256558719" calcext:value-type="float">
            <text:p><text:s/>10,8 </text:p>
          </table:table-cell>
          <table:table-cell table:style-name="ce12" office:value-type="float" office:value="2.02952699563652" calcext:value-type="float">
            <text:p><text:s/>2,0 </text:p>
          </table:table-cell>
          <table:table-cell table:style-name="ce12" office:value-type="float" office:value="31.1874591932389" calcext:value-type="float">
            <text:p><text:s/>31,2 </text:p>
          </table:table-cell>
          <table:table-cell table:style-name="ce12" office:value-type="float" office:value="1.00482299091855" calcext:value-type="float">
            <text:p><text:s/>1,0 </text:p>
          </table:table-cell>
          <table:table-cell table:style-name="ce12" office:value-type="float" office:value="30.7286976742412" calcext:value-type="float">
            <text:p><text:s/>30,7 </text:p>
          </table:table-cell>
          <table:table-cell table:style-name="ce12" office:value-type="float" office:value="1.0230024008816" calcext:value-type="float">
            <text:p><text:s/>1,0 </text:p>
          </table:table-cell>
          <table:table-cell table:style-name="ce12" office:value-type="float" office:value="78.186715479608" calcext:value-type="float">
            <text:p><text:s/>78,2 </text:p>
          </table:table-cell>
          <table:table-cell table:style-name="ce12" office:value-type="float" office:value="0.679242720212359" calcext:value-type="float">
            <text:p><text:s/>0,7 </text:p>
          </table:table-cell>
          <table:table-cell table:style-name="ce12" office:value-type="float" office:value="8.08007363622525" calcext:value-type="float">
            <text:p><text:s/>8,1 </text:p>
          </table:table-cell>
          <table:table-cell table:style-name="ce12" office:value-type="float" office:value="4.57065443931255" calcext:value-type="float">
            <text:p><text:s/>4,6 </text:p>
          </table:table-cell>
          <table:table-cell table:style-name="ce12" office:value-type="float" office:value="2.16886517501124" calcext:value-type="float">
            <text:p><text:s/>2,2 </text:p>
          </table:table-cell>
          <table:table-cell table:style-name="ce12" office:value-type="float" office:value="8.1299329030266" calcext:value-type="float">
            <text:p><text:s/>8,1 </text:p>
          </table:table-cell>
          <table:table-cell table:style-name="ce12" office:value-type="float" office:value="11.5643457091555" calcext:value-type="float">
            <text:p><text:s/>11,6 </text:p>
          </table:table-cell>
          <table:table-cell table:style-name="ce12" office:value-type="float" office:value="3.35985287231515" calcext:value-type="float">
            <text:p><text:s/>3,4 </text:p>
          </table:table-cell>
          <table:table-cell table:style-name="ce12" office:value-type="float" office:value="20.0756160755529" calcext:value-type="float">
            <text:p><text:s/>20,1 </text:p>
          </table:table-cell>
          <table:table-cell table:style-name="ce12" office:value-type="float" office:value="1.89117760831804" calcext:value-type="float">
            <text:p><text:s/>1,9 </text:p>
          </table:table-cell>
          <table:table-cell table:style-name="ce12" office:value-type="float" office:value="13.4176162919007" calcext:value-type="float">
            <text:p><text:s/>13,4 </text:p>
          </table:table-cell>
          <table:table-cell table:style-name="ce12" office:value-type="float" office:value="2.91930320235521" calcext:value-type="float">
            <text:p><text:s/>2,9 </text:p>
          </table:table-cell>
          <table:table-cell table:style-name="ce12" office:value-type="float" office:value="29.836722535301" calcext:value-type="float">
            <text:p><text:s/>29,8 </text:p>
          </table:table-cell>
          <table:table-cell table:style-name="ce12" office:value-type="float" office:value="1.49287349469742" calcext:value-type="float">
            <text:p><text:s/>1,5 </text:p>
          </table:table-cell>
          <table:table-cell table:style-name="ce12" office:value-type="float" office:value="36.6700450972454" calcext:value-type="float">
            <text:p><text:s/>36,7 </text:p>
          </table:table-cell>
          <table:table-cell table:style-name="ce12" office:value-type="float" office:value="1.24217907378295" calcext:value-type="float">
            <text:p><text:s/>1,2 </text:p>
          </table:table-cell>
          <table:table-cell table:style-name="ce12" office:value-type="float" office:value="4.96428515831887" calcext:value-type="float">
            <text:p><text:s/>5,0 </text:p>
          </table:table-cell>
          <table:table-cell table:style-name="ce12" office:value-type="float" office:value="4.90094026574749" calcext:value-type="float">
            <text:p><text:s/>4,9 </text:p>
          </table:table-cell>
          <table:table-cell table:style-name="ce12" office:value-type="float" office:value="8.87806279758959" calcext:value-type="float">
            <text:p><text:s/>8,9 </text:p>
          </table:table-cell>
          <table:table-cell table:style-name="ce12" office:value-type="float" office:value="3.68660632336995" calcext:value-type="float">
            <text:p><text:s/>3,7 </text:p>
          </table:table-cell>
          <table:table-cell table:style-name="ce12" office:value-type="float" office:value="51.6001627005014" calcext:value-type="float">
            <text:p><text:s/>51,6 </text:p>
          </table:table-cell>
          <table:table-cell table:style-name="ce12" office:value-type="float" office:value="1.06921211903258" calcext:value-type="float">
            <text:p><text:s/>1,1 </text:p>
          </table:table-cell>
          <table:table-cell table:style-name="ce12" office:value-type="float" office:value="34.5574893435901" calcext:value-type="float">
            <text:p><text:s/>34,6 </text:p>
          </table:table-cell>
          <table:table-cell table:style-name="ce12" office:value-type="float" office:value="1.57005932990194" calcext:value-type="float">
            <text:p><text:s/>1,6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or ou raça <text:s/>(1)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Branca</text:p>
          </table:table-cell>
          <table:table-cell table:style-name="ce12" office:value-type="float" office:value="26.7268481896233" calcext:value-type="float">
            <text:p><text:s/>26,7 </text:p>
          </table:table-cell>
          <table:table-cell table:style-name="ce12" office:value-type="float" office:value="1.32399072177409" calcext:value-type="float">
            <text:p><text:s/>1,3 </text:p>
          </table:table-cell>
          <table:table-cell table:style-name="ce12" office:value-type="float" office:value="13.8776453810619" calcext:value-type="float">
            <text:p><text:s/>13,9 </text:p>
          </table:table-cell>
          <table:table-cell table:style-name="ce12" office:value-type="float" office:value="1.90168815092466" calcext:value-type="float">
            <text:p><text:s/>1,9 </text:p>
          </table:table-cell>
          <table:table-cell table:style-name="ce12" office:value-type="float" office:value="39.491008234372" calcext:value-type="float">
            <text:p><text:s/>39,5 </text:p>
          </table:table-cell>
          <table:table-cell table:style-name="ce12" office:value-type="float" office:value="1.04763816418579" calcext:value-type="float">
            <text:p><text:s/>1,0 </text:p>
          </table:table-cell>
          <table:table-cell table:style-name="ce12" office:value-type="float" office:value="19.9044981949428" calcext:value-type="float">
            <text:p><text:s/>19,9 </text:p>
          </table:table-cell>
          <table:table-cell table:style-name="ce12" office:value-type="float" office:value="1.50932356846733" calcext:value-type="float">
            <text:p><text:s/>1,5 </text:p>
          </table:table-cell>
          <table:table-cell table:style-name="ce12" office:value-type="float" office:value="76.8688370519628" calcext:value-type="float">
            <text:p><text:s/>76,9 </text:p>
          </table:table-cell>
          <table:table-cell table:style-name="ce12" office:value-type="float" office:value="0.840159747224805" calcext:value-type="float">
            <text:p><text:s/>0,8 </text:p>
          </table:table-cell>
          <table:table-cell table:style-name="ce12" office:value-type="float" office:value="12.0612052831589" calcext:value-type="float">
            <text:p><text:s/>12,1 </text:p>
          </table:table-cell>
          <table:table-cell table:style-name="ce12" office:value-type="float" office:value="4.13281925187028" calcext:value-type="float">
            <text:p><text:s/>4,1 </text:p>
          </table:table-cell>
          <table:table-cell table:style-name="ce12" office:value-type="float" office:value="2.99154287754016" calcext:value-type="float">
            <text:p><text:s/>3,0 </text:p>
          </table:table-cell>
          <table:table-cell table:style-name="ce12" office:value-type="float" office:value="7.30595393441086" calcext:value-type="float">
            <text:p><text:s/>7,3 </text:p>
          </table:table-cell>
          <table:table-cell table:style-name="ce12" office:value-type="float" office:value="8.07841478733811" calcext:value-type="float">
            <text:p><text:s/>8,1 </text:p>
          </table:table-cell>
          <table:table-cell table:style-name="ce12" office:value-type="float" office:value="4.98523734464077" calcext:value-type="float">
            <text:p><text:s/>5,0 </text:p>
          </table:table-cell>
          <table:table-cell table:style-name="ce12" office:value-type="float" office:value="20.3442923889478" calcext:value-type="float">
            <text:p><text:s/>20,3 </text:p>
          </table:table-cell>
          <table:table-cell table:style-name="ce12" office:value-type="float" office:value="2.34965585376918" calcext:value-type="float">
            <text:p><text:s/>2,3 </text:p>
          </table:table-cell>
          <table:table-cell table:style-name="ce12" office:value-type="float" office:value="16.8003842730713" calcext:value-type="float">
            <text:p><text:s/>16,8 </text:p>
          </table:table-cell>
          <table:table-cell table:style-name="ce12" office:value-type="float" office:value="2.64439472989949" calcext:value-type="float">
            <text:p><text:s/>2,6 </text:p>
          </table:table-cell>
          <table:table-cell table:style-name="ce12" office:value-type="float" office:value="38.3887244938504" calcext:value-type="float">
            <text:p><text:s/>38,4 </text:p>
          </table:table-cell>
          <table:table-cell table:style-name="ce12" office:value-type="float" office:value="1.45718081880357" calcext:value-type="float">
            <text:p><text:s/>1,5 </text:p>
          </table:table-cell>
          <table:table-cell table:style-name="ce12" office:value-type="float" office:value="24.4665988441306" calcext:value-type="float">
            <text:p><text:s/>24,5 </text:p>
          </table:table-cell>
          <table:table-cell table:style-name="ce12" office:value-type="float" office:value="1.91768090965598" calcext:value-type="float">
            <text:p><text:s/>1,9 </text:p>
          </table:table-cell>
          <table:table-cell table:style-name="ce12" office:value-type="float" office:value="4.52744488352496" calcext:value-type="float">
            <text:p><text:s/>4,5 </text:p>
          </table:table-cell>
          <table:table-cell table:style-name="ce12" office:value-type="float" office:value="5.36303243855755" calcext:value-type="float">
            <text:p><text:s/>5,4 </text:p>
          </table:table-cell>
          <table:table-cell table:style-name="ce12" office:value-type="float" office:value="10.9648011333283" calcext:value-type="float">
            <text:p><text:s/>11,0 </text:p>
          </table:table-cell>
          <table:table-cell table:style-name="ce12" office:value-type="float" office:value="3.71473636015954" calcext:value-type="float">
            <text:p><text:s/>3,7 </text:p>
          </table:table-cell>
          <table:table-cell table:style-name="ce12" office:value-type="float" office:value="63.5889217692107" calcext:value-type="float">
            <text:p><text:s/>63,6 </text:p>
          </table:table-cell>
          <table:table-cell table:style-name="ce12" office:value-type="float" office:value="0.963367634078284" calcext:value-type="float">
            <text:p><text:s/>1,0 </text:p>
          </table:table-cell>
          <table:table-cell table:style-name="ce12" office:value-type="float" office:value="20.918832213936" calcext:value-type="float">
            <text:p><text:s/>20,9 </text:p>
          </table:table-cell>
          <table:table-cell table:style-name="ce12" office:value-type="float" office:value="2.37696788266634" calcext:value-type="float">
            <text:p><text:s/>2,4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Preta ou parda</text:p>
          </table:table-cell>
          <table:table-cell table:style-name="ce12" office:value-type="float" office:value="26.0897440687014" calcext:value-type="float">
            <text:p><text:s/>26,1 </text:p>
          </table:table-cell>
          <table:table-cell table:style-name="ce12" office:value-type="float" office:value="1.00865937640612" calcext:value-type="float">
            <text:p><text:s/>1,0 </text:p>
          </table:table-cell>
          <table:table-cell table:style-name="ce12" office:value-type="float" office:value="9.89515007060278" calcext:value-type="float">
            <text:p><text:s/>9,9 </text:p>
          </table:table-cell>
          <table:table-cell table:style-name="ce12" office:value-type="float" office:value="1.7510121746828" calcext:value-type="float">
            <text:p><text:s/>1,8 </text:p>
          </table:table-cell>
          <table:table-cell table:style-name="ce12" office:value-type="float" office:value="36.7535698892141" calcext:value-type="float">
            <text:p><text:s/>36,8 </text:p>
          </table:table-cell>
          <table:table-cell table:style-name="ce12" office:value-type="float" office:value="0.820775821072018" calcext:value-type="float">
            <text:p><text:s/>0,8 </text:p>
          </table:table-cell>
          <table:table-cell table:style-name="ce12" office:value-type="float" office:value="27.2615359714818" calcext:value-type="float">
            <text:p><text:s/>27,3 </text:p>
          </table:table-cell>
          <table:table-cell table:style-name="ce12" office:value-type="float" office:value="0.936615721045929" calcext:value-type="float">
            <text:p><text:s/>0,9 </text:p>
          </table:table-cell>
          <table:table-cell table:style-name="ce12" office:value-type="float" office:value="75.4622423724762" calcext:value-type="float">
            <text:p><text:s/>75,5 </text:p>
          </table:table-cell>
          <table:table-cell table:style-name="ce12" office:value-type="float" office:value="0.656128474884906" calcext:value-type="float">
            <text:p><text:s/>0,7 </text:p>
          </table:table-cell>
          <table:table-cell table:style-name="ce12" office:value-type="float" office:value="10.538946900038" calcext:value-type="float">
            <text:p><text:s/>10,5 </text:p>
          </table:table-cell>
          <table:table-cell table:style-name="ce12" office:value-type="float" office:value="3.41953025050886" calcext:value-type="float">
            <text:p><text:s/>3,4 </text:p>
          </table:table-cell>
          <table:table-cell table:style-name="ce12" office:value-type="float" office:value="3.67900882747997" calcext:value-type="float">
            <text:p><text:s/>3,7 </text:p>
          </table:table-cell>
          <table:table-cell table:style-name="ce12" office:value-type="float" office:value="5.51137623275211" calcext:value-type="float">
            <text:p><text:s/>5,5 </text:p>
          </table:table-cell>
          <table:table-cell table:style-name="ce12" office:value-type="float" office:value="10.3198019000059" calcext:value-type="float">
            <text:p><text:s/>10,3 </text:p>
          </table:table-cell>
          <table:table-cell table:style-name="ce12" office:value-type="float" office:value="3.32051431840347" calcext:value-type="float">
            <text:p><text:s/>3,3 </text:p>
          </table:table-cell>
          <table:table-cell table:style-name="ce12" office:value-type="float" office:value="17.0709872304212" calcext:value-type="float">
            <text:p><text:s/>17,1 </text:p>
          </table:table-cell>
          <table:table-cell table:style-name="ce12" office:value-type="float" office:value="1.85843975869158" calcext:value-type="float">
            <text:p><text:s/>1,9 </text:p>
          </table:table-cell>
          <table:table-cell table:style-name="ce12" office:value-type="float" office:value="11.2757372662556" calcext:value-type="float">
            <text:p><text:s/>11,3 </text:p>
          </table:table-cell>
          <table:table-cell table:style-name="ce12" office:value-type="float" office:value="2.39338539010881" calcext:value-type="float">
            <text:p><text:s/>2,4 </text:p>
          </table:table-cell>
          <table:table-cell table:style-name="ce12" office:value-type="float" office:value="37.6538174151356" calcext:value-type="float">
            <text:p><text:s/>37,7 </text:p>
          </table:table-cell>
          <table:table-cell table:style-name="ce12" office:value-type="float" office:value="1.07866637486209" calcext:value-type="float">
            <text:p><text:s/>1,1 </text:p>
          </table:table-cell>
          <table:table-cell table:style-name="ce12" office:value-type="float" office:value="33.9994580881877" calcext:value-type="float">
            <text:p><text:s/>34,0 </text:p>
          </table:table-cell>
          <table:table-cell table:style-name="ce12" office:value-type="float" office:value="1.10578638891746" calcext:value-type="float">
            <text:p><text:s/>1,1 </text:p>
          </table:table-cell>
          <table:table-cell table:style-name="ce12" office:value-type="float" office:value="3.58448669041987" calcext:value-type="float">
            <text:p><text:s/>3,6 </text:p>
          </table:table-cell>
          <table:table-cell table:style-name="ce12" office:value-type="float" office:value="5.69400054067053" calcext:value-type="float">
            <text:p><text:s/>5,7 </text:p>
          </table:table-cell>
          <table:table-cell table:style-name="ce12" office:value-type="float" office:value="7.33738926518907" calcext:value-type="float">
            <text:p><text:s/>7,3 </text:p>
          </table:table-cell>
          <table:table-cell table:style-name="ce12" office:value-type="float" office:value="3.58903618373896" calcext:value-type="float">
            <text:p><text:s/>3,6 </text:p>
          </table:table-cell>
          <table:table-cell table:style-name="ce12" office:value-type="float" office:value="59.6003200593568" calcext:value-type="float">
            <text:p><text:s/>59,6 </text:p>
          </table:table-cell>
          <table:table-cell table:style-name="ce12" office:value-type="float" office:value="0.857411209298637" calcext:value-type="float">
            <text:p><text:s/>0,9 </text:p>
          </table:table-cell>
          <table:table-cell table:style-name="ce12" office:value-type="float" office:value="29.4778039850342" calcext:value-type="float">
            <text:p><text:s/>29,5 </text:p>
          </table:table-cell>
          <table:table-cell table:style-name="ce12" office:value-type="float" office:value="1.57326244121741" calcext:value-type="float">
            <text:p><text:s/>1,6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or ou raça e sexo (1)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Homem branco</text:p>
          </table:table-cell>
          <table:table-cell table:style-name="ce12" office:value-type="float" office:value="26.0313544811776" calcext:value-type="float">
            <text:p><text:s/>26,0 </text:p>
          </table:table-cell>
          <table:table-cell table:style-name="ce12" office:value-type="float" office:value="1.89655301863586" calcext:value-type="float">
            <text:p><text:s/>1,9 </text:p>
          </table:table-cell>
          <table:table-cell table:style-name="ce12" office:value-type="float" office:value="14.2985184024665" calcext:value-type="float">
            <text:p><text:s/>14,3 </text:p>
          </table:table-cell>
          <table:table-cell table:style-name="ce12" office:value-type="float" office:value="2.552864181606" calcext:value-type="float">
            <text:p><text:s/>2,6 </text:p>
          </table:table-cell>
          <table:table-cell table:style-name="ce12" office:value-type="float" office:value="44.2849322011055" calcext:value-type="float">
            <text:p><text:s/>44,3 </text:p>
          </table:table-cell>
          <table:table-cell table:style-name="ce12" office:value-type="float" office:value="1.26484782377703" calcext:value-type="float">
            <text:p><text:s/>1,3 </text:p>
          </table:table-cell>
          <table:table-cell table:style-name="ce12" office:value-type="float" office:value="15.3851949152504" calcext:value-type="float">
            <text:p><text:s/>15,4 </text:p>
          </table:table-cell>
          <table:table-cell table:style-name="ce12" office:value-type="float" office:value="2.35559976157833" calcext:value-type="float">
            <text:p><text:s/>2,4 </text:p>
          </table:table-cell>
          <table:table-cell table:style-name="ce12" office:value-type="float" office:value="74.9403769494858" calcext:value-type="float">
            <text:p><text:s/>74,9 </text:p>
          </table:table-cell>
          <table:table-cell table:style-name="ce12" office:value-type="float" office:value="1.26624942286691" calcext:value-type="float">
            <text:p><text:s/>1,3 </text:p>
          </table:table-cell>
          <table:table-cell table:style-name="ce12" office:value-type="float" office:value="14.4008639808925" calcext:value-type="float">
            <text:p><text:s/>14,4 </text:p>
          </table:table-cell>
          <table:table-cell table:style-name="ce12" office:value-type="float" office:value="5.37053183818546" calcext:value-type="float">
            <text:p><text:s/>5,4 </text:p>
          </table:table-cell>
          <table:table-cell table:style-name="ce12" office:value-type="float" office:value="3.64574912047545" calcext:value-type="float">
            <text:p><text:s/>3,6 </text:p>
          </table:table-cell>
          <table:table-cell table:style-name="ce12" office:value-type="float" office:value="9.29605204210351" calcext:value-type="float">
            <text:p><text:s/>9,3 </text:p>
          </table:table-cell>
          <table:table-cell table:style-name="ce12" office:value-type="float" office:value="7.0130099491462" calcext:value-type="float">
            <text:p><text:s/>7,0 </text:p>
          </table:table-cell>
          <table:table-cell table:style-name="ce12" office:value-type="float" office:value="7.83566768367155" calcext:value-type="float">
            <text:p><text:s/>7,8 </text:p>
          </table:table-cell>
          <table:table-cell table:style-name="ce12" office:value-type="float" office:value="18.7457379149351" calcext:value-type="float">
            <text:p><text:s/>18,7 </text:p>
          </table:table-cell>
          <table:table-cell table:style-name="ce12" office:value-type="float" office:value="3.35681105264751" calcext:value-type="float">
            <text:p><text:s/>3,4 </text:p>
          </table:table-cell>
          <table:table-cell table:style-name="ce12" office:value-type="float" office:value="16.3032911880236" calcext:value-type="float">
            <text:p><text:s/>16,3 </text:p>
          </table:table-cell>
          <table:table-cell table:style-name="ce12" office:value-type="float" office:value="3.27981327419472" calcext:value-type="float">
            <text:p><text:s/>3,3 </text:p>
          </table:table-cell>
          <table:table-cell table:style-name="ce12" office:value-type="float" office:value="44.5922845114378" calcext:value-type="float">
            <text:p><text:s/>44,6 </text:p>
          </table:table-cell>
          <table:table-cell table:style-name="ce12" office:value-type="float" office:value="1.76773226270498" calcext:value-type="float">
            <text:p><text:s/>1,8 </text:p>
          </table:table-cell>
          <table:table-cell table:style-name="ce12" office:value-type="float" office:value="20.3586863856036" calcext:value-type="float">
            <text:p><text:s/>20,4 </text:p>
          </table:table-cell>
          <table:table-cell table:style-name="ce12" office:value-type="float" office:value="3.05236551062705" calcext:value-type="float">
            <text:p><text:s/>3,1 </text:p>
          </table:table-cell>
          <table:table-cell table:style-name="ce12" office:value-type="float" office:value="3.90472710726805" calcext:value-type="float">
            <text:p><text:s/>3,9 </text:p>
          </table:table-cell>
          <table:table-cell table:style-name="ce12" office:value-type="float" office:value="8.45775508764246" calcext:value-type="float">
            <text:p><text:s/>8,5 </text:p>
          </table:table-cell>
          <table:table-cell table:style-name="ce12" office:value-type="float" office:value="11.3357540028009" calcext:value-type="float">
            <text:p><text:s/>11,3 </text:p>
          </table:table-cell>
          <table:table-cell table:style-name="ce12" office:value-type="float" office:value="4.91625617917176" calcext:value-type="float">
            <text:p><text:s/>4,9 </text:p>
          </table:table-cell>
          <table:table-cell table:style-name="ce12" office:value-type="float" office:value="70.9667447404164" calcext:value-type="float">
            <text:p><text:s/>71,0 </text:p>
          </table:table-cell>
          <table:table-cell table:style-name="ce12" office:value-type="float" office:value="1.13685962495962" calcext:value-type="float">
            <text:p><text:s/>1,1 </text:p>
          </table:table-cell>
          <table:table-cell table:style-name="ce12" office:value-type="float" office:value="13.7927741495146" calcext:value-type="float">
            <text:p><text:s/>13,8 </text:p>
          </table:table-cell>
          <table:table-cell table:style-name="ce12" office:value-type="float" office:value="4.28123022125845" calcext:value-type="float">
            <text:p><text:s/>4,3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Homem preto ou pardo</text:p>
          </table:table-cell>
          <table:table-cell table:style-name="ce12" office:value-type="float" office:value="25.1587837941249" calcext:value-type="float">
            <text:p><text:s/>25,2 </text:p>
          </table:table-cell>
          <table:table-cell table:style-name="ce12" office:value-type="float" office:value="1.37268224028712" calcext:value-type="float">
            <text:p><text:s/>1,4 </text:p>
          </table:table-cell>
          <table:table-cell table:style-name="ce12" office:value-type="float" office:value="10.8709997884428" calcext:value-type="float">
            <text:p><text:s/>10,9 </text:p>
          </table:table-cell>
          <table:table-cell table:style-name="ce12" office:value-type="float" office:value="2.19902946678291" calcext:value-type="float">
            <text:p><text:s/>2,2 </text:p>
          </table:table-cell>
          <table:table-cell table:style-name="ce12" office:value-type="float" office:value="44.519265386451" calcext:value-type="float">
            <text:p><text:s/>44,5 </text:p>
          </table:table-cell>
          <table:table-cell table:style-name="ce12" office:value-type="float" office:value="0.904462394202148" calcext:value-type="float">
            <text:p><text:s/>0,9 </text:p>
          </table:table-cell>
          <table:table-cell table:style-name="ce12" office:value-type="float" office:value="19.4509510309812" calcext:value-type="float">
            <text:p><text:s/>19,5 </text:p>
          </table:table-cell>
          <table:table-cell table:style-name="ce12" office:value-type="float" office:value="1.56778875564615" calcext:value-type="float">
            <text:p><text:s/>1,6 </text:p>
          </table:table-cell>
          <table:table-cell table:style-name="ce12" office:value-type="float" office:value="73.5701607343649" calcext:value-type="float">
            <text:p><text:s/>73,6 </text:p>
          </table:table-cell>
          <table:table-cell table:style-name="ce12" office:value-type="float" office:value="0.95601617021786" calcext:value-type="float">
            <text:p><text:s/>1,0 </text:p>
          </table:table-cell>
          <table:table-cell table:style-name="ce12" office:value-type="float" office:value="13.4988848721488" calcext:value-type="float">
            <text:p><text:s/>13,5 </text:p>
          </table:table-cell>
          <table:table-cell table:style-name="ce12" office:value-type="float" office:value="3.91453312570228" calcext:value-type="float">
            <text:p><text:s/>3,9 </text:p>
          </table:table-cell>
          <table:table-cell table:style-name="ce12" office:value-type="float" office:value="5.09184306828815" calcext:value-type="float">
            <text:p><text:s/>5,1 </text:p>
          </table:table-cell>
          <table:table-cell table:style-name="ce12" office:value-type="float" office:value="6.38494280487235" calcext:value-type="float">
            <text:p><text:s/>6,4 </text:p>
          </table:table-cell>
          <table:table-cell table:style-name="ce12" office:value-type="float" office:value="7.83911132519816" calcext:value-type="float">
            <text:p><text:s/>7,8 </text:p>
          </table:table-cell>
          <table:table-cell table:style-name="ce12" office:value-type="float" office:value="5.46712616098258" calcext:value-type="float">
            <text:p><text:s/>5,5 </text:p>
          </table:table-cell>
          <table:table-cell table:style-name="ce12" office:value-type="float" office:value="15.5079080604147" calcext:value-type="float">
            <text:p><text:s/>15,5 </text:p>
          </table:table-cell>
          <table:table-cell table:style-name="ce12" office:value-type="float" office:value="2.62014050513324" calcext:value-type="float">
            <text:p><text:s/>2,6 </text:p>
          </table:table-cell>
          <table:table-cell table:style-name="ce12" office:value-type="float" office:value="11.8830698800921" calcext:value-type="float">
            <text:p><text:s/>11,9 </text:p>
          </table:table-cell>
          <table:table-cell table:style-name="ce12" office:value-type="float" office:value="3.12579995347987" calcext:value-type="float">
            <text:p><text:s/>3,1 </text:p>
          </table:table-cell>
          <table:table-cell table:style-name="ce12" office:value-type="float" office:value="46.7450688805284" calcext:value-type="float">
            <text:p><text:s/>46,7 </text:p>
          </table:table-cell>
          <table:table-cell table:style-name="ce12" office:value-type="float" office:value="1.18703901366361" calcext:value-type="float">
            <text:p><text:s/>1,2 </text:p>
          </table:table-cell>
          <table:table-cell table:style-name="ce12" office:value-type="float" office:value="25.8639531789647" calcext:value-type="float">
            <text:p><text:s/>25,9 </text:p>
          </table:table-cell>
          <table:table-cell table:style-name="ce12" office:value-type="float" office:value="1.81270438521366" calcext:value-type="float">
            <text:p><text:s/>1,8 </text:p>
          </table:table-cell>
          <table:table-cell table:style-name="ce12" office:value-type="float" office:value="2.31765094830138" calcext:value-type="float">
            <text:p><text:s/>2,3 </text:p>
          </table:table-cell>
          <table:table-cell table:style-name="ce12" office:value-type="float" office:value="7.97525384685509" calcext:value-type="float">
            <text:p><text:s/>8,0 </text:p>
          </table:table-cell>
          <table:table-cell table:style-name="ce12" office:value-type="float" office:value="7.2619690385301" calcext:value-type="float">
            <text:p><text:s/>7,3 </text:p>
          </table:table-cell>
          <table:table-cell table:style-name="ce12" office:value-type="float" office:value="5.26054926391102" calcext:value-type="float">
            <text:p><text:s/>5,3 </text:p>
          </table:table-cell>
          <table:table-cell table:style-name="ce12" office:value-type="float" office:value="71.8121433673183" calcext:value-type="float">
            <text:p><text:s/>71,8 </text:p>
          </table:table-cell>
          <table:table-cell table:style-name="ce12" office:value-type="float" office:value="0.874287846203169" calcext:value-type="float">
            <text:p><text:s/>0,9 </text:p>
          </table:table-cell>
          <table:table-cell table:style-name="ce12" office:value-type="float" office:value="18.6082366458502" calcext:value-type="float">
            <text:p><text:s/>18,6 </text:p>
          </table:table-cell>
          <table:table-cell table:style-name="ce12" office:value-type="float" office:value="2.81833900618679" calcext:value-type="float">
            <text:p><text:s/>2,8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Mulher branca</text:p>
          </table:table-cell>
          <table:table-cell table:style-name="ce12" office:value-type="float" office:value="27.414703594463" calcext:value-type="float">
            <text:p><text:s/>27,4 </text:p>
          </table:table-cell>
          <table:table-cell table:style-name="ce12" office:value-type="float" office:value="1.73161621313881" calcext:value-type="float">
            <text:p><text:s/>1,7 </text:p>
          </table:table-cell>
          <table:table-cell table:style-name="ce12" office:value-type="float" office:value="13.4613946242127" calcext:value-type="float">
            <text:p><text:s/>13,5 </text:p>
          </table:table-cell>
          <table:table-cell table:style-name="ce12" office:value-type="float" office:value="2.85765856885215" calcext:value-type="float">
            <text:p><text:s/>2,9 </text:p>
          </table:table-cell>
          <table:table-cell table:style-name="ce12" office:value-type="float" office:value="34.749733840564" calcext:value-type="float">
            <text:p><text:s/>34,7 </text:p>
          </table:table-cell>
          <table:table-cell table:style-name="ce12" office:value-type="float" office:value="1.58604033273475" calcext:value-type="float">
            <text:p><text:s/>1,6 </text:p>
          </table:table-cell>
          <table:table-cell table:style-name="ce12" office:value-type="float" office:value="24.3741679407603" calcext:value-type="float">
            <text:p><text:s/>24,4 </text:p>
          </table:table-cell>
          <table:table-cell table:style-name="ce12" office:value-type="float" office:value="1.82571182820871" calcext:value-type="float">
            <text:p><text:s/>1,8 </text:p>
          </table:table-cell>
          <table:table-cell table:style-name="ce12" office:value-type="float" office:value="78.9357430398199" calcext:value-type="float">
            <text:p><text:s/>78,9 </text:p>
          </table:table-cell>
          <table:table-cell table:style-name="ce12" office:value-type="float" office:value="1.06159743154977" calcext:value-type="float">
            <text:p><text:s/>1,1 </text:p>
          </table:table-cell>
          <table:table-cell table:style-name="ce12" office:value-type="float" office:value="9.55358038302425" calcext:value-type="float">
            <text:p><text:s/>9,6 </text:p>
          </table:table-cell>
          <table:table-cell table:style-name="ce12" office:value-type="float" office:value="6.21688363522016" calcext:value-type="float">
            <text:p><text:s/>6,2 </text:p>
          </table:table-cell>
          <table:table-cell table:style-name="ce12" office:value-type="float" office:value="2.29037057997507" calcext:value-type="float">
            <text:p><text:s/>2,3 </text:p>
          </table:table-cell>
          <table:table-cell table:style-name="ce12" office:value-type="float" office:value="11.8479798576609" calcext:value-type="float">
            <text:p><text:s/>11,8 </text:p>
          </table:table-cell>
          <table:table-cell table:style-name="ce12" office:value-type="float" office:value="9.22030599718077" calcext:value-type="float">
            <text:p><text:s/>9,2 </text:p>
          </table:table-cell>
          <table:table-cell table:style-name="ce12" office:value-type="float" office:value="6.36627714232007" calcext:value-type="float">
            <text:p><text:s/>6,4 </text:p>
          </table:table-cell>
          <table:table-cell table:style-name="ce12" office:value-type="float" office:value="21.9503560564449" calcext:value-type="float">
            <text:p><text:s/>22,0 </text:p>
          </table:table-cell>
          <table:table-cell table:style-name="ce12" office:value-type="float" office:value="2.97968402708852" calcext:value-type="float">
            <text:p><text:s/>3,0 </text:p>
          </table:table-cell>
          <table:table-cell table:style-name="ce12" office:value-type="float" office:value="17.2998124478617" calcext:value-type="float">
            <text:p><text:s/>17,3 </text:p>
          </table:table-cell>
          <table:table-cell table:style-name="ce12" office:value-type="float" office:value="3.98933554561097" calcext:value-type="float">
            <text:p><text:s/>4,0 </text:p>
          </table:table-cell>
          <table:table-cell table:style-name="ce12" office:value-type="float" office:value="32.1560233157822" calcext:value-type="float">
            <text:p><text:s/>32,2 </text:p>
          </table:table-cell>
          <table:table-cell table:style-name="ce12" office:value-type="float" office:value="2.30677201866755" calcext:value-type="float">
            <text:p><text:s/>2,3 </text:p>
          </table:table-cell>
          <table:table-cell table:style-name="ce12" office:value-type="float" office:value="28.5938081799112" calcext:value-type="float">
            <text:p><text:s/>28,6 </text:p>
          </table:table-cell>
          <table:table-cell table:style-name="ce12" office:value-type="float" office:value="2.37725615300739" calcext:value-type="float">
            <text:p><text:s/>2,4 </text:p>
          </table:table-cell>
          <table:table-cell table:style-name="ce12" office:value-type="float" office:value="5.10084549607294" calcext:value-type="float">
            <text:p><text:s/>5,1 </text:p>
          </table:table-cell>
          <table:table-cell table:style-name="ce12" office:value-type="float" office:value="6.92766685592453" calcext:value-type="float">
            <text:p><text:s/>6,9 </text:p>
          </table:table-cell>
          <table:table-cell table:style-name="ce12" office:value-type="float" office:value="10.6232264895779" calcext:value-type="float">
            <text:p><text:s/>10,6 </text:p>
          </table:table-cell>
          <table:table-cell table:style-name="ce12" office:value-type="float" office:value="5.13290187365129" calcext:value-type="float">
            <text:p><text:s/>5,1 </text:p>
          </table:table-cell>
          <table:table-cell table:style-name="ce12" office:value-type="float" office:value="56.7953976845303" calcext:value-type="float">
            <text:p><text:s/>56,8 </text:p>
          </table:table-cell>
          <table:table-cell table:style-name="ce12" office:value-type="float" office:value="1.55618624822271" calcext:value-type="float">
            <text:p><text:s/>1,6 </text:p>
          </table:table-cell>
          <table:table-cell table:style-name="ce12" office:value-type="float" office:value="27.4805303298187" calcext:value-type="float">
            <text:p><text:s/>27,5 </text:p>
          </table:table-cell>
          <table:table-cell table:style-name="ce12" office:value-type="float" office:value="2.77240785544734" calcext:value-type="float">
            <text:p><text:s/>2,8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Mulher preta ou parda</text:p>
          </table:table-cell>
          <table:table-cell table:style-name="ce12" office:value-type="float" office:value="27.0457424872016" calcext:value-type="float">
            <text:p><text:s/>27,0 </text:p>
          </table:table-cell>
          <table:table-cell table:style-name="ce12" office:value-type="float" office:value="1.40580511467022" calcext:value-type="float">
            <text:p><text:s/>1,4 </text:p>
          </table:table-cell>
          <table:table-cell table:style-name="ce12" office:value-type="float" office:value="8.89305490883712" calcext:value-type="float">
            <text:p><text:s/>8,9 </text:p>
          </table:table-cell>
          <table:table-cell table:style-name="ce12" office:value-type="float" office:value="2.70124185747356" calcext:value-type="float">
            <text:p><text:s/>2,7 </text:p>
          </table:table-cell>
          <table:table-cell table:style-name="ce12" office:value-type="float" office:value="28.7790162840228" calcext:value-type="float">
            <text:p><text:s/>28,8 </text:p>
          </table:table-cell>
          <table:table-cell table:style-name="ce12" office:value-type="float" office:value="1.32061968877489" calcext:value-type="float">
            <text:p><text:s/>1,3 </text:p>
          </table:table-cell>
          <table:table-cell table:style-name="ce12" office:value-type="float" office:value="35.2821863199383" calcext:value-type="float">
            <text:p><text:s/>35,3 </text:p>
          </table:table-cell>
          <table:table-cell table:style-name="ce12" office:value-type="float" office:value="1.10631913597666" calcext:value-type="float">
            <text:p><text:s/>1,1 </text:p>
          </table:table-cell>
          <table:table-cell table:style-name="ce12" office:value-type="float" office:value="77.567777928587" calcext:value-type="float">
            <text:p><text:s/>77,6 </text:p>
          </table:table-cell>
          <table:table-cell table:style-name="ce12" office:value-type="float" office:value="0.876884738519508" calcext:value-type="float">
            <text:p><text:s/>0,9 </text:p>
          </table:table-cell>
          <table:table-cell table:style-name="ce12" office:value-type="float" office:value="7.24508551550321" calcext:value-type="float">
            <text:p><text:s/>7,2 </text:p>
          </table:table-cell>
          <table:table-cell table:style-name="ce12" office:value-type="float" office:value="6.47018780146714" calcext:value-type="float">
            <text:p><text:s/>6,5 </text:p>
          </table:table-cell>
          <table:table-cell table:style-name="ce12" office:value-type="float" office:value="2.10678664161174" calcext:value-type="float">
            <text:p><text:s/>2,1 </text:p>
          </table:table-cell>
          <table:table-cell table:style-name="ce12" office:value-type="float" office:value="10.8762065734066" calcext:value-type="float">
            <text:p><text:s/>10,9 </text:p>
          </table:table-cell>
          <table:table-cell table:style-name="ce12" office:value-type="float" office:value="13.0803499142981" calcext:value-type="float">
            <text:p><text:s/>13,1 </text:p>
          </table:table-cell>
          <table:table-cell table:style-name="ce12" office:value-type="float" office:value="4.00583150987376" calcext:value-type="float">
            <text:p><text:s/>4,0 </text:p>
          </table:table-cell>
          <table:table-cell table:style-name="ce12" office:value-type="float" office:value="18.6646424635049" calcext:value-type="float">
            <text:p><text:s/>18,7 </text:p>
          </table:table-cell>
          <table:table-cell table:style-name="ce12" office:value-type="float" office:value="2.36645590900976" calcext:value-type="float">
            <text:p><text:s/>2,4 </text:p>
          </table:table-cell>
          <table:table-cell table:style-name="ce12" office:value-type="float" office:value="10.6565243582754" calcext:value-type="float">
            <text:p><text:s/>10,7 </text:p>
          </table:table-cell>
          <table:table-cell table:style-name="ce12" office:value-type="float" office:value="3.84911977045216" calcext:value-type="float">
            <text:p><text:s/>3,8 </text:p>
          </table:table-cell>
          <table:table-cell table:style-name="ce12" office:value-type="float" office:value="28.3847280746103" calcext:value-type="float">
            <text:p><text:s/>28,4 </text:p>
          </table:table-cell>
          <table:table-cell table:style-name="ce12" office:value-type="float" office:value="1.88749900945014" calcext:value-type="float">
            <text:p><text:s/>1,9 </text:p>
          </table:table-cell>
          <table:table-cell table:style-name="ce12" office:value-type="float" office:value="42.2941051036094" calcext:value-type="float">
            <text:p><text:s/>42,3 </text:p>
          </table:table-cell>
          <table:table-cell table:style-name="ce12" office:value-type="float" office:value="1.32364121581695" calcext:value-type="float">
            <text:p><text:s/>1,3 </text:p>
          </table:table-cell>
          <table:table-cell table:style-name="ce12" office:value-type="float" office:value="4.82453850717397" calcext:value-type="float">
            <text:p><text:s/>4,8 </text:p>
          </table:table-cell>
          <table:table-cell table:style-name="ce12" office:value-type="float" office:value="7.24961113111851" calcext:value-type="float">
            <text:p><text:s/>7,2 </text:p>
          </table:table-cell>
          <table:table-cell table:style-name="ce12" office:value-type="float" office:value="7.41121492859519" calcext:value-type="float">
            <text:p><text:s/>7,4 </text:p>
          </table:table-cell>
          <table:table-cell table:style-name="ce12" office:value-type="float" office:value="4.54466221027985" calcext:value-type="float">
            <text:p><text:s/>4,5 </text:p>
          </table:table-cell>
          <table:table-cell table:style-name="ce12" office:value-type="float" office:value="47.6466837863589" calcext:value-type="float">
            <text:p><text:s/>47,6 </text:p>
          </table:table-cell>
          <table:table-cell table:style-name="ce12" office:value-type="float" office:value="1.47364958923618" calcext:value-type="float">
            <text:p><text:s/>1,5 </text:p>
          </table:table-cell>
          <table:table-cell table:style-name="ce12" office:value-type="float" office:value="40.1175627778719" calcext:value-type="float">
            <text:p><text:s/>40,1 </text:p>
          </table:table-cell>
          <table:table-cell table:style-name="ce12" office:value-type="float" office:value="1.75780501672772" calcext:value-type="float">
            <text:p><text:s/>1,8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Nível de instrução mais elevado alcançado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Sem instrução ou fundamental incompleto</text:p>
          </table:table-cell>
          <table:table-cell table:style-name="ce12" office:value-type="float" office:value="29.758167274856" calcext:value-type="float">
            <text:p><text:s/>29,8 </text:p>
          </table:table-cell>
          <table:table-cell table:style-name="ce12" office:value-type="float" office:value="1.5248030377237" calcext:value-type="float">
            <text:p><text:s/>1,5 </text:p>
          </table:table-cell>
          <table:table-cell table:style-name="ce12" office:value-type="float" office:value="5.23775975671065" calcext:value-type="float">
            <text:p><text:s/>5,2 </text:p>
          </table:table-cell>
          <table:table-cell table:style-name="ce12" office:value-type="float" office:value="4.0111745042954" calcext:value-type="float">
            <text:p><text:s/>4,0 </text:p>
          </table:table-cell>
          <table:table-cell table:style-name="ce12" office:value-type="float" office:value="32.2566129005938" calcext:value-type="float">
            <text:p><text:s/>32,3 </text:p>
          </table:table-cell>
          <table:table-cell table:style-name="ce12" office:value-type="float" office:value="1.31054961065401" calcext:value-type="float">
            <text:p><text:s/>1,3 </text:p>
          </table:table-cell>
          <table:table-cell table:style-name="ce12" office:value-type="float" office:value="32.7474600678395" calcext:value-type="float">
            <text:p><text:s/>32,7 </text:p>
          </table:table-cell>
          <table:table-cell table:style-name="ce12" office:value-type="float" office:value="1.37488808000408" calcext:value-type="float">
            <text:p><text:s/>1,4 </text:p>
          </table:table-cell>
          <table:table-cell table:style-name="ce12" office:value-type="float" office:value="71.6467859213585" calcext:value-type="float">
            <text:p><text:s/>71,6 </text:p>
          </table:table-cell>
          <table:table-cell table:style-name="ce12" office:value-type="float" office:value="0.990239646284385" calcext:value-type="float">
            <text:p><text:s/>1,0 </text:p>
          </table:table-cell>
          <table:table-cell table:style-name="ce12" office:value-type="float" office:value="9.21952596274157" calcext:value-type="float">
            <text:p><text:s/>9,2 </text:p>
          </table:table-cell>
          <table:table-cell table:style-name="ce12" office:value-type="float" office:value="4.65128306681067" calcext:value-type="float">
            <text:p><text:s/>4,7 </text:p>
          </table:table-cell>
          <table:table-cell table:style-name="ce12" office:value-type="float" office:value="4.6285407033048" calcext:value-type="float">
            <text:p><text:s/>4,6 </text:p>
          </table:table-cell>
          <table:table-cell table:style-name="ce12" office:value-type="float" office:value="6.17869742511655" calcext:value-type="float">
            <text:p><text:s/>6,2 </text:p>
          </table:table-cell>
          <table:table-cell table:style-name="ce12" office:value-type="float" office:value="14.5051474125951" calcext:value-type="float">
            <text:p><text:s/>14,5 </text:p>
          </table:table-cell>
          <table:table-cell table:style-name="ce12" office:value-type="float" office:value="3.72955691028695" calcext:value-type="float">
            <text:p><text:s/>3,7 </text:p>
          </table:table-cell>
          <table:table-cell table:style-name="ce12" office:value-type="float" office:value="9.77963980069546" calcext:value-type="float">
            <text:p><text:s/>9,8 </text:p>
          </table:table-cell>
          <table:table-cell table:style-name="ce12" office:value-type="float" office:value="4.73939679572618" calcext:value-type="float">
            <text:p><text:s/>4,7 </text:p>
          </table:table-cell>
          <table:table-cell table:style-name="ce12" office:value-type="float" office:value="4.07756197449369" calcext:value-type="float">
            <text:p><text:s/>4,1 </text:p>
          </table:table-cell>
          <table:table-cell table:style-name="ce12" office:value-type="float" office:value="8.91558491350308" calcext:value-type="float">
            <text:p><text:s/>8,9 </text:p>
          </table:table-cell>
          <table:table-cell table:style-name="ce12" office:value-type="float" office:value="40.3791663858851" calcext:value-type="float">
            <text:p><text:s/>40,4 </text:p>
          </table:table-cell>
          <table:table-cell table:style-name="ce12" office:value-type="float" office:value="1.80195968241487" calcext:value-type="float">
            <text:p><text:s/>1,8 </text:p>
          </table:table-cell>
          <table:table-cell table:style-name="ce12" office:value-type="float" office:value="45.7636318389257" calcext:value-type="float">
            <text:p><text:s/>45,8 </text:p>
          </table:table-cell>
          <table:table-cell table:style-name="ce12" office:value-type="float" office:value="1.77049692857579" calcext:value-type="float">
            <text:p><text:s/>1,8 </text:p>
          </table:table-cell>
          <table:table-cell table:style-name="ce12" office:value-type="float" office:value="2.06580389982426" calcext:value-type="float">
            <text:p><text:s/>2,1 </text:p>
          </table:table-cell>
          <table:table-cell table:style-name="ce12" office:value-type="float" office:value="11.4559203127296" calcext:value-type="float">
            <text:p><text:s/>11,5 </text:p>
          </table:table-cell>
          <table:table-cell table:style-name="ce12" office:value-type="float" office:value="1.6510078098763" calcext:value-type="float">
            <text:p><text:s/>1,7 </text:p>
          </table:table-cell>
          <table:table-cell table:style-name="ce12" office:value-type="float" office:value="12.2073038748267" calcext:value-type="float">
            <text:p><text:s/>12,2 </text:p>
          </table:table-cell>
          <table:table-cell table:style-name="ce12" office:value-type="float" office:value="57.0503647097148" calcext:value-type="float">
            <text:p><text:s/>57,1 </text:p>
          </table:table-cell>
          <table:table-cell table:style-name="ce12" office:value-type="float" office:value="1.40367169279241" calcext:value-type="float">
            <text:p><text:s/>1,4 </text:p>
          </table:table-cell>
          <table:table-cell table:style-name="ce12" office:value-type="float" office:value="39.2328235805847" calcext:value-type="float">
            <text:p><text:s/>39,2 </text:p>
          </table:table-cell>
          <table:table-cell table:style-name="ce12" office:value-type="float" office:value="2.02352359820119" calcext:value-type="float">
            <text:p><text:s/>2,0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Ensino fundamental completo ou médio incompleto</text:p>
          </table:table-cell>
          <table:table-cell table:style-name="ce12" office:value-type="float" office:value="48.5355921037065" calcext:value-type="float">
            <text:p><text:s/>48,5 </text:p>
          </table:table-cell>
          <table:table-cell table:style-name="ce12" office:value-type="float" office:value="0.890993565202849" calcext:value-type="float">
            <text:p><text:s/>0,9 </text:p>
          </table:table-cell>
          <table:table-cell table:style-name="ce12" office:value-type="float" office:value="11.8170768606997" calcext:value-type="float">
            <text:p><text:s/>11,8 </text:p>
          </table:table-cell>
          <table:table-cell table:style-name="ce12" office:value-type="float" office:value="2.28681919944344" calcext:value-type="float">
            <text:p><text:s/>2,3 </text:p>
          </table:table-cell>
          <table:table-cell table:style-name="ce12" office:value-type="float" office:value="23.0467899708088" calcext:value-type="float">
            <text:p><text:s/>23,0 </text:p>
          </table:table-cell>
          <table:table-cell table:style-name="ce12" office:value-type="float" office:value="1.53309108107696" calcext:value-type="float">
            <text:p><text:s/>1,5 </text:p>
          </table:table-cell>
          <table:table-cell table:style-name="ce12" office:value-type="float" office:value="16.600541064785" calcext:value-type="float">
            <text:p><text:s/>16,6 </text:p>
          </table:table-cell>
          <table:table-cell table:style-name="ce12" office:value-type="float" office:value="1.70412824372579" calcext:value-type="float">
            <text:p><text:s/>1,7 </text:p>
          </table:table-cell>
          <table:table-cell table:style-name="ce12" office:value-type="float" office:value="82.8563575853976" calcext:value-type="float">
            <text:p><text:s/>82,9 </text:p>
          </table:table-cell>
          <table:table-cell table:style-name="ce12" office:value-type="float" office:value="0.532682286404503" calcext:value-type="float">
            <text:p><text:s/>0,5 </text:p>
          </table:table-cell>
          <table:table-cell table:style-name="ce12" office:value-type="float" office:value="12.4847843103174" calcext:value-type="float">
            <text:p><text:s/>12,5 </text:p>
          </table:table-cell>
          <table:table-cell table:style-name="ce12" office:value-type="float" office:value="3.1116317167283" calcext:value-type="float">
            <text:p><text:s/>3,1 </text:p>
          </table:table-cell>
          <table:table-cell table:style-name="ce12" office:value-type="float" office:value="1.50661272866163" calcext:value-type="float">
            <text:p><text:s/>1,5 </text:p>
          </table:table-cell>
          <table:table-cell table:style-name="ce12" office:value-type="float" office:value="8.82777330398833" calcext:value-type="float">
            <text:p><text:s/>8,8 </text:p>
          </table:table-cell>
          <table:table-cell table:style-name="ce12" office:value-type="float" office:value="3.15224537562335" calcext:value-type="float">
            <text:p><text:s/>3,2 </text:p>
          </table:table-cell>
          <table:table-cell table:style-name="ce12" office:value-type="float" office:value="5.98319653935141" calcext:value-type="float">
            <text:p><text:s/>6,0 </text:p>
          </table:table-cell>
          <table:table-cell table:style-name="ce12" office:value-type="float" office:value="27.624769304732" calcext:value-type="float">
            <text:p><text:s/>27,6 </text:p>
          </table:table-cell>
          <table:table-cell table:style-name="ce12" office:value-type="float" office:value="2.04869644317185" calcext:value-type="float">
            <text:p><text:s/>2,0 </text:p>
          </table:table-cell>
          <table:table-cell table:style-name="ce12" office:value-type="float" office:value="14.3348772678576" calcext:value-type="float">
            <text:p><text:s/>14,3 </text:p>
          </table:table-cell>
          <table:table-cell table:style-name="ce12" office:value-type="float" office:value="3.11434226346801" calcext:value-type="float">
            <text:p><text:s/>3,1 </text:p>
          </table:table-cell>
          <table:table-cell table:style-name="ce12" office:value-type="float" office:value="31.5163705685155" calcext:value-type="float">
            <text:p><text:s/>31,5 </text:p>
          </table:table-cell>
          <table:table-cell table:style-name="ce12" office:value-type="float" office:value="1.78209577456826" calcext:value-type="float">
            <text:p><text:s/>1,8 </text:p>
          </table:table-cell>
          <table:table-cell table:style-name="ce12" office:value-type="float" office:value="26.523982858895" calcext:value-type="float">
            <text:p><text:s/>26,5 </text:p>
          </table:table-cell>
          <table:table-cell table:style-name="ce12" office:value-type="float" office:value="1.99953814750792" calcext:value-type="float">
            <text:p><text:s/>2,0 </text:p>
          </table:table-cell>
          <table:table-cell table:style-name="ce12" office:value-type="float" office:value="3.27629645439591" calcext:value-type="float">
            <text:p><text:s/>3,3 </text:p>
          </table:table-cell>
          <table:table-cell table:style-name="ce12" office:value-type="float" office:value="9.42297096758848" calcext:value-type="float">
            <text:p><text:s/>9,4 </text:p>
          </table:table-cell>
          <table:table-cell table:style-name="ce12" office:value-type="float" office:value="4.76714897579132" calcext:value-type="float">
            <text:p><text:s/>4,8 </text:p>
          </table:table-cell>
          <table:table-cell table:style-name="ce12" office:value-type="float" office:value="9.08375416804677" calcext:value-type="float">
            <text:p><text:s/>9,1 </text:p>
          </table:table-cell>
          <table:table-cell table:style-name="ce12" office:value-type="float" office:value="61.2703441229448" calcext:value-type="float">
            <text:p><text:s/>61,3 </text:p>
          </table:table-cell>
          <table:table-cell table:style-name="ce12" office:value-type="float" office:value="1.48319341847856" calcext:value-type="float">
            <text:p><text:s/>1,5 </text:p>
          </table:table-cell>
          <table:table-cell table:style-name="ce12" office:value-type="float" office:value="30.686210446868" calcext:value-type="float">
            <text:p><text:s/>30,7 </text:p>
          </table:table-cell>
          <table:table-cell table:style-name="ce12" office:value-type="float" office:value="2.70055619846326" calcext:value-type="float">
            <text:p><text:s/>2,7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Ensino médio completo ou mais elevado</text:p>
          </table:table-cell>
          <table:table-cell table:style-name="ce12" office:value-type="float" office:value="11.7982282214027" calcext:value-type="float">
            <text:p><text:s/>11,8 </text:p>
          </table:table-cell>
          <table:table-cell table:style-name="ce12" office:value-type="float" office:value="1.94727505728749" calcext:value-type="float">
            <text:p><text:s/>1,9 </text:p>
          </table:table-cell>
          <table:table-cell table:style-name="ce12" office:value-type="float" office:value="13.7093028406546" calcext:value-type="float">
            <text:p><text:s/>13,7 </text:p>
          </table:table-cell>
          <table:table-cell table:style-name="ce12" office:value-type="float" office:value="1.78170051831767" calcext:value-type="float">
            <text:p><text:s/>1,8 </text:p>
          </table:table-cell>
          <table:table-cell table:style-name="ce12" office:value-type="float" office:value="48.7971612330118" calcext:value-type="float">
            <text:p><text:s/>48,8 </text:p>
          </table:table-cell>
          <table:table-cell table:style-name="ce12" office:value-type="float" office:value="0.716712679402436" calcext:value-type="float">
            <text:p><text:s/>0,7 </text:p>
          </table:table-cell>
          <table:table-cell table:style-name="ce12" office:value-type="float" office:value="25.695307704931" calcext:value-type="float">
            <text:p><text:s/>25,7 </text:p>
          </table:table-cell>
          <table:table-cell table:style-name="ce12" office:value-type="float" office:value="1.24738897722421" calcext:value-type="float">
            <text:p><text:s/>1,2 </text:p>
          </table:table-cell>
          <table:table-cell table:style-name="ce12" office:value-type="float" office:value="19.4797584292954" calcext:value-type="float">
            <text:p><text:s/>19,5 </text:p>
          </table:table-cell>
          <table:table-cell table:style-name="ce12" office:value-type="float" office:value="8.15492198060627" calcext:value-type="float">
            <text:p><text:s/>8,2 </text:p>
          </table:table-cell>
          <table:table-cell table:style-name="ce12" office:value-type="float" office:value="4.90493342262957" calcext:value-type="float">
            <text:p><text:s/>4,9 </text:p>
          </table:table-cell>
          <table:table-cell table:style-name="ce12" office:value-type="float" office:value="16.6646241347324" calcext:value-type="float">
            <text:p><text:s/>16,7 </text:p>
          </table:table-cell>
          <table:table-cell table:style-name="ce12" office:value-type="float" office:value="19.2683222536441" calcext:value-type="float">
            <text:p><text:s/>19,3 </text:p>
          </table:table-cell>
          <table:table-cell table:style-name="ce12" office:value-type="float" office:value="8.30548064744167" calcext:value-type="float">
            <text:p><text:s/>8,3 </text:p>
          </table:table-cell>
          <table:table-cell table:style-name="ce12" office:value-type="float" office:value="56.346985894431" calcext:value-type="float">
            <text:p><text:s/>56,3 </text:p>
          </table:table-cell>
          <table:table-cell table:style-name="ce12" office:value-type="float" office:value="3.60843119482986" calcext:value-type="float">
            <text:p><text:s/>3,6 </text:p>
          </table:table-cell>
          <table:table-cell table:style-name="ce12" office:value-type="float" office:value="16.8640098286394" calcext:value-type="float">
            <text:p><text:s/>16,9 </text:p>
          </table:table-cell>
          <table:table-cell table:style-name="ce12" office:value-type="float" office:value="2.1588197644581" calcext:value-type="float">
            <text:p><text:s/>2,2 </text:p>
          </table:table-cell>
          <table:table-cell table:style-name="ce12" office:value-type="float" office:value="15.544751231507" calcext:value-type="float">
            <text:p><text:s/>15,5 </text:p>
          </table:table-cell>
          <table:table-cell table:style-name="ce12" office:value-type="float" office:value="2.30553145152584" calcext:value-type="float">
            <text:p><text:s/>2,3 </text:p>
          </table:table-cell>
          <table:table-cell table:style-name="ce12" office:value-type="float" office:value="39.7928489732495" calcext:value-type="float">
            <text:p><text:s/>39,8 </text:p>
          </table:table-cell>
          <table:table-cell table:style-name="ce12" office:value-type="float" office:value="1.12347063056747" calcext:value-type="float">
            <text:p><text:s/>1,1 </text:p>
          </table:table-cell>
          <table:table-cell table:style-name="ce12" office:value-type="float" office:value="27.7983899666042" calcext:value-type="float">
            <text:p><text:s/>27,8 </text:p>
          </table:table-cell>
          <table:table-cell table:style-name="ce12" office:value-type="float" office:value="1.46267738268931" calcext:value-type="float">
            <text:p><text:s/>1,5 </text:p>
          </table:table-cell>
          <table:table-cell table:style-name="ce12" office:value-type="float" office:value="4.65107362715765" calcext:value-type="float">
            <text:p><text:s/>4,7 </text:p>
          </table:table-cell>
          <table:table-cell table:style-name="ce12" office:value-type="float" office:value="4.44608031336582" calcext:value-type="float">
            <text:p><text:s/>4,4 </text:p>
          </table:table-cell>
          <table:table-cell table:style-name="ce12" office:value-type="float" office:value="11.7445797441099" calcext:value-type="float">
            <text:p><text:s/>11,7 </text:p>
          </table:table-cell>
          <table:table-cell table:style-name="ce12" office:value-type="float" office:value="2.80782713415784" calcext:value-type="float">
            <text:p><text:s/>2,8 </text:p>
          </table:table-cell>
          <table:table-cell table:style-name="ce12" office:value-type="float" office:value="62.357124330896" calcext:value-type="float">
            <text:p><text:s/>62,4 </text:p>
          </table:table-cell>
          <table:table-cell table:style-name="ce12" office:value-type="float" office:value="0.793971880543194" calcext:value-type="float">
            <text:p><text:s/>0,8 </text:p>
          </table:table-cell>
          <table:table-cell table:style-name="ce12" office:value-type="float" office:value="21.2472222978364" calcext:value-type="float">
            <text:p><text:s/>21,2 </text:p>
          </table:table-cell>
          <table:table-cell table:style-name="ce12" office:value-type="float" office:value="1.97282910155107" calcext:value-type="float">
            <text:p><text:s/>2,0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ondição na unidade domiciliar 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Pessoa de referência</text:p>
          </table:table-cell>
          <table:table-cell table:style-name="ce12" office:value-type="float" office:value="3.96867489921551" calcext:value-type="float">
            <text:p><text:s/>4,0 </text:p>
          </table:table-cell>
          <table:table-cell table:style-name="ce12" office:value-type="float" office:value="5.08322281723096" calcext:value-type="float">
            <text:p><text:s/>5,1 </text:p>
          </table:table-cell>
          <table:table-cell table:style-name="ce12" office:value-type="float" office:value="9.10576714773381" calcext:value-type="float">
            <text:p><text:s/>9,1 </text:p>
          </table:table-cell>
          <table:table-cell table:style-name="ce12" office:value-type="float" office:value="3.75196032131768" calcext:value-type="float">
            <text:p><text:s/>3,8 </text:p>
          </table:table-cell>
          <table:table-cell table:style-name="ce12" office:value-type="float" office:value="65.9669187787495" calcext:value-type="float">
            <text:p><text:s/>66,0 </text:p>
          </table:table-cell>
          <table:table-cell table:style-name="ce12" office:value-type="float" office:value="0.820695011657225" calcext:value-type="float">
            <text:p><text:s/>0,8 </text:p>
          </table:table-cell>
          <table:table-cell table:style-name="ce12" office:value-type="float" office:value="20.9586391743011" calcext:value-type="float">
            <text:p><text:s/>21,0 </text:p>
          </table:table-cell>
          <table:table-cell table:style-name="ce12" office:value-type="float" office:value="2.14076059013695" calcext:value-type="float">
            <text:p><text:s/>2,1 </text:p>
          </table:table-cell>
          <table:table-cell table:style-name="ce12" office:value-type="float" office:value="31.1465294741782" calcext:value-type="float">
            <text:p><text:s/>31,1 </text:p>
          </table:table-cell>
          <table:table-cell table:style-name="ce12" office:value-type="float" office:value="12.5638245215952" calcext:value-type="float">
            <text:p><text:s/>12,6 </text:p>
          </table:table-cell>
          <table:table-cell table:style-name="ce12" office:value-type="float" office:value="18.8985081637942" calcext:value-type="float">
            <text:p><text:s/>18,9 </text:p>
          </table:table-cell>
          <table:table-cell table:style-name="ce12" office:value-type="float" office:value="17.7875044299386" calcext:value-type="float">
            <text:p><text:s/>17,8 </text:p>
          </table:table-cell>
          <table:table-cell table:style-name="ce12" office:value-type="float" office:value="20.7054367269924" calcext:value-type="float">
            <text:p><text:s/>20,7 </text:p>
          </table:table-cell>
          <table:table-cell table:style-name="ce12" office:value-type="float" office:value="16.2688834478598" calcext:value-type="float">
            <text:p><text:s/>16,3 </text:p>
          </table:table-cell>
          <table:table-cell table:style-name="ce12" office:value-type="float" office:value="29.2495256350351" calcext:value-type="float">
            <text:p><text:s/>29,2 </text:p>
          </table:table-cell>
          <table:table-cell table:style-name="ce12" office:value-type="float" office:value="13.6630915451681" calcext:value-type="float">
            <text:p><text:s/>13,7 </text:p>
          </table:table-cell>
          <table:table-cell table:style-name="ce12" office:value-type="float" office:value="6.54060585339153" calcext:value-type="float">
            <text:p><text:s/>6,5 </text:p>
          </table:table-cell>
          <table:table-cell table:style-name="ce12" office:value-type="float" office:value="6.4831669521974" calcext:value-type="float">
            <text:p><text:s/>6,5 </text:p>
          </table:table-cell>
          <table:table-cell table:style-name="ce12" office:value-type="float" office:value="10.5726903663402" calcext:value-type="float">
            <text:p><text:s/>10,6 </text:p>
          </table:table-cell>
          <table:table-cell table:style-name="ce12" office:value-type="float" office:value="5.54295291195139" calcext:value-type="float">
            <text:p><text:s/>5,5 </text:p>
          </table:table-cell>
          <table:table-cell table:style-name="ce12" office:value-type="float" office:value="58.2208916573581" calcext:value-type="float">
            <text:p><text:s/>58,2 </text:p>
          </table:table-cell>
          <table:table-cell table:style-name="ce12" office:value-type="float" office:value="1.52552288835184" calcext:value-type="float">
            <text:p><text:s/>1,5 </text:p>
          </table:table-cell>
          <table:table-cell table:style-name="ce12" office:value-type="float" office:value="24.6658121229102" calcext:value-type="float">
            <text:p><text:s/>24,7 </text:p>
          </table:table-cell>
          <table:table-cell table:style-name="ce12" office:value-type="float" office:value="2.97789576345896" calcext:value-type="float">
            <text:p><text:s/>3,0 </text:p>
          </table:table-cell>
          <table:table-cell table:style-name="ce12" office:value-type="float" office:value="2.02400836819355" calcext:value-type="float">
            <text:p><text:s/>2,0 </text:p>
          </table:table-cell>
          <table:table-cell table:style-name="ce12" office:value-type="float" office:value="9.47329632678255" calcext:value-type="float">
            <text:p><text:s/>9,5 </text:p>
          </table:table-cell>
          <table:table-cell table:style-name="ce12" office:value-type="float" office:value="8.09537907795863" calcext:value-type="float">
            <text:p><text:s/>8,1 </text:p>
          </table:table-cell>
          <table:table-cell table:style-name="ce12" office:value-type="float" office:value="5.02701618448326" calcext:value-type="float">
            <text:p><text:s/>5,0 </text:p>
          </table:table-cell>
          <table:table-cell table:style-name="ce12" office:value-type="float" office:value="71.1906526213077" calcext:value-type="float">
            <text:p><text:s/>71,2 </text:p>
          </table:table-cell>
          <table:table-cell table:style-name="ce12" office:value-type="float" office:value="0.911586984463487" calcext:value-type="float">
            <text:p><text:s/>0,9 </text:p>
          </table:table-cell>
          <table:table-cell table:style-name="ce12" office:value-type="float" office:value="18.6899599325401" calcext:value-type="float">
            <text:p><text:s/>18,7 </text:p>
          </table:table-cell>
          <table:table-cell table:style-name="ce12" office:value-type="float" office:value="2.91574051617001" calcext:value-type="float">
            <text:p><text:s/>2,9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Cônjuge</text:p>
          </table:table-cell>
          <table:table-cell table:style-name="ce12" office:value-type="float" office:value="4.66978190092582" calcext:value-type="float">
            <text:p><text:s/>4,7 </text:p>
          </table:table-cell>
          <table:table-cell table:style-name="ce12" office:value-type="float" office:value="4.81061782468597" calcext:value-type="float">
            <text:p><text:s/>4,8 </text:p>
          </table:table-cell>
          <table:table-cell table:style-name="ce12" office:value-type="float" office:value="6.47262887953888" calcext:value-type="float">
            <text:p><text:s/>6,5 </text:p>
          </table:table-cell>
          <table:table-cell table:style-name="ce12" office:value-type="float" office:value="4.5934384688626" calcext:value-type="float">
            <text:p><text:s/>4,6 </text:p>
          </table:table-cell>
          <table:table-cell table:style-name="ce12" office:value-type="float" office:value="50.9221812612717" calcext:value-type="float">
            <text:p><text:s/>50,9 </text:p>
          </table:table-cell>
          <table:table-cell table:style-name="ce12" office:value-type="float" office:value="1.17470671528698" calcext:value-type="float">
            <text:p><text:s/>1,2 </text:p>
          </table:table-cell>
          <table:table-cell table:style-name="ce12" office:value-type="float" office:value="37.9354079582636" calcext:value-type="float">
            <text:p><text:s/>37,9 </text:p>
          </table:table-cell>
          <table:table-cell table:style-name="ce12" office:value-type="float" office:value="1.62693737010159" calcext:value-type="float">
            <text:p><text:s/>1,6 </text:p>
          </table:table-cell>
          <table:table-cell table:style-name="ce12" office:value-type="float" office:value="32.5968129712186" calcext:value-type="float">
            <text:p><text:s/>32,6 </text:p>
          </table:table-cell>
          <table:table-cell table:style-name="ce12" office:value-type="float" office:value="8.08974112340092" calcext:value-type="float">
            <text:p><text:s/>8,1 </text:p>
          </table:table-cell>
          <table:table-cell table:style-name="ce12" office:value-type="float" office:value="5.58203595428985" calcext:value-type="float">
            <text:p><text:s/>5,6 </text:p>
          </table:table-cell>
          <table:table-cell table:style-name="ce12" office:value-type="float" office:value="20.7479287917726" calcext:value-type="float">
            <text:p><text:s/>20,7 </text:p>
          </table:table-cell>
          <table:table-cell table:style-name="ce12" office:value-type="float" office:value="11.5848386738226" calcext:value-type="float">
            <text:p><text:s/>11,6 </text:p>
          </table:table-cell>
          <table:table-cell table:style-name="ce12" office:value-type="float" office:value="15.9901218041583" calcext:value-type="float">
            <text:p><text:s/>16,0 </text:p>
          </table:table-cell>
          <table:table-cell table:style-name="ce12" office:value-type="float" office:value="50.2363124006689" calcext:value-type="float">
            <text:p><text:s/>50,2 </text:p>
          </table:table-cell>
          <table:table-cell table:style-name="ce12" office:value-type="float" office:value="5.6636928666179" calcext:value-type="float">
            <text:p><text:s/>5,7 </text:p>
          </table:table-cell>
          <table:table-cell table:style-name="ce12" office:value-type="float" office:value="6.10176693079842" calcext:value-type="float">
            <text:p><text:s/>6,1 </text:p>
          </table:table-cell>
          <table:table-cell table:style-name="ce12" office:value-type="float" office:value="6.69033442594359" calcext:value-type="float">
            <text:p><text:s/>6,7 </text:p>
          </table:table-cell>
          <table:table-cell table:style-name="ce12" office:value-type="float" office:value="7.08975015998999" calcext:value-type="float">
            <text:p><text:s/>7,1 </text:p>
          </table:table-cell>
          <table:table-cell table:style-name="ce12" office:value-type="float" office:value="7.41895186814021" calcext:value-type="float">
            <text:p><text:s/>7,4 </text:p>
          </table:table-cell>
          <table:table-cell table:style-name="ce12" office:value-type="float" office:value="42.7398535273086" calcext:value-type="float">
            <text:p><text:s/>42,7 </text:p>
          </table:table-cell>
          <table:table-cell table:style-name="ce12" office:value-type="float" office:value="2.0796762032078" calcext:value-type="float">
            <text:p><text:s/>2,1 </text:p>
          </table:table-cell>
          <table:table-cell table:style-name="ce12" office:value-type="float" office:value="44.0686293819029" calcext:value-type="float">
            <text:p><text:s/>44,1 </text:p>
          </table:table-cell>
          <table:table-cell table:style-name="ce12" office:value-type="float" office:value="2.30059319995888" calcext:value-type="float">
            <text:p><text:s/>2,3 </text:p>
          </table:table-cell>
          <table:table-cell table:style-name="ce12" office:value-type="float" office:value="2.53541954987345" calcext:value-type="float">
            <text:p><text:s/>2,5 </text:p>
          </table:table-cell>
          <table:table-cell table:style-name="ce12" office:value-type="float" office:value="9.06945847968986" calcext:value-type="float">
            <text:p><text:s/>9,1 </text:p>
          </table:table-cell>
          <table:table-cell table:style-name="ce12" office:value-type="float" office:value="6.12548952038676" calcext:value-type="float">
            <text:p><text:s/>6,1 </text:p>
          </table:table-cell>
          <table:table-cell table:style-name="ce12" office:value-type="float" office:value="6.08802376593241" calcext:value-type="float">
            <text:p><text:s/>6,1 </text:p>
          </table:table-cell>
          <table:table-cell table:style-name="ce12" office:value-type="float" office:value="57.790834853677" calcext:value-type="float">
            <text:p><text:s/>57,8 </text:p>
          </table:table-cell>
          <table:table-cell table:style-name="ce12" office:value-type="float" office:value="1.31370452099603" calcext:value-type="float">
            <text:p><text:s/>1,3 </text:p>
          </table:table-cell>
          <table:table-cell table:style-name="ce12" office:value-type="float" office:value="33.5482560760627" calcext:value-type="float">
            <text:p><text:s/>33,5 </text:p>
          </table:table-cell>
          <table:table-cell table:style-name="ce12" office:value-type="float" office:value="2.13398413527435" calcext:value-type="float">
            <text:p><text:s/>2,1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Filho</text:p>
          </table:table-cell>
          <table:table-cell table:style-name="ce12" office:value-type="float" office:value="36.2093432544107" calcext:value-type="float">
            <text:p><text:s/>36,2 </text:p>
          </table:table-cell>
          <table:table-cell table:style-name="ce12" office:value-type="float" office:value="0.861696906550707" calcext:value-type="float">
            <text:p><text:s/>0,9 </text:p>
          </table:table-cell>
          <table:table-cell table:style-name="ce12" office:value-type="float" office:value="13.5808891164281" calcext:value-type="float">
            <text:p><text:s/>13,6 </text:p>
          </table:table-cell>
          <table:table-cell table:style-name="ce12" office:value-type="float" office:value="1.58353373680753" calcext:value-type="float">
            <text:p><text:s/>1,6 </text:p>
          </table:table-cell>
          <table:table-cell table:style-name="ce12" office:value-type="float" office:value="28.6145527476424" calcext:value-type="float">
            <text:p><text:s/>28,6 </text:p>
          </table:table-cell>
          <table:table-cell table:style-name="ce12" office:value-type="float" office:value="1.02311003228513" calcext:value-type="float">
            <text:p><text:s/>1,0 </text:p>
          </table:table-cell>
          <table:table-cell table:style-name="ce12" office:value-type="float" office:value="21.5952148815188" calcext:value-type="float">
            <text:p><text:s/>21,6 </text:p>
          </table:table-cell>
          <table:table-cell table:style-name="ce12" office:value-type="float" office:value="1.18921186915459" calcext:value-type="float">
            <text:p><text:s/>1,2 </text:p>
          </table:table-cell>
          <table:table-cell table:style-name="ce12" office:value-type="float" office:value="77.891243425952" calcext:value-type="float">
            <text:p><text:s/>77,9 </text:p>
          </table:table-cell>
          <table:table-cell table:style-name="ce12" office:value-type="float" office:value="0.580105042233111" calcext:value-type="float">
            <text:p><text:s/>0,6 </text:p>
          </table:table-cell>
          <table:table-cell table:style-name="ce12" office:value-type="float" office:value="11.3979637658536" calcext:value-type="float">
            <text:p><text:s/>11,4 </text:p>
          </table:table-cell>
          <table:table-cell table:style-name="ce12" office:value-type="float" office:value="2.96527416729096" calcext:value-type="float">
            <text:p><text:s/>3,0 </text:p>
          </table:table-cell>
          <table:table-cell table:style-name="ce12" office:value-type="float" office:value="2.90795338553075" calcext:value-type="float">
            <text:p><text:s/>2,9 </text:p>
          </table:table-cell>
          <table:table-cell table:style-name="ce12" office:value-type="float" office:value="5.63676369945897" calcext:value-type="float">
            <text:p><text:s/>5,6 </text:p>
          </table:table-cell>
          <table:table-cell table:style-name="ce12" office:value-type="float" office:value="7.80283942266361" calcext:value-type="float">
            <text:p><text:s/>7,8 </text:p>
          </table:table-cell>
          <table:table-cell table:style-name="ce12" office:value-type="float" office:value="3.70494299089312" calcext:value-type="float">
            <text:p><text:s/>3,7 </text:p>
          </table:table-cell>
          <table:table-cell table:style-name="ce12" office:value-type="float" office:value="22.797162416656" calcext:value-type="float">
            <text:p><text:s/>22,8 </text:p>
          </table:table-cell>
          <table:table-cell table:style-name="ce12" office:value-type="float" office:value="1.69087932371992" calcext:value-type="float">
            <text:p><text:s/>1,7 </text:p>
          </table:table-cell>
          <table:table-cell table:style-name="ce12" office:value-type="float" office:value="15.6397843106585" calcext:value-type="float">
            <text:p><text:s/>15,6 </text:p>
          </table:table-cell>
          <table:table-cell table:style-name="ce12" office:value-type="float" office:value="2.26062615529823" calcext:value-type="float">
            <text:p><text:s/>2,3 </text:p>
          </table:table-cell>
          <table:table-cell table:style-name="ce12" office:value-type="float" office:value="33.3774139910869" calcext:value-type="float">
            <text:p><text:s/>33,4 </text:p>
          </table:table-cell>
          <table:table-cell table:style-name="ce12" office:value-type="float" office:value="1.23987886555223" calcext:value-type="float">
            <text:p><text:s/>1,2 </text:p>
          </table:table-cell>
          <table:table-cell table:style-name="ce12" office:value-type="float" office:value="28.1856392815986" calcext:value-type="float">
            <text:p><text:s/>28,2 </text:p>
          </table:table-cell>
          <table:table-cell table:style-name="ce12" office:value-type="float" office:value="1.35427231750963" calcext:value-type="float">
            <text:p><text:s/>1,4 </text:p>
          </table:table-cell>
          <table:table-cell table:style-name="ce12" office:value-type="float" office:value="6.48389179198646" calcext:value-type="float">
            <text:p><text:s/>6,5 </text:p>
          </table:table-cell>
          <table:table-cell table:style-name="ce12" office:value-type="float" office:value="5.39012055921188" calcext:value-type="float">
            <text:p><text:s/>5,4 </text:p>
          </table:table-cell>
          <table:table-cell table:style-name="ce12" office:value-type="float" office:value="11.6960354075228" calcext:value-type="float">
            <text:p><text:s/>11,7 </text:p>
          </table:table-cell>
          <table:table-cell table:style-name="ce12" office:value-type="float" office:value="3.91325101467537" calcext:value-type="float">
            <text:p><text:s/>3,9 </text:p>
          </table:table-cell>
          <table:table-cell table:style-name="ce12" office:value-type="float" office:value="55.8497542362181" calcext:value-type="float">
            <text:p><text:s/>55,8 </text:p>
          </table:table-cell>
          <table:table-cell table:style-name="ce12" office:value-type="float" office:value="1.186735141083" calcext:value-type="float">
            <text:p><text:s/>1,2 </text:p>
          </table:table-cell>
          <table:table-cell table:style-name="ce12" office:value-type="float" office:value="25.9703185642727" calcext:value-type="float">
            <text:p><text:s/>26,0 </text:p>
          </table:table-cell>
          <table:table-cell table:style-name="ce12" office:value-type="float" office:value="2.2416994151973" calcext:value-type="float">
            <text:p><text:s/>2,2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Outro parente ou agregado</text:p>
          </table:table-cell>
          <table:table-cell table:style-name="ce12" office:value-type="float" office:value="31.9327916874409" calcext:value-type="float">
            <text:p><text:s/>31,9 </text:p>
          </table:table-cell>
          <table:table-cell table:style-name="ce12" office:value-type="float" office:value="1.60893210698386" calcext:value-type="float">
            <text:p><text:s/>1,6 </text:p>
          </table:table-cell>
          <table:table-cell table:style-name="ce12" office:value-type="float" office:value="11.1289517116027" calcext:value-type="float">
            <text:p><text:s/>11,1 </text:p>
          </table:table-cell>
          <table:table-cell table:style-name="ce12" office:value-type="float" office:value="3.06150963639492" calcext:value-type="float">
            <text:p><text:s/>3,1 </text:p>
          </table:table-cell>
          <table:table-cell table:style-name="ce12" office:value-type="float" office:value="32.4001946885281" calcext:value-type="float">
            <text:p><text:s/>32,4 </text:p>
          </table:table-cell>
          <table:table-cell table:style-name="ce12" office:value-type="float" office:value="1.56170040621485" calcext:value-type="float">
            <text:p><text:s/>1,6 </text:p>
          </table:table-cell>
          <table:table-cell table:style-name="ce12" office:value-type="float" office:value="24.5380619124283" calcext:value-type="float">
            <text:p><text:s/>24,5 </text:p>
          </table:table-cell>
          <table:table-cell table:style-name="ce12" office:value-type="float" office:value="1.82041280451952" calcext:value-type="float">
            <text:p><text:s/>1,8 </text:p>
          </table:table-cell>
          <table:table-cell table:style-name="ce12" office:value-type="float" office:value="74.3981725914756" calcext:value-type="float">
            <text:p><text:s/>74,4 </text:p>
          </table:table-cell>
          <table:table-cell table:style-name="ce12" office:value-type="float" office:value="1.21883535667643" calcext:value-type="float">
            <text:p><text:s/>1,2 </text:p>
          </table:table-cell>
          <table:table-cell table:style-name="ce12" office:value-type="float" office:value="10.0540827355201" calcext:value-type="float">
            <text:p><text:s/>10,1 </text:p>
          </table:table-cell>
          <table:table-cell table:style-name="ce12" office:value-type="float" office:value="6.8175910163727" calcext:value-type="float">
            <text:p><text:s/>6,8 </text:p>
          </table:table-cell>
          <table:table-cell table:style-name="ce12" office:value-type="float" office:value="3.97286525464504" calcext:value-type="float">
            <text:p><text:s/>4,0 </text:p>
          </table:table-cell>
          <table:table-cell table:style-name="ce12" office:value-type="float" office:value="9.64240246749645" calcext:value-type="float">
            <text:p><text:s/>9,6 </text:p>
          </table:table-cell>
          <table:table-cell table:style-name="ce12" office:value-type="float" office:value="11.5748794183593" calcext:value-type="float">
            <text:p><text:s/>11,6 </text:p>
          </table:table-cell>
          <table:table-cell table:style-name="ce12" office:value-type="float" office:value="5.28500005148914" calcext:value-type="float">
            <text:p><text:s/>5,3 </text:p>
          </table:table-cell>
          <table:table-cell table:style-name="ce12" office:value-type="float" office:value="19.289336553912" calcext:value-type="float">
            <text:p><text:s/>19,3 </text:p>
          </table:table-cell>
          <table:table-cell table:style-name="ce12" office:value-type="float" office:value="3.13931946869819" calcext:value-type="float">
            <text:p><text:s/>3,1 </text:p>
          </table:table-cell>
          <table:table-cell table:style-name="ce12" office:value-type="float" office:value="12.6060726235335" calcext:value-type="float">
            <text:p><text:s/>12,6 </text:p>
          </table:table-cell>
          <table:table-cell table:style-name="ce12" office:value-type="float" office:value="3.8694282609403" calcext:value-type="float">
            <text:p><text:s/>3,9 </text:p>
          </table:table-cell>
          <table:table-cell table:style-name="ce12" office:value-type="float" office:value="36.7435370743185" calcext:value-type="float">
            <text:p><text:s/>36,7 </text:p>
          </table:table-cell>
          <table:table-cell table:style-name="ce12" office:value-type="float" office:value="1.93437451132791" calcext:value-type="float">
            <text:p><text:s/>1,9 </text:p>
          </table:table-cell>
          <table:table-cell table:style-name="ce12" office:value-type="float" office:value="31.361053748236" calcext:value-type="float">
            <text:p><text:s/>31,4 </text:p>
          </table:table-cell>
          <table:table-cell table:style-name="ce12" office:value-type="float" office:value="2.21459878740816" calcext:value-type="float">
            <text:p><text:s/>2,2 </text:p>
          </table:table-cell>
          <table:table-cell table:style-name="ce12" office:value-type="float" office:value="4.96027205745916" calcext:value-type="float">
            <text:p><text:s/>5,0 </text:p>
          </table:table-cell>
          <table:table-cell table:style-name="ce12" office:value-type="float" office:value="9.20418689418115" calcext:value-type="float">
            <text:p><text:s/>9,2 </text:p>
          </table:table-cell>
          <table:table-cell table:style-name="ce12" office:value-type="float" office:value="9.00516083180426" calcext:value-type="float">
            <text:p><text:s/>9,0 </text:p>
          </table:table-cell>
          <table:table-cell table:style-name="ce12" office:value-type="float" office:value="7.21358341236354" calcext:value-type="float">
            <text:p><text:s/>7,2 </text:p>
          </table:table-cell>
          <table:table-cell table:style-name="ce12" office:value-type="float" office:value="60.4503954217131" calcext:value-type="float">
            <text:p><text:s/>60,5 </text:p>
          </table:table-cell>
          <table:table-cell table:style-name="ce12" office:value-type="float" office:value="1.83895417857482" calcext:value-type="float">
            <text:p><text:s/>1,8 </text:p>
          </table:table-cell>
          <table:table-cell table:style-name="ce12" office:value-type="float" office:value="25.5841716890234" calcext:value-type="float">
            <text:p><text:s/>25,6 </text:p>
          </table:table-cell>
          <table:table-cell table:style-name="ce12" office:value-type="float" office:value="3.78892346085301" calcext:value-type="float">
            <text:p><text:s/>3,8 </text:p>
          </table:table-cell>
          <table:table-cell table:number-columns-repeated="991"/>
        </table:table-row>
        <table:table-row table:style-name="ro2">
          <table:table-cell table:style-name="ce4" table:number-columns-repeated="33"/>
          <table:table-cell table:number-columns-repeated="991"/>
        </table:table-row>
        <table:table-row table:style-name="ro2">
          <table:table-cell table:style-name="ce6" office:value-type="string" calcext:value-type="string">
            <text:p>Fonte: IBGE. Pesquisa Nacional por Amostra de Domicílios Contínua, 2016, consolidado de primeiras entrevistas.</text:p>
          </table:table-cell>
          <table:table-cell table:style-name="ce6" table:number-columns-repeated="32"/>
          <table:table-cell table:number-columns-repeated="991"/>
        </table:table-row>
        <table:table-row table:style-name="ro2">
          <table:table-cell table:style-name="ce7" office:value-type="string" calcext:value-type="string">
            <text:p>Nota: (1) Não são apresentados resultados para amarelos, indígenas e pessoas sem declaração de cor ou raça.</text:p>
          </table:table-cell>
          <table:table-cell table:style-name="ce7" table:number-columns-repeated="32"/>
          <table:table-cell table:style-name="ce13" table:number-columns-repeated="99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5" table:style-name="ta3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number-columns-repeated="224" table:default-cell-style-name="ce8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Tabela 1.17 - Distribuição percentual de jovens de 15 a 29 anos de idade, por tipo de atividade na semana de referência e grupos de idade, com indicação do coeficiente de variação, segundo as características selecionadas - 2015</text:p>
          </table:table-cell>
          <table:covered-table-cell table:number-columns-repeated="32" table:style-name="ce1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" table:number-rows-spanned="5">
            <text:p>Características selecionadas</text:p>
          </table:table-cell>
          <table:table-cell table:style-name="ce9" office:value-type="string" calcext:value-type="string" table:number-columns-spanned="32" table:number-rows-spanned="1">
            <text:p>Jovens de 15 a 29 anos de idade</text:p>
          </table:table-cell>
          <table:covered-table-cell table:number-columns-repeated="31" table:style-name="ce9"/>
          <table:table-cell table:number-columns-repeated="991"/>
        </table:table-row>
        <table:table-row table:style-name="ro2">
          <table:covered-table-cell table:style-name="ce2"/>
          <table:table-cell table:style-name="ce10" office:value-type="string" calcext:value-type="string" table:number-columns-spanned="8" table:number-rows-spanned="2">
            <text:p>Total</text:p>
          </table:table-cell>
          <table:covered-table-cell table:number-columns-repeated="7" table:style-name="ce10"/>
          <table:table-cell table:style-name="ce9" office:value-type="string" calcext:value-type="string" table:number-columns-spanned="24" table:number-rows-spanned="1">
            <text:p>Grupos de idade</text:p>
          </table:table-cell>
          <table:covered-table-cell table:number-columns-repeated="23" table:style-name="ce9"/>
          <table:table-cell table:number-columns-repeated="991"/>
        </table:table-row>
        <table:table-row table:style-name="ro2">
          <table:covered-table-cell table:style-name="ce2"/>
          <table:covered-table-cell table:number-columns-repeated="8" table:style-name="ce10"/>
          <table:table-cell table:style-name="ce10" office:value-type="string" calcext:value-type="string" table:number-columns-spanned="8" table:number-rows-spanned="1">
            <text:p>15 a 17 anos de idade</text:p>
          </table:table-cell>
          <table:covered-table-cell table:number-columns-repeated="7" table:style-name="ce10"/>
          <table:table-cell table:style-name="ce10" office:value-type="string" calcext:value-type="string" table:number-columns-spanned="8" table:number-rows-spanned="1">
            <text:p>18 a 24 anos de idade</text:p>
          </table:table-cell>
          <table:covered-table-cell table:number-columns-repeated="7" table:style-name="ce10"/>
          <table:table-cell table:style-name="ce9" office:value-type="string" calcext:value-type="string" table:number-columns-spanned="8" table:number-rows-spanned="1">
            <text:p>25 a 29 anos de idade</text:p>
          </table:table-cell>
          <table:covered-table-cell table:number-columns-repeated="7" table:style-name="ce9"/>
          <table:table-cell table:number-columns-repeated="991"/>
        </table:table-row>
        <table:table-row table:style-name="ro1">
          <table:covered-table-cell table:style-name="ce2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ão estuda e não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ão estuda e não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ão estuda e não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number-columns-repeated="991"/>
        </table:table-row>
        <table:table-row table:style-name="ro2">
          <table:covered-table-cell table:style-name="ce2"/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Brasil</text:p>
          </table:table-cell>
          <table:table-cell table:style-name="ce11" office:value-type="float" office:value="24.2862894443085" calcext:value-type="float">
            <text:p><text:s/>24,3 </text:p>
          </table:table-cell>
          <table:table-cell table:style-name="ce11" office:value-type="float" office:value="0.898703617707172" calcext:value-type="float">
            <text:p><text:s/>0,9 </text:p>
          </table:table-cell>
          <table:table-cell table:style-name="ce11" office:value-type="float" office:value="12.5649139173067" calcext:value-type="float">
            <text:p><text:s/>12,6 </text:p>
          </table:table-cell>
          <table:table-cell table:style-name="ce11" office:value-type="float" office:value="1.27057010899969" calcext:value-type="float">
            <text:p><text:s/>1,3 </text:p>
          </table:table-cell>
          <table:table-cell table:style-name="ce11" office:value-type="float" office:value="40.5665451108557" calcext:value-type="float">
            <text:p><text:s/>40,6 </text:p>
          </table:table-cell>
          <table:table-cell table:style-name="ce11" office:value-type="float" office:value="0.576577892120682" calcext:value-type="float">
            <text:p><text:s/>0,6 </text:p>
          </table:table-cell>
          <table:table-cell table:style-name="ce11" office:value-type="float" office:value="22.582251527529" calcext:value-type="float">
            <text:p><text:s/>22,6 </text:p>
          </table:table-cell>
          <table:table-cell table:style-name="ce11" office:value-type="float" office:value="0.837683945865469" calcext:value-type="float">
            <text:p><text:s/>0,8 </text:p>
          </table:table-cell>
          <table:table-cell table:style-name="ce11" office:value-type="float" office:value="71.0697009175366" calcext:value-type="float">
            <text:p><text:s/>71,1 </text:p>
          </table:table-cell>
          <table:table-cell table:style-name="ce11" office:value-type="float" office:value="0.624314764926879" calcext:value-type="float">
            <text:p><text:s/>0,6 </text:p>
          </table:table-cell>
          <table:table-cell table:style-name="ce11" office:value-type="float" office:value="14.7699433742709" calcext:value-type="float">
            <text:p><text:s/>14,8 </text:p>
          </table:table-cell>
          <table:table-cell table:style-name="ce11" office:value-type="float" office:value="2.47663424263732" calcext:value-type="float">
            <text:p><text:s/>2,5 </text:p>
          </table:table-cell>
          <table:table-cell table:style-name="ce11" office:value-type="float" office:value="4.58381799826149" calcext:value-type="float">
            <text:p><text:s/>4,6 </text:p>
          </table:table-cell>
          <table:table-cell table:style-name="ce11" office:value-type="float" office:value="4.32855036247057" calcext:value-type="float">
            <text:p><text:s/>4,3 </text:p>
          </table:table-cell>
          <table:table-cell table:style-name="ce11" office:value-type="float" office:value="9.57653770993113" calcext:value-type="float">
            <text:p><text:s/>9,6 </text:p>
          </table:table-cell>
          <table:table-cell table:style-name="ce11" office:value-type="float" office:value="2.65320503478145" calcext:value-type="float">
            <text:p><text:s/>2,7 </text:p>
          </table:table-cell>
          <table:table-cell table:style-name="ce11" office:value-type="float" office:value="16.7229880638652" calcext:value-type="float">
            <text:p><text:s/>16,7 </text:p>
          </table:table-cell>
          <table:table-cell table:style-name="ce11" office:value-type="float" office:value="1.51491486834327" calcext:value-type="float">
            <text:p><text:s/>1,5 </text:p>
          </table:table-cell>
          <table:table-cell table:style-name="ce11" office:value-type="float" office:value="14.5400072908392" calcext:value-type="float">
            <text:p><text:s/>14,5 </text:p>
          </table:table-cell>
          <table:table-cell table:style-name="ce11" office:value-type="float" office:value="1.61252998051052" calcext:value-type="float">
            <text:p><text:s/>1,6 </text:p>
          </table:table-cell>
          <table:table-cell table:style-name="ce11" office:value-type="float" office:value="41.4217800925599" calcext:value-type="float">
            <text:p><text:s/>41,4 </text:p>
          </table:table-cell>
          <table:table-cell table:style-name="ce11" office:value-type="float" office:value="0.790474537767839" calcext:value-type="float">
            <text:p><text:s/>0,8 </text:p>
          </table:table-cell>
          <table:table-cell table:style-name="ce11" office:value-type="float" office:value="27.3152245527356" calcext:value-type="float">
            <text:p><text:s/>27,3 </text:p>
          </table:table-cell>
          <table:table-cell table:style-name="ce11" office:value-type="float" office:value="1.1087786529312" calcext:value-type="float">
            <text:p><text:s/>1,1 </text:p>
          </table:table-cell>
          <table:table-cell table:style-name="ce11" office:value-type="float" office:value="3.80029548458437" calcext:value-type="float">
            <text:p><text:s/>3,8 </text:p>
          </table:table-cell>
          <table:table-cell table:style-name="ce11" office:value-type="float" office:value="3.8478207983202" calcext:value-type="float">
            <text:p><text:s/>3,8 </text:p>
          </table:table-cell>
          <table:table-cell table:style-name="ce11" office:value-type="float" office:value="8.22549523574666" calcext:value-type="float">
            <text:p><text:s/>8,2 </text:p>
          </table:table-cell>
          <table:table-cell table:style-name="ce11" office:value-type="float" office:value="2.67564598994515" calcext:value-type="float">
            <text:p><text:s/>2,7 </text:p>
          </table:table-cell>
          <table:table-cell table:style-name="ce11" office:value-type="float" office:value="63.5031367171528" calcext:value-type="float">
            <text:p><text:s/>63,5 </text:p>
          </table:table-cell>
          <table:table-cell table:style-name="ce11" office:value-type="float" office:value="0.586263980368813" calcext:value-type="float">
            <text:p><text:s/>0,6 </text:p>
          </table:table-cell>
          <table:table-cell table:style-name="ce11" office:value-type="float" office:value="24.4710725625161" calcext:value-type="float">
            <text:p><text:s/>24,5 </text:p>
          </table:table-cell>
          <table:table-cell table:style-name="ce11" office:value-type="float" office:value="1.34335383776423" calcext:value-type="float">
            <text:p><text:s/>1,3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te</text:p>
          </table:table-cell>
          <table:table-cell table:style-name="ce12" office:value-type="float" office:value="26.9473381297523" calcext:value-type="float">
            <text:p><text:s/>26,9 </text:p>
          </table:table-cell>
          <table:table-cell table:style-name="ce12" office:value-type="float" office:value="1.79211049329118" calcext:value-type="float">
            <text:p><text:s/>1,8 </text:p>
          </table:table-cell>
          <table:table-cell table:style-name="ce12" office:value-type="float" office:value="12.3168756425651" calcext:value-type="float">
            <text:p><text:s/>12,3 </text:p>
          </table:table-cell>
          <table:table-cell table:style-name="ce12" office:value-type="float" office:value="2.84643625912494" calcext:value-type="float">
            <text:p><text:s/>2,8 </text:p>
          </table:table-cell>
          <table:table-cell table:style-name="ce12" office:value-type="float" office:value="35.3236849554382" calcext:value-type="float">
            <text:p><text:s/>35,3 </text:p>
          </table:table-cell>
          <table:table-cell table:style-name="ce12" office:value-type="float" office:value="1.3941860102859" calcext:value-type="float">
            <text:p><text:s/>1,4 </text:p>
          </table:table-cell>
          <table:table-cell table:style-name="ce12" office:value-type="float" office:value="25.4121012722443" calcext:value-type="float">
            <text:p><text:s/>25,4 </text:p>
          </table:table-cell>
          <table:table-cell table:style-name="ce12" office:value-type="float" office:value="1.84195391212905" calcext:value-type="float">
            <text:p><text:s/>1,8 </text:p>
          </table:table-cell>
          <table:table-cell table:style-name="ce12" office:value-type="float" office:value="70.7062183355673" calcext:value-type="float">
            <text:p><text:s/>70,7 </text:p>
          </table:table-cell>
          <table:table-cell table:style-name="ce12" office:value-type="float" office:value="1.33683693712672" calcext:value-type="float">
            <text:p><text:s/>1,3 </text:p>
          </table:table-cell>
          <table:table-cell table:style-name="ce12" office:value-type="float" office:value="15.0460306728505" calcext:value-type="float">
            <text:p><text:s/>15,0 </text:p>
          </table:table-cell>
          <table:table-cell table:style-name="ce12" office:value-type="float" office:value="5.00044922608717" calcext:value-type="float">
            <text:p><text:s/>5,0 </text:p>
          </table:table-cell>
          <table:table-cell table:style-name="ce12" office:value-type="float" office:value="3.79215751023628" calcext:value-type="float">
            <text:p><text:s/>3,8 </text:p>
          </table:table-cell>
          <table:table-cell table:style-name="ce12" office:value-type="float" office:value="9.45342823169484" calcext:value-type="float">
            <text:p><text:s/>9,5 </text:p>
          </table:table-cell>
          <table:table-cell table:style-name="ce12" office:value-type="float" office:value="10.4555934813459" calcext:value-type="float">
            <text:p><text:s/>10,5 </text:p>
          </table:table-cell>
          <table:table-cell table:style-name="ce12" office:value-type="float" office:value="5.9772278005714" calcext:value-type="float">
            <text:p><text:s/>6,0 </text:p>
          </table:table-cell>
          <table:table-cell table:style-name="ce12" office:value-type="float" office:value="19.9127247346304" calcext:value-type="float">
            <text:p><text:s/>19,9 </text:p>
          </table:table-cell>
          <table:table-cell table:style-name="ce12" office:value-type="float" office:value="3.18227783429368" calcext:value-type="float">
            <text:p><text:s/>3,2 </text:p>
          </table:table-cell>
          <table:table-cell table:style-name="ce12" office:value-type="float" office:value="13.834877791878" calcext:value-type="float">
            <text:p><text:s/>13,8 </text:p>
          </table:table-cell>
          <table:table-cell table:style-name="ce12" office:value-type="float" office:value="3.67931467510288" calcext:value-type="float">
            <text:p><text:s/>3,7 </text:p>
          </table:table-cell>
          <table:table-cell table:style-name="ce12" office:value-type="float" office:value="35.7338055079107" calcext:value-type="float">
            <text:p><text:s/>35,7 </text:p>
          </table:table-cell>
          <table:table-cell table:style-name="ce12" office:value-type="float" office:value="2.0279913701604" calcext:value-type="float">
            <text:p><text:s/>2,0 </text:p>
          </table:table-cell>
          <table:table-cell table:style-name="ce12" office:value-type="float" office:value="30.5185919655809" calcext:value-type="float">
            <text:p><text:s/>30,5 </text:p>
          </table:table-cell>
          <table:table-cell table:style-name="ce12" office:value-type="float" office:value="2.36471610581278" calcext:value-type="float">
            <text:p><text:s/>2,4 </text:p>
          </table:table-cell>
          <table:table-cell table:style-name="ce12" office:value-type="float" office:value="5.4254332072474" calcext:value-type="float">
            <text:p><text:s/>5,4 </text:p>
          </table:table-cell>
          <table:table-cell table:style-name="ce12" office:value-type="float" office:value="7.5320837297475" calcext:value-type="float">
            <text:p><text:s/>7,5 </text:p>
          </table:table-cell>
          <table:table-cell table:style-name="ce12" office:value-type="float" office:value="7.91528561476666" calcext:value-type="float">
            <text:p><text:s/>7,9 </text:p>
          </table:table-cell>
          <table:table-cell table:style-name="ce12" office:value-type="float" office:value="6.00858476306739" calcext:value-type="float">
            <text:p><text:s/>6,0 </text:p>
          </table:table-cell>
          <table:table-cell table:style-name="ce12" office:value-type="float" office:value="58.1158043890542" calcext:value-type="float">
            <text:p><text:s/>58,1 </text:p>
          </table:table-cell>
          <table:table-cell table:style-name="ce12" office:value-type="float" office:value="1.48462720544384" calcext:value-type="float">
            <text:p><text:s/>1,5 </text:p>
          </table:table-cell>
          <table:table-cell table:style-name="ce12" office:value-type="float" office:value="28.5434767889318" calcext:value-type="float">
            <text:p><text:s/>28,5 </text:p>
          </table:table-cell>
          <table:table-cell table:style-name="ce12" office:value-type="float" office:value="2.88685357316614" calcext:value-type="float">
            <text:p><text:s/>2,9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deste</text:p>
          </table:table-cell>
          <table:table-cell table:style-name="ce12" office:value-type="float" office:value="25.6675032577952" calcext:value-type="float">
            <text:p><text:s/>25,7 </text:p>
          </table:table-cell>
          <table:table-cell table:style-name="ce12" office:value-type="float" office:value="1.23651711240821" calcext:value-type="float">
            <text:p><text:s/>1,2 </text:p>
          </table:table-cell>
          <table:table-cell table:style-name="ce12" office:value-type="float" office:value="10.8958086679468" calcext:value-type="float">
            <text:p><text:s/>10,9 </text:p>
          </table:table-cell>
          <table:table-cell table:style-name="ce12" office:value-type="float" office:value="2.04902531847759" calcext:value-type="float">
            <text:p><text:s/>2,0 </text:p>
          </table:table-cell>
          <table:table-cell table:style-name="ce12" office:value-type="float" office:value="36.4241421414031" calcext:value-type="float">
            <text:p><text:s/>36,4 </text:p>
          </table:table-cell>
          <table:table-cell table:style-name="ce12" office:value-type="float" office:value="0.929032131646199" calcext:value-type="float">
            <text:p><text:s/>0,9 </text:p>
          </table:table-cell>
          <table:table-cell table:style-name="ce12" office:value-type="float" office:value="27.0125459328549" calcext:value-type="float">
            <text:p><text:s/>27,0 </text:p>
          </table:table-cell>
          <table:table-cell table:style-name="ce12" office:value-type="float" office:value="1.18141637436697" calcext:value-type="float">
            <text:p><text:s/>1,2 </text:p>
          </table:table-cell>
          <table:table-cell table:style-name="ce12" office:value-type="float" office:value="71.1784683726743" calcext:value-type="float">
            <text:p><text:s/>71,2 </text:p>
          </table:table-cell>
          <table:table-cell table:style-name="ce12" office:value-type="float" office:value="0.970262226938643" calcext:value-type="float">
            <text:p><text:s/>1,0 </text:p>
          </table:table-cell>
          <table:table-cell table:style-name="ce12" office:value-type="float" office:value="13.6334896691229" calcext:value-type="float">
            <text:p><text:s/>13,6 </text:p>
          </table:table-cell>
          <table:table-cell table:style-name="ce12" office:value-type="float" office:value="3.89961362117175" calcext:value-type="float">
            <text:p><text:s/>3,9 </text:p>
          </table:table-cell>
          <table:table-cell table:style-name="ce12" office:value-type="float" office:value="4.1093500409723" calcext:value-type="float">
            <text:p><text:s/>4,1 </text:p>
          </table:table-cell>
          <table:table-cell table:style-name="ce12" office:value-type="float" office:value="6.0487163715382" calcext:value-type="float">
            <text:p><text:s/>6,0 </text:p>
          </table:table-cell>
          <table:table-cell table:style-name="ce12" office:value-type="float" office:value="11.0786919172306" calcext:value-type="float">
            <text:p><text:s/>11,1 </text:p>
          </table:table-cell>
          <table:table-cell table:style-name="ce12" office:value-type="float" office:value="3.70003982675651" calcext:value-type="float">
            <text:p><text:s/>3,7 </text:p>
          </table:table-cell>
          <table:table-cell table:style-name="ce12" office:value-type="float" office:value="17.824423492205" calcext:value-type="float">
            <text:p><text:s/>17,8 </text:p>
          </table:table-cell>
          <table:table-cell table:style-name="ce12" office:value-type="float" office:value="2.17206405133091" calcext:value-type="float">
            <text:p><text:s/>2,2 </text:p>
          </table:table-cell>
          <table:table-cell table:style-name="ce12" office:value-type="float" office:value="12.0037691430505" calcext:value-type="float">
            <text:p><text:s/>12,0 </text:p>
          </table:table-cell>
          <table:table-cell table:style-name="ce12" office:value-type="float" office:value="2.73447278563804" calcext:value-type="float">
            <text:p><text:s/>2,7 </text:p>
          </table:table-cell>
          <table:table-cell table:style-name="ce12" office:value-type="float" office:value="37.2251064239689" calcext:value-type="float">
            <text:p><text:s/>37,2 </text:p>
          </table:table-cell>
          <table:table-cell table:style-name="ce12" office:value-type="float" office:value="1.27408671955107" calcext:value-type="float">
            <text:p><text:s/>1,3 </text:p>
          </table:table-cell>
          <table:table-cell table:style-name="ce12" office:value-type="float" office:value="32.9467009407755" calcext:value-type="float">
            <text:p><text:s/>32,9 </text:p>
          </table:table-cell>
          <table:table-cell table:style-name="ce12" office:value-type="float" office:value="1.50218177650578" calcext:value-type="float">
            <text:p><text:s/>1,5 </text:p>
          </table:table-cell>
          <table:table-cell table:style-name="ce12" office:value-type="float" office:value="4.38351899717385" calcext:value-type="float">
            <text:p><text:s/>4,4 </text:p>
          </table:table-cell>
          <table:table-cell table:style-name="ce12" office:value-type="float" office:value="5.62385163718645" calcext:value-type="float">
            <text:p><text:s/>5,6 </text:p>
          </table:table-cell>
          <table:table-cell table:style-name="ce12" office:value-type="float" office:value="7.31001416682701" calcext:value-type="float">
            <text:p><text:s/>7,3 </text:p>
          </table:table-cell>
          <table:table-cell table:style-name="ce12" office:value-type="float" office:value="4.82983307497546" calcext:value-type="float">
            <text:p><text:s/>4,8 </text:p>
          </table:table-cell>
          <table:table-cell table:style-name="ce12" office:value-type="float" office:value="58.4950089193724" calcext:value-type="float">
            <text:p><text:s/>58,5 </text:p>
          </table:table-cell>
          <table:table-cell table:style-name="ce12" office:value-type="float" office:value="1.02947571985043" calcext:value-type="float">
            <text:p><text:s/>1,0 </text:p>
          </table:table-cell>
          <table:table-cell table:style-name="ce12" office:value-type="float" office:value="29.8114579166268" calcext:value-type="float">
            <text:p><text:s/>29,8 </text:p>
          </table:table-cell>
          <table:table-cell table:style-name="ce12" office:value-type="float" office:value="1.81334276081147" calcext:value-type="float">
            <text:p><text:s/>1,8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deste</text:p>
          </table:table-cell>
          <table:table-cell table:style-name="ce12" office:value-type="float" office:value="23.9140532472569" calcext:value-type="float">
            <text:p><text:s/>23,9 </text:p>
          </table:table-cell>
          <table:table-cell table:style-name="ce12" office:value-type="float" office:value="1.84393583446048" calcext:value-type="float">
            <text:p><text:s/>1,8 </text:p>
          </table:table-cell>
          <table:table-cell table:style-name="ce12" office:value-type="float" office:value="12.3773282029406" calcext:value-type="float">
            <text:p><text:s/>12,4 </text:p>
          </table:table-cell>
          <table:table-cell table:style-name="ce12" office:value-type="float" office:value="2.5788182504658" calcext:value-type="float">
            <text:p><text:s/>2,6 </text:p>
          </table:table-cell>
          <table:table-cell table:style-name="ce12" office:value-type="float" office:value="42.4078193914899" calcext:value-type="float">
            <text:p><text:s/>42,4 </text:p>
          </table:table-cell>
          <table:table-cell table:style-name="ce12" office:value-type="float" office:value="1.09622542784036" calcext:value-type="float">
            <text:p><text:s/>1,1 </text:p>
          </table:table-cell>
          <table:table-cell table:style-name="ce12" office:value-type="float" office:value="21.3007991583127" calcext:value-type="float">
            <text:p><text:s/>21,3 </text:p>
          </table:table-cell>
          <table:table-cell table:style-name="ce12" office:value-type="float" office:value="1.71954332289116" calcext:value-type="float">
            <text:p><text:s/>1,7 </text:p>
          </table:table-cell>
          <table:table-cell table:style-name="ce12" office:value-type="float" office:value="73.6515989715343" calcext:value-type="float">
            <text:p><text:s/>73,7 </text:p>
          </table:table-cell>
          <table:table-cell table:style-name="ce12" office:value-type="float" office:value="1.20046297983807" calcext:value-type="float">
            <text:p><text:s/>1,2 </text:p>
          </table:table-cell>
          <table:table-cell table:style-name="ce12" office:value-type="float" office:value="13.5349635055226" calcext:value-type="float">
            <text:p><text:s/>13,5 </text:p>
          </table:table-cell>
          <table:table-cell table:style-name="ce12" office:value-type="float" office:value="5.56628165985914" calcext:value-type="float">
            <text:p><text:s/>5,6 </text:p>
          </table:table-cell>
          <table:table-cell table:style-name="ce12" office:value-type="float" office:value="4.41366256749859" calcext:value-type="float">
            <text:p><text:s/>4,4 </text:p>
          </table:table-cell>
          <table:table-cell table:style-name="ce12" office:value-type="float" office:value="9.54520934718217" calcext:value-type="float">
            <text:p><text:s/>9,5 </text:p>
          </table:table-cell>
          <table:table-cell table:style-name="ce12" office:value-type="float" office:value="8.39977495544448" calcext:value-type="float">
            <text:p><text:s/>8,4 </text:p>
          </table:table-cell>
          <table:table-cell table:style-name="ce12" office:value-type="float" office:value="5.67469098425753" calcext:value-type="float">
            <text:p><text:s/>5,7 </text:p>
          </table:table-cell>
          <table:table-cell table:style-name="ce12" office:value-type="float" office:value="16.1892708477222" calcext:value-type="float">
            <text:p><text:s/>16,2 </text:p>
          </table:table-cell>
          <table:table-cell table:style-name="ce12" office:value-type="float" office:value="3.08609161374686" calcext:value-type="float">
            <text:p><text:s/>3,1 </text:p>
          </table:table-cell>
          <table:table-cell table:style-name="ce12" office:value-type="float" office:value="14.8166421542044" calcext:value-type="float">
            <text:p><text:s/>14,8 </text:p>
          </table:table-cell>
          <table:table-cell table:style-name="ce12" office:value-type="float" office:value="3.13760821255284" calcext:value-type="float">
            <text:p><text:s/>3,1 </text:p>
          </table:table-cell>
          <table:table-cell table:style-name="ce12" office:value-type="float" office:value="43.0924777421106" calcext:value-type="float">
            <text:p><text:s/>43,1 </text:p>
          </table:table-cell>
          <table:table-cell table:style-name="ce12" office:value-type="float" office:value="1.5275872622612" calcext:value-type="float">
            <text:p><text:s/>1,5 </text:p>
          </table:table-cell>
          <table:table-cell table:style-name="ce12" office:value-type="float" office:value="25.9016092559628" calcext:value-type="float">
            <text:p><text:s/>25,9 </text:p>
          </table:table-cell>
          <table:table-cell table:style-name="ce12" office:value-type="float" office:value="2.31739919418281" calcext:value-type="float">
            <text:p><text:s/>2,3 </text:p>
          </table:table-cell>
          <table:table-cell table:style-name="ce12" office:value-type="float" office:value="3.27126162635144" calcext:value-type="float">
            <text:p><text:s/>3,3 </text:p>
          </table:table-cell>
          <table:table-cell table:style-name="ce12" office:value-type="float" office:value="8.35375212185981" calcext:value-type="float">
            <text:p><text:s/>8,4 </text:p>
          </table:table-cell>
          <table:table-cell table:style-name="ce12" office:value-type="float" office:value="8.18645792297537" calcext:value-type="float">
            <text:p><text:s/>8,2 </text:p>
          </table:table-cell>
          <table:table-cell table:style-name="ce12" office:value-type="float" office:value="5.04012694261536" calcext:value-type="float">
            <text:p><text:s/>5,0 </text:p>
          </table:table-cell>
          <table:table-cell table:style-name="ce12" office:value-type="float" office:value="65.5664048525121" calcext:value-type="float">
            <text:p><text:s/>65,6 </text:p>
          </table:table-cell>
          <table:table-cell table:style-name="ce12" office:value-type="float" office:value="1.08579010155379" calcext:value-type="float">
            <text:p><text:s/>1,1 </text:p>
          </table:table-cell>
          <table:table-cell table:style-name="ce12" office:value-type="float" office:value="22.9758755981611" calcext:value-type="float">
            <text:p><text:s/>23,0 </text:p>
          </table:table-cell>
          <table:table-cell table:style-name="ce12" office:value-type="float" office:value="2.7650135621322" calcext:value-type="float">
            <text:p><text:s/>2,8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l</text:p>
          </table:table-cell>
          <table:table-cell table:style-name="ce12" office:value-type="float" office:value="20.863767288026" calcext:value-type="float">
            <text:p><text:s/>20,9 </text:p>
          </table:table-cell>
          <table:table-cell table:style-name="ce12" office:value-type="float" office:value="2.06075728677261" calcext:value-type="float">
            <text:p><text:s/>2,1 </text:p>
          </table:table-cell>
          <table:table-cell table:style-name="ce12" office:value-type="float" office:value="16.1204050747291" calcext:value-type="float">
            <text:p><text:s/>16,1 </text:p>
          </table:table-cell>
          <table:table-cell table:style-name="ce12" office:value-type="float" office:value="2.28005309272784" calcext:value-type="float">
            <text:p><text:s/>2,3 </text:p>
          </table:table-cell>
          <table:table-cell table:style-name="ce12" office:value-type="float" office:value="46.8495508226497" calcext:value-type="float">
            <text:p><text:s/>46,8 </text:p>
          </table:table-cell>
          <table:table-cell table:style-name="ce12" office:value-type="float" office:value="1.06337642210273" calcext:value-type="float">
            <text:p><text:s/>1,1 </text:p>
          </table:table-cell>
          <table:table-cell table:style-name="ce12" office:value-type="float" office:value="16.166276814595" calcext:value-type="float">
            <text:p><text:s/>16,2 </text:p>
          </table:table-cell>
          <table:table-cell table:style-name="ce12" office:value-type="float" office:value="2.13456005326046" calcext:value-type="float">
            <text:p><text:s/>2,1 </text:p>
          </table:table-cell>
          <table:table-cell table:style-name="ce12" office:value-type="float" office:value="65.225261747347" calcext:value-type="float">
            <text:p><text:s/>65,2 </text:p>
          </table:table-cell>
          <table:table-cell table:style-name="ce12" office:value-type="float" office:value="1.49895934092664" calcext:value-type="float">
            <text:p><text:s/>1,5 </text:p>
          </table:table-cell>
          <table:table-cell table:style-name="ce12" office:value-type="float" office:value="19.5416000604532" calcext:value-type="float">
            <text:p><text:s/>19,5 </text:p>
          </table:table-cell>
          <table:table-cell table:style-name="ce12" office:value-type="float" office:value="4.15714836083451" calcext:value-type="float">
            <text:p><text:s/>4,2 </text:p>
          </table:table-cell>
          <table:table-cell table:style-name="ce12" office:value-type="float" office:value="6.60591260101715" calcext:value-type="float">
            <text:p><text:s/>6,6 </text:p>
          </table:table-cell>
          <table:table-cell table:style-name="ce12" office:value-type="float" office:value="7.15809121828127" calcext:value-type="float">
            <text:p><text:s/>7,2 </text:p>
          </table:table-cell>
          <table:table-cell table:style-name="ce12" office:value-type="float" office:value="8.62722559118273" calcext:value-type="float">
            <text:p><text:s/>8,6 </text:p>
          </table:table-cell>
          <table:table-cell table:style-name="ce12" office:value-type="float" office:value="7.31316491739713" calcext:value-type="float">
            <text:p><text:s/>7,3 </text:p>
          </table:table-cell>
          <table:table-cell table:style-name="ce12" office:value-type="float" office:value="12.7164953985645" calcext:value-type="float">
            <text:p><text:s/>12,7 </text:p>
          </table:table-cell>
          <table:table-cell table:style-name="ce12" office:value-type="float" office:value="3.85785417964135" calcext:value-type="float">
            <text:p><text:s/>3,9 </text:p>
          </table:table-cell>
          <table:table-cell table:style-name="ce12" office:value-type="float" office:value="18.5978899565488" calcext:value-type="float">
            <text:p><text:s/>18,6 </text:p>
          </table:table-cell>
          <table:table-cell table:style-name="ce12" office:value-type="float" office:value="3.04397303382306" calcext:value-type="float">
            <text:p><text:s/>3,0 </text:p>
          </table:table-cell>
          <table:table-cell table:style-name="ce12" office:value-type="float" office:value="48.859252626333" calcext:value-type="float">
            <text:p><text:s/>48,9 </text:p>
          </table:table-cell>
          <table:table-cell table:style-name="ce12" office:value-type="float" office:value="1.38899906294406" calcext:value-type="float">
            <text:p><text:s/>1,4 </text:p>
          </table:table-cell>
          <table:table-cell table:style-name="ce12" office:value-type="float" office:value="19.8263620185537" calcext:value-type="float">
            <text:p><text:s/>19,8 </text:p>
          </table:table-cell>
          <table:table-cell table:style-name="ce12" office:value-type="float" office:value="2.557491612753" calcext:value-type="float">
            <text:p><text:s/>2,6 </text:p>
          </table:table-cell>
          <table:table-cell table:style-name="ce12" office:value-type="float" office:value="3.12732006755386" calcext:value-type="float">
            <text:p><text:s/>3,1 </text:p>
          </table:table-cell>
          <table:table-cell table:style-name="ce12" office:value-type="float" office:value="8.93369865095349" calcext:value-type="float">
            <text:p><text:s/>8,9 </text:p>
          </table:table-cell>
          <table:table-cell table:style-name="ce12" office:value-type="float" office:value="10.2427805502321" calcext:value-type="float">
            <text:p><text:s/>10,2 </text:p>
          </table:table-cell>
          <table:table-cell table:style-name="ce12" office:value-type="float" office:value="5.12931533815595" calcext:value-type="float">
            <text:p><text:s/>5,1 </text:p>
          </table:table-cell>
          <table:table-cell table:style-name="ce12" office:value-type="float" office:value="70.7535017994997" calcext:value-type="float">
            <text:p><text:s/>70,8 </text:p>
          </table:table-cell>
          <table:table-cell table:style-name="ce12" office:value-type="float" office:value="1.04041712589071" calcext:value-type="float">
            <text:p><text:s/>1,0 </text:p>
          </table:table-cell>
          <table:table-cell table:style-name="ce12" office:value-type="float" office:value="15.8763975827144" calcext:value-type="float">
            <text:p><text:s/>15,9 </text:p>
          </table:table-cell>
          <table:table-cell table:style-name="ce12" office:value-type="float" office:value="3.6757628923108" calcext:value-type="float">
            <text:p><text:s/>3,7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Centro-Oeste</text:p>
          </table:table-cell>
          <table:table-cell table:style-name="ce12" office:value-type="float" office:value="23.8065173152018" calcext:value-type="float">
            <text:p><text:s/>23,8 </text:p>
          </table:table-cell>
          <table:table-cell table:style-name="ce12" office:value-type="float" office:value="2.16291004959638" calcext:value-type="float">
            <text:p><text:s/>2,2 </text:p>
          </table:table-cell>
          <table:table-cell table:style-name="ce12" office:value-type="float" office:value="13.8870524223987" calcext:value-type="float">
            <text:p><text:s/>13,9 </text:p>
          </table:table-cell>
          <table:table-cell table:style-name="ce12" office:value-type="float" office:value="3.01711089826462" calcext:value-type="float">
            <text:p><text:s/>3,0 </text:p>
          </table:table-cell>
          <table:table-cell table:style-name="ce12" office:value-type="float" office:value="41.8265535379718" calcext:value-type="float">
            <text:p><text:s/>41,8 </text:p>
          </table:table-cell>
          <table:table-cell table:style-name="ce12" office:value-type="float" office:value="1.4535347533414" calcext:value-type="float">
            <text:p><text:s/>1,5 </text:p>
          </table:table-cell>
          <table:table-cell table:style-name="ce12" office:value-type="float" office:value="20.4798767244276" calcext:value-type="float">
            <text:p><text:s/>20,5 </text:p>
          </table:table-cell>
          <table:table-cell table:style-name="ce12" office:value-type="float" office:value="2.27976887744121" calcext:value-type="float">
            <text:p><text:s/>2,3 </text:p>
          </table:table-cell>
          <table:table-cell table:style-name="ce12" office:value-type="float" office:value="67.9899353607764" calcext:value-type="float">
            <text:p><text:s/>68,0 </text:p>
          </table:table-cell>
          <table:table-cell table:style-name="ce12" office:value-type="float" office:value="1.7251570411372" calcext:value-type="float">
            <text:p><text:s/>1,7 </text:p>
          </table:table-cell>
          <table:table-cell table:style-name="ce12" office:value-type="float" office:value="16.9876561373284" calcext:value-type="float">
            <text:p><text:s/>17,0 </text:p>
          </table:table-cell>
          <table:table-cell table:style-name="ce12" office:value-type="float" office:value="5.3435456384368" calcext:value-type="float">
            <text:p><text:s/>5,3 </text:p>
          </table:table-cell>
          <table:table-cell table:style-name="ce12" office:value-type="float" office:value="4.8224390249638" calcext:value-type="float">
            <text:p><text:s/>4,8 </text:p>
          </table:table-cell>
          <table:table-cell table:style-name="ce12" office:value-type="float" office:value="9.66282239824928" calcext:value-type="float">
            <text:p><text:s/>9,7 </text:p>
          </table:table-cell>
          <table:table-cell table:style-name="ce12" office:value-type="float" office:value="10.1999694769314" calcext:value-type="float">
            <text:p><text:s/>10,2 </text:p>
          </table:table-cell>
          <table:table-cell table:style-name="ce12" office:value-type="float" office:value="7.23749509840096" calcext:value-type="float">
            <text:p><text:s/>7,2 </text:p>
          </table:table-cell>
          <table:table-cell table:style-name="ce12" office:value-type="float" office:value="18.5166775413338" calcext:value-type="float">
            <text:p><text:s/>18,5 </text:p>
          </table:table-cell>
          <table:table-cell table:style-name="ce12" office:value-type="float" office:value="3.51421496031524" calcext:value-type="float">
            <text:p><text:s/>3,5 </text:p>
          </table:table-cell>
          <table:table-cell table:style-name="ce12" office:value-type="float" office:value="16.2348295045715" calcext:value-type="float">
            <text:p><text:s/>16,2 </text:p>
          </table:table-cell>
          <table:table-cell table:style-name="ce12" office:value-type="float" office:value="3.78960143998039" calcext:value-type="float">
            <text:p><text:s/>3,8 </text:p>
          </table:table-cell>
          <table:table-cell table:style-name="ce12" office:value-type="float" office:value="42.2116092602068" calcext:value-type="float">
            <text:p><text:s/>42,2 </text:p>
          </table:table-cell>
          <table:table-cell table:style-name="ce12" office:value-type="float" office:value="2.01230773206188" calcext:value-type="float">
            <text:p><text:s/>2,0 </text:p>
          </table:table-cell>
          <table:table-cell table:style-name="ce12" office:value-type="float" office:value="23.0368836938879" calcext:value-type="float">
            <text:p><text:s/>23,0 </text:p>
          </table:table-cell>
          <table:table-cell table:style-name="ce12" office:value-type="float" office:value="3.13853017719324" calcext:value-type="float">
            <text:p><text:s/>3,1 </text:p>
          </table:table-cell>
          <table:table-cell table:style-name="ce12" office:value-type="float" office:value="3.80115796815756" calcext:value-type="float">
            <text:p><text:s/>3,8 </text:p>
          </table:table-cell>
          <table:table-cell table:style-name="ce12" office:value-type="float" office:value="9.60370802264877" calcext:value-type="float">
            <text:p><text:s/>9,6 </text:p>
          </table:table-cell>
          <table:table-cell table:style-name="ce12" office:value-type="float" office:value="8.61688707973979" calcext:value-type="float">
            <text:p><text:s/>8,6 </text:p>
          </table:table-cell>
          <table:table-cell table:style-name="ce12" office:value-type="float" office:value="7.18608195227543" calcext:value-type="float">
            <text:p><text:s/>7,2 </text:p>
          </table:table-cell>
          <table:table-cell table:style-name="ce12" office:value-type="float" office:value="64.3334041411614" calcext:value-type="float">
            <text:p><text:s/>64,3 </text:p>
          </table:table-cell>
          <table:table-cell table:style-name="ce12" office:value-type="float" office:value="1.44763551551248" calcext:value-type="float">
            <text:p><text:s/>1,4 </text:p>
          </table:table-cell>
          <table:table-cell table:style-name="ce12" office:value-type="float" office:value="23.2485508109411" calcext:value-type="float">
            <text:p><text:s/>23,2 </text:p>
          </table:table-cell>
          <table:table-cell table:style-name="ce12" office:value-type="float" office:value="3.37552425463584" calcext:value-type="float">
            <text:p><text:s/>3,4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Sexo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Homem </text:p>
          </table:table-cell>
          <table:table-cell table:style-name="ce12" office:value-type="float" office:value="22.6927994248453" calcext:value-type="float">
            <text:p><text:s/>22,7 </text:p>
          </table:table-cell>
          <table:table-cell table:style-name="ce12" office:value-type="float" office:value="1.20138241357049" calcext:value-type="float">
            <text:p><text:s/>1,2 </text:p>
          </table:table-cell>
          <table:table-cell table:style-name="ce12" office:value-type="float" office:value="13.9052606195006" calcext:value-type="float">
            <text:p><text:s/>13,9 </text:p>
          </table:table-cell>
          <table:table-cell table:style-name="ce12" office:value-type="float" office:value="1.60998868753332" calcext:value-type="float">
            <text:p><text:s/>1,6 </text:p>
          </table:table-cell>
          <table:table-cell table:style-name="ce12" office:value-type="float" office:value="48.1708419596671" calcext:value-type="float">
            <text:p><text:s/>48,2 </text:p>
          </table:table-cell>
          <table:table-cell table:style-name="ce12" office:value-type="float" office:value="0.679505834764335" calcext:value-type="float">
            <text:p><text:s/>0,7 </text:p>
          </table:table-cell>
          <table:table-cell table:style-name="ce12" office:value-type="float" office:value="15.2310979959869" calcext:value-type="float">
            <text:p><text:s/>15,2 </text:p>
          </table:table-cell>
          <table:table-cell table:style-name="ce12" office:value-type="float" office:value="1.5143466062516" calcext:value-type="float">
            <text:p><text:s/>1,5 </text:p>
          </table:table-cell>
          <table:table-cell table:style-name="ce12" office:value-type="float" office:value="67.2499516125481" calcext:value-type="float">
            <text:p><text:s/>67,2 </text:p>
          </table:table-cell>
          <table:table-cell table:style-name="ce12" office:value-type="float" office:value="0.976290579381884" calcext:value-type="float">
            <text:p><text:s/>1,0 </text:p>
          </table:table-cell>
          <table:table-cell table:style-name="ce12" office:value-type="float" office:value="18.8206139489706" calcext:value-type="float">
            <text:p><text:s/>18,8 </text:p>
          </table:table-cell>
          <table:table-cell table:style-name="ce12" office:value-type="float" office:value="3.16561873996748" calcext:value-type="float">
            <text:p><text:s/>3,2 </text:p>
          </table:table-cell>
          <table:table-cell table:style-name="ce12" office:value-type="float" office:value="6.22899543397915" calcext:value-type="float">
            <text:p><text:s/>6,2 </text:p>
          </table:table-cell>
          <table:table-cell table:style-name="ce12" office:value-type="float" office:value="5.24547518103938" calcext:value-type="float">
            <text:p><text:s/>5,2 </text:p>
          </table:table-cell>
          <table:table-cell table:style-name="ce12" office:value-type="float" office:value="7.70043900450215" calcext:value-type="float">
            <text:p><text:s/>7,7 </text:p>
          </table:table-cell>
          <table:table-cell table:style-name="ce12" office:value-type="float" office:value="4.11101113235614" calcext:value-type="float">
            <text:p><text:s/>4,1 </text:p>
          </table:table-cell>
          <table:table-cell table:style-name="ce12" office:value-type="float" office:value="15.0335684648728" calcext:value-type="float">
            <text:p><text:s/>15,0 </text:p>
          </table:table-cell>
          <table:table-cell table:style-name="ce12" office:value-type="float" office:value="2.22923467713605" calcext:value-type="float">
            <text:p><text:s/>2,2 </text:p>
          </table:table-cell>
          <table:table-cell table:style-name="ce12" office:value-type="float" office:value="15.3063153966966" calcext:value-type="float">
            <text:p><text:s/>15,3 </text:p>
          </table:table-cell>
          <table:table-cell table:style-name="ce12" office:value-type="float" office:value="2.11518993201901" calcext:value-type="float">
            <text:p><text:s/>2,1 </text:p>
          </table:table-cell>
          <table:table-cell table:style-name="ce12" office:value-type="float" office:value="50.2255155629463" calcext:value-type="float">
            <text:p><text:s/>50,2 </text:p>
          </table:table-cell>
          <table:table-cell table:style-name="ce12" office:value-type="float" office:value="0.925100405546939" calcext:value-type="float">
            <text:p><text:s/>0,9 </text:p>
          </table:table-cell>
          <table:table-cell table:style-name="ce12" office:value-type="float" office:value="19.4346005754843" calcext:value-type="float">
            <text:p><text:s/>19,4 </text:p>
          </table:table-cell>
          <table:table-cell table:style-name="ce12" office:value-type="float" office:value="2.02287661041066" calcext:value-type="float">
            <text:p><text:s/>2,0 </text:p>
          </table:table-cell>
          <table:table-cell table:style-name="ce12" office:value-type="float" office:value="2.8666747100385" calcext:value-type="float">
            <text:p><text:s/>2,9 </text:p>
          </table:table-cell>
          <table:table-cell table:style-name="ce12" office:value-type="float" office:value="6.01110689387628" calcext:value-type="float">
            <text:p><text:s/>6,0 </text:p>
          </table:table-cell>
          <table:table-cell table:style-name="ce12" office:value-type="float" office:value="8.39236480029768" calcext:value-type="float">
            <text:p><text:s/>8,4 </text:p>
          </table:table-cell>
          <table:table-cell table:style-name="ce12" office:value-type="float" office:value="3.78404667793375" calcext:value-type="float">
            <text:p><text:s/>3,8 </text:p>
          </table:table-cell>
          <table:table-cell table:style-name="ce12" office:value-type="float" office:value="74.4665570378213" calcext:value-type="float">
            <text:p><text:s/>74,5 </text:p>
          </table:table-cell>
          <table:table-cell table:style-name="ce12" office:value-type="float" office:value="0.663039173369636" calcext:value-type="float">
            <text:p><text:s/>0,7 </text:p>
          </table:table-cell>
          <table:table-cell table:style-name="ce12" office:value-type="float" office:value="14.2744034518425" calcext:value-type="float">
            <text:p><text:s/>14,3 </text:p>
          </table:table-cell>
          <table:table-cell table:style-name="ce12" office:value-type="float" office:value="2.67065924161317" calcext:value-type="float">
            <text:p><text:s/>2,7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Mulher</text:p>
          </table:table-cell>
          <table:table-cell table:style-name="ce12" office:value-type="float" office:value="25.8678965436341" calcext:value-type="float">
            <text:p><text:s/>25,9 </text:p>
          </table:table-cell>
          <table:table-cell table:style-name="ce12" office:value-type="float" office:value="1.10713201575836" calcext:value-type="float">
            <text:p><text:s/>1,1 </text:p>
          </table:table-cell>
          <table:table-cell table:style-name="ce12" office:value-type="float" office:value="11.2345624034255" calcext:value-type="float">
            <text:p><text:s/>11,2 </text:p>
          </table:table-cell>
          <table:table-cell table:style-name="ce12" office:value-type="float" office:value="1.85086404281042" calcext:value-type="float">
            <text:p><text:s/>1,9 </text:p>
          </table:table-cell>
          <table:table-cell table:style-name="ce12" office:value-type="float" office:value="33.0189547685511" calcext:value-type="float">
            <text:p><text:s/>33,0 </text:p>
          </table:table-cell>
          <table:table-cell table:style-name="ce12" office:value-type="float" office:value="0.892203575267787" calcext:value-type="float">
            <text:p><text:s/>0,9 </text:p>
          </table:table-cell>
          <table:table-cell table:style-name="ce12" office:value-type="float" office:value="29.8785862843892" calcext:value-type="float">
            <text:p><text:s/>29,9 </text:p>
          </table:table-cell>
          <table:table-cell table:style-name="ce12" office:value-type="float" office:value="0.996285015411723" calcext:value-type="float">
            <text:p><text:s/>1,0 </text:p>
          </table:table-cell>
          <table:table-cell table:style-name="ce12" office:value-type="float" office:value="75.0236623634599" calcext:value-type="float">
            <text:p><text:s/>75,0 </text:p>
          </table:table-cell>
          <table:table-cell table:style-name="ce12" office:value-type="float" office:value="0.737115568323617" calcext:value-type="float">
            <text:p><text:s/>0,7 </text:p>
          </table:table-cell>
          <table:table-cell table:style-name="ce12" office:value-type="float" office:value="10.5769469224926" calcext:value-type="float">
            <text:p><text:s/>10,6 </text:p>
          </table:table-cell>
          <table:table-cell table:style-name="ce12" office:value-type="float" office:value="3.56441508546969" calcext:value-type="float">
            <text:p><text:s/>3,6 </text:p>
          </table:table-cell>
          <table:table-cell table:style-name="ce12" office:value-type="float" office:value="2.88083499253507" calcext:value-type="float">
            <text:p><text:s/>2,9 </text:p>
          </table:table-cell>
          <table:table-cell table:style-name="ce12" office:value-type="float" office:value="7.43449439618023" calcext:value-type="float">
            <text:p><text:s/>7,4 </text:p>
          </table:table-cell>
          <table:table-cell table:style-name="ce12" office:value-type="float" office:value="11.5185557215125" calcext:value-type="float">
            <text:p><text:s/>11,5 </text:p>
          </table:table-cell>
          <table:table-cell table:style-name="ce12" office:value-type="float" office:value="3.42426841890696" calcext:value-type="float">
            <text:p><text:s/>3,4 </text:p>
          </table:table-cell>
          <table:table-cell table:style-name="ce12" office:value-type="float" office:value="18.4117174300156" calcext:value-type="float">
            <text:p><text:s/>18,4 </text:p>
          </table:table-cell>
          <table:table-cell table:style-name="ce12" office:value-type="float" office:value="1.8429439551961" calcext:value-type="float">
            <text:p><text:s/>1,8 </text:p>
          </table:table-cell>
          <table:table-cell table:style-name="ce12" office:value-type="float" office:value="13.7740122694411" calcext:value-type="float">
            <text:p><text:s/>13,8 </text:p>
          </table:table-cell>
          <table:table-cell table:style-name="ce12" office:value-type="float" office:value="2.44038896151451" calcext:value-type="float">
            <text:p><text:s/>2,4 </text:p>
          </table:table-cell>
          <table:table-cell table:style-name="ce12" office:value-type="float" office:value="32.6216414949445" calcext:value-type="float">
            <text:p><text:s/>32,6 </text:p>
          </table:table-cell>
          <table:table-cell table:style-name="ce12" office:value-type="float" office:value="1.28857254460417" calcext:value-type="float">
            <text:p><text:s/>1,3 </text:p>
          </table:table-cell>
          <table:table-cell table:style-name="ce12" office:value-type="float" office:value="35.1926288055989" calcext:value-type="float">
            <text:p><text:s/>35,2 </text:p>
          </table:table-cell>
          <table:table-cell table:style-name="ce12" office:value-type="float" office:value="1.26175599342071" calcext:value-type="float">
            <text:p><text:s/>1,3 </text:p>
          </table:table-cell>
          <table:table-cell table:style-name="ce12" office:value-type="float" office:value="4.69197848602361" calcext:value-type="float">
            <text:p><text:s/>4,7 </text:p>
          </table:table-cell>
          <table:table-cell table:style-name="ce12" office:value-type="float" office:value="4.6007862918624" calcext:value-type="float">
            <text:p><text:s/>4,6 </text:p>
          </table:table-cell>
          <table:table-cell table:style-name="ce12" office:value-type="float" office:value="8.06612136765757" calcext:value-type="float">
            <text:p><text:s/>8,1 </text:p>
          </table:table-cell>
          <table:table-cell table:style-name="ce12" office:value-type="float" office:value="3.54883615309605" calcext:value-type="float">
            <text:p><text:s/>3,5 </text:p>
          </table:table-cell>
          <table:table-cell table:style-name="ce12" office:value-type="float" office:value="53.032187693628" calcext:value-type="float">
            <text:p><text:s/>53,0 </text:p>
          </table:table-cell>
          <table:table-cell table:style-name="ce12" office:value-type="float" office:value="0.965345664171168" calcext:value-type="float">
            <text:p><text:s/>1,0 </text:p>
          </table:table-cell>
          <table:table-cell table:style-name="ce12" office:value-type="float" office:value="34.2097124526908" calcext:value-type="float">
            <text:p><text:s/>34,2 </text:p>
          </table:table-cell>
          <table:table-cell table:style-name="ce12" office:value-type="float" office:value="1.43819871671568" calcext:value-type="float">
            <text:p><text:s/>1,4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or ou raça <text:s/>(1)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Branca</text:p>
          </table:table-cell>
          <table:table-cell table:style-name="ce12" office:value-type="float" office:value="24.9544390343588" calcext:value-type="float">
            <text:p><text:s/>25,0 </text:p>
          </table:table-cell>
          <table:table-cell table:style-name="ce12" office:value-type="float" office:value="1.40350592136186" calcext:value-type="float">
            <text:p><text:s/>1,4 </text:p>
          </table:table-cell>
          <table:table-cell table:style-name="ce12" office:value-type="float" office:value="14.4063374293808" calcext:value-type="float">
            <text:p><text:s/>14,4 </text:p>
          </table:table-cell>
          <table:table-cell table:style-name="ce12" office:value-type="float" office:value="1.88797599946905" calcext:value-type="float">
            <text:p><text:s/>1,9 </text:p>
          </table:table-cell>
          <table:table-cell table:style-name="ce12" office:value-type="float" office:value="42.1215456782592" calcext:value-type="float">
            <text:p><text:s/>42,1 </text:p>
          </table:table-cell>
          <table:table-cell table:style-name="ce12" office:value-type="float" office:value="0.940450909961214" calcext:value-type="float">
            <text:p><text:s/>0,9 </text:p>
          </table:table-cell>
          <table:table-cell table:style-name="ce12" office:value-type="float" office:value="18.5176778580011" calcext:value-type="float">
            <text:p><text:s/>18,5 </text:p>
          </table:table-cell>
          <table:table-cell table:style-name="ce12" office:value-type="float" office:value="1.48508037203184" calcext:value-type="float">
            <text:p><text:s/>1,5 </text:p>
          </table:table-cell>
          <table:table-cell table:style-name="ce12" office:value-type="float" office:value="73.0081302960097" calcext:value-type="float">
            <text:p><text:s/>73,0 </text:p>
          </table:table-cell>
          <table:table-cell table:style-name="ce12" office:value-type="float" office:value="0.989008867996269" calcext:value-type="float">
            <text:p><text:s/>1,0 </text:p>
          </table:table-cell>
          <table:table-cell table:style-name="ce12" office:value-type="float" office:value="14.5284421975453" calcext:value-type="float">
            <text:p><text:s/>14,5 </text:p>
          </table:table-cell>
          <table:table-cell table:style-name="ce12" office:value-type="float" office:value="4.45074093214706" calcext:value-type="float">
            <text:p><text:s/>4,5 </text:p>
          </table:table-cell>
          <table:table-cell table:style-name="ce12" office:value-type="float" office:value="4.53872966693618" calcext:value-type="float">
            <text:p><text:s/>4,5 </text:p>
          </table:table-cell>
          <table:table-cell table:style-name="ce12" office:value-type="float" office:value="6.16312342495791" calcext:value-type="float">
            <text:p><text:s/>6,2 </text:p>
          </table:table-cell>
          <table:table-cell table:style-name="ce12" office:value-type="float" office:value="7.92469783950872" calcext:value-type="float">
            <text:p><text:s/>7,9 </text:p>
          </table:table-cell>
          <table:table-cell table:style-name="ce12" office:value-type="float" office:value="4.66807925561287" calcext:value-type="float">
            <text:p><text:s/>4,7 </text:p>
          </table:table-cell>
          <table:table-cell table:style-name="ce12" office:value-type="float" office:value="18.2487658916277" calcext:value-type="float">
            <text:p><text:s/>18,2 </text:p>
          </table:table-cell>
          <table:table-cell table:style-name="ce12" office:value-type="float" office:value="2.42329317852821" calcext:value-type="float">
            <text:p><text:s/>2,4 </text:p>
          </table:table-cell>
          <table:table-cell table:style-name="ce12" office:value-type="float" office:value="17.8918051514213" calcext:value-type="float">
            <text:p><text:s/>17,9 </text:p>
          </table:table-cell>
          <table:table-cell table:style-name="ce12" office:value-type="float" office:value="2.25043214834625" calcext:value-type="float">
            <text:p><text:s/>2,3 </text:p>
          </table:table-cell>
          <table:table-cell table:style-name="ce12" office:value-type="float" office:value="41.4470959910513" calcext:value-type="float">
            <text:p><text:s/>41,4 </text:p>
          </table:table-cell>
          <table:table-cell table:style-name="ce12" office:value-type="float" office:value="1.23594858633948" calcext:value-type="float">
            <text:p><text:s/>1,2 </text:p>
          </table:table-cell>
          <table:table-cell table:style-name="ce12" office:value-type="float" office:value="22.4123329658998" calcext:value-type="float">
            <text:p><text:s/>22,4 </text:p>
          </table:table-cell>
          <table:table-cell table:style-name="ce12" office:value-type="float" office:value="1.86975378632872" calcext:value-type="float">
            <text:p><text:s/>1,9 </text:p>
          </table:table-cell>
          <table:table-cell table:style-name="ce12" office:value-type="float" office:value="4.24464951758907" calcext:value-type="float">
            <text:p><text:s/>4,2 </text:p>
          </table:table-cell>
          <table:table-cell table:style-name="ce12" office:value-type="float" office:value="5.69250928756059" calcext:value-type="float">
            <text:p><text:s/>5,7 </text:p>
          </table:table-cell>
          <table:table-cell table:style-name="ce12" office:value-type="float" office:value="9.44932867250364" calcext:value-type="float">
            <text:p><text:s/>9,4 </text:p>
          </table:table-cell>
          <table:table-cell table:style-name="ce12" office:value-type="float" office:value="3.9460398794057" calcext:value-type="float">
            <text:p><text:s/>3,9 </text:p>
          </table:table-cell>
          <table:table-cell table:style-name="ce12" office:value-type="float" office:value="66.6067058036733" calcext:value-type="float">
            <text:p><text:s/>66,6 </text:p>
          </table:table-cell>
          <table:table-cell table:style-name="ce12" office:value-type="float" office:value="0.887410902496858" calcext:value-type="float">
            <text:p><text:s/>0,9 </text:p>
          </table:table-cell>
          <table:table-cell table:style-name="ce12" office:value-type="float" office:value="19.699316006234" calcext:value-type="float">
            <text:p><text:s/>19,7 </text:p>
          </table:table-cell>
          <table:table-cell table:style-name="ce12" office:value-type="float" office:value="2.43078469023251" calcext:value-type="float">
            <text:p><text:s/>2,4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Preta ou parda</text:p>
          </table:table-cell>
          <table:table-cell table:style-name="ce12" office:value-type="float" office:value="23.7676255790126" calcext:value-type="float">
            <text:p><text:s/>23,8 </text:p>
          </table:table-cell>
          <table:table-cell table:style-name="ce12" office:value-type="float" office:value="1.02545788283735" calcext:value-type="float">
            <text:p><text:s/>1,0 </text:p>
          </table:table-cell>
          <table:table-cell table:style-name="ce12" office:value-type="float" office:value="11.215753523836" calcext:value-type="float">
            <text:p><text:s/>11,2 </text:p>
          </table:table-cell>
          <table:table-cell table:style-name="ce12" office:value-type="float" office:value="1.64290951743116" calcext:value-type="float">
            <text:p><text:s/>1,6 </text:p>
          </table:table-cell>
          <table:table-cell table:style-name="ce12" office:value-type="float" office:value="39.443992492387" calcext:value-type="float">
            <text:p><text:s/>39,4 </text:p>
          </table:table-cell>
          <table:table-cell table:style-name="ce12" office:value-type="float" office:value="0.68393438532467" calcext:value-type="float">
            <text:p><text:s/>0,7 </text:p>
          </table:table-cell>
          <table:table-cell table:style-name="ce12" office:value-type="float" office:value="25.5726284047643" calcext:value-type="float">
            <text:p><text:s/>25,6 </text:p>
          </table:table-cell>
          <table:table-cell table:style-name="ce12" office:value-type="float" office:value="0.936676213076925" calcext:value-type="float">
            <text:p><text:s/>0,9 </text:p>
          </table:table-cell>
          <table:table-cell table:style-name="ce12" office:value-type="float" office:value="69.6712725933849" calcext:value-type="float">
            <text:p><text:s/>69,7 </text:p>
          </table:table-cell>
          <table:table-cell table:style-name="ce12" office:value-type="float" office:value="0.786425551437641" calcext:value-type="float">
            <text:p><text:s/>0,8 </text:p>
          </table:table-cell>
          <table:table-cell table:style-name="ce12" office:value-type="float" office:value="14.9955349320581" calcext:value-type="float">
            <text:p><text:s/>15,0 </text:p>
          </table:table-cell>
          <table:table-cell table:style-name="ce12" office:value-type="float" office:value="2.9022832200725" calcext:value-type="float">
            <text:p><text:s/>2,9 </text:p>
          </table:table-cell>
          <table:table-cell table:style-name="ce12" office:value-type="float" office:value="4.58757423557802" calcext:value-type="float">
            <text:p><text:s/>4,6 </text:p>
          </table:table-cell>
          <table:table-cell table:style-name="ce12" office:value-type="float" office:value="5.97690316299489" calcext:value-type="float">
            <text:p><text:s/>6,0 </text:p>
          </table:table-cell>
          <table:table-cell table:style-name="ce12" office:value-type="float" office:value="10.745618238979" calcext:value-type="float">
            <text:p><text:s/>10,7 </text:p>
          </table:table-cell>
          <table:table-cell table:style-name="ce12" office:value-type="float" office:value="3.20439020085989" calcext:value-type="float">
            <text:p><text:s/>3,2 </text:p>
          </table:table-cell>
          <table:table-cell table:style-name="ce12" office:value-type="float" office:value="15.5703914183897" calcext:value-type="float">
            <text:p><text:s/>15,6 </text:p>
          </table:table-cell>
          <table:table-cell table:style-name="ce12" office:value-type="float" office:value="1.81109934853013" calcext:value-type="float">
            <text:p><text:s/>1,8 </text:p>
          </table:table-cell>
          <table:table-cell table:style-name="ce12" office:value-type="float" office:value="12.0654980848295" calcext:value-type="float">
            <text:p><text:s/>12,1 </text:p>
          </table:table-cell>
          <table:table-cell table:style-name="ce12" office:value-type="float" office:value="2.20612130828247" calcext:value-type="float">
            <text:p><text:s/>2,2 </text:p>
          </table:table-cell>
          <table:table-cell table:style-name="ce12" office:value-type="float" office:value="41.5005300697658" calcext:value-type="float">
            <text:p><text:s/>41,5 </text:p>
          </table:table-cell>
          <table:table-cell table:style-name="ce12" office:value-type="float" office:value="0.96194716160285" calcext:value-type="float">
            <text:p><text:s/>1,0 </text:p>
          </table:table-cell>
          <table:table-cell table:style-name="ce12" office:value-type="float" office:value="30.863580427015" calcext:value-type="float">
            <text:p><text:s/>30,9 </text:p>
          </table:table-cell>
          <table:table-cell table:style-name="ce12" office:value-type="float" office:value="1.23366633769212" calcext:value-type="float">
            <text:p><text:s/>1,2 </text:p>
          </table:table-cell>
          <table:table-cell table:style-name="ce12" office:value-type="float" office:value="3.40075354484931" calcext:value-type="float">
            <text:p><text:s/>3,4 </text:p>
          </table:table-cell>
          <table:table-cell table:style-name="ce12" office:value-type="float" office:value="4.82251557398342" calcext:value-type="float">
            <text:p><text:s/>4,8 </text:p>
          </table:table-cell>
          <table:table-cell table:style-name="ce12" office:value-type="float" office:value="7.27358941492638" calcext:value-type="float">
            <text:p><text:s/>7,3 </text:p>
          </table:table-cell>
          <table:table-cell table:style-name="ce12" office:value-type="float" office:value="3.56855690803995" calcext:value-type="float">
            <text:p><text:s/>3,6 </text:p>
          </table:table-cell>
          <table:table-cell table:style-name="ce12" office:value-type="float" office:value="61.1012425615279" calcext:value-type="float">
            <text:p><text:s/>61,1 </text:p>
          </table:table-cell>
          <table:table-cell table:style-name="ce12" office:value-type="float" office:value="0.753920221088472" calcext:value-type="float">
            <text:p><text:s/>0,8 </text:p>
          </table:table-cell>
          <table:table-cell table:style-name="ce12" office:value-type="float" office:value="28.2244144786964" calcext:value-type="float">
            <text:p><text:s/>28,2 </text:p>
          </table:table-cell>
          <table:table-cell table:style-name="ce12" office:value-type="float" office:value="1.52134524987157" calcext:value-type="float">
            <text:p><text:s/>1,5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or ou raça e sexo (1)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Homem branco</text:p>
          </table:table-cell>
          <table:table-cell table:style-name="ce12" office:value-type="float" office:value="23.4283203782454" calcext:value-type="float">
            <text:p><text:s/>23,4 </text:p>
          </table:table-cell>
          <table:table-cell table:style-name="ce12" office:value-type="float" office:value="1.85372907018114" calcext:value-type="float">
            <text:p><text:s/>1,9 </text:p>
          </table:table-cell>
          <table:table-cell table:style-name="ce12" office:value-type="float" office:value="15.5459928412606" calcext:value-type="float">
            <text:p><text:s/>15,5 </text:p>
          </table:table-cell>
          <table:table-cell table:style-name="ce12" office:value-type="float" office:value="2.41471503308612" calcext:value-type="float">
            <text:p><text:s/>2,4 </text:p>
          </table:table-cell>
          <table:table-cell table:style-name="ce12" office:value-type="float" office:value="47.8809712990132" calcext:value-type="float">
            <text:p><text:s/>47,9 </text:p>
          </table:table-cell>
          <table:table-cell table:style-name="ce12" office:value-type="float" office:value="1.11067646596728" calcext:value-type="float">
            <text:p><text:s/>1,1 </text:p>
          </table:table-cell>
          <table:table-cell table:style-name="ce12" office:value-type="float" office:value="13.1447154814808" calcext:value-type="float">
            <text:p><text:s/>13,1 </text:p>
          </table:table-cell>
          <table:table-cell table:style-name="ce12" office:value-type="float" office:value="2.63350726283292" calcext:value-type="float">
            <text:p><text:s/>2,6 </text:p>
          </table:table-cell>
          <table:table-cell table:style-name="ce12" office:value-type="float" office:value="69.4466834345514" calcext:value-type="float">
            <text:p><text:s/>69,4 </text:p>
          </table:table-cell>
          <table:table-cell table:style-name="ce12" office:value-type="float" office:value="1.60195284042578" calcext:value-type="float">
            <text:p><text:s/>1,6 </text:p>
          </table:table-cell>
          <table:table-cell table:style-name="ce12" office:value-type="float" office:value="17.9893069610637" calcext:value-type="float">
            <text:p><text:s/>18,0 </text:p>
          </table:table-cell>
          <table:table-cell table:style-name="ce12" office:value-type="float" office:value="6.02002015301112" calcext:value-type="float">
            <text:p><text:s/>6,0 </text:p>
          </table:table-cell>
          <table:table-cell table:style-name="ce12" office:value-type="float" office:value="5.95006120140901" calcext:value-type="float">
            <text:p><text:s/>6,0 </text:p>
          </table:table-cell>
          <table:table-cell table:style-name="ce12" office:value-type="float" office:value="7.46915109728316" calcext:value-type="float">
            <text:p><text:s/>7,5 </text:p>
          </table:table-cell>
          <table:table-cell table:style-name="ce12" office:value-type="float" office:value="6.61394840297588" calcext:value-type="float">
            <text:p><text:s/>6,6 </text:p>
          </table:table-cell>
          <table:table-cell table:style-name="ce12" office:value-type="float" office:value="7.09177338897062" calcext:value-type="float">
            <text:p><text:s/>7,1 </text:p>
          </table:table-cell>
          <table:table-cell table:style-name="ce12" office:value-type="float" office:value="16.6025851480032" calcext:value-type="float">
            <text:p><text:s/>16,6 </text:p>
          </table:table-cell>
          <table:table-cell table:style-name="ce12" office:value-type="float" office:value="3.57128781011098" calcext:value-type="float">
            <text:p><text:s/>3,6 </text:p>
          </table:table-cell>
          <table:table-cell table:style-name="ce12" office:value-type="float" office:value="18.4046969874146" calcext:value-type="float">
            <text:p><text:s/>18,4 </text:p>
          </table:table-cell>
          <table:table-cell table:style-name="ce12" office:value-type="float" office:value="3.02009646806835" calcext:value-type="float">
            <text:p><text:s/>3,0 </text:p>
          </table:table-cell>
          <table:table-cell table:style-name="ce12" office:value-type="float" office:value="48.3610935807321" calcext:value-type="float">
            <text:p><text:s/>48,4 </text:p>
          </table:table-cell>
          <table:table-cell table:style-name="ce12" office:value-type="float" office:value="1.49754582154271" calcext:value-type="float">
            <text:p><text:s/>1,5 </text:p>
          </table:table-cell>
          <table:table-cell table:style-name="ce12" office:value-type="float" office:value="16.6316242838501" calcext:value-type="float">
            <text:p><text:s/>16,6 </text:p>
          </table:table-cell>
          <table:table-cell table:style-name="ce12" office:value-type="float" office:value="3.24002419506404" calcext:value-type="float">
            <text:p><text:s/>3,2 </text:p>
          </table:table-cell>
          <table:table-cell table:style-name="ce12" office:value-type="float" office:value="3.58543470939483" calcext:value-type="float">
            <text:p><text:s/>3,6 </text:p>
          </table:table-cell>
          <table:table-cell table:style-name="ce12" office:value-type="float" office:value="8.5500810757315" calcext:value-type="float">
            <text:p><text:s/>8,6 </text:p>
          </table:table-cell>
          <table:table-cell table:style-name="ce12" office:value-type="float" office:value="9.86473411662816" calcext:value-type="float">
            <text:p><text:s/>9,9 </text:p>
          </table:table-cell>
          <table:table-cell table:style-name="ce12" office:value-type="float" office:value="5.32032069437193" calcext:value-type="float">
            <text:p><text:s/>5,3 </text:p>
          </table:table-cell>
          <table:table-cell table:style-name="ce12" office:value-type="float" office:value="74.2069694030781" calcext:value-type="float">
            <text:p><text:s/>74,2 </text:p>
          </table:table-cell>
          <table:table-cell table:style-name="ce12" office:value-type="float" office:value="1.11658354503326" calcext:value-type="float">
            <text:p><text:s/>1,1 </text:p>
          </table:table-cell>
          <table:table-cell table:style-name="ce12" office:value-type="float" office:value="12.3428617708989" calcext:value-type="float">
            <text:p><text:s/>12,3 </text:p>
          </table:table-cell>
          <table:table-cell table:style-name="ce12" office:value-type="float" office:value="4.92486948568803" calcext:value-type="float">
            <text:p><text:s/>4,9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Homem preto ou pardo</text:p>
          </table:table-cell>
          <table:table-cell table:style-name="ce12" office:value-type="float" office:value="22.1257873371554" calcext:value-type="float">
            <text:p><text:s/>22,1 </text:p>
          </table:table-cell>
          <table:table-cell table:style-name="ce12" office:value-type="float" office:value="1.50086261207284" calcext:value-type="float">
            <text:p><text:s/>1,5 </text:p>
          </table:table-cell>
          <table:table-cell table:style-name="ce12" office:value-type="float" office:value="12.7139860458502" calcext:value-type="float">
            <text:p><text:s/>12,7 </text:p>
          </table:table-cell>
          <table:table-cell table:style-name="ce12" office:value-type="float" office:value="2.17597342728911" calcext:value-type="float">
            <text:p><text:s/>2,2 </text:p>
          </table:table-cell>
          <table:table-cell table:style-name="ce12" office:value-type="float" office:value="48.4278440830809" calcext:value-type="float">
            <text:p><text:s/>48,4 </text:p>
          </table:table-cell>
          <table:table-cell table:style-name="ce12" office:value-type="float" office:value="0.823518156272922" calcext:value-type="float">
            <text:p><text:s/>0,8 </text:p>
          </table:table-cell>
          <table:table-cell table:style-name="ce12" office:value-type="float" office:value="16.7323825339136" calcext:value-type="float">
            <text:p><text:s/>16,7 </text:p>
          </table:table-cell>
          <table:table-cell table:style-name="ce12" office:value-type="float" office:value="1.76927846821661" calcext:value-type="float">
            <text:p><text:s/>1,8 </text:p>
          </table:table-cell>
          <table:table-cell table:style-name="ce12" office:value-type="float" office:value="65.656011290159" calcext:value-type="float">
            <text:p><text:s/>65,7 </text:p>
          </table:table-cell>
          <table:table-cell table:style-name="ce12" office:value-type="float" office:value="1.21777887310229" calcext:value-type="float">
            <text:p><text:s/>1,2 </text:p>
          </table:table-cell>
          <table:table-cell table:style-name="ce12" office:value-type="float" office:value="19.4787802961581" calcext:value-type="float">
            <text:p><text:s/>19,5 </text:p>
          </table:table-cell>
          <table:table-cell table:style-name="ce12" office:value-type="float" office:value="3.54233585333243" calcext:value-type="float">
            <text:p><text:s/>3,5 </text:p>
          </table:table-cell>
          <table:table-cell table:style-name="ce12" office:value-type="float" office:value="6.4171554214723" calcext:value-type="float">
            <text:p><text:s/>6,4 </text:p>
          </table:table-cell>
          <table:table-cell table:style-name="ce12" office:value-type="float" office:value="7.09942774160571" calcext:value-type="float">
            <text:p><text:s/>7,1 </text:p>
          </table:table-cell>
          <table:table-cell table:style-name="ce12" office:value-type="float" office:value="8.44805299221059" calcext:value-type="float">
            <text:p><text:s/>8,4 </text:p>
          </table:table-cell>
          <table:table-cell table:style-name="ce12" office:value-type="float" office:value="5.00065646281819" calcext:value-type="float">
            <text:p><text:s/>5,0 </text:p>
          </table:table-cell>
          <table:table-cell table:style-name="ce12" office:value-type="float" office:value="13.9182368204096" calcext:value-type="float">
            <text:p><text:s/>13,9 </text:p>
          </table:table-cell>
          <table:table-cell table:style-name="ce12" office:value-type="float" office:value="2.79596610077395" calcext:value-type="float">
            <text:p><text:s/>2,8 </text:p>
          </table:table-cell>
          <table:table-cell table:style-name="ce12" office:value-type="float" office:value="13.015862437299" calcext:value-type="float">
            <text:p><text:s/>13,0 </text:p>
          </table:table-cell>
          <table:table-cell table:style-name="ce12" office:value-type="float" office:value="2.9136108351144" calcext:value-type="float">
            <text:p><text:s/>2,9 </text:p>
          </table:table-cell>
          <table:table-cell table:style-name="ce12" office:value-type="float" office:value="51.6595907811382" calcext:value-type="float">
            <text:p><text:s/>51,7 </text:p>
          </table:table-cell>
          <table:table-cell table:style-name="ce12" office:value-type="float" office:value="1.15335571526233" calcext:value-type="float">
            <text:p><text:s/>1,2 </text:p>
          </table:table-cell>
          <table:table-cell table:style-name="ce12" office:value-type="float" office:value="21.4063099611532" calcext:value-type="float">
            <text:p><text:s/>21,4 </text:p>
          </table:table-cell>
          <table:table-cell table:style-name="ce12" office:value-type="float" office:value="2.37229998011686" calcext:value-type="float">
            <text:p><text:s/>2,4 </text:p>
          </table:table-cell>
          <table:table-cell table:style-name="ce12" office:value-type="float" office:value="2.24149124823554" calcext:value-type="float">
            <text:p><text:s/>2,2 </text:p>
          </table:table-cell>
          <table:table-cell table:style-name="ce12" office:value-type="float" office:value="8.14840090778863" calcext:value-type="float">
            <text:p><text:s/>8,1 </text:p>
          </table:table-cell>
          <table:table-cell table:style-name="ce12" office:value-type="float" office:value="7.22945699570831" calcext:value-type="float">
            <text:p><text:s/>7,2 </text:p>
          </table:table-cell>
          <table:table-cell table:style-name="ce12" office:value-type="float" office:value="5.31231949805243" calcext:value-type="float">
            <text:p><text:s/>5,3 </text:p>
          </table:table-cell>
          <table:table-cell table:style-name="ce12" office:value-type="float" office:value="74.7363108351985" calcext:value-type="float">
            <text:p><text:s/>74,7 </text:p>
          </table:table-cell>
          <table:table-cell table:style-name="ce12" office:value-type="float" office:value="0.777291175758001" calcext:value-type="float">
            <text:p><text:s/>0,8 </text:p>
          </table:table-cell>
          <table:table-cell table:style-name="ce12" office:value-type="float" office:value="15.7927409208577" calcext:value-type="float">
            <text:p><text:s/>15,8 </text:p>
          </table:table-cell>
          <table:table-cell table:style-name="ce12" office:value-type="float" office:value="3.05676818024501" calcext:value-type="float">
            <text:p><text:s/>3,1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Mulher branca</text:p>
          </table:table-cell>
          <table:table-cell table:style-name="ce12" office:value-type="float" office:value="26.4188706153379" calcext:value-type="float">
            <text:p><text:s/>26,4 </text:p>
          </table:table-cell>
          <table:table-cell table:style-name="ce12" office:value-type="float" office:value="1.83120967355449" calcext:value-type="float">
            <text:p><text:s/>1,8 </text:p>
          </table:table-cell>
          <table:table-cell table:style-name="ce12" office:value-type="float" office:value="13.3127479041464" calcext:value-type="float">
            <text:p><text:s/>13,3 </text:p>
          </table:table-cell>
          <table:table-cell table:style-name="ce12" office:value-type="float" office:value="2.63277505768253" calcext:value-type="float">
            <text:p><text:s/>2,6 </text:p>
          </table:table-cell>
          <table:table-cell table:style-name="ce12" office:value-type="float" office:value="36.594921170037" calcext:value-type="float">
            <text:p><text:s/>36,6 </text:p>
          </table:table-cell>
          <table:table-cell table:style-name="ce12" office:value-type="float" office:value="1.3595289686317" calcext:value-type="float">
            <text:p><text:s/>1,4 </text:p>
          </table:table-cell>
          <table:table-cell table:style-name="ce12" office:value-type="float" office:value="23.6734603104788" calcext:value-type="float">
            <text:p><text:s/>23,7 </text:p>
          </table:table-cell>
          <table:table-cell table:style-name="ce12" office:value-type="float" office:value="1.78693593114138" calcext:value-type="float">
            <text:p><text:s/>1,8 </text:p>
          </table:table-cell>
          <table:table-cell table:style-name="ce12" office:value-type="float" office:value="76.4964224199941" calcext:value-type="float">
            <text:p><text:s/>76,5 </text:p>
          </table:table-cell>
          <table:table-cell table:style-name="ce12" office:value-type="float" office:value="1.13825836101862" calcext:value-type="float">
            <text:p><text:s/>1,1 </text:p>
          </table:table-cell>
          <table:table-cell table:style-name="ce12" office:value-type="float" office:value="11.1386661412454" calcext:value-type="float">
            <text:p><text:s/>11,1 </text:p>
          </table:table-cell>
          <table:table-cell table:style-name="ce12" office:value-type="float" office:value="5.76768904648317" calcext:value-type="float">
            <text:p><text:s/>5,8 </text:p>
          </table:table-cell>
          <table:table-cell table:style-name="ce12" office:value-type="float" office:value="3.15638792001584" calcext:value-type="float">
            <text:p><text:s/>3,2 </text:p>
          </table:table-cell>
          <table:table-cell table:style-name="ce12" office:value-type="float" office:value="10.3617683775156" calcext:value-type="float">
            <text:p><text:s/>10,4 </text:p>
          </table:table-cell>
          <table:table-cell table:style-name="ce12" office:value-type="float" office:value="9.20852351874468" calcext:value-type="float">
            <text:p><text:s/>9,2 </text:p>
          </table:table-cell>
          <table:table-cell table:style-name="ce12" office:value-type="float" office:value="6.25394863903437" calcext:value-type="float">
            <text:p><text:s/>6,3 </text:p>
          </table:table-cell>
          <table:table-cell table:style-name="ce12" office:value-type="float" office:value="19.853101702929" calcext:value-type="float">
            <text:p><text:s/>19,9 </text:p>
          </table:table-cell>
          <table:table-cell table:style-name="ce12" office:value-type="float" office:value="2.88956869068558" calcext:value-type="float">
            <text:p><text:s/>2,9 </text:p>
          </table:table-cell>
          <table:table-cell table:style-name="ce12" office:value-type="float" office:value="17.3919507198863" calcext:value-type="float">
            <text:p><text:s/>17,4 </text:p>
          </table:table-cell>
          <table:table-cell table:style-name="ce12" office:value-type="float" office:value="3.17858237371444" calcext:value-type="float">
            <text:p><text:s/>3,2 </text:p>
          </table:table-cell>
          <table:table-cell table:style-name="ce12" office:value-type="float" office:value="34.7088480949225" calcext:value-type="float">
            <text:p><text:s/>34,7 </text:p>
          </table:table-cell>
          <table:table-cell table:style-name="ce12" office:value-type="float" office:value="1.89886067530028" calcext:value-type="float">
            <text:p><text:s/>1,9 </text:p>
          </table:table-cell>
          <table:table-cell table:style-name="ce12" office:value-type="float" office:value="28.0460994822622" calcext:value-type="float">
            <text:p><text:s/>28,0 </text:p>
          </table:table-cell>
          <table:table-cell table:style-name="ce12" office:value-type="float" office:value="2.21081924337602" calcext:value-type="float">
            <text:p><text:s/>2,2 </text:p>
          </table:table-cell>
          <table:table-cell table:style-name="ce12" office:value-type="float" office:value="4.85571384559545" calcext:value-type="float">
            <text:p><text:s/>4,9 </text:p>
          </table:table-cell>
          <table:table-cell table:style-name="ce12" office:value-type="float" office:value="6.99831893270265" calcext:value-type="float">
            <text:p><text:s/>7,0 </text:p>
          </table:table-cell>
          <table:table-cell table:style-name="ce12" office:value-type="float" office:value="9.06426534351157" calcext:value-type="float">
            <text:p><text:s/>9,1 </text:p>
          </table:table-cell>
          <table:table-cell table:style-name="ce12" office:value-type="float" office:value="5.36812617385769" calcext:value-type="float">
            <text:p><text:s/>5,4 </text:p>
          </table:table-cell>
          <table:table-cell table:style-name="ce12" office:value-type="float" office:value="59.5615819513081" calcext:value-type="float">
            <text:p><text:s/>59,6 </text:p>
          </table:table-cell>
          <table:table-cell table:style-name="ce12" office:value-type="float" office:value="1.3011830086291" calcext:value-type="float">
            <text:p><text:s/>1,3 </text:p>
          </table:table-cell>
          <table:table-cell table:style-name="ce12" office:value-type="float" office:value="26.5184388595849" calcext:value-type="float">
            <text:p><text:s/>26,5 </text:p>
          </table:table-cell>
          <table:table-cell table:style-name="ce12" office:value-type="float" office:value="2.69314394252135" calcext:value-type="float">
            <text:p><text:s/>2,7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Mulher preta ou parda</text:p>
          </table:table-cell>
          <table:table-cell table:style-name="ce12" office:value-type="float" office:value="25.4394105801159" calcext:value-type="float">
            <text:p><text:s/>25,4 </text:p>
          </table:table-cell>
          <table:table-cell table:style-name="ce12" office:value-type="float" office:value="1.24884064605751" calcext:value-type="float">
            <text:p><text:s/>1,2 </text:p>
          </table:table-cell>
          <table:table-cell table:style-name="ce12" office:value-type="float" office:value="9.69019357851825" calcext:value-type="float">
            <text:p><text:s/>9,7 </text:p>
          </table:table-cell>
          <table:table-cell table:style-name="ce12" office:value-type="float" office:value="2.39774463387212" calcext:value-type="float">
            <text:p><text:s/>2,4 </text:p>
          </table:table-cell>
          <table:table-cell table:style-name="ce12" office:value-type="float" office:value="30.2962774748166" calcext:value-type="float">
            <text:p><text:s/>30,3 </text:p>
          </table:table-cell>
          <table:table-cell table:style-name="ce12" office:value-type="float" office:value="1.16901462885278" calcext:value-type="float">
            <text:p><text:s/>1,2 </text:p>
          </table:table-cell>
          <table:table-cell table:style-name="ce12" office:value-type="float" office:value="34.5741183665492" calcext:value-type="float">
            <text:p><text:s/>34,6 </text:p>
          </table:table-cell>
          <table:table-cell table:style-name="ce12" office:value-type="float" office:value="1.09362742953437" calcext:value-type="float">
            <text:p><text:s/>1,1 </text:p>
          </table:table-cell>
          <table:table-cell table:style-name="ce12" office:value-type="float" office:value="73.9858340545508" calcext:value-type="float">
            <text:p><text:s/>74,0 </text:p>
          </table:table-cell>
          <table:table-cell table:style-name="ce12" office:value-type="float" office:value="0.935533111261101" calcext:value-type="float">
            <text:p><text:s/>0,9 </text:p>
          </table:table-cell>
          <table:table-cell table:style-name="ce12" office:value-type="float" office:value="10.1781055773718" calcext:value-type="float">
            <text:p><text:s/>10,2 </text:p>
          </table:table-cell>
          <table:table-cell table:style-name="ce12" office:value-type="float" office:value="4.57420278030635" calcext:value-type="float">
            <text:p><text:s/>4,6 </text:p>
          </table:table-cell>
          <table:table-cell table:style-name="ce12" office:value-type="float" office:value="2.62161489231143" calcext:value-type="float">
            <text:p><text:s/>2,6 </text:p>
          </table:table-cell>
          <table:table-cell table:style-name="ce12" office:value-type="float" office:value="10.7092622748747" calcext:value-type="float">
            <text:p><text:s/>10,7 </text:p>
          </table:table-cell>
          <table:table-cell table:style-name="ce12" office:value-type="float" office:value="13.2144454757661" calcext:value-type="float">
            <text:p><text:s/>13,2 </text:p>
          </table:table-cell>
          <table:table-cell table:style-name="ce12" office:value-type="float" office:value="4.01617959548072" calcext:value-type="float">
            <text:p><text:s/>4,0 </text:p>
          </table:table-cell>
          <table:table-cell table:style-name="ce12" office:value-type="float" office:value="17.2560425539458" calcext:value-type="float">
            <text:p><text:s/>17,3 </text:p>
          </table:table-cell>
          <table:table-cell table:style-name="ce12" office:value-type="float" office:value="2.30703382081215" calcext:value-type="float">
            <text:p><text:s/>2,3 </text:p>
          </table:table-cell>
          <table:table-cell table:style-name="ce12" office:value-type="float" office:value="11.095865611034" calcext:value-type="float">
            <text:p><text:s/>11,1 </text:p>
          </table:table-cell>
          <table:table-cell table:style-name="ce12" office:value-type="float" office:value="3.3696853825328" calcext:value-type="float">
            <text:p><text:s/>3,4 </text:p>
          </table:table-cell>
          <table:table-cell table:style-name="ce12" office:value-type="float" office:value="31.1354999174759" calcext:value-type="float">
            <text:p><text:s/>31,1 </text:p>
          </table:table-cell>
          <table:table-cell table:style-name="ce12" office:value-type="float" office:value="1.70225357538125" calcext:value-type="float">
            <text:p><text:s/>1,7 </text:p>
          </table:table-cell>
          <table:table-cell table:style-name="ce12" office:value-type="float" office:value="40.5125919175444" calcext:value-type="float">
            <text:p><text:s/>40,5 </text:p>
          </table:table-cell>
          <table:table-cell table:style-name="ce12" office:value-type="float" office:value="1.39360394190782" calcext:value-type="float">
            <text:p><text:s/>1,4 </text:p>
          </table:table-cell>
          <table:table-cell table:style-name="ce12" office:value-type="float" office:value="4.53362819010925" calcext:value-type="float">
            <text:p><text:s/>4,5 </text:p>
          </table:table-cell>
          <table:table-cell table:style-name="ce12" office:value-type="float" office:value="5.70270347589057" calcext:value-type="float">
            <text:p><text:s/>5,7 </text:p>
          </table:table-cell>
          <table:table-cell table:style-name="ce12" office:value-type="float" office:value="7.3167172721095" calcext:value-type="float">
            <text:p><text:s/>7,3 </text:p>
          </table:table-cell>
          <table:table-cell table:style-name="ce12" office:value-type="float" office:value="4.58535590114255" calcext:value-type="float">
            <text:p><text:s/>4,6 </text:p>
          </table:table-cell>
          <table:table-cell table:style-name="ce12" office:value-type="float" office:value="47.7765418628595" calcext:value-type="float">
            <text:p><text:s/>47,8 </text:p>
          </table:table-cell>
          <table:table-cell table:style-name="ce12" office:value-type="float" office:value="1.39854929320856" calcext:value-type="float">
            <text:p><text:s/>1,4 </text:p>
          </table:table-cell>
          <table:table-cell table:style-name="ce12" office:value-type="float" office:value="40.3731126749219" calcext:value-type="float">
            <text:p><text:s/>40,4 </text:p>
          </table:table-cell>
          <table:table-cell table:style-name="ce12" office:value-type="float" office:value="1.62114768319788" calcext:value-type="float">
            <text:p><text:s/>1,6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Nível de instrução mais elevado alcançado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Sem instrução ou fundamental incompleto</text:p>
          </table:table-cell>
          <table:table-cell table:style-name="ce12" office:value-type="float" office:value="27.6299371576155" calcext:value-type="float">
            <text:p><text:s/>27,6 </text:p>
          </table:table-cell>
          <table:table-cell table:style-name="ce12" office:value-type="float" office:value="1.55763368628418" calcext:value-type="float">
            <text:p><text:s/>1,6 </text:p>
          </table:table-cell>
          <table:table-cell table:style-name="ce12" office:value-type="float" office:value="7.04010446973485" calcext:value-type="float">
            <text:p><text:s/>7,0 </text:p>
          </table:table-cell>
          <table:table-cell table:style-name="ce12" office:value-type="float" office:value="3.09752760050237" calcext:value-type="float">
            <text:p><text:s/>3,1 </text:p>
          </table:table-cell>
          <table:table-cell table:style-name="ce12" office:value-type="float" office:value="35.1347305513637" calcext:value-type="float">
            <text:p><text:s/>35,1 </text:p>
          </table:table-cell>
          <table:table-cell table:style-name="ce12" office:value-type="float" office:value="1.23157836879854" calcext:value-type="float">
            <text:p><text:s/>1,2 </text:p>
          </table:table-cell>
          <table:table-cell table:style-name="ce12" office:value-type="float" office:value="30.195227821286" calcext:value-type="float">
            <text:p><text:s/>30,2 </text:p>
          </table:table-cell>
          <table:table-cell table:style-name="ce12" office:value-type="float" office:value="1.33981780185286" calcext:value-type="float">
            <text:p><text:s/>1,3 </text:p>
          </table:table-cell>
          <table:table-cell table:style-name="ce12" office:value-type="float" office:value="67.1830776034844" calcext:value-type="float">
            <text:p><text:s/>67,2 </text:p>
          </table:table-cell>
          <table:table-cell table:style-name="ce12" office:value-type="float" office:value="1.08410528031609" calcext:value-type="float">
            <text:p><text:s/>1,1 </text:p>
          </table:table-cell>
          <table:table-cell table:style-name="ce12" office:value-type="float" office:value="12.4570389494309" calcext:value-type="float">
            <text:p><text:s/>12,5 </text:p>
          </table:table-cell>
          <table:table-cell table:style-name="ce12" office:value-type="float" office:value="3.68697355580433" calcext:value-type="float">
            <text:p><text:s/>3,7 </text:p>
          </table:table-cell>
          <table:table-cell table:style-name="ce12" office:value-type="float" office:value="6.28657175002172" calcext:value-type="float">
            <text:p><text:s/>6,3 </text:p>
          </table:table-cell>
          <table:table-cell table:style-name="ce12" office:value-type="float" office:value="7.17099919628191" calcext:value-type="float">
            <text:p><text:s/>7,2 </text:p>
          </table:table-cell>
          <table:table-cell table:style-name="ce12" office:value-type="float" office:value="14.073311697063" calcext:value-type="float">
            <text:p><text:s/>14,1 </text:p>
          </table:table-cell>
          <table:table-cell table:style-name="ce12" office:value-type="float" office:value="3.5605052211371" calcext:value-type="float">
            <text:p><text:s/>3,6 </text:p>
          </table:table-cell>
          <table:table-cell table:style-name="ce12" office:value-type="float" office:value="9.78793865911131" calcext:value-type="float">
            <text:p><text:s/>9,8 </text:p>
          </table:table-cell>
          <table:table-cell table:style-name="ce12" office:value-type="float" office:value="5.4164166784656" calcext:value-type="float">
            <text:p><text:s/>5,4 </text:p>
          </table:table-cell>
          <table:table-cell table:style-name="ce12" office:value-type="float" office:value="5.52961722563357" calcext:value-type="float">
            <text:p><text:s/>5,5 </text:p>
          </table:table-cell>
          <table:table-cell table:style-name="ce12" office:value-type="float" office:value="5.5588937121725" calcext:value-type="float">
            <text:p><text:s/>5,6 </text:p>
          </table:table-cell>
          <table:table-cell table:style-name="ce12" office:value-type="float" office:value="44.573771215615" calcext:value-type="float">
            <text:p><text:s/>44,6 </text:p>
          </table:table-cell>
          <table:table-cell table:style-name="ce12" office:value-type="float" office:value="1.70142444079747" calcext:value-type="float">
            <text:p><text:s/>1,7 </text:p>
          </table:table-cell>
          <table:table-cell table:style-name="ce12" office:value-type="float" office:value="40.1086728996401" calcext:value-type="float">
            <text:p><text:s/>40,1 </text:p>
          </table:table-cell>
          <table:table-cell table:style-name="ce12" office:value-type="float" office:value="1.74848409942843" calcext:value-type="float">
            <text:p><text:s/>1,7 </text:p>
          </table:table-cell>
          <table:table-cell table:style-name="ce12" office:value-type="float" office:value="2.57659272386003" calcext:value-type="float">
            <text:p><text:s/>2,6 </text:p>
          </table:table-cell>
          <table:table-cell table:style-name="ce12" office:value-type="float" office:value="10.8215426442313" calcext:value-type="float">
            <text:p><text:s/>10,8 </text:p>
          </table:table-cell>
          <table:table-cell table:style-name="ce12" office:value-type="float" office:value="2.39264267914989" calcext:value-type="float">
            <text:p><text:s/>2,4 </text:p>
          </table:table-cell>
          <table:table-cell table:style-name="ce12" office:value-type="float" office:value="10.1498666523851" calcext:value-type="float">
            <text:p><text:s/>10,1 </text:p>
          </table:table-cell>
          <table:table-cell table:style-name="ce12" office:value-type="float" office:value="58.0666489785068" calcext:value-type="float">
            <text:p><text:s/>58,1 </text:p>
          </table:table-cell>
          <table:table-cell table:style-name="ce12" office:value-type="float" office:value="1.29654824040179" calcext:value-type="float">
            <text:p><text:s/>1,3 </text:p>
          </table:table-cell>
          <table:table-cell table:style-name="ce12" office:value-type="float" office:value="36.9641156184833" calcext:value-type="float">
            <text:p><text:s/>37,0 </text:p>
          </table:table-cell>
          <table:table-cell table:style-name="ce12" office:value-type="float" office:value="2.03973316948722" calcext:value-type="float">
            <text:p><text:s/>2,0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Ensino fundamental completo ou médio incompleto</text:p>
          </table:table-cell>
          <table:table-cell table:style-name="ce12" office:value-type="float" office:value="43.8379008295427" calcext:value-type="float">
            <text:p><text:s/>43,8 </text:p>
          </table:table-cell>
          <table:table-cell table:style-name="ce12" office:value-type="float" office:value="0.998252437592513" calcext:value-type="float">
            <text:p><text:s/>1,0 </text:p>
          </table:table-cell>
          <table:table-cell table:style-name="ce12" office:value-type="float" office:value="14.0137361513569" calcext:value-type="float">
            <text:p><text:s/>14,0 </text:p>
          </table:table-cell>
          <table:table-cell table:style-name="ce12" office:value-type="float" office:value="2.27370336912072" calcext:value-type="float">
            <text:p><text:s/>2,3 </text:p>
          </table:table-cell>
          <table:table-cell table:style-name="ce12" office:value-type="float" office:value="25.5556413458905" calcext:value-type="float">
            <text:p><text:s/>25,6 </text:p>
          </table:table-cell>
          <table:table-cell table:style-name="ce12" office:value-type="float" office:value="1.34223060142493" calcext:value-type="float">
            <text:p><text:s/>1,3 </text:p>
          </table:table-cell>
          <table:table-cell table:style-name="ce12" office:value-type="float" office:value="16.59272167321" calcext:value-type="float">
            <text:p><text:s/>16,6 </text:p>
          </table:table-cell>
          <table:table-cell table:style-name="ce12" office:value-type="float" office:value="1.98065844942209" calcext:value-type="float">
            <text:p><text:s/>2,0 </text:p>
          </table:table-cell>
          <table:table-cell table:style-name="ce12" office:value-type="float" office:value="77.9002510244344" calcext:value-type="float">
            <text:p><text:s/>77,9 </text:p>
          </table:table-cell>
          <table:table-cell table:style-name="ce12" office:value-type="float" office:value="0.697546846810501" calcext:value-type="float">
            <text:p><text:s/>0,7 </text:p>
          </table:table-cell>
          <table:table-cell table:style-name="ce12" office:value-type="float" office:value="16.7112040125954" calcext:value-type="float">
            <text:p><text:s/>16,7 </text:p>
          </table:table-cell>
          <table:table-cell table:style-name="ce12" office:value-type="float" office:value="3.10414614373275" calcext:value-type="float">
            <text:p><text:s/>3,1 </text:p>
          </table:table-cell>
          <table:table-cell table:style-name="ce12" office:value-type="float" office:value="1.79928149585001" calcext:value-type="float">
            <text:p><text:s/>1,8 </text:p>
          </table:table-cell>
          <table:table-cell table:style-name="ce12" office:value-type="float" office:value="7.87963897279128" calcext:value-type="float">
            <text:p><text:s/>7,9 </text:p>
          </table:table-cell>
          <table:table-cell table:style-name="ce12" office:value-type="float" office:value="3.58926346712011" calcext:value-type="float">
            <text:p><text:s/>3,6 </text:p>
          </table:table-cell>
          <table:table-cell table:style-name="ce12" office:value-type="float" office:value="5.93319526162484" calcext:value-type="float">
            <text:p><text:s/>5,9 </text:p>
          </table:table-cell>
          <table:table-cell table:style-name="ce12" office:value-type="float" office:value="23.6488434943456" calcext:value-type="float">
            <text:p><text:s/>23,6 </text:p>
          </table:table-cell>
          <table:table-cell table:style-name="ce12" office:value-type="float" office:value="2.29974017915869" calcext:value-type="float">
            <text:p><text:s/>2,3 </text:p>
          </table:table-cell>
          <table:table-cell table:style-name="ce12" office:value-type="float" office:value="15.2117206010123" calcext:value-type="float">
            <text:p><text:s/>15,2 </text:p>
          </table:table-cell>
          <table:table-cell table:style-name="ce12" office:value-type="float" office:value="2.89098814722644" calcext:value-type="float">
            <text:p><text:s/>2,9 </text:p>
          </table:table-cell>
          <table:table-cell table:style-name="ce12" office:value-type="float" office:value="35.5864113505349" calcext:value-type="float">
            <text:p><text:s/>35,6 </text:p>
          </table:table-cell>
          <table:table-cell table:style-name="ce12" office:value-type="float" office:value="1.67545312244648" calcext:value-type="float">
            <text:p><text:s/>1,7 </text:p>
          </table:table-cell>
          <table:table-cell table:style-name="ce12" office:value-type="float" office:value="25.5530245541072" calcext:value-type="float">
            <text:p><text:s/>25,6 </text:p>
          </table:table-cell>
          <table:table-cell table:style-name="ce12" office:value-type="float" office:value="2.55260789695492" calcext:value-type="float">
            <text:p><text:s/>2,6 </text:p>
          </table:table-cell>
          <table:table-cell table:style-name="ce12" office:value-type="float" office:value="3.52437369209101" calcext:value-type="float">
            <text:p><text:s/>3,5 </text:p>
          </table:table-cell>
          <table:table-cell table:style-name="ce12" office:value-type="float" office:value="7.73892050286333" calcext:value-type="float">
            <text:p><text:s/>7,7 </text:p>
          </table:table-cell>
          <table:table-cell table:style-name="ce12" office:value-type="float" office:value="4.85926291708329" calcext:value-type="float">
            <text:p><text:s/>4,9 </text:p>
          </table:table-cell>
          <table:table-cell table:style-name="ce12" office:value-type="float" office:value="7.62022659936033" calcext:value-type="float">
            <text:p><text:s/>7,6 </text:p>
          </table:table-cell>
          <table:table-cell table:style-name="ce12" office:value-type="float" office:value="62.3048813831254" calcext:value-type="float">
            <text:p><text:s/>62,3 </text:p>
          </table:table-cell>
          <table:table-cell table:style-name="ce12" office:value-type="float" office:value="1.31734641249167" calcext:value-type="float">
            <text:p><text:s/>1,3 </text:p>
          </table:table-cell>
          <table:table-cell table:style-name="ce12" office:value-type="float" office:value="29.3114820077003" calcext:value-type="float">
            <text:p><text:s/>29,3 </text:p>
          </table:table-cell>
          <table:table-cell table:style-name="ce12" office:value-type="float" office:value="2.66542111852658" calcext:value-type="float">
            <text:p><text:s/>2,7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Ensino médio completo ou mais elevado</text:p>
          </table:table-cell>
          <table:table-cell table:style-name="ce12" office:value-type="float" office:value="10.9173559196124" calcext:value-type="float">
            <text:p><text:s/>10,9 </text:p>
          </table:table-cell>
          <table:table-cell table:style-name="ce12" office:value-type="float" office:value="2.01395080495435" calcext:value-type="float">
            <text:p><text:s/>2,0 </text:p>
          </table:table-cell>
          <table:table-cell table:style-name="ce12" office:value-type="float" office:value="13.8700143360949" calcext:value-type="float">
            <text:p><text:s/>13,9 </text:p>
          </table:table-cell>
          <table:table-cell table:style-name="ce12" office:value-type="float" office:value="1.65245882759291" calcext:value-type="float">
            <text:p><text:s/>1,7 </text:p>
          </table:table-cell>
          <table:table-cell table:style-name="ce12" office:value-type="float" office:value="51.9699490392611" calcext:value-type="float">
            <text:p><text:s/>52,0 </text:p>
          </table:table-cell>
          <table:table-cell table:style-name="ce12" office:value-type="float" office:value="0.641477219581754" calcext:value-type="float">
            <text:p><text:s/>0,6 </text:p>
          </table:table-cell>
          <table:table-cell table:style-name="ce12" office:value-type="float" office:value="23.2426807050315" calcext:value-type="float">
            <text:p><text:s/>23,2 </text:p>
          </table:table-cell>
          <table:table-cell table:style-name="ce12" office:value-type="float" office:value="1.15053059526325" calcext:value-type="float">
            <text:p><text:s/>1,2 </text:p>
          </table:table-cell>
          <table:table-cell table:style-name="ce12" office:value-type="float" office:value="20.3547734266676" calcext:value-type="float">
            <text:p><text:s/>20,4 </text:p>
          </table:table-cell>
          <table:table-cell table:style-name="ce12" office:value-type="float" office:value="7.35907069558785" calcext:value-type="float">
            <text:p><text:s/>7,4 </text:p>
          </table:table-cell>
          <table:table-cell table:style-name="ce12" office:value-type="float" office:value="6.80647832543972" calcext:value-type="float">
            <text:p><text:s/>6,8 </text:p>
          </table:table-cell>
          <table:table-cell table:style-name="ce12" office:value-type="float" office:value="12.2331511420283" calcext:value-type="float">
            <text:p><text:s/>12,2 </text:p>
          </table:table-cell>
          <table:table-cell table:style-name="ce12" office:value-type="float" office:value="24.6265595585531" calcext:value-type="float">
            <text:p><text:s/>24,6 </text:p>
          </table:table-cell>
          <table:table-cell table:style-name="ce12" office:value-type="float" office:value="6.36114901197882" calcext:value-type="float">
            <text:p><text:s/>6,4 </text:p>
          </table:table-cell>
          <table:table-cell table:style-name="ce12" office:value-type="float" office:value="48.2121886893396" calcext:value-type="float">
            <text:p><text:s/>48,2 </text:p>
          </table:table-cell>
          <table:table-cell table:style-name="ce12" office:value-type="float" office:value="3.74925216034874" calcext:value-type="float">
            <text:p><text:s/>3,7 </text:p>
          </table:table-cell>
          <table:table-cell table:style-name="ce12" office:value-type="float" office:value="15.618206537058" calcext:value-type="float">
            <text:p><text:s/>15,6 </text:p>
          </table:table-cell>
          <table:table-cell table:style-name="ce12" office:value-type="float" office:value="2.10403461430886" calcext:value-type="float">
            <text:p><text:s/>2,1 </text:p>
          </table:table-cell>
          <table:table-cell table:style-name="ce12" office:value-type="float" office:value="16.6551808054185" calcext:value-type="float">
            <text:p><text:s/>16,7 </text:p>
          </table:table-cell>
          <table:table-cell table:style-name="ce12" office:value-type="float" office:value="2.00586010903066" calcext:value-type="float">
            <text:p><text:s/>2,0 </text:p>
          </table:table-cell>
          <table:table-cell table:style-name="ce12" office:value-type="float" office:value="43.0698942320528" calcext:value-type="float">
            <text:p><text:s/>43,1 </text:p>
          </table:table-cell>
          <table:table-cell table:style-name="ce12" office:value-type="float" office:value="1.00861539607601" calcext:value-type="float">
            <text:p><text:s/>1,0 </text:p>
          </table:table-cell>
          <table:table-cell table:style-name="ce12" office:value-type="float" office:value="24.6567184254707" calcext:value-type="float">
            <text:p><text:s/>24,7 </text:p>
          </table:table-cell>
          <table:table-cell table:style-name="ce12" office:value-type="float" office:value="1.4610758790214" calcext:value-type="float">
            <text:p><text:s/>1,5 </text:p>
          </table:table-cell>
          <table:table-cell table:style-name="ce12" office:value-type="float" office:value="4.1992602760097" calcext:value-type="float">
            <text:p><text:s/>4,2 </text:p>
          </table:table-cell>
          <table:table-cell table:style-name="ce12" office:value-type="float" office:value="4.52746795961366" calcext:value-type="float">
            <text:p><text:s/>4,5 </text:p>
          </table:table-cell>
          <table:table-cell table:style-name="ce12" office:value-type="float" office:value="10.6631654516947" calcext:value-type="float">
            <text:p><text:s/>10,7 </text:p>
          </table:table-cell>
          <table:table-cell table:style-name="ce12" office:value-type="float" office:value="3.02057401327527" calcext:value-type="float">
            <text:p><text:s/>3,0 </text:p>
          </table:table-cell>
          <table:table-cell table:style-name="ce12" office:value-type="float" office:value="65.2683946062849" calcext:value-type="float">
            <text:p><text:s/>65,3 </text:p>
          </table:table-cell>
          <table:table-cell table:style-name="ce12" office:value-type="float" office:value="0.722986953164823" calcext:value-type="float">
            <text:p><text:s/>0,7 </text:p>
          </table:table-cell>
          <table:table-cell table:style-name="ce12" office:value-type="float" office:value="19.8691796660107" calcext:value-type="float">
            <text:p><text:s/>19,9 </text:p>
          </table:table-cell>
          <table:table-cell table:style-name="ce12" office:value-type="float" office:value="2.00385321338588" calcext:value-type="float">
            <text:p><text:s/>2,0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ondição na unidade domiciliar 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Pessoa de referência</text:p>
          </table:table-cell>
          <table:table-cell table:style-name="ce12" office:value-type="float" office:value="3.49036222676471" calcext:value-type="float">
            <text:p><text:s/>3,5 </text:p>
          </table:table-cell>
          <table:table-cell table:style-name="ce12" office:value-type="float" office:value="5.84022710421379" calcext:value-type="float">
            <text:p><text:s/>5,8 </text:p>
          </table:table-cell>
          <table:table-cell table:style-name="ce12" office:value-type="float" office:value="8.06316608889573" calcext:value-type="float">
            <text:p><text:s/>8,1 </text:p>
          </table:table-cell>
          <table:table-cell table:style-name="ce12" office:value-type="float" office:value="3.68053484639141" calcext:value-type="float">
            <text:p><text:s/>3,7 </text:p>
          </table:table-cell>
          <table:table-cell table:style-name="ce12" office:value-type="float" office:value="70.5663890539346" calcext:value-type="float">
            <text:p><text:s/>70,6 </text:p>
          </table:table-cell>
          <table:table-cell table:style-name="ce12" office:value-type="float" office:value="0.788554541659163" calcext:value-type="float">
            <text:p><text:s/>0,8 </text:p>
          </table:table-cell>
          <table:table-cell table:style-name="ce12" office:value-type="float" office:value="17.8800826304051" calcext:value-type="float">
            <text:p><text:s/>17,9 </text:p>
          </table:table-cell>
          <table:table-cell table:style-name="ce12" office:value-type="float" office:value="2.56328310260919" calcext:value-type="float">
            <text:p><text:s/>2,6 </text:p>
          </table:table-cell>
          <table:table-cell table:style-name="ce12" office:value-type="float" office:value="25.3934255529699" calcext:value-type="float">
            <text:p><text:s/>25,4 </text:p>
          </table:table-cell>
          <table:table-cell table:style-name="ce12" office:value-type="float" office:value="16.3166901353747" calcext:value-type="float">
            <text:p><text:s/>16,3 </text:p>
          </table:table-cell>
          <table:table-cell table:style-name="ce12" office:value-type="float" office:value="15.4503692327333" calcext:value-type="float">
            <text:p><text:s/>15,5 </text:p>
          </table:table-cell>
          <table:table-cell table:style-name="ce12" office:value-type="float" office:value="20.2748943533856" calcext:value-type="float">
            <text:p><text:s/>20,3 </text:p>
          </table:table-cell>
          <table:table-cell table:style-name="ce12" office:value-type="float" office:value="29.8473886148106" calcext:value-type="float">
            <text:p><text:s/>29,8 </text:p>
          </table:table-cell>
          <table:table-cell table:style-name="ce12" office:value-type="float" office:value="14.7634560076777" calcext:value-type="float">
            <text:p><text:s/>14,8 </text:p>
          </table:table-cell>
          <table:table-cell table:style-name="ce12" office:value-type="float" office:value="29.3088165994862" calcext:value-type="float">
            <text:p><text:s/>29,3 </text:p>
          </table:table-cell>
          <table:table-cell table:style-name="ce12" office:value-type="float" office:value="14.7588406814603" calcext:value-type="float">
            <text:p><text:s/>14,8 </text:p>
          </table:table-cell>
          <table:table-cell table:style-name="ce12" office:value-type="float" office:value="5.55308729400404" calcext:value-type="float">
            <text:p><text:s/>5,6 </text:p>
          </table:table-cell>
          <table:table-cell table:style-name="ce12" office:value-type="float" office:value="7.33428415352735" calcext:value-type="float">
            <text:p><text:s/>7,3 </text:p>
          </table:table-cell>
          <table:table-cell table:style-name="ce12" office:value-type="float" office:value="10.0096852523402" calcext:value-type="float">
            <text:p><text:s/>10,0 </text:p>
          </table:table-cell>
          <table:table-cell table:style-name="ce12" office:value-type="float" office:value="5.51449934844497" calcext:value-type="float">
            <text:p><text:s/>5,5 </text:p>
          </table:table-cell>
          <table:table-cell table:style-name="ce12" office:value-type="float" office:value="63.2170744607374" calcext:value-type="float">
            <text:p><text:s/>63,2 </text:p>
          </table:table-cell>
          <table:table-cell table:style-name="ce12" office:value-type="float" office:value="1.5135281643782" calcext:value-type="float">
            <text:p><text:s/>1,5 </text:p>
          </table:table-cell>
          <table:table-cell table:style-name="ce12" office:value-type="float" office:value="21.2201529929184" calcext:value-type="float">
            <text:p><text:s/>21,2 </text:p>
          </table:table-cell>
          <table:table-cell table:style-name="ce12" office:value-type="float" office:value="4.08335921486717" calcext:value-type="float">
            <text:p><text:s/>4,1 </text:p>
          </table:table-cell>
          <table:table-cell table:style-name="ce12" office:value-type="float" office:value="1.89909168832547" calcext:value-type="float">
            <text:p><text:s/>1,9 </text:p>
          </table:table-cell>
          <table:table-cell table:style-name="ce12" office:value-type="float" office:value="10.0352840995191" calcext:value-type="float">
            <text:p><text:s/>10,0 </text:p>
          </table:table-cell>
          <table:table-cell table:style-name="ce12" office:value-type="float" office:value="6.81578393558788" calcext:value-type="float">
            <text:p><text:s/>6,8 </text:p>
          </table:table-cell>
          <table:table-cell table:style-name="ce12" office:value-type="float" office:value="4.92023448956502" calcext:value-type="float">
            <text:p><text:s/>4,9 </text:p>
          </table:table-cell>
          <table:table-cell table:style-name="ce12" office:value-type="float" office:value="75.5215770109512" calcext:value-type="float">
            <text:p><text:s/>75,5 </text:p>
          </table:table-cell>
          <table:table-cell table:style-name="ce12" office:value-type="float" office:value="0.832138632888155" calcext:value-type="float">
            <text:p><text:s/>0,8 </text:p>
          </table:table-cell>
          <table:table-cell table:style-name="ce12" office:value-type="float" office:value="15.7635473651354" calcext:value-type="float">
            <text:p><text:s/>15,8 </text:p>
          </table:table-cell>
          <table:table-cell table:style-name="ce12" office:value-type="float" office:value="3.30379198026958" calcext:value-type="float">
            <text:p><text:s/>3,3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Cônjuge</text:p>
          </table:table-cell>
          <table:table-cell table:style-name="ce12" office:value-type="float" office:value="4.13628668542798" calcext:value-type="float">
            <text:p><text:s/>4,1 </text:p>
          </table:table-cell>
          <table:table-cell table:style-name="ce12" office:value-type="float" office:value="4.89052012878007" calcext:value-type="float">
            <text:p><text:s/>4,9 </text:p>
          </table:table-cell>
          <table:table-cell table:style-name="ce12" office:value-type="float" office:value="5.65614591318776" calcext:value-type="float">
            <text:p><text:s/>5,7 </text:p>
          </table:table-cell>
          <table:table-cell table:style-name="ce12" office:value-type="float" office:value="4.92370136717977" calcext:value-type="float">
            <text:p><text:s/>4,9 </text:p>
          </table:table-cell>
          <table:table-cell table:style-name="ce12" office:value-type="float" office:value="49.9738441396439" calcext:value-type="float">
            <text:p><text:s/>50,0 </text:p>
          </table:table-cell>
          <table:table-cell table:style-name="ce12" office:value-type="float" office:value="1.15847161001766" calcext:value-type="float">
            <text:p><text:s/>1,2 </text:p>
          </table:table-cell>
          <table:table-cell table:style-name="ce12" office:value-type="float" office:value="40.2337232617404" calcext:value-type="float">
            <text:p><text:s/>40,2 </text:p>
          </table:table-cell>
          <table:table-cell table:style-name="ce12" office:value-type="float" office:value="1.5923789977834" calcext:value-type="float">
            <text:p><text:s/>1,6 </text:p>
          </table:table-cell>
          <table:table-cell table:style-name="ce12" office:value-type="float" office:value="25.9769034624229" calcext:value-type="float">
            <text:p><text:s/>26,0 </text:p>
          </table:table-cell>
          <table:table-cell table:style-name="ce12" office:value-type="float" office:value="9.32658264746732" calcext:value-type="float">
            <text:p><text:s/>9,3 </text:p>
          </table:table-cell>
          <table:table-cell table:style-name="ce12" office:value-type="float" office:value="7.41428557201129" calcext:value-type="float">
            <text:p><text:s/>7,4 </text:p>
          </table:table-cell>
          <table:table-cell table:style-name="ce12" office:value-type="float" office:value="19.5210692287101" calcext:value-type="float">
            <text:p><text:s/>19,5 </text:p>
          </table:table-cell>
          <table:table-cell table:style-name="ce12" office:value-type="float" office:value="17.5969914142166" calcext:value-type="float">
            <text:p><text:s/>17,6 </text:p>
          </table:table-cell>
          <table:table-cell table:style-name="ce12" office:value-type="float" office:value="12.3988927497656" calcext:value-type="float">
            <text:p><text:s/>12,4 </text:p>
          </table:table-cell>
          <table:table-cell table:style-name="ce12" office:value-type="float" office:value="49.0118195513493" calcext:value-type="float">
            <text:p><text:s/>49,0 </text:p>
          </table:table-cell>
          <table:table-cell table:style-name="ce12" office:value-type="float" office:value="5.73975050138368" calcext:value-type="float">
            <text:p><text:s/>5,7 </text:p>
          </table:table-cell>
          <table:table-cell table:style-name="ce12" office:value-type="float" office:value="4.95358041701942" calcext:value-type="float">
            <text:p><text:s/>5,0 </text:p>
          </table:table-cell>
          <table:table-cell table:style-name="ce12" office:value-type="float" office:value="6.75268493264327" calcext:value-type="float">
            <text:p><text:s/>6,8 </text:p>
          </table:table-cell>
          <table:table-cell table:style-name="ce12" office:value-type="float" office:value="6.36981590278933" calcext:value-type="float">
            <text:p><text:s/>6,4 </text:p>
          </table:table-cell>
          <table:table-cell table:style-name="ce12" office:value-type="float" office:value="8.10115471914261" calcext:value-type="float">
            <text:p><text:s/>8,1 </text:p>
          </table:table-cell>
          <table:table-cell table:style-name="ce12" office:value-type="float" office:value="42.9374048472163" calcext:value-type="float">
            <text:p><text:s/>42,9 </text:p>
          </table:table-cell>
          <table:table-cell table:style-name="ce12" office:value-type="float" office:value="2.15875520427774" calcext:value-type="float">
            <text:p><text:s/>2,2 </text:p>
          </table:table-cell>
          <table:table-cell table:style-name="ce12" office:value-type="float" office:value="45.7391988329749" calcext:value-type="float">
            <text:p><text:s/>45,7 </text:p>
          </table:table-cell>
          <table:table-cell table:style-name="ce12" office:value-type="float" office:value="2.29040843105481" calcext:value-type="float">
            <text:p><text:s/>2,3 </text:p>
          </table:table-cell>
          <table:table-cell table:style-name="ce12" office:value-type="float" office:value="2.56155082823707" calcext:value-type="float">
            <text:p><text:s/>2,6 </text:p>
          </table:table-cell>
          <table:table-cell table:style-name="ce12" office:value-type="float" office:value="8.42282765376054" calcext:value-type="float">
            <text:p><text:s/>8,4 </text:p>
          </table:table-cell>
          <table:table-cell table:style-name="ce12" office:value-type="float" office:value="5.10919729419319" calcext:value-type="float">
            <text:p><text:s/>5,1 </text:p>
          </table:table-cell>
          <table:table-cell table:style-name="ce12" office:value-type="float" office:value="6.36711602828824" calcext:value-type="float">
            <text:p><text:s/>6,4 </text:p>
          </table:table-cell>
          <table:table-cell table:style-name="ce12" office:value-type="float" office:value="56.085999653839" calcext:value-type="float">
            <text:p><text:s/>56,1 </text:p>
          </table:table-cell>
          <table:table-cell table:style-name="ce12" office:value-type="float" office:value="1.28400266373409" calcext:value-type="float">
            <text:p><text:s/>1,3 </text:p>
          </table:table-cell>
          <table:table-cell table:style-name="ce12" office:value-type="float" office:value="36.2432522237307" calcext:value-type="float">
            <text:p><text:s/>36,2 </text:p>
          </table:table-cell>
          <table:table-cell table:style-name="ce12" office:value-type="float" office:value="1.96293915845192" calcext:value-type="float">
            <text:p><text:s/>2,0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Filho</text:p>
          </table:table-cell>
          <table:table-cell table:style-name="ce12" office:value-type="float" office:value="33.8656139298127" calcext:value-type="float">
            <text:p><text:s/>33,9 </text:p>
          </table:table-cell>
          <table:table-cell table:style-name="ce12" office:value-type="float" office:value="0.860084494252621" calcext:value-type="float">
            <text:p><text:s/>0,9 </text:p>
          </table:table-cell>
          <table:table-cell table:style-name="ce12" office:value-type="float" office:value="15.3448630030996" calcext:value-type="float">
            <text:p><text:s/>15,3 </text:p>
          </table:table-cell>
          <table:table-cell table:style-name="ce12" office:value-type="float" office:value="1.58106741310937" calcext:value-type="float">
            <text:p><text:s/>1,6 </text:p>
          </table:table-cell>
          <table:table-cell table:style-name="ce12" office:value-type="float" office:value="31.5378078918268" calcext:value-type="float">
            <text:p><text:s/>31,5 </text:p>
          </table:table-cell>
          <table:table-cell table:style-name="ce12" office:value-type="float" office:value="0.898997158033352" calcext:value-type="float">
            <text:p><text:s/>0,9 </text:p>
          </table:table-cell>
          <table:table-cell table:style-name="ce12" office:value-type="float" office:value="19.2517151752607" calcext:value-type="float">
            <text:p><text:s/>19,3 </text:p>
          </table:table-cell>
          <table:table-cell table:style-name="ce12" office:value-type="float" office:value="1.2198401745635" calcext:value-type="float">
            <text:p><text:s/>1,2 </text:p>
          </table:table-cell>
          <table:table-cell table:style-name="ce12" office:value-type="float" office:value="73.3868368108435" calcext:value-type="float">
            <text:p><text:s/>73,4 </text:p>
          </table:table-cell>
          <table:table-cell table:style-name="ce12" office:value-type="float" office:value="0.698644297120157" calcext:value-type="float">
            <text:p><text:s/>0,7 </text:p>
          </table:table-cell>
          <table:table-cell table:style-name="ce12" office:value-type="float" office:value="14.952328204069" calcext:value-type="float">
            <text:p><text:s/>15,0 </text:p>
          </table:table-cell>
          <table:table-cell table:style-name="ce12" office:value-type="float" office:value="2.93313699842548" calcext:value-type="float">
            <text:p><text:s/>2,9 </text:p>
          </table:table-cell>
          <table:table-cell table:style-name="ce12" office:value-type="float" office:value="3.85750363228268" calcext:value-type="float">
            <text:p><text:s/>3,9 </text:p>
          </table:table-cell>
          <table:table-cell table:style-name="ce12" office:value-type="float" office:value="4.80492072206854" calcext:value-type="float">
            <text:p><text:s/>4,8 </text:p>
          </table:table-cell>
          <table:table-cell table:style-name="ce12" office:value-type="float" office:value="7.8033313528049" calcext:value-type="float">
            <text:p><text:s/>7,8 </text:p>
          </table:table-cell>
          <table:table-cell table:style-name="ce12" office:value-type="float" office:value="3.33534906120889" calcext:value-type="float">
            <text:p><text:s/>3,3 </text:p>
          </table:table-cell>
          <table:table-cell table:style-name="ce12" office:value-type="float" office:value="21.0177937588147" calcext:value-type="float">
            <text:p><text:s/>21,0 </text:p>
          </table:table-cell>
          <table:table-cell table:style-name="ce12" office:value-type="float" office:value="1.7256393462254" calcext:value-type="float">
            <text:p><text:s/>1,7 </text:p>
          </table:table-cell>
          <table:table-cell table:style-name="ce12" office:value-type="float" office:value="17.0791979462283" calcext:value-type="float">
            <text:p><text:s/>17,1 </text:p>
          </table:table-cell>
          <table:table-cell table:style-name="ce12" office:value-type="float" office:value="1.88769008206882" calcext:value-type="float">
            <text:p><text:s/>1,9 </text:p>
          </table:table-cell>
          <table:table-cell table:style-name="ce12" office:value-type="float" office:value="37.0941920570052" calcext:value-type="float">
            <text:p><text:s/>37,1 </text:p>
          </table:table-cell>
          <table:table-cell table:style-name="ce12" office:value-type="float" office:value="1.1207730502673" calcext:value-type="float">
            <text:p><text:s/>1,1 </text:p>
          </table:table-cell>
          <table:table-cell table:style-name="ce12" office:value-type="float" office:value="24.8088162379518" calcext:value-type="float">
            <text:p><text:s/>24,8 </text:p>
          </table:table-cell>
          <table:table-cell table:style-name="ce12" office:value-type="float" office:value="1.48482875595863" calcext:value-type="float">
            <text:p><text:s/>1,5 </text:p>
          </table:table-cell>
          <table:table-cell table:style-name="ce12" office:value-type="float" office:value="5.96748597759668" calcext:value-type="float">
            <text:p><text:s/>6,0 </text:p>
          </table:table-cell>
          <table:table-cell table:style-name="ce12" office:value-type="float" office:value="4.64178782749215" calcext:value-type="float">
            <text:p><text:s/>4,6 </text:p>
          </table:table-cell>
          <table:table-cell table:style-name="ce12" office:value-type="float" office:value="11.5449260412647" calcext:value-type="float">
            <text:p><text:s/>11,5 </text:p>
          </table:table-cell>
          <table:table-cell table:style-name="ce12" office:value-type="float" office:value="3.68376983500779" calcext:value-type="float">
            <text:p><text:s/>3,7 </text:p>
          </table:table-cell>
          <table:table-cell table:style-name="ce12" office:value-type="float" office:value="59.8116718276537" calcext:value-type="float">
            <text:p><text:s/>59,8 </text:p>
          </table:table-cell>
          <table:table-cell table:style-name="ce12" office:value-type="float" office:value="1.05045637350029" calcext:value-type="float">
            <text:p><text:s/>1,1 </text:p>
          </table:table-cell>
          <table:table-cell table:style-name="ce12" office:value-type="float" office:value="22.6759161534849" calcext:value-type="float">
            <text:p><text:s/>22,7 </text:p>
          </table:table-cell>
          <table:table-cell table:style-name="ce12" office:value-type="float" office:value="2.33854436243971" calcext:value-type="float">
            <text:p><text:s/>2,3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Outro parente ou agregado</text:p>
          </table:table-cell>
          <table:table-cell table:style-name="ce12" office:value-type="float" office:value="29.2860062234063" calcext:value-type="float">
            <text:p><text:s/>29,3 </text:p>
          </table:table-cell>
          <table:table-cell table:style-name="ce12" office:value-type="float" office:value="1.73037655643487" calcext:value-type="float">
            <text:p><text:s/>1,7 </text:p>
          </table:table-cell>
          <table:table-cell table:style-name="ce12" office:value-type="float" office:value="13.5493993836376" calcext:value-type="float">
            <text:p><text:s/>13,5 </text:p>
          </table:table-cell>
          <table:table-cell table:style-name="ce12" office:value-type="float" office:value="2.72724198822984" calcext:value-type="float">
            <text:p><text:s/>2,7 </text:p>
          </table:table-cell>
          <table:table-cell table:style-name="ce12" office:value-type="float" office:value="35.0405584299607" calcext:value-type="float">
            <text:p><text:s/>35,0 </text:p>
          </table:table-cell>
          <table:table-cell table:style-name="ce12" office:value-type="float" office:value="1.48533469556085" calcext:value-type="float">
            <text:p><text:s/>1,5 </text:p>
          </table:table-cell>
          <table:table-cell table:style-name="ce12" office:value-type="float" office:value="22.1240359629953" calcext:value-type="float">
            <text:p><text:s/>22,1 </text:p>
          </table:table-cell>
          <table:table-cell table:style-name="ce12" office:value-type="float" office:value="2.01473907198917" calcext:value-type="float">
            <text:p><text:s/>2,0 </text:p>
          </table:table-cell>
          <table:table-cell table:style-name="ce12" office:value-type="float" office:value="68.2660812777089" calcext:value-type="float">
            <text:p><text:s/>68,3 </text:p>
          </table:table-cell>
          <table:table-cell table:style-name="ce12" office:value-type="float" office:value="1.41934616834829" calcext:value-type="float">
            <text:p><text:s/>1,4 </text:p>
          </table:table-cell>
          <table:table-cell table:style-name="ce12" office:value-type="float" office:value="14.744673167994" calcext:value-type="float">
            <text:p><text:s/>14,7 </text:p>
          </table:table-cell>
          <table:table-cell table:style-name="ce12" office:value-type="float" office:value="4.67686391399769" calcext:value-type="float">
            <text:p><text:s/>4,7 </text:p>
          </table:table-cell>
          <table:table-cell table:style-name="ce12" office:value-type="float" office:value="5.10994294919593" calcext:value-type="float">
            <text:p><text:s/>5,1 </text:p>
          </table:table-cell>
          <table:table-cell table:style-name="ce12" office:value-type="float" office:value="11.8727141771224" calcext:value-type="float">
            <text:p><text:s/>11,9 </text:p>
          </table:table-cell>
          <table:table-cell table:style-name="ce12" office:value-type="float" office:value="11.8793026051011" calcext:value-type="float">
            <text:p><text:s/>11,9 </text:p>
          </table:table-cell>
          <table:table-cell table:style-name="ce12" office:value-type="float" office:value="5.27103007291655" calcext:value-type="float">
            <text:p><text:s/>5,3 </text:p>
          </table:table-cell>
          <table:table-cell table:style-name="ce12" office:value-type="float" office:value="17.5785526324093" calcext:value-type="float">
            <text:p><text:s/>17,6 </text:p>
          </table:table-cell>
          <table:table-cell table:style-name="ce12" office:value-type="float" office:value="3.18460866233198" calcext:value-type="float">
            <text:p><text:s/>3,2 </text:p>
          </table:table-cell>
          <table:table-cell table:style-name="ce12" office:value-type="float" office:value="14.5094824549942" calcext:value-type="float">
            <text:p><text:s/>14,5 </text:p>
          </table:table-cell>
          <table:table-cell table:style-name="ce12" office:value-type="float" office:value="3.8070140735075" calcext:value-type="float">
            <text:p><text:s/>3,8 </text:p>
          </table:table-cell>
          <table:table-cell table:style-name="ce12" office:value-type="float" office:value="40.899665915767" calcext:value-type="float">
            <text:p><text:s/>40,9 </text:p>
          </table:table-cell>
          <table:table-cell table:style-name="ce12" office:value-type="float" office:value="1.82505438787868" calcext:value-type="float">
            <text:p><text:s/>1,8 </text:p>
          </table:table-cell>
          <table:table-cell table:style-name="ce12" office:value-type="float" office:value="27.0122989968295" calcext:value-type="float">
            <text:p><text:s/>27,0 </text:p>
          </table:table-cell>
          <table:table-cell table:style-name="ce12" office:value-type="float" office:value="2.48256776555194" calcext:value-type="float">
            <text:p><text:s/>2,5 </text:p>
          </table:table-cell>
          <table:table-cell table:style-name="ce12" office:value-type="float" office:value="5.36457346309772" calcext:value-type="float">
            <text:p><text:s/>5,4 </text:p>
          </table:table-cell>
          <table:table-cell table:style-name="ce12" office:value-type="float" office:value="10.75618988634" calcext:value-type="float">
            <text:p><text:s/>10,8 </text:p>
          </table:table-cell>
          <table:table-cell table:style-name="ce12" office:value-type="float" office:value="9.52701094172224" calcext:value-type="float">
            <text:p><text:s/>9,5 </text:p>
          </table:table-cell>
          <table:table-cell table:style-name="ce12" office:value-type="float" office:value="7.73205020779357" calcext:value-type="float">
            <text:p><text:s/>7,7 </text:p>
          </table:table-cell>
          <table:table-cell table:style-name="ce12" office:value-type="float" office:value="61.2135205025836" calcext:value-type="float">
            <text:p><text:s/>61,2 </text:p>
          </table:table-cell>
          <table:table-cell table:style-name="ce12" office:value-type="float" office:value="1.83186963180337" calcext:value-type="float">
            <text:p><text:s/>1,8 </text:p>
          </table:table-cell>
          <table:table-cell table:style-name="ce12" office:value-type="float" office:value="23.8948950925965" calcext:value-type="float">
            <text:p><text:s/>23,9 </text:p>
          </table:table-cell>
          <table:table-cell table:style-name="ce12" office:value-type="float" office:value="4.0053049677025" calcext:value-type="float">
            <text:p><text:s/>4,0 </text:p>
          </table:table-cell>
          <table:table-cell table:number-columns-repeated="991"/>
        </table:table-row>
        <table:table-row table:style-name="ro2">
          <table:table-cell table:style-name="ce4" table:number-columns-repeated="33"/>
          <table:table-cell table:number-columns-repeated="991"/>
        </table:table-row>
        <table:table-row table:style-name="ro2">
          <table:table-cell table:style-name="ce6" office:value-type="string" calcext:value-type="string">
            <text:p>Fonte: IBGE. Pesquisa Nacional por Amostra de Domicílios Contínua, 2015, consolidado de primeiras entrevistas.</text:p>
          </table:table-cell>
          <table:table-cell table:style-name="ce6" table:number-columns-repeated="32"/>
          <table:table-cell table:number-columns-repeated="991"/>
        </table:table-row>
        <table:table-row table:style-name="ro2">
          <table:table-cell table:style-name="ce7" office:value-type="string" calcext:value-type="string">
            <text:p>Nota: (1) Não são apresentados resultados para amarelos, indígenas e pessoas sem declaração de cor ou raça.</text:p>
          </table:table-cell>
          <table:table-cell table:style-name="ce7" table:number-columns-repeated="32"/>
          <table:table-cell table:style-name="ce13" table:number-columns-repeated="99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4" table:style-name="ta4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number-columns-repeated="224" table:default-cell-style-name="ce8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Tabela 1.17 - Distribuição percentual de jovens de 15 a 29 anos de idade, por tipo de atividade na semana de referência e grupos de idade, com indicação do coeficiente de variação, segundo as características selecionadas - 2014</text:p>
          </table:table-cell>
          <table:covered-table-cell table:number-columns-repeated="32" table:style-name="ce1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" table:number-rows-spanned="5">
            <text:p>Características selecionadas</text:p>
          </table:table-cell>
          <table:table-cell table:style-name="ce9" office:value-type="string" calcext:value-type="string" table:number-columns-spanned="32" table:number-rows-spanned="1">
            <text:p>Jovens de 15 a 29 anos de idade</text:p>
          </table:table-cell>
          <table:covered-table-cell table:number-columns-repeated="31" table:style-name="ce9"/>
          <table:table-cell table:number-columns-repeated="991"/>
        </table:table-row>
        <table:table-row table:style-name="ro2">
          <table:covered-table-cell table:style-name="ce2"/>
          <table:table-cell table:style-name="ce10" office:value-type="string" calcext:value-type="string" table:number-columns-spanned="8" table:number-rows-spanned="2">
            <text:p>Total</text:p>
          </table:table-cell>
          <table:covered-table-cell table:number-columns-repeated="7" table:style-name="ce10"/>
          <table:table-cell table:style-name="ce9" office:value-type="string" calcext:value-type="string" table:number-columns-spanned="24" table:number-rows-spanned="1">
            <text:p>Grupos de idade</text:p>
          </table:table-cell>
          <table:covered-table-cell table:number-columns-repeated="23" table:style-name="ce9"/>
          <table:table-cell table:number-columns-repeated="991"/>
        </table:table-row>
        <table:table-row table:style-name="ro2">
          <table:covered-table-cell table:style-name="ce2"/>
          <table:covered-table-cell table:number-columns-repeated="8" table:style-name="ce10"/>
          <table:table-cell table:style-name="ce10" office:value-type="string" calcext:value-type="string" table:number-columns-spanned="8" table:number-rows-spanned="1">
            <text:p>15 a 17 anos de idade</text:p>
          </table:table-cell>
          <table:covered-table-cell table:number-columns-repeated="7" table:style-name="ce10"/>
          <table:table-cell table:style-name="ce10" office:value-type="string" calcext:value-type="string" table:number-columns-spanned="8" table:number-rows-spanned="1">
            <text:p>18 a 24 anos de idade</text:p>
          </table:table-cell>
          <table:covered-table-cell table:number-columns-repeated="7" table:style-name="ce10"/>
          <table:table-cell table:style-name="ce9" office:value-type="string" calcext:value-type="string" table:number-columns-spanned="8" table:number-rows-spanned="1">
            <text:p>25 a 29 anos de idade</text:p>
          </table:table-cell>
          <table:covered-table-cell table:number-columns-repeated="7" table:style-name="ce9"/>
          <table:table-cell table:number-columns-repeated="991"/>
        </table:table-row>
        <table:table-row table:style-name="ro1">
          <table:covered-table-cell table:style-name="ce2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ão estuda e não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ão estuda e não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ão estuda e não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number-columns-repeated="991"/>
        </table:table-row>
        <table:table-row table:style-name="ro2">
          <table:covered-table-cell table:style-name="ce2"/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Brasil</text:p>
          </table:table-cell>
          <table:table-cell table:style-name="ce11" office:value-type="float" office:value="24.0175493797936" calcext:value-type="float">
            <text:p><text:s/>24,0 </text:p>
          </table:table-cell>
          <table:table-cell table:style-name="ce11" office:value-type="float" office:value="0.825744859711567" calcext:value-type="float">
            <text:p><text:s/>0,8 </text:p>
          </table:table-cell>
          <table:table-cell table:style-name="ce11" office:value-type="float" office:value="12.6048729253799" calcext:value-type="float">
            <text:p><text:s/>12,6 </text:p>
          </table:table-cell>
          <table:table-cell table:style-name="ce11" office:value-type="float" office:value="1.22583392238362" calcext:value-type="float">
            <text:p><text:s/>1,2 </text:p>
          </table:table-cell>
          <table:table-cell table:style-name="ce11" office:value-type="float" office:value="42.0590419965644" calcext:value-type="float">
            <text:p><text:s/>42,1 </text:p>
          </table:table-cell>
          <table:table-cell table:style-name="ce11" office:value-type="float" office:value="0.54920171987044" calcext:value-type="float">
            <text:p><text:s/>0,5 </text:p>
          </table:table-cell>
          <table:table-cell table:style-name="ce11" office:value-type="float" office:value="21.3185356982623" calcext:value-type="float">
            <text:p><text:s/>21,3 </text:p>
          </table:table-cell>
          <table:table-cell table:style-name="ce11" office:value-type="float" office:value="0.874746139733245" calcext:value-type="float">
            <text:p><text:s/>0,9 </text:p>
          </table:table-cell>
          <table:table-cell table:style-name="ce11" office:value-type="float" office:value="69.6884723660129" calcext:value-type="float">
            <text:p><text:s/>69,7 </text:p>
          </table:table-cell>
          <table:table-cell table:style-name="ce11" office:value-type="float" office:value="0.586693394081465" calcext:value-type="float">
            <text:p><text:s/>0,6 </text:p>
          </table:table-cell>
          <table:table-cell table:style-name="ce11" office:value-type="float" office:value="14.7939181674113" calcext:value-type="float">
            <text:p><text:s/>14,8 </text:p>
          </table:table-cell>
          <table:table-cell table:style-name="ce11" office:value-type="float" office:value="2.0889185288828" calcext:value-type="float">
            <text:p><text:s/>2,1 </text:p>
          </table:table-cell>
          <table:table-cell table:style-name="ce11" office:value-type="float" office:value="5.66912242876121" calcext:value-type="float">
            <text:p><text:s/>5,7 </text:p>
          </table:table-cell>
          <table:table-cell table:style-name="ce11" office:value-type="float" office:value="4.30450878901115" calcext:value-type="float">
            <text:p><text:s/>4,3 </text:p>
          </table:table-cell>
          <table:table-cell table:style-name="ce11" office:value-type="float" office:value="9.84848703781454" calcext:value-type="float">
            <text:p><text:s/>9,8 </text:p>
          </table:table-cell>
          <table:table-cell table:style-name="ce11" office:value-type="float" office:value="2.60389616354255" calcext:value-type="float">
            <text:p><text:s/>2,6 </text:p>
          </table:table-cell>
          <table:table-cell table:style-name="ce11" office:value-type="float" office:value="16.9442580977673" calcext:value-type="float">
            <text:p><text:s/>16,9 </text:p>
          </table:table-cell>
          <table:table-cell table:style-name="ce11" office:value-type="float" office:value="1.48095262456888" calcext:value-type="float">
            <text:p><text:s/>1,5 </text:p>
          </table:table-cell>
          <table:table-cell table:style-name="ce11" office:value-type="float" office:value="14.7393345568188" calcext:value-type="float">
            <text:p><text:s/>14,7 </text:p>
          </table:table-cell>
          <table:table-cell table:style-name="ce11" office:value-type="float" office:value="1.60988950518819" calcext:value-type="float">
            <text:p><text:s/>1,6 </text:p>
          </table:table-cell>
          <table:table-cell table:style-name="ce11" office:value-type="float" office:value="43.315979920574" calcext:value-type="float">
            <text:p><text:s/>43,3 </text:p>
          </table:table-cell>
          <table:table-cell table:style-name="ce11" office:value-type="float" office:value="0.738841533387829" calcext:value-type="float">
            <text:p><text:s/>0,7 </text:p>
          </table:table-cell>
          <table:table-cell table:style-name="ce11" office:value-type="float" office:value="25.0004274248399" calcext:value-type="float">
            <text:p><text:s/>25,0 </text:p>
          </table:table-cell>
          <table:table-cell table:style-name="ce11" office:value-type="float" office:value="1.07046646538627" calcext:value-type="float">
            <text:p><text:s/>1,1 </text:p>
          </table:table-cell>
          <table:table-cell table:style-name="ce11" office:value-type="float" office:value="3.34247169198746" calcext:value-type="float">
            <text:p><text:s/>3,3 </text:p>
          </table:table-cell>
          <table:table-cell table:style-name="ce11" office:value-type="float" office:value="3.76177259164511" calcext:value-type="float">
            <text:p><text:s/>3,8 </text:p>
          </table:table-cell>
          <table:table-cell table:style-name="ce11" office:value-type="float" office:value="8.15508385918882" calcext:value-type="float">
            <text:p><text:s/>8,2 </text:p>
          </table:table-cell>
          <table:table-cell table:style-name="ce11" office:value-type="float" office:value="2.62149653778975" calcext:value-type="float">
            <text:p><text:s/>2,6 </text:p>
          </table:table-cell>
          <table:table-cell table:style-name="ce11" office:value-type="float" office:value="64.6559716429777" calcext:value-type="float">
            <text:p><text:s/>64,7 </text:p>
          </table:table-cell>
          <table:table-cell table:style-name="ce11" office:value-type="float" office:value="0.574496993575625" calcext:value-type="float">
            <text:p><text:s/>0,6 </text:p>
          </table:table-cell>
          <table:table-cell table:style-name="ce11" office:value-type="float" office:value="23.846472805846" calcext:value-type="float">
            <text:p><text:s/>23,8 </text:p>
          </table:table-cell>
          <table:table-cell table:style-name="ce11" office:value-type="float" office:value="1.50641027756407" calcext:value-type="float">
            <text:p><text:s/>1,5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te</text:p>
          </table:table-cell>
          <table:table-cell table:style-name="ce12" office:value-type="float" office:value="27.3433331223445" calcext:value-type="float">
            <text:p><text:s/>27,3 </text:p>
          </table:table-cell>
          <table:table-cell table:style-name="ce12" office:value-type="float" office:value="1.69279181986745" calcext:value-type="float">
            <text:p><text:s/>1,7 </text:p>
          </table:table-cell>
          <table:table-cell table:style-name="ce12" office:value-type="float" office:value="12.5911873663919" calcext:value-type="float">
            <text:p><text:s/>12,6 </text:p>
          </table:table-cell>
          <table:table-cell table:style-name="ce12" office:value-type="float" office:value="2.75519601819537" calcext:value-type="float">
            <text:p><text:s/>2,8 </text:p>
          </table:table-cell>
          <table:table-cell table:style-name="ce12" office:value-type="float" office:value="36.344474757255" calcext:value-type="float">
            <text:p><text:s/>36,3 </text:p>
          </table:table-cell>
          <table:table-cell table:style-name="ce12" office:value-type="float" office:value="1.27706587166285" calcext:value-type="float">
            <text:p><text:s/>1,3 </text:p>
          </table:table-cell>
          <table:table-cell table:style-name="ce12" office:value-type="float" office:value="23.7210047540091" calcext:value-type="float">
            <text:p><text:s/>23,7 </text:p>
          </table:table-cell>
          <table:table-cell table:style-name="ce12" office:value-type="float" office:value="1.75899176612894" calcext:value-type="float">
            <text:p><text:s/>1,8 </text:p>
          </table:table-cell>
          <table:table-cell table:style-name="ce12" office:value-type="float" office:value="69.0588247059169" calcext:value-type="float">
            <text:p><text:s/>69,1 </text:p>
          </table:table-cell>
          <table:table-cell table:style-name="ce12" office:value-type="float" office:value="1.41561328870475" calcext:value-type="float">
            <text:p><text:s/>1,4 </text:p>
          </table:table-cell>
          <table:table-cell table:style-name="ce12" office:value-type="float" office:value="16.5862307662271" calcext:value-type="float">
            <text:p><text:s/>16,6 </text:p>
          </table:table-cell>
          <table:table-cell table:style-name="ce12" office:value-type="float" office:value="5.01950451156573" calcext:value-type="float">
            <text:p><text:s/>5,0 </text:p>
          </table:table-cell>
          <table:table-cell table:style-name="ce12" office:value-type="float" office:value="4.23993643808423" calcext:value-type="float">
            <text:p><text:s/>4,2 </text:p>
          </table:table-cell>
          <table:table-cell table:style-name="ce12" office:value-type="float" office:value="9.0172052942979" calcext:value-type="float">
            <text:p><text:s/>9,0 </text:p>
          </table:table-cell>
          <table:table-cell table:style-name="ce12" office:value-type="float" office:value="10.1150080897718" calcext:value-type="float">
            <text:p><text:s/>10,1 </text:p>
          </table:table-cell>
          <table:table-cell table:style-name="ce12" office:value-type="float" office:value="6.03972316483561" calcext:value-type="float">
            <text:p><text:s/>6,0 </text:p>
          </table:table-cell>
          <table:table-cell table:style-name="ce12" office:value-type="float" office:value="20.5846254585695" calcext:value-type="float">
            <text:p><text:s/>20,6 </text:p>
          </table:table-cell>
          <table:table-cell table:style-name="ce12" office:value-type="float" office:value="2.83167946323287" calcext:value-type="float">
            <text:p><text:s/>2,8 </text:p>
          </table:table-cell>
          <table:table-cell table:style-name="ce12" office:value-type="float" office:value="13.2715547034961" calcext:value-type="float">
            <text:p><text:s/>13,3 </text:p>
          </table:table-cell>
          <table:table-cell table:style-name="ce12" office:value-type="float" office:value="3.54861655632458" calcext:value-type="float">
            <text:p><text:s/>3,5 </text:p>
          </table:table-cell>
          <table:table-cell table:style-name="ce12" office:value-type="float" office:value="38.5594813579752" calcext:value-type="float">
            <text:p><text:s/>38,6 </text:p>
          </table:table-cell>
          <table:table-cell table:style-name="ce12" office:value-type="float" office:value="1.68449374539083" calcext:value-type="float">
            <text:p><text:s/>1,7 </text:p>
          </table:table-cell>
          <table:table-cell table:style-name="ce12" office:value-type="float" office:value="27.5843384799593" calcext:value-type="float">
            <text:p><text:s/>27,6 </text:p>
          </table:table-cell>
          <table:table-cell table:style-name="ce12" office:value-type="float" office:value="2.22067326191417" calcext:value-type="float">
            <text:p><text:s/>2,2 </text:p>
          </table:table-cell>
          <table:table-cell table:style-name="ce12" office:value-type="float" office:value="5.04075137562293" calcext:value-type="float">
            <text:p><text:s/>5,0 </text:p>
          </table:table-cell>
          <table:table-cell table:style-name="ce12" office:value-type="float" office:value="7.25587491401257" calcext:value-type="float">
            <text:p><text:s/>7,3 </text:p>
          </table:table-cell>
          <table:table-cell table:style-name="ce12" office:value-type="float" office:value="8.4125994322562" calcext:value-type="float">
            <text:p><text:s/>8,4 </text:p>
          </table:table-cell>
          <table:table-cell table:style-name="ce12" office:value-type="float" office:value="5.44390951840619" calcext:value-type="float">
            <text:p><text:s/>5,4 </text:p>
          </table:table-cell>
          <table:table-cell table:style-name="ce12" office:value-type="float" office:value="58.1037673553942" calcext:value-type="float">
            <text:p><text:s/>58,1 </text:p>
          </table:table-cell>
          <table:table-cell table:style-name="ce12" office:value-type="float" office:value="1.4355416918739" calcext:value-type="float">
            <text:p><text:s/>1,4 </text:p>
          </table:table-cell>
          <table:table-cell table:style-name="ce12" office:value-type="float" office:value="28.4428818367266" calcext:value-type="float">
            <text:p><text:s/>28,4 </text:p>
          </table:table-cell>
          <table:table-cell table:style-name="ce12" office:value-type="float" office:value="2.93348609497474" calcext:value-type="float">
            <text:p><text:s/>2,9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deste</text:p>
          </table:table-cell>
          <table:table-cell table:style-name="ce12" office:value-type="float" office:value="25.5925780796142" calcext:value-type="float">
            <text:p><text:s/>25,6 </text:p>
          </table:table-cell>
          <table:table-cell table:style-name="ce12" office:value-type="float" office:value="1.32239034965621" calcext:value-type="float">
            <text:p><text:s/>1,3 </text:p>
          </table:table-cell>
          <table:table-cell table:style-name="ce12" office:value-type="float" office:value="10.7875958964211" calcext:value-type="float">
            <text:p><text:s/>10,8 </text:p>
          </table:table-cell>
          <table:table-cell table:style-name="ce12" office:value-type="float" office:value="2.03670786077798" calcext:value-type="float">
            <text:p><text:s/>2,0 </text:p>
          </table:table-cell>
          <table:table-cell table:style-name="ce12" office:value-type="float" office:value="37.6398988284681" calcext:value-type="float">
            <text:p><text:s/>37,6 </text:p>
          </table:table-cell>
          <table:table-cell table:style-name="ce12" office:value-type="float" office:value="0.917574023869222" calcext:value-type="float">
            <text:p><text:s/>0,9 </text:p>
          </table:table-cell>
          <table:table-cell table:style-name="ce12" office:value-type="float" office:value="25.9799271954967" calcext:value-type="float">
            <text:p><text:s/>26,0 </text:p>
          </table:table-cell>
          <table:table-cell table:style-name="ce12" office:value-type="float" office:value="1.16791003718305" calcext:value-type="float">
            <text:p><text:s/>1,2 </text:p>
          </table:table-cell>
          <table:table-cell table:style-name="ce12" office:value-type="float" office:value="70.3582239918707" calcext:value-type="float">
            <text:p><text:s/>70,4 </text:p>
          </table:table-cell>
          <table:table-cell table:style-name="ce12" office:value-type="float" office:value="0.938160583377504" calcext:value-type="float">
            <text:p><text:s/>0,9 </text:p>
          </table:table-cell>
          <table:table-cell table:style-name="ce12" office:value-type="float" office:value="13.5439223460409" calcext:value-type="float">
            <text:p><text:s/>13,5 </text:p>
          </table:table-cell>
          <table:table-cell table:style-name="ce12" office:value-type="float" office:value="3.8326379270792" calcext:value-type="float">
            <text:p><text:s/>3,8 </text:p>
          </table:table-cell>
          <table:table-cell table:style-name="ce12" office:value-type="float" office:value="5.21012913743547" calcext:value-type="float">
            <text:p><text:s/>5,2 </text:p>
          </table:table-cell>
          <table:table-cell table:style-name="ce12" office:value-type="float" office:value="9.49742794430801" calcext:value-type="float">
            <text:p><text:s/>9,5 </text:p>
          </table:table-cell>
          <table:table-cell table:style-name="ce12" office:value-type="float" office:value="10.8877245246529" calcext:value-type="float">
            <text:p><text:s/>10,9 </text:p>
          </table:table-cell>
          <table:table-cell table:style-name="ce12" office:value-type="float" office:value="3.66014645832556" calcext:value-type="float">
            <text:p><text:s/>3,7 </text:p>
          </table:table-cell>
          <table:table-cell table:style-name="ce12" office:value-type="float" office:value="18.4281778616168" calcext:value-type="float">
            <text:p><text:s/>18,4 </text:p>
          </table:table-cell>
          <table:table-cell table:style-name="ce12" office:value-type="float" office:value="2.31119017564747" calcext:value-type="float">
            <text:p><text:s/>2,3 </text:p>
          </table:table-cell>
          <table:table-cell table:style-name="ce12" office:value-type="float" office:value="11.8371689033281" calcext:value-type="float">
            <text:p><text:s/>11,8 </text:p>
          </table:table-cell>
          <table:table-cell table:style-name="ce12" office:value-type="float" office:value="2.76191357389648" calcext:value-type="float">
            <text:p><text:s/>2,8 </text:p>
          </table:table-cell>
          <table:table-cell table:style-name="ce12" office:value-type="float" office:value="39.1051248454478" calcext:value-type="float">
            <text:p><text:s/>39,1 </text:p>
          </table:table-cell>
          <table:table-cell table:style-name="ce12" office:value-type="float" office:value="1.16413956902685" calcext:value-type="float">
            <text:p><text:s/>1,2 </text:p>
          </table:table-cell>
          <table:table-cell table:style-name="ce12" office:value-type="float" office:value="30.6295283896074" calcext:value-type="float">
            <text:p><text:s/>30,6 </text:p>
          </table:table-cell>
          <table:table-cell table:style-name="ce12" office:value-type="float" office:value="1.453693659247" calcext:value-type="float">
            <text:p><text:s/>1,5 </text:p>
          </table:table-cell>
          <table:table-cell table:style-name="ce12" office:value-type="float" office:value="3.92607016762807" calcext:value-type="float">
            <text:p><text:s/>3,9 </text:p>
          </table:table-cell>
          <table:table-cell table:style-name="ce12" office:value-type="float" office:value="6.08503912808429" calcext:value-type="float">
            <text:p><text:s/>6,1 </text:p>
          </table:table-cell>
          <table:table-cell table:style-name="ce12" office:value-type="float" office:value="7.3775088500238" calcext:value-type="float">
            <text:p><text:s/>7,4 </text:p>
          </table:table-cell>
          <table:table-cell table:style-name="ce12" office:value-type="float" office:value="4.54041459667066" calcext:value-type="float">
            <text:p><text:s/>4,5 </text:p>
          </table:table-cell>
          <table:table-cell table:style-name="ce12" office:value-type="float" office:value="58.5233652940221" calcext:value-type="float">
            <text:p><text:s/>58,5 </text:p>
          </table:table-cell>
          <table:table-cell table:style-name="ce12" office:value-type="float" office:value="0.960658774292771" calcext:value-type="float">
            <text:p><text:s/>1,0 </text:p>
          </table:table-cell>
          <table:table-cell table:style-name="ce12" office:value-type="float" office:value="30.1730556883261" calcext:value-type="float">
            <text:p><text:s/>30,2 </text:p>
          </table:table-cell>
          <table:table-cell table:style-name="ce12" office:value-type="float" office:value="1.79844803002096" calcext:value-type="float">
            <text:p><text:s/>1,8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deste</text:p>
          </table:table-cell>
          <table:table-cell table:style-name="ce12" office:value-type="float" office:value="23.6079344369967" calcext:value-type="float">
            <text:p><text:s/>23,6 </text:p>
          </table:table-cell>
          <table:table-cell table:style-name="ce12" office:value-type="float" office:value="1.60530851676691" calcext:value-type="float">
            <text:p><text:s/>1,6 </text:p>
          </table:table-cell>
          <table:table-cell table:style-name="ce12" office:value-type="float" office:value="12.1676427281834" calcext:value-type="float">
            <text:p><text:s/>12,2 </text:p>
          </table:table-cell>
          <table:table-cell table:style-name="ce12" office:value-type="float" office:value="2.52220308817646" calcext:value-type="float">
            <text:p><text:s/>2,5 </text:p>
          </table:table-cell>
          <table:table-cell table:style-name="ce12" office:value-type="float" office:value="44.5519370904426" calcext:value-type="float">
            <text:p><text:s/>44,6 </text:p>
          </table:table-cell>
          <table:table-cell table:style-name="ce12" office:value-type="float" office:value="1.03653105985951" calcext:value-type="float">
            <text:p><text:s/>1,0 </text:p>
          </table:table-cell>
          <table:table-cell table:style-name="ce12" office:value-type="float" office:value="19.6724857443775" calcext:value-type="float">
            <text:p><text:s/>19,7 </text:p>
          </table:table-cell>
          <table:table-cell table:style-name="ce12" office:value-type="float" office:value="1.90922650620715" calcext:value-type="float">
            <text:p><text:s/>1,9 </text:p>
          </table:table-cell>
          <table:table-cell table:style-name="ce12" office:value-type="float" office:value="72.4426431010067" calcext:value-type="float">
            <text:p><text:s/>72,4 </text:p>
          </table:table-cell>
          <table:table-cell table:style-name="ce12" office:value-type="float" office:value="1.09827403083259" calcext:value-type="float">
            <text:p><text:s/>1,1 </text:p>
          </table:table-cell>
          <table:table-cell table:style-name="ce12" office:value-type="float" office:value="13.0575567070826" calcext:value-type="float">
            <text:p><text:s/>13,1 </text:p>
          </table:table-cell>
          <table:table-cell table:style-name="ce12" office:value-type="float" office:value="4.38093068601853" calcext:value-type="float">
            <text:p><text:s/>4,4 </text:p>
          </table:table-cell>
          <table:table-cell table:style-name="ce12" office:value-type="float" office:value="5.58103989861603" calcext:value-type="float">
            <text:p><text:s/>5,6 </text:p>
          </table:table-cell>
          <table:table-cell table:style-name="ce12" office:value-type="float" office:value="7.73251971695944" calcext:value-type="float">
            <text:p><text:s/>7,7 </text:p>
          </table:table-cell>
          <table:table-cell table:style-name="ce12" office:value-type="float" office:value="8.91876029329462" calcext:value-type="float">
            <text:p><text:s/>8,9 </text:p>
          </table:table-cell>
          <table:table-cell table:style-name="ce12" office:value-type="float" office:value="5.69805121115311" calcext:value-type="float">
            <text:p><text:s/>5,7 </text:p>
          </table:table-cell>
          <table:table-cell table:style-name="ce12" office:value-type="float" office:value="16.5803939548657" calcext:value-type="float">
            <text:p><text:s/>16,6 </text:p>
          </table:table-cell>
          <table:table-cell table:style-name="ce12" office:value-type="float" office:value="2.9370484833121" calcext:value-type="float">
            <text:p><text:s/>2,9 </text:p>
          </table:table-cell>
          <table:table-cell table:style-name="ce12" office:value-type="float" office:value="14.7749636169943" calcext:value-type="float">
            <text:p><text:s/>14,8 </text:p>
          </table:table-cell>
          <table:table-cell table:style-name="ce12" office:value-type="float" office:value="3.21646746479293" calcext:value-type="float">
            <text:p><text:s/>3,2 </text:p>
          </table:table-cell>
          <table:table-cell table:style-name="ce12" office:value-type="float" office:value="45.5019913328099" calcext:value-type="float">
            <text:p><text:s/>45,5 </text:p>
          </table:table-cell>
          <table:table-cell table:style-name="ce12" office:value-type="float" office:value="1.41817688726531" calcext:value-type="float">
            <text:p><text:s/>1,4 </text:p>
          </table:table-cell>
          <table:table-cell table:style-name="ce12" office:value-type="float" office:value="23.1426510953299" calcext:value-type="float">
            <text:p><text:s/>23,1 </text:p>
          </table:table-cell>
          <table:table-cell table:style-name="ce12" office:value-type="float" office:value="2.24094156420685" calcext:value-type="float">
            <text:p><text:s/>2,2 </text:p>
          </table:table-cell>
          <table:table-cell table:style-name="ce12" office:value-type="float" office:value="2.54259017659307" calcext:value-type="float">
            <text:p><text:s/>2,5 </text:p>
          </table:table-cell>
          <table:table-cell table:style-name="ce12" office:value-type="float" office:value="8.34849826142886" calcext:value-type="float">
            <text:p><text:s/>8,3 </text:p>
          </table:table-cell>
          <table:table-cell table:style-name="ce12" office:value-type="float" office:value="8.04262590622852" calcext:value-type="float">
            <text:p><text:s/>8,0 </text:p>
          </table:table-cell>
          <table:table-cell table:style-name="ce12" office:value-type="float" office:value="5.14820495185176" calcext:value-type="float">
            <text:p><text:s/>5,1 </text:p>
          </table:table-cell>
          <table:table-cell table:style-name="ce12" office:value-type="float" office:value="67.7331561517085" calcext:value-type="float">
            <text:p><text:s/>67,7 </text:p>
          </table:table-cell>
          <table:table-cell table:style-name="ce12" office:value-type="float" office:value="1.10126672510199" calcext:value-type="float">
            <text:p><text:s/>1,1 </text:p>
          </table:table-cell>
          <table:table-cell table:style-name="ce12" office:value-type="float" office:value="21.68162776547" calcext:value-type="float">
            <text:p><text:s/>21,7 </text:p>
          </table:table-cell>
          <table:table-cell table:style-name="ce12" office:value-type="float" office:value="3.40490731981741" calcext:value-type="float">
            <text:p><text:s/>3,4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l</text:p>
          </table:table-cell>
          <table:table-cell table:style-name="ce12" office:value-type="float" office:value="20.0873132225843" calcext:value-type="float">
            <text:p><text:s/>20,1 </text:p>
          </table:table-cell>
          <table:table-cell table:style-name="ce12" office:value-type="float" office:value="1.97150766068465" calcext:value-type="float">
            <text:p><text:s/>2,0 </text:p>
          </table:table-cell>
          <table:table-cell table:style-name="ce12" office:value-type="float" office:value="16.3707526334687" calcext:value-type="float">
            <text:p><text:s/>16,4 </text:p>
          </table:table-cell>
          <table:table-cell table:style-name="ce12" office:value-type="float" office:value="2.12619097112317" calcext:value-type="float">
            <text:p><text:s/>2,1 </text:p>
          </table:table-cell>
          <table:table-cell table:style-name="ce12" office:value-type="float" office:value="47.5010850687221" calcext:value-type="float">
            <text:p><text:s/>47,5 </text:p>
          </table:table-cell>
          <table:table-cell table:style-name="ce12" office:value-type="float" office:value="1.02326394158588" calcext:value-type="float">
            <text:p><text:s/>1,0 </text:p>
          </table:table-cell>
          <table:table-cell table:style-name="ce12" office:value-type="float" office:value="16.040849075225" calcext:value-type="float">
            <text:p><text:s/>16,0 </text:p>
          </table:table-cell>
          <table:table-cell table:style-name="ce12" office:value-type="float" office:value="2.11415356609873" calcext:value-type="float">
            <text:p><text:s/>2,1 </text:p>
          </table:table-cell>
          <table:table-cell table:style-name="ce12" office:value-type="float" office:value="63.0307890757248" calcext:value-type="float">
            <text:p><text:s/>63,0 </text:p>
          </table:table-cell>
          <table:table-cell table:style-name="ce12" office:value-type="float" office:value="1.49058928632248" calcext:value-type="float">
            <text:p><text:s/>1,5 </text:p>
          </table:table-cell>
          <table:table-cell table:style-name="ce12" office:value-type="float" office:value="19.6568349126931" calcext:value-type="float">
            <text:p><text:s/>19,7 </text:p>
          </table:table-cell>
          <table:table-cell table:style-name="ce12" office:value-type="float" office:value="3.79264604785296" calcext:value-type="float">
            <text:p><text:s/>3,8 </text:p>
          </table:table-cell>
          <table:table-cell table:style-name="ce12" office:value-type="float" office:value="7.63157707095174" calcext:value-type="float">
            <text:p><text:s/>7,6 </text:p>
          </table:table-cell>
          <table:table-cell table:style-name="ce12" office:value-type="float" office:value="7.5118791630614" calcext:value-type="float">
            <text:p><text:s/>7,5 </text:p>
          </table:table-cell>
          <table:table-cell table:style-name="ce12" office:value-type="float" office:value="9.68079894063016" calcext:value-type="float">
            <text:p><text:s/>9,7 </text:p>
          </table:table-cell>
          <table:table-cell table:style-name="ce12" office:value-type="float" office:value="5.90847701039282" calcext:value-type="float">
            <text:p><text:s/>5,9 </text:p>
          </table:table-cell>
          <table:table-cell table:style-name="ce12" office:value-type="float" office:value="12.5033642927962" calcext:value-type="float">
            <text:p><text:s/>12,5 </text:p>
          </table:table-cell>
          <table:table-cell table:style-name="ce12" office:value-type="float" office:value="3.65889304490954" calcext:value-type="float">
            <text:p><text:s/>3,7 </text:p>
          </table:table-cell>
          <table:table-cell table:style-name="ce12" office:value-type="float" office:value="19.7956901556909" calcext:value-type="float">
            <text:p><text:s/>19,8 </text:p>
          </table:table-cell>
          <table:table-cell table:style-name="ce12" office:value-type="float" office:value="2.85424792963618" calcext:value-type="float">
            <text:p><text:s/>2,9 </text:p>
          </table:table-cell>
          <table:table-cell table:style-name="ce12" office:value-type="float" office:value="48.8207849356751" calcext:value-type="float">
            <text:p><text:s/>48,8 </text:p>
          </table:table-cell>
          <table:table-cell table:style-name="ce12" office:value-type="float" office:value="1.38104362012033" calcext:value-type="float">
            <text:p><text:s/>1,4 </text:p>
          </table:table-cell>
          <table:table-cell table:style-name="ce12" office:value-type="float" office:value="18.8801606158379" calcext:value-type="float">
            <text:p><text:s/>18,9 </text:p>
          </table:table-cell>
          <table:table-cell table:style-name="ce12" office:value-type="float" office:value="2.72755047774432" calcext:value-type="float">
            <text:p><text:s/>2,7 </text:p>
          </table:table-cell>
          <table:table-cell table:style-name="ce12" office:value-type="float" office:value="2.8294789999017" calcext:value-type="float">
            <text:p><text:s/>2,8 </text:p>
          </table:table-cell>
          <table:table-cell table:style-name="ce12" office:value-type="float" office:value="9.20820158005684" calcext:value-type="float">
            <text:p><text:s/>9,2 </text:p>
          </table:table-cell>
          <table:table-cell table:style-name="ce12" office:value-type="float" office:value="9.30553182189482" calcext:value-type="float">
            <text:p><text:s/>9,3 </text:p>
          </table:table-cell>
          <table:table-cell table:style-name="ce12" office:value-type="float" office:value="4.98185724601201" calcext:value-type="float">
            <text:p><text:s/>5,0 </text:p>
          </table:table-cell>
          <table:table-cell table:style-name="ce12" office:value-type="float" office:value="71.7295647291449" calcext:value-type="float">
            <text:p><text:s/>71,7 </text:p>
          </table:table-cell>
          <table:table-cell table:style-name="ce12" office:value-type="float" office:value="0.978929935255491" calcext:value-type="float">
            <text:p><text:s/>1,0 </text:p>
          </table:table-cell>
          <table:table-cell table:style-name="ce12" office:value-type="float" office:value="16.1354244490585" calcext:value-type="float">
            <text:p><text:s/>16,1 </text:p>
          </table:table-cell>
          <table:table-cell table:style-name="ce12" office:value-type="float" office:value="3.68825270307016" calcext:value-type="float">
            <text:p><text:s/>3,7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Centro-Oeste</text:p>
          </table:table-cell>
          <table:table-cell table:style-name="ce12" office:value-type="float" office:value="23.1072723395446" calcext:value-type="float">
            <text:p><text:s/>23,1 </text:p>
          </table:table-cell>
          <table:table-cell table:style-name="ce12" office:value-type="float" office:value="2.15550912731208" calcext:value-type="float">
            <text:p><text:s/>2,2 </text:p>
          </table:table-cell>
          <table:table-cell table:style-name="ce12" office:value-type="float" office:value="15.1152866395482" calcext:value-type="float">
            <text:p><text:s/>15,1 </text:p>
          </table:table-cell>
          <table:table-cell table:style-name="ce12" office:value-type="float" office:value="2.94290862515534" calcext:value-type="float">
            <text:p><text:s/>2,9 </text:p>
          </table:table-cell>
          <table:table-cell table:style-name="ce12" office:value-type="float" office:value="43.0904215460226" calcext:value-type="float">
            <text:p><text:s/>43,1 </text:p>
          </table:table-cell>
          <table:table-cell table:style-name="ce12" office:value-type="float" office:value="1.35675806503676" calcext:value-type="float">
            <text:p><text:s/>1,4 </text:p>
          </table:table-cell>
          <table:table-cell table:style-name="ce12" office:value-type="float" office:value="18.6870194748846" calcext:value-type="float">
            <text:p><text:s/>18,7 </text:p>
          </table:table-cell>
          <table:table-cell table:style-name="ce12" office:value-type="float" office:value="2.35751361250935" calcext:value-type="float">
            <text:p><text:s/>2,4 </text:p>
          </table:table-cell>
          <table:table-cell table:style-name="ce12" office:value-type="float" office:value="65.4313929753776" calcext:value-type="float">
            <text:p><text:s/>65,4 </text:p>
          </table:table-cell>
          <table:table-cell table:style-name="ce12" office:value-type="float" office:value="1.68948091993491" calcext:value-type="float">
            <text:p><text:s/>1,7 </text:p>
          </table:table-cell>
          <table:table-cell table:style-name="ce12" office:value-type="float" office:value="17.7648980346764" calcext:value-type="float">
            <text:p><text:s/>17,8 </text:p>
          </table:table-cell>
          <table:table-cell table:style-name="ce12" office:value-type="float" office:value="5.04760931635957" calcext:value-type="float">
            <text:p><text:s/>5,0 </text:p>
          </table:table-cell>
          <table:table-cell table:style-name="ce12" office:value-type="float" office:value="6.44826066552101" calcext:value-type="float">
            <text:p><text:s/>6,4 </text:p>
          </table:table-cell>
          <table:table-cell table:style-name="ce12" office:value-type="float" office:value="9.08453360806896" calcext:value-type="float">
            <text:p><text:s/>9,1 </text:p>
          </table:table-cell>
          <table:table-cell table:style-name="ce12" office:value-type="float" office:value="10.3554483244249" calcext:value-type="float">
            <text:p><text:s/>10,4 </text:p>
          </table:table-cell>
          <table:table-cell table:style-name="ce12" office:value-type="float" office:value="7.12160123845284" calcext:value-type="float">
            <text:p><text:s/>7,1 </text:p>
          </table:table-cell>
          <table:table-cell table:style-name="ce12" office:value-type="float" office:value="16.8315025052083" calcext:value-type="float">
            <text:p><text:s/>16,8 </text:p>
          </table:table-cell>
          <table:table-cell table:style-name="ce12" office:value-type="float" office:value="3.78744611968531" calcext:value-type="float">
            <text:p><text:s/>3,8 </text:p>
          </table:table-cell>
          <table:table-cell table:style-name="ce12" office:value-type="float" office:value="18.105190125247" calcext:value-type="float">
            <text:p><text:s/>18,1 </text:p>
          </table:table-cell>
          <table:table-cell table:style-name="ce12" office:value-type="float" office:value="3.72546290605944" calcext:value-type="float">
            <text:p><text:s/>3,7 </text:p>
          </table:table-cell>
          <table:table-cell table:style-name="ce12" office:value-type="float" office:value="43.5349748955216" calcext:value-type="float">
            <text:p><text:s/>43,5 </text:p>
          </table:table-cell>
          <table:table-cell table:style-name="ce12" office:value-type="float" office:value="2.03594868821148" calcext:value-type="float">
            <text:p><text:s/>2,0 </text:p>
          </table:table-cell>
          <table:table-cell table:style-name="ce12" office:value-type="float" office:value="21.5283324740231" calcext:value-type="float">
            <text:p><text:s/>21,5 </text:p>
          </table:table-cell>
          <table:table-cell table:style-name="ce12" office:value-type="float" office:value="3.31894246082391" calcext:value-type="float">
            <text:p><text:s/>3,3 </text:p>
          </table:table-cell>
          <table:table-cell table:style-name="ce12" office:value-type="float" office:value="4.41305738543107" calcext:value-type="float">
            <text:p><text:s/>4,4 </text:p>
          </table:table-cell>
          <table:table-cell table:style-name="ce12" office:value-type="float" office:value="9.25394850505213" calcext:value-type="float">
            <text:p><text:s/>9,3 </text:p>
          </table:table-cell>
          <table:table-cell table:style-name="ce12" office:value-type="float" office:value="9.33715934858894" calcext:value-type="float">
            <text:p><text:s/>9,3 </text:p>
          </table:table-cell>
          <table:table-cell table:style-name="ce12" office:value-type="float" office:value="5.8305633027938" calcext:value-type="float">
            <text:p><text:s/>5,8 </text:p>
          </table:table-cell>
          <table:table-cell table:style-name="ce12" office:value-type="float" office:value="66.0702571710767" calcext:value-type="float">
            <text:p><text:s/>66,1 </text:p>
          </table:table-cell>
          <table:table-cell table:style-name="ce12" office:value-type="float" office:value="1.38093747302814" calcext:value-type="float">
            <text:p><text:s/>1,4 </text:p>
          </table:table-cell>
          <table:table-cell table:style-name="ce12" office:value-type="float" office:value="20.1795260949032" calcext:value-type="float">
            <text:p><text:s/>20,2 </text:p>
          </table:table-cell>
          <table:table-cell table:style-name="ce12" office:value-type="float" office:value="3.73388859694638" calcext:value-type="float">
            <text:p><text:s/>3,7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Sexo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Homem </text:p>
          </table:table-cell>
          <table:table-cell table:style-name="ce12" office:value-type="float" office:value="22.5657646954472" calcext:value-type="float">
            <text:p><text:s/>22,6 </text:p>
          </table:table-cell>
          <table:table-cell table:style-name="ce12" office:value-type="float" office:value="1.11972401095298" calcext:value-type="float">
            <text:p><text:s/>1,1 </text:p>
          </table:table-cell>
          <table:table-cell table:style-name="ce12" office:value-type="float" office:value="13.6622621900535" calcext:value-type="float">
            <text:p><text:s/>13,7 </text:p>
          </table:table-cell>
          <table:table-cell table:style-name="ce12" office:value-type="float" office:value="1.53112928958632" calcext:value-type="float">
            <text:p><text:s/>1,5 </text:p>
          </table:table-cell>
          <table:table-cell table:style-name="ce12" office:value-type="float" office:value="49.8248227596723" calcext:value-type="float">
            <text:p><text:s/>49,8 </text:p>
          </table:table-cell>
          <table:table-cell table:style-name="ce12" office:value-type="float" office:value="0.619836951343946" calcext:value-type="float">
            <text:p><text:s/>0,6 </text:p>
          </table:table-cell>
          <table:table-cell table:style-name="ce12" office:value-type="float" office:value="13.9471503548272" calcext:value-type="float">
            <text:p><text:s/>13,9 </text:p>
          </table:table-cell>
          <table:table-cell table:style-name="ce12" office:value-type="float" office:value="1.50706913951429" calcext:value-type="float">
            <text:p><text:s/>1,5 </text:p>
          </table:table-cell>
          <table:table-cell table:style-name="ce12" office:value-type="float" office:value="66.1302410630621" calcext:value-type="float">
            <text:p><text:s/>66,1 </text:p>
          </table:table-cell>
          <table:table-cell table:style-name="ce12" office:value-type="float" office:value="0.870623220194498" calcext:value-type="float">
            <text:p><text:s/>0,9 </text:p>
          </table:table-cell>
          <table:table-cell table:style-name="ce12" office:value-type="float" office:value="18.2324973768483" calcext:value-type="float">
            <text:p><text:s/>18,2 </text:p>
          </table:table-cell>
          <table:table-cell table:style-name="ce12" office:value-type="float" office:value="2.48399308427783" calcext:value-type="float">
            <text:p><text:s/>2,5 </text:p>
          </table:table-cell>
          <table:table-cell table:style-name="ce12" office:value-type="float" office:value="7.61580073226258" calcext:value-type="float">
            <text:p><text:s/>7,6 </text:p>
          </table:table-cell>
          <table:table-cell table:style-name="ce12" office:value-type="float" office:value="4.64007713575881" calcext:value-type="float">
            <text:p><text:s/>4,6 </text:p>
          </table:table-cell>
          <table:table-cell table:style-name="ce12" office:value-type="float" office:value="8.02146082782704" calcext:value-type="float">
            <text:p><text:s/>8,0 </text:p>
          </table:table-cell>
          <table:table-cell table:style-name="ce12" office:value-type="float" office:value="4.19870333992392" calcext:value-type="float">
            <text:p><text:s/>4,2 </text:p>
          </table:table-cell>
          <table:table-cell table:style-name="ce12" office:value-type="float" office:value="14.9354622628355" calcext:value-type="float">
            <text:p><text:s/>14,9 </text:p>
          </table:table-cell>
          <table:table-cell table:style-name="ce12" office:value-type="float" office:value="2.16934019550582" calcext:value-type="float">
            <text:p><text:s/>2,2 </text:p>
          </table:table-cell>
          <table:table-cell table:style-name="ce12" office:value-type="float" office:value="15.4887810994915" calcext:value-type="float">
            <text:p><text:s/>15,5 </text:p>
          </table:table-cell>
          <table:table-cell table:style-name="ce12" office:value-type="float" office:value="2.13307280366504" calcext:value-type="float">
            <text:p><text:s/>2,1 </text:p>
          </table:table-cell>
          <table:table-cell table:style-name="ce12" office:value-type="float" office:value="52.2171813928454" calcext:value-type="float">
            <text:p><text:s/>52,2 </text:p>
          </table:table-cell>
          <table:table-cell table:style-name="ce12" office:value-type="float" office:value="0.87723685150256" calcext:value-type="float">
            <text:p><text:s/>0,9 </text:p>
          </table:table-cell>
          <table:table-cell table:style-name="ce12" office:value-type="float" office:value="17.3585752448275" calcext:value-type="float">
            <text:p><text:s/>17,4 </text:p>
          </table:table-cell>
          <table:table-cell table:style-name="ce12" office:value-type="float" office:value="1.92298100644754" calcext:value-type="float">
            <text:p><text:s/>1,9 </text:p>
          </table:table-cell>
          <table:table-cell table:style-name="ce12" office:value-type="float" office:value="2.65347963833207" calcext:value-type="float">
            <text:p><text:s/>2,7 </text:p>
          </table:table-cell>
          <table:table-cell table:style-name="ce12" office:value-type="float" office:value="6.55193789477163" calcext:value-type="float">
            <text:p><text:s/>6,6 </text:p>
          </table:table-cell>
          <table:table-cell table:style-name="ce12" office:value-type="float" office:value="7.80682200322758" calcext:value-type="float">
            <text:p><text:s/>7,8 </text:p>
          </table:table-cell>
          <table:table-cell table:style-name="ce12" office:value-type="float" office:value="3.65103041490736" calcext:value-type="float">
            <text:p><text:s/>3,7 </text:p>
          </table:table-cell>
          <table:table-cell table:style-name="ce12" office:value-type="float" office:value="76.2871607769824" calcext:value-type="float">
            <text:p><text:s/>76,3 </text:p>
          </table:table-cell>
          <table:table-cell table:style-name="ce12" office:value-type="float" office:value="0.589853559043392" calcext:value-type="float">
            <text:p><text:s/>0,6 </text:p>
          </table:table-cell>
          <table:table-cell table:style-name="ce12" office:value-type="float" office:value="13.2525375814579" calcext:value-type="float">
            <text:p><text:s/>13,3 </text:p>
          </table:table-cell>
          <table:table-cell table:style-name="ce12" office:value-type="float" office:value="2.71700741817705" calcext:value-type="float">
            <text:p><text:s/>2,7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Mulher</text:p>
          </table:table-cell>
          <table:table-cell table:style-name="ce12" office:value-type="float" office:value="25.4657589056694" calcext:value-type="float">
            <text:p><text:s/>25,5 </text:p>
          </table:table-cell>
          <table:table-cell table:style-name="ce12" office:value-type="float" office:value="1.0719102903483" calcext:value-type="float">
            <text:p><text:s/>1,1 </text:p>
          </table:table-cell>
          <table:table-cell table:style-name="ce12" office:value-type="float" office:value="11.5500875827804" calcext:value-type="float">
            <text:p><text:s/>11,6 </text:p>
          </table:table-cell>
          <table:table-cell table:style-name="ce12" office:value-type="float" office:value="1.771401511305" calcext:value-type="float">
            <text:p><text:s/>1,8 </text:p>
          </table:table-cell>
          <table:table-cell table:style-name="ce12" office:value-type="float" office:value="34.3123852104312" calcext:value-type="float">
            <text:p><text:s/>34,3 </text:p>
          </table:table-cell>
          <table:table-cell table:style-name="ce12" office:value-type="float" office:value="0.860344400026533" calcext:value-type="float">
            <text:p><text:s/>0,9 </text:p>
          </table:table-cell>
          <table:table-cell table:style-name="ce12" office:value-type="float" office:value="28.6717683011192" calcext:value-type="float">
            <text:p><text:s/>28,7 </text:p>
          </table:table-cell>
          <table:table-cell table:style-name="ce12" office:value-type="float" office:value="0.985107438813282" calcext:value-type="float">
            <text:p><text:s/>1,0 </text:p>
          </table:table-cell>
          <table:table-cell table:style-name="ce12" office:value-type="float" office:value="73.4808976721016" calcext:value-type="float">
            <text:p><text:s/>73,5 </text:p>
          </table:table-cell>
          <table:table-cell table:style-name="ce12" office:value-type="float" office:value="0.742218890684611" calcext:value-type="float">
            <text:p><text:s/>0,7 </text:p>
          </table:table-cell>
          <table:table-cell table:style-name="ce12" office:value-type="float" office:value="11.1290201603468" calcext:value-type="float">
            <text:p><text:s/>11,1 </text:p>
          </table:table-cell>
          <table:table-cell table:style-name="ce12" office:value-type="float" office:value="3.60224756629285" calcext:value-type="float">
            <text:p><text:s/>3,6 </text:p>
          </table:table-cell>
          <table:table-cell table:style-name="ce12" office:value-type="float" office:value="3.59431856345602" calcext:value-type="float">
            <text:p><text:s/>3,6 </text:p>
          </table:table-cell>
          <table:table-cell table:style-name="ce12" office:value-type="float" office:value="7.60644293335154" calcext:value-type="float">
            <text:p><text:s/>7,6 </text:p>
          </table:table-cell>
          <table:table-cell table:style-name="ce12" office:value-type="float" office:value="11.7957636040956" calcext:value-type="float">
            <text:p><text:s/>11,8 </text:p>
          </table:table-cell>
          <table:table-cell table:style-name="ce12" office:value-type="float" office:value="3.14507411432784" calcext:value-type="float">
            <text:p><text:s/>3,1 </text:p>
          </table:table-cell>
          <table:table-cell table:style-name="ce12" office:value-type="float" office:value="18.9523662166355" calcext:value-type="float">
            <text:p><text:s/>19,0 </text:p>
          </table:table-cell>
          <table:table-cell table:style-name="ce12" office:value-type="float" office:value="1.90357331469974" calcext:value-type="float">
            <text:p><text:s/>1,9 </text:p>
          </table:table-cell>
          <table:table-cell table:style-name="ce12" office:value-type="float" office:value="13.9901445889643" calcext:value-type="float">
            <text:p><text:s/>14,0 </text:p>
          </table:table-cell>
          <table:table-cell table:style-name="ce12" office:value-type="float" office:value="2.26804760304838" calcext:value-type="float">
            <text:p><text:s/>2,3 </text:p>
          </table:table-cell>
          <table:table-cell table:style-name="ce12" office:value-type="float" office:value="34.417825795938" calcext:value-type="float">
            <text:p><text:s/>34,4 </text:p>
          </table:table-cell>
          <table:table-cell table:style-name="ce12" office:value-type="float" office:value="1.27302344128115" calcext:value-type="float">
            <text:p><text:s/>1,3 </text:p>
          </table:table-cell>
          <table:table-cell table:style-name="ce12" office:value-type="float" office:value="32.6396633984621" calcext:value-type="float">
            <text:p><text:s/>32,6 </text:p>
          </table:table-cell>
          <table:table-cell table:style-name="ce12" office:value-type="float" office:value="1.22565880084754" calcext:value-type="float">
            <text:p><text:s/>1,2 </text:p>
          </table:table-cell>
          <table:table-cell table:style-name="ce12" office:value-type="float" office:value="3.99803088265225" calcext:value-type="float">
            <text:p><text:s/>4,0 </text:p>
          </table:table-cell>
          <table:table-cell table:style-name="ce12" office:value-type="float" office:value="4.44849236718894" calcext:value-type="float">
            <text:p><text:s/>4,4 </text:p>
          </table:table-cell>
          <table:table-cell table:style-name="ce12" office:value-type="float" office:value="8.48644654939998" calcext:value-type="float">
            <text:p><text:s/>8,5 </text:p>
          </table:table-cell>
          <table:table-cell table:style-name="ce12" office:value-type="float" office:value="3.48413647244744" calcext:value-type="float">
            <text:p><text:s/>3,5 </text:p>
          </table:table-cell>
          <table:table-cell table:style-name="ce12" office:value-type="float" office:value="53.5891779191548" calcext:value-type="float">
            <text:p><text:s/>53,6 </text:p>
          </table:table-cell>
          <table:table-cell table:style-name="ce12" office:value-type="float" office:value="1.02407765576965" calcext:value-type="float">
            <text:p><text:s/>1,0 </text:p>
          </table:table-cell>
          <table:table-cell table:style-name="ce12" office:value-type="float" office:value="33.926344648793" calcext:value-type="float">
            <text:p><text:s/>33,9 </text:p>
          </table:table-cell>
          <table:table-cell table:style-name="ce12" office:value-type="float" office:value="1.62495908928707" calcext:value-type="float">
            <text:p><text:s/>1,6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or ou raça <text:s/>(1)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Branca</text:p>
          </table:table-cell>
          <table:table-cell table:style-name="ce12" office:value-type="float" office:value="24.1873367008903" calcext:value-type="float">
            <text:p><text:s/>24,2 </text:p>
          </table:table-cell>
          <table:table-cell table:style-name="ce12" office:value-type="float" office:value="1.2597696163654" calcext:value-type="float">
            <text:p><text:s/>1,3 </text:p>
          </table:table-cell>
          <table:table-cell table:style-name="ce12" office:value-type="float" office:value="14.3945770523197" calcext:value-type="float">
            <text:p><text:s/>14,4 </text:p>
          </table:table-cell>
          <table:table-cell table:style-name="ce12" office:value-type="float" office:value="1.69691952092733" calcext:value-type="float">
            <text:p><text:s/>1,7 </text:p>
          </table:table-cell>
          <table:table-cell table:style-name="ce12" office:value-type="float" office:value="43.5947757556082" calcext:value-type="float">
            <text:p><text:s/>43,6 </text:p>
          </table:table-cell>
          <table:table-cell table:style-name="ce12" office:value-type="float" office:value="0.849144036422136" calcext:value-type="float">
            <text:p><text:s/>0,8 </text:p>
          </table:table-cell>
          <table:table-cell table:style-name="ce12" office:value-type="float" office:value="17.8233104911818" calcext:value-type="float">
            <text:p><text:s/>17,8 </text:p>
          </table:table-cell>
          <table:table-cell table:style-name="ce12" office:value-type="float" office:value="1.56236674097122" calcext:value-type="float">
            <text:p><text:s/>1,6 </text:p>
          </table:table-cell>
          <table:table-cell table:style-name="ce12" office:value-type="float" office:value="71.0834017406635" calcext:value-type="float">
            <text:p><text:s/>71,1 </text:p>
          </table:table-cell>
          <table:table-cell table:style-name="ce12" office:value-type="float" office:value="0.921154669175574" calcext:value-type="float">
            <text:p><text:s/>0,9 </text:p>
          </table:table-cell>
          <table:table-cell table:style-name="ce12" office:value-type="float" office:value="14.8131360838365" calcext:value-type="float">
            <text:p><text:s/>14,8 </text:p>
          </table:table-cell>
          <table:table-cell table:style-name="ce12" office:value-type="float" office:value="3.3628455710569" calcext:value-type="float">
            <text:p><text:s/>3,4 </text:p>
          </table:table-cell>
          <table:table-cell table:style-name="ce12" office:value-type="float" office:value="5.32864293776033" calcext:value-type="float">
            <text:p><text:s/>5,3 </text:p>
          </table:table-cell>
          <table:table-cell table:style-name="ce12" office:value-type="float" office:value="6.1029854316996" calcext:value-type="float">
            <text:p><text:s/>6,1 </text:p>
          </table:table-cell>
          <table:table-cell table:style-name="ce12" office:value-type="float" office:value="8.77481923773965" calcext:value-type="float">
            <text:p><text:s/>8,8 </text:p>
          </table:table-cell>
          <table:table-cell table:style-name="ce12" office:value-type="float" office:value="4.58992486332435" calcext:value-type="float">
            <text:p><text:s/>4,6 </text:p>
          </table:table-cell>
          <table:table-cell table:style-name="ce12" office:value-type="float" office:value="18.4500630396792" calcext:value-type="float">
            <text:p><text:s/>18,5 </text:p>
          </table:table-cell>
          <table:table-cell table:style-name="ce12" office:value-type="float" office:value="2.20023313519107" calcext:value-type="float">
            <text:p><text:s/>2,2 </text:p>
          </table:table-cell>
          <table:table-cell table:style-name="ce12" office:value-type="float" office:value="17.7648846865341" calcext:value-type="float">
            <text:p><text:s/>17,8 </text:p>
          </table:table-cell>
          <table:table-cell table:style-name="ce12" office:value-type="float" office:value="2.20964964275231" calcext:value-type="float">
            <text:p><text:s/>2,2 </text:p>
          </table:table-cell>
          <table:table-cell table:style-name="ce12" office:value-type="float" office:value="43.1733005624898" calcext:value-type="float">
            <text:p><text:s/>43,2 </text:p>
          </table:table-cell>
          <table:table-cell table:style-name="ce12" office:value-type="float" office:value="1.20453213286598" calcext:value-type="float">
            <text:p><text:s/>1,2 </text:p>
          </table:table-cell>
          <table:table-cell table:style-name="ce12" office:value-type="float" office:value="20.6117517112969" calcext:value-type="float">
            <text:p><text:s/>20,6 </text:p>
          </table:table-cell>
          <table:table-cell table:style-name="ce12" office:value-type="float" office:value="1.88759314446373" calcext:value-type="float">
            <text:p><text:s/>1,9 </text:p>
          </table:table-cell>
          <table:table-cell table:style-name="ce12" office:value-type="float" office:value="3.63671956019767" calcext:value-type="float">
            <text:p><text:s/>3,6 </text:p>
          </table:table-cell>
          <table:table-cell table:style-name="ce12" office:value-type="float" office:value="5.58886170299319" calcext:value-type="float">
            <text:p><text:s/>5,6 </text:p>
          </table:table-cell>
          <table:table-cell table:style-name="ce12" office:value-type="float" office:value="9.6493341620497" calcext:value-type="float">
            <text:p><text:s/>9,6 </text:p>
          </table:table-cell>
          <table:table-cell table:style-name="ce12" office:value-type="float" office:value="3.68098603937055" calcext:value-type="float">
            <text:p><text:s/>3,7 </text:p>
          </table:table-cell>
          <table:table-cell table:style-name="ce12" office:value-type="float" office:value="67.1672733556295" calcext:value-type="float">
            <text:p><text:s/>67,2 </text:p>
          </table:table-cell>
          <table:table-cell table:style-name="ce12" office:value-type="float" office:value="0.902576863192976" calcext:value-type="float">
            <text:p><text:s/>0,9 </text:p>
          </table:table-cell>
          <table:table-cell table:style-name="ce12" office:value-type="float" office:value="19.5466729221231" calcext:value-type="float">
            <text:p><text:s/>19,5 </text:p>
          </table:table-cell>
          <table:table-cell table:style-name="ce12" office:value-type="float" office:value="2.83284097242625" calcext:value-type="float">
            <text:p><text:s/>2,8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Preta ou parda</text:p>
          </table:table-cell>
          <table:table-cell table:style-name="ce12" office:value-type="float" office:value="23.8400921188641" calcext:value-type="float">
            <text:p><text:s/>23,8 </text:p>
          </table:table-cell>
          <table:table-cell table:style-name="ce12" office:value-type="float" office:value="1.00112964234563" calcext:value-type="float">
            <text:p><text:s/>1,0 </text:p>
          </table:table-cell>
          <table:table-cell table:style-name="ce12" office:value-type="float" office:value="11.2529254205848" calcext:value-type="float">
            <text:p><text:s/>11,3 </text:p>
          </table:table-cell>
          <table:table-cell table:style-name="ce12" office:value-type="float" office:value="1.59135075018314" calcext:value-type="float">
            <text:p><text:s/>1,6 </text:p>
          </table:table-cell>
          <table:table-cell table:style-name="ce12" office:value-type="float" office:value="40.8658763803412" calcext:value-type="float">
            <text:p><text:s/>40,9 </text:p>
          </table:table-cell>
          <table:table-cell table:style-name="ce12" office:value-type="float" office:value="0.666727518021688" calcext:value-type="float">
            <text:p><text:s/>0,7 </text:p>
          </table:table-cell>
          <table:table-cell table:style-name="ce12" office:value-type="float" office:value="24.0411060802101" calcext:value-type="float">
            <text:p><text:s/>24,0 </text:p>
          </table:table-cell>
          <table:table-cell table:style-name="ce12" office:value-type="float" office:value="0.952263468810405" calcext:value-type="float">
            <text:p><text:s/>1,0 </text:p>
          </table:table-cell>
          <table:table-cell table:style-name="ce12" office:value-type="float" office:value="68.6922983816113" calcext:value-type="float">
            <text:p><text:s/>68,7 </text:p>
          </table:table-cell>
          <table:table-cell table:style-name="ce12" office:value-type="float" office:value="0.744493982244731" calcext:value-type="float">
            <text:p><text:s/>0,7 </text:p>
          </table:table-cell>
          <table:table-cell table:style-name="ce12" office:value-type="float" office:value="14.8004408419252" calcext:value-type="float">
            <text:p><text:s/>14,8 </text:p>
          </table:table-cell>
          <table:table-cell table:style-name="ce12" office:value-type="float" office:value="2.63838084787732" calcext:value-type="float">
            <text:p><text:s/>2,6 </text:p>
          </table:table-cell>
          <table:table-cell table:style-name="ce12" office:value-type="float" office:value="5.90660927897178" calcext:value-type="float">
            <text:p><text:s/>5,9 </text:p>
          </table:table-cell>
          <table:table-cell table:style-name="ce12" office:value-type="float" office:value="5.70311390763278" calcext:value-type="float">
            <text:p><text:s/>5,7 </text:p>
          </table:table-cell>
          <table:table-cell table:style-name="ce12" office:value-type="float" office:value="10.6006514974916" calcext:value-type="float">
            <text:p><text:s/>10,6 </text:p>
          </table:table-cell>
          <table:table-cell table:style-name="ce12" office:value-type="float" office:value="3.16034019735328" calcext:value-type="float">
            <text:p><text:s/>3,2 </text:p>
          </table:table-cell>
          <table:table-cell table:style-name="ce12" office:value-type="float" office:value="15.6478959348432" calcext:value-type="float">
            <text:p><text:s/>15,6 </text:p>
          </table:table-cell>
          <table:table-cell table:style-name="ce12" office:value-type="float" office:value="1.89806043231086" calcext:value-type="float">
            <text:p><text:s/>1,9 </text:p>
          </table:table-cell>
          <table:table-cell table:style-name="ce12" office:value-type="float" office:value="12.4147713391438" calcext:value-type="float">
            <text:p><text:s/>12,4 </text:p>
          </table:table-cell>
          <table:table-cell table:style-name="ce12" office:value-type="float" office:value="2.16398992379234" calcext:value-type="float">
            <text:p><text:s/>2,2 </text:p>
          </table:table-cell>
          <table:table-cell table:style-name="ce12" office:value-type="float" office:value="43.5444661157517" calcext:value-type="float">
            <text:p><text:s/>43,5 </text:p>
          </table:table-cell>
          <table:table-cell table:style-name="ce12" office:value-type="float" office:value="0.864801559588946" calcext:value-type="float">
            <text:p><text:s/>0,9 </text:p>
          </table:table-cell>
          <table:table-cell table:style-name="ce12" office:value-type="float" office:value="28.3928666102613" calcext:value-type="float">
            <text:p><text:s/>28,4 </text:p>
          </table:table-cell>
          <table:table-cell table:style-name="ce12" office:value-type="float" office:value="1.23725987748304" calcext:value-type="float">
            <text:p><text:s/>1,2 </text:p>
          </table:table-cell>
          <table:table-cell table:style-name="ce12" office:value-type="float" office:value="3.08384964300101" calcext:value-type="float">
            <text:p><text:s/>3,1 </text:p>
          </table:table-cell>
          <table:table-cell table:style-name="ce12" office:value-type="float" office:value="5.00161025790154" calcext:value-type="float">
            <text:p><text:s/>5,0 </text:p>
          </table:table-cell>
          <table:table-cell table:style-name="ce12" office:value-type="float" office:value="6.97770357041257" calcext:value-type="float">
            <text:p><text:s/>7,0 </text:p>
          </table:table-cell>
          <table:table-cell table:style-name="ce12" office:value-type="float" office:value="3.50351749026153" calcext:value-type="float">
            <text:p><text:s/>3,5 </text:p>
          </table:table-cell>
          <table:table-cell table:style-name="ce12" office:value-type="float" office:value="62.4377661688316" calcext:value-type="float">
            <text:p><text:s/>62,4 </text:p>
          </table:table-cell>
          <table:table-cell table:style-name="ce12" office:value-type="float" office:value="0.710082743010386" calcext:value-type="float">
            <text:p><text:s/>0,7 </text:p>
          </table:table-cell>
          <table:table-cell table:style-name="ce12" office:value-type="float" office:value="27.5006806177548" calcext:value-type="float">
            <text:p><text:s/>27,5 </text:p>
          </table:table-cell>
          <table:table-cell table:style-name="ce12" office:value-type="float" office:value="1.46680737649764" calcext:value-type="float">
            <text:p><text:s/>1,5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or ou raça e sexo (1)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Homem branco</text:p>
          </table:table-cell>
          <table:table-cell table:style-name="ce12" office:value-type="float" office:value="22.9109113563158" calcext:value-type="float">
            <text:p><text:s/>22,9 </text:p>
          </table:table-cell>
          <table:table-cell table:style-name="ce12" office:value-type="float" office:value="1.79857844561919" calcext:value-type="float">
            <text:p><text:s/>1,8 </text:p>
          </table:table-cell>
          <table:table-cell table:style-name="ce12" office:value-type="float" office:value="15.2418059039159" calcext:value-type="float">
            <text:p><text:s/>15,2 </text:p>
          </table:table-cell>
          <table:table-cell table:style-name="ce12" office:value-type="float" office:value="2.26483882342869" calcext:value-type="float">
            <text:p><text:s/>2,3 </text:p>
          </table:table-cell>
          <table:table-cell table:style-name="ce12" office:value-type="float" office:value="49.5094040684047" calcext:value-type="float">
            <text:p><text:s/>49,5 </text:p>
          </table:table-cell>
          <table:table-cell table:style-name="ce12" office:value-type="float" office:value="1.01961999572916" calcext:value-type="float">
            <text:p><text:s/>1,0 </text:p>
          </table:table-cell>
          <table:table-cell table:style-name="ce12" office:value-type="float" office:value="12.3378786713637" calcext:value-type="float">
            <text:p><text:s/>12,3 </text:p>
          </table:table-cell>
          <table:table-cell table:style-name="ce12" office:value-type="float" office:value="2.60518042952371" calcext:value-type="float">
            <text:p><text:s/>2,6 </text:p>
          </table:table-cell>
          <table:table-cell table:style-name="ce12" office:value-type="float" office:value="67.3365524809689" calcext:value-type="float">
            <text:p><text:s/>67,3 </text:p>
          </table:table-cell>
          <table:table-cell table:style-name="ce12" office:value-type="float" office:value="1.40315493378655" calcext:value-type="float">
            <text:p><text:s/>1,4 </text:p>
          </table:table-cell>
          <table:table-cell table:style-name="ce12" office:value-type="float" office:value="17.7394385307735" calcext:value-type="float">
            <text:p><text:s/>17,7 </text:p>
          </table:table-cell>
          <table:table-cell table:style-name="ce12" office:value-type="float" office:value="4.10596805232151" calcext:value-type="float">
            <text:p><text:s/>4,1 </text:p>
          </table:table-cell>
          <table:table-cell table:style-name="ce12" office:value-type="float" office:value="6.99295587651081" calcext:value-type="float">
            <text:p><text:s/>7,0 </text:p>
          </table:table-cell>
          <table:table-cell table:style-name="ce12" office:value-type="float" office:value="7.21156321955874" calcext:value-type="float">
            <text:p><text:s/>7,2 </text:p>
          </table:table-cell>
          <table:table-cell table:style-name="ce12" office:value-type="float" office:value="7.93105311174687" calcext:value-type="float">
            <text:p><text:s/>7,9 </text:p>
          </table:table-cell>
          <table:table-cell table:style-name="ce12" office:value-type="float" office:value="7.52170091137694" calcext:value-type="float">
            <text:p><text:s/>7,5 </text:p>
          </table:table-cell>
          <table:table-cell table:style-name="ce12" office:value-type="float" office:value="16.8345887851853" calcext:value-type="float">
            <text:p><text:s/>16,8 </text:p>
          </table:table-cell>
          <table:table-cell table:style-name="ce12" office:value-type="float" office:value="3.28650231941036" calcext:value-type="float">
            <text:p><text:s/>3,3 </text:p>
          </table:table-cell>
          <table:table-cell table:style-name="ce12" office:value-type="float" office:value="18.2412996898558" calcext:value-type="float">
            <text:p><text:s/>18,2 </text:p>
          </table:table-cell>
          <table:table-cell table:style-name="ce12" office:value-type="float" office:value="3.09520489078602" calcext:value-type="float">
            <text:p><text:s/>3,1 </text:p>
          </table:table-cell>
          <table:table-cell table:style-name="ce12" office:value-type="float" office:value="49.8209293402585" calcext:value-type="float">
            <text:p><text:s/>49,8 </text:p>
          </table:table-cell>
          <table:table-cell table:style-name="ce12" office:value-type="float" office:value="1.5118429912259" calcext:value-type="float">
            <text:p><text:s/>1,5 </text:p>
          </table:table-cell>
          <table:table-cell table:style-name="ce12" office:value-type="float" office:value="15.1031821847004" calcext:value-type="float">
            <text:p><text:s/>15,1 </text:p>
          </table:table-cell>
          <table:table-cell table:style-name="ce12" office:value-type="float" office:value="3.27583941324405" calcext:value-type="float">
            <text:p><text:s/>3,3 </text:p>
          </table:table-cell>
          <table:table-cell table:style-name="ce12" office:value-type="float" office:value="3.30004677293783" calcext:value-type="float">
            <text:p><text:s/>3,3 </text:p>
          </table:table-cell>
          <table:table-cell table:style-name="ce12" office:value-type="float" office:value="8.93739164262314" calcext:value-type="float">
            <text:p><text:s/>8,9 </text:p>
          </table:table-cell>
          <table:table-cell table:style-name="ce12" office:value-type="float" office:value="9.58916795976693" calcext:value-type="float">
            <text:p><text:s/>9,6 </text:p>
          </table:table-cell>
          <table:table-cell table:style-name="ce12" office:value-type="float" office:value="5.20353117642028" calcext:value-type="float">
            <text:p><text:s/>5,2 </text:p>
          </table:table-cell>
          <table:table-cell table:style-name="ce12" office:value-type="float" office:value="75.7726889638749" calcext:value-type="float">
            <text:p><text:s/>75,8 </text:p>
          </table:table-cell>
          <table:table-cell table:style-name="ce12" office:value-type="float" office:value="0.97502440416688" calcext:value-type="float">
            <text:p><text:s/>1,0 </text:p>
          </table:table-cell>
          <table:table-cell table:style-name="ce12" office:value-type="float" office:value="11.3380963034203" calcext:value-type="float">
            <text:p><text:s/>11,3 </text:p>
          </table:table-cell>
          <table:table-cell table:style-name="ce12" office:value-type="float" office:value="4.97500289467825" calcext:value-type="float">
            <text:p><text:s/>5,0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Homem preto ou pardo</text:p>
          </table:table-cell>
          <table:table-cell table:style-name="ce12" office:value-type="float" office:value="22.2902502860445" calcext:value-type="float">
            <text:p><text:s/>22,3 </text:p>
          </table:table-cell>
          <table:table-cell table:style-name="ce12" office:value-type="float" office:value="1.37642928240382" calcext:value-type="float">
            <text:p><text:s/>1,4 </text:p>
          </table:table-cell>
          <table:table-cell table:style-name="ce12" office:value-type="float" office:value="12.5063301807193" calcext:value-type="float">
            <text:p><text:s/>12,5 </text:p>
          </table:table-cell>
          <table:table-cell table:style-name="ce12" office:value-type="float" office:value="1.9715990350776" calcext:value-type="float">
            <text:p><text:s/>2,0 </text:p>
          </table:table-cell>
          <table:table-cell table:style-name="ce12" office:value-type="float" office:value="50.0323922769276" calcext:value-type="float">
            <text:p><text:s/>50,0 </text:p>
          </table:table-cell>
          <table:table-cell table:style-name="ce12" office:value-type="float" office:value="0.740276956621958" calcext:value-type="float">
            <text:p><text:s/>0,7 </text:p>
          </table:table-cell>
          <table:table-cell table:style-name="ce12" office:value-type="float" office:value="15.1710272563085" calcext:value-type="float">
            <text:p><text:s/>15,2 </text:p>
          </table:table-cell>
          <table:table-cell table:style-name="ce12" office:value-type="float" office:value="1.82528423891312" calcext:value-type="float">
            <text:p><text:s/>1,8 </text:p>
          </table:table-cell>
          <table:table-cell table:style-name="ce12" office:value-type="float" office:value="65.2930130051086" calcext:value-type="float">
            <text:p><text:s/>65,3 </text:p>
          </table:table-cell>
          <table:table-cell table:style-name="ce12" office:value-type="float" office:value="1.08649915278519" calcext:value-type="float">
            <text:p><text:s/>1,1 </text:p>
          </table:table-cell>
          <table:table-cell table:style-name="ce12" office:value-type="float" office:value="18.5484840145196" calcext:value-type="float">
            <text:p><text:s/>18,5 </text:p>
          </table:table-cell>
          <table:table-cell table:style-name="ce12" office:value-type="float" office:value="3.13587226816588" calcext:value-type="float">
            <text:p><text:s/>3,1 </text:p>
          </table:table-cell>
          <table:table-cell table:style-name="ce12" office:value-type="float" office:value="8.04506967839817" calcext:value-type="float">
            <text:p><text:s/>8,0 </text:p>
          </table:table-cell>
          <table:table-cell table:style-name="ce12" office:value-type="float" office:value="5.68099993651067" calcext:value-type="float">
            <text:p><text:s/>5,7 </text:p>
          </table:table-cell>
          <table:table-cell table:style-name="ce12" office:value-type="float" office:value="8.11343330197362" calcext:value-type="float">
            <text:p><text:s/>8,1 </text:p>
          </table:table-cell>
          <table:table-cell table:style-name="ce12" office:value-type="float" office:value="5.02082334982856" calcext:value-type="float">
            <text:p><text:s/>5,0 </text:p>
          </table:table-cell>
          <table:table-cell table:style-name="ce12" office:value-type="float" office:value="13.3963133827843" calcext:value-type="float">
            <text:p><text:s/>13,4 </text:p>
          </table:table-cell>
          <table:table-cell table:style-name="ce12" office:value-type="float" office:value="2.79454962721798" calcext:value-type="float">
            <text:p><text:s/>2,8 </text:p>
          </table:table-cell>
          <table:table-cell table:style-name="ce12" office:value-type="float" office:value="13.4392225821026" calcext:value-type="float">
            <text:p><text:s/>13,4 </text:p>
          </table:table-cell>
          <table:table-cell table:style-name="ce12" office:value-type="float" office:value="2.78002936424255" calcext:value-type="float">
            <text:p><text:s/>2,8 </text:p>
          </table:table-cell>
          <table:table-cell table:style-name="ce12" office:value-type="float" office:value="54.1157684797284" calcext:value-type="float">
            <text:p><text:s/>54,1 </text:p>
          </table:table-cell>
          <table:table-cell table:style-name="ce12" office:value-type="float" office:value="0.999608271683156" calcext:value-type="float">
            <text:p><text:s/>1,0 </text:p>
          </table:table-cell>
          <table:table-cell table:style-name="ce12" office:value-type="float" office:value="19.0486955553846" calcext:value-type="float">
            <text:p><text:s/>19,0 </text:p>
          </table:table-cell>
          <table:table-cell table:style-name="ce12" office:value-type="float" office:value="2.27310927488902" calcext:value-type="float">
            <text:p><text:s/>2,3 </text:p>
          </table:table-cell>
          <table:table-cell table:style-name="ce12" office:value-type="float" office:value="2.08557064611454" calcext:value-type="float">
            <text:p><text:s/>2,1 </text:p>
          </table:table-cell>
          <table:table-cell table:style-name="ce12" office:value-type="float" office:value="9.36529559270236" calcext:value-type="float">
            <text:p><text:s/>9,4 </text:p>
          </table:table-cell>
          <table:table-cell table:style-name="ce12" office:value-type="float" office:value="6.39692540785705" calcext:value-type="float">
            <text:p><text:s/>6,4 </text:p>
          </table:table-cell>
          <table:table-cell table:style-name="ce12" office:value-type="float" office:value="4.91993890740857" calcext:value-type="float">
            <text:p><text:s/>4,9 </text:p>
          </table:table-cell>
          <table:table-cell table:style-name="ce12" office:value-type="float" office:value="76.6538415969833" calcext:value-type="float">
            <text:p><text:s/>76,7 </text:p>
          </table:table-cell>
          <table:table-cell table:style-name="ce12" office:value-type="float" office:value="0.755514596390871" calcext:value-type="float">
            <text:p><text:s/>0,8 </text:p>
          </table:table-cell>
          <table:table-cell table:style-name="ce12" office:value-type="float" office:value="14.8636623490451" calcext:value-type="float">
            <text:p><text:s/>14,9 </text:p>
          </table:table-cell>
          <table:table-cell table:style-name="ce12" office:value-type="float" office:value="3.18253960284215" calcext:value-type="float">
            <text:p><text:s/>3,2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Mulher branca</text:p>
          </table:table-cell>
          <table:table-cell table:style-name="ce12" office:value-type="float" office:value="25.421993181617" calcext:value-type="float">
            <text:p><text:s/>25,4 </text:p>
          </table:table-cell>
          <table:table-cell table:style-name="ce12" office:value-type="float" office:value="1.61627892540373" calcext:value-type="float">
            <text:p><text:s/>1,6 </text:p>
          </table:table-cell>
          <table:table-cell table:style-name="ce12" office:value-type="float" office:value="13.5750723341409" calcext:value-type="float">
            <text:p><text:s/>13,6 </text:p>
          </table:table-cell>
          <table:table-cell table:style-name="ce12" office:value-type="float" office:value="2.34641450812928" calcext:value-type="float">
            <text:p><text:s/>2,3 </text:p>
          </table:table-cell>
          <table:table-cell table:style-name="ce12" office:value-type="float" office:value="37.8736936660651" calcext:value-type="float">
            <text:p><text:s/>37,9 </text:p>
          </table:table-cell>
          <table:table-cell table:style-name="ce12" office:value-type="float" office:value="1.24069770574717" calcext:value-type="float">
            <text:p><text:s/>1,2 </text:p>
          </table:table-cell>
          <table:table-cell table:style-name="ce12" office:value-type="float" office:value="23.1292408181769" calcext:value-type="float">
            <text:p><text:s/>23,1 </text:p>
          </table:table-cell>
          <table:table-cell table:style-name="ce12" office:value-type="float" office:value="1.76865471376608" calcext:value-type="float">
            <text:p><text:s/>1,8 </text:p>
          </table:table-cell>
          <table:table-cell table:style-name="ce12" office:value-type="float" office:value="74.8878057870711" calcext:value-type="float">
            <text:p><text:s/>74,9 </text:p>
          </table:table-cell>
          <table:table-cell table:style-name="ce12" office:value-type="float" office:value="1.167995774227" calcext:value-type="float">
            <text:p><text:s/>1,2 </text:p>
          </table:table-cell>
          <table:table-cell table:style-name="ce12" office:value-type="float" office:value="11.8418831460957" calcext:value-type="float">
            <text:p><text:s/>11,8 </text:p>
          </table:table-cell>
          <table:table-cell table:style-name="ce12" office:value-type="float" office:value="5.51644069860865" calcext:value-type="float">
            <text:p><text:s/>5,5 </text:p>
          </table:table-cell>
          <table:table-cell table:style-name="ce12" office:value-type="float" office:value="3.63876473882081" calcext:value-type="float">
            <text:p><text:s/>3,6 </text:p>
          </table:table-cell>
          <table:table-cell table:style-name="ce12" office:value-type="float" office:value="11.3344733626847" calcext:value-type="float">
            <text:p><text:s/>11,3 </text:p>
          </table:table-cell>
          <table:table-cell table:style-name="ce12" office:value-type="float" office:value="9.63154632801232" calcext:value-type="float">
            <text:p><text:s/>9,6 </text:p>
          </table:table-cell>
          <table:table-cell table:style-name="ce12" office:value-type="float" office:value="5.75125193806596" calcext:value-type="float">
            <text:p><text:s/>5,8 </text:p>
          </table:table-cell>
          <table:table-cell table:style-name="ce12" office:value-type="float" office:value="20.0208747847856" calcext:value-type="float">
            <text:p><text:s/>20,0 </text:p>
          </table:table-cell>
          <table:table-cell table:style-name="ce12" office:value-type="float" office:value="2.80057550388603" calcext:value-type="float">
            <text:p><text:s/>2,8 </text:p>
          </table:table-cell>
          <table:table-cell table:style-name="ce12" office:value-type="float" office:value="17.301640979195" calcext:value-type="float">
            <text:p><text:s/>17,3 </text:p>
          </table:table-cell>
          <table:table-cell table:style-name="ce12" office:value-type="float" office:value="2.91179530191032" calcext:value-type="float">
            <text:p><text:s/>2,9 </text:p>
          </table:table-cell>
          <table:table-cell table:style-name="ce12" office:value-type="float" office:value="36.7094566899065" calcext:value-type="float">
            <text:p><text:s/>36,7 </text:p>
          </table:table-cell>
          <table:table-cell table:style-name="ce12" office:value-type="float" office:value="1.80228642911216" calcext:value-type="float">
            <text:p><text:s/>1,8 </text:p>
          </table:table-cell>
          <table:table-cell table:style-name="ce12" office:value-type="float" office:value="25.968027546113" calcext:value-type="float">
            <text:p><text:s/>26,0 </text:p>
          </table:table-cell>
          <table:table-cell table:style-name="ce12" office:value-type="float" office:value="2.22866423221403" calcext:value-type="float">
            <text:p><text:s/>2,2 </text:p>
          </table:table-cell>
          <table:table-cell table:style-name="ce12" office:value-type="float" office:value="3.95080563258961" calcext:value-type="float">
            <text:p><text:s/>4,0 </text:p>
          </table:table-cell>
          <table:table-cell table:style-name="ce12" office:value-type="float" office:value="6.97164489572797" calcext:value-type="float">
            <text:p><text:s/>7,0 </text:p>
          </table:table-cell>
          <table:table-cell table:style-name="ce12" office:value-type="float" office:value="9.70546393220291" calcext:value-type="float">
            <text:p><text:s/>9,7 </text:p>
          </table:table-cell>
          <table:table-cell table:style-name="ce12" office:value-type="float" office:value="5.10728551995826" calcext:value-type="float">
            <text:p><text:s/>5,1 </text:p>
          </table:table-cell>
          <table:table-cell table:style-name="ce12" office:value-type="float" office:value="59.1391781487304" calcext:value-type="float">
            <text:p><text:s/>59,1 </text:p>
          </table:table-cell>
          <table:table-cell table:style-name="ce12" office:value-type="float" office:value="1.42515379325413" calcext:value-type="float">
            <text:p><text:s/>1,4 </text:p>
          </table:table-cell>
          <table:table-cell table:style-name="ce12" office:value-type="float" office:value="27.2045522864771" calcext:value-type="float">
            <text:p><text:s/>27,2 </text:p>
          </table:table-cell>
          <table:table-cell table:style-name="ce12" office:value-type="float" office:value="2.93160089750007" calcext:value-type="float">
            <text:p><text:s/>2,9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Mulher preta ou parda</text:p>
          </table:table-cell>
          <table:table-cell table:style-name="ce12" office:value-type="float" office:value="25.4250966803915" calcext:value-type="float">
            <text:p><text:s/>25,4 </text:p>
          </table:table-cell>
          <table:table-cell table:style-name="ce12" office:value-type="float" office:value="1.3276215671002" calcext:value-type="float">
            <text:p><text:s/>1,3 </text:p>
          </table:table-cell>
          <table:table-cell table:style-name="ce12" office:value-type="float" office:value="9.97108348021123" calcext:value-type="float">
            <text:p><text:s/>10,0 </text:p>
          </table:table-cell>
          <table:table-cell table:style-name="ce12" office:value-type="float" office:value="2.43688778090008" calcext:value-type="float">
            <text:p><text:s/>2,4 </text:p>
          </table:table-cell>
          <table:table-cell table:style-name="ce12" office:value-type="float" office:value="31.4913910607833" calcext:value-type="float">
            <text:p><text:s/>31,5 </text:p>
          </table:table-cell>
          <table:table-cell table:style-name="ce12" office:value-type="float" office:value="1.1717555422155" calcext:value-type="float">
            <text:p><text:s/>1,2 </text:p>
          </table:table-cell>
          <table:table-cell table:style-name="ce12" office:value-type="float" office:value="33.112428778614" calcext:value-type="float">
            <text:p><text:s/>33,1 </text:p>
          </table:table-cell>
          <table:table-cell table:style-name="ce12" office:value-type="float" office:value="1.06079736530079" calcext:value-type="float">
            <text:p><text:s/>1,1 </text:p>
          </table:table-cell>
          <table:table-cell table:style-name="ce12" office:value-type="float" office:value="72.4576092369992" calcext:value-type="float">
            <text:p><text:s/>72,5 </text:p>
          </table:table-cell>
          <table:table-cell table:style-name="ce12" office:value-type="float" office:value="0.957598243590552" calcext:value-type="float">
            <text:p><text:s/>1,0 </text:p>
          </table:table-cell>
          <table:table-cell table:style-name="ce12" office:value-type="float" office:value="10.6488189328664" calcext:value-type="float">
            <text:p><text:s/>10,6 </text:p>
          </table:table-cell>
          <table:table-cell table:style-name="ce12" office:value-type="float" office:value="4.61972242384357" calcext:value-type="float">
            <text:p><text:s/>4,6 </text:p>
          </table:table-cell>
          <table:table-cell table:style-name="ce12" office:value-type="float" office:value="3.53788548442489" calcext:value-type="float">
            <text:p><text:s/>3,5 </text:p>
          </table:table-cell>
          <table:table-cell table:style-name="ce12" office:value-type="float" office:value="10.2885783097503" calcext:value-type="float">
            <text:p><text:s/>10,3 </text:p>
          </table:table-cell>
          <table:table-cell table:style-name="ce12" office:value-type="float" office:value="13.3556863457095" calcext:value-type="float">
            <text:p><text:s/>13,4 </text:p>
          </table:table-cell>
          <table:table-cell table:style-name="ce12" office:value-type="float" office:value="3.72150650537804" calcext:value-type="float">
            <text:p><text:s/>3,7 </text:p>
          </table:table-cell>
          <table:table-cell table:style-name="ce12" office:value-type="float" office:value="17.9509276489477" calcext:value-type="float">
            <text:p><text:s/>18,0 </text:p>
          </table:table-cell>
          <table:table-cell table:style-name="ce12" office:value-type="float" office:value="2.44884996754519" calcext:value-type="float">
            <text:p><text:s/>2,4 </text:p>
          </table:table-cell>
          <table:table-cell table:style-name="ce12" office:value-type="float" office:value="11.3669111574549" calcext:value-type="float">
            <text:p><text:s/>11,4 </text:p>
          </table:table-cell>
          <table:table-cell table:style-name="ce12" office:value-type="float" office:value="3.32357650507349" calcext:value-type="float">
            <text:p><text:s/>3,3 </text:p>
          </table:table-cell>
          <table:table-cell table:style-name="ce12" office:value-type="float" office:value="32.7316071417985" calcext:value-type="float">
            <text:p><text:s/>32,7 </text:p>
          </table:table-cell>
          <table:table-cell table:style-name="ce12" office:value-type="float" office:value="1.71638014992299" calcext:value-type="float">
            <text:p><text:s/>1,7 </text:p>
          </table:table-cell>
          <table:table-cell table:style-name="ce12" office:value-type="float" office:value="37.9505540517989" calcext:value-type="float">
            <text:p><text:s/>38,0 </text:p>
          </table:table-cell>
          <table:table-cell table:style-name="ce12" office:value-type="float" office:value="1.41739506537561" calcext:value-type="float">
            <text:p><text:s/>1,4 </text:p>
          </table:table-cell>
          <table:table-cell table:style-name="ce12" office:value-type="float" office:value="4.04692802347414" calcext:value-type="float">
            <text:p><text:s/>4,0 </text:p>
          </table:table-cell>
          <table:table-cell table:style-name="ce12" office:value-type="float" office:value="5.81363244252569" calcext:value-type="float">
            <text:p><text:s/>5,8 </text:p>
          </table:table-cell>
          <table:table-cell table:style-name="ce12" office:value-type="float" office:value="7.53800273923476" calcext:value-type="float">
            <text:p><text:s/>7,5 </text:p>
          </table:table-cell>
          <table:table-cell table:style-name="ce12" office:value-type="float" office:value="4.51749529559323" calcext:value-type="float">
            <text:p><text:s/>4,5 </text:p>
          </table:table-cell>
          <table:table-cell table:style-name="ce12" office:value-type="float" office:value="48.7229680585541" calcext:value-type="float">
            <text:p><text:s/>48,7 </text:p>
          </table:table-cell>
          <table:table-cell table:style-name="ce12" office:value-type="float" office:value="1.34725223097331" calcext:value-type="float">
            <text:p><text:s/>1,3 </text:p>
          </table:table-cell>
          <table:table-cell table:style-name="ce12" office:value-type="float" office:value="39.692101178737" calcext:value-type="float">
            <text:p><text:s/>39,7 </text:p>
          </table:table-cell>
          <table:table-cell table:style-name="ce12" office:value-type="float" office:value="1.62297913257621" calcext:value-type="float">
            <text:p><text:s/>1,6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Nível de instrução mais elevado alcançado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Sem instrução ou fundamental incompleto</text:p>
          </table:table-cell>
          <table:table-cell table:style-name="ce12" office:value-type="float" office:value="26.4033580799879" calcext:value-type="float">
            <text:p><text:s/>26,4 </text:p>
          </table:table-cell>
          <table:table-cell table:style-name="ce12" office:value-type="float" office:value="1.43706851886122" calcext:value-type="float">
            <text:p><text:s/>1,4 </text:p>
          </table:table-cell>
          <table:table-cell table:style-name="ce12" office:value-type="float" office:value="7.41305348799922" calcext:value-type="float">
            <text:p><text:s/>7,4 </text:p>
          </table:table-cell>
          <table:table-cell table:style-name="ce12" office:value-type="float" office:value="2.95975643336139" calcext:value-type="float">
            <text:p><text:s/>3,0 </text:p>
          </table:table-cell>
          <table:table-cell table:style-name="ce12" office:value-type="float" office:value="36.7080124896617" calcext:value-type="float">
            <text:p><text:s/>36,7 </text:p>
          </table:table-cell>
          <table:table-cell table:style-name="ce12" office:value-type="float" office:value="1.09978933993274" calcext:value-type="float">
            <text:p><text:s/>1,1 </text:p>
          </table:table-cell>
          <table:table-cell table:style-name="ce12" office:value-type="float" office:value="29.4755759423512" calcext:value-type="float">
            <text:p><text:s/>29,5 </text:p>
          </table:table-cell>
          <table:table-cell table:style-name="ce12" office:value-type="float" office:value="1.2742942289978" calcext:value-type="float">
            <text:p><text:s/>1,3 </text:p>
          </table:table-cell>
          <table:table-cell table:style-name="ce12" office:value-type="float" office:value="65.1771769735372" calcext:value-type="float">
            <text:p><text:s/>65,2 </text:p>
          </table:table-cell>
          <table:table-cell table:style-name="ce12" office:value-type="float" office:value="1.09488927992639" calcext:value-type="float">
            <text:p><text:s/>1,1 </text:p>
          </table:table-cell>
          <table:table-cell table:style-name="ce12" office:value-type="float" office:value="13.246875175869" calcext:value-type="float">
            <text:p><text:s/>13,2 </text:p>
          </table:table-cell>
          <table:table-cell table:style-name="ce12" office:value-type="float" office:value="3.72021198998263" calcext:value-type="float">
            <text:p><text:s/>3,7 </text:p>
          </table:table-cell>
          <table:table-cell table:style-name="ce12" office:value-type="float" office:value="7.32501399267582" calcext:value-type="float">
            <text:p><text:s/>7,3 </text:p>
          </table:table-cell>
          <table:table-cell table:style-name="ce12" office:value-type="float" office:value="7.15959093355612" calcext:value-type="float">
            <text:p><text:s/>7,2 </text:p>
          </table:table-cell>
          <table:table-cell table:style-name="ce12" office:value-type="float" office:value="14.250933857918" calcext:value-type="float">
            <text:p><text:s/>14,3 </text:p>
          </table:table-cell>
          <table:table-cell table:style-name="ce12" office:value-type="float" office:value="3.43964495222284" calcext:value-type="float">
            <text:p><text:s/>3,4 </text:p>
          </table:table-cell>
          <table:table-cell table:style-name="ce12" office:value-type="float" office:value="10.2385485219334" calcext:value-type="float">
            <text:p><text:s/>10,2 </text:p>
          </table:table-cell>
          <table:table-cell table:style-name="ce12" office:value-type="float" office:value="4.1079626339192" calcext:value-type="float">
            <text:p><text:s/>4,1 </text:p>
          </table:table-cell>
          <table:table-cell table:style-name="ce12" office:value-type="float" office:value="5.97314903603428" calcext:value-type="float">
            <text:p><text:s/>6,0 </text:p>
          </table:table-cell>
          <table:table-cell table:style-name="ce12" office:value-type="float" office:value="5.50040064703632" calcext:value-type="float">
            <text:p><text:s/>5,5 </text:p>
          </table:table-cell>
          <table:table-cell table:style-name="ce12" office:value-type="float" office:value="45.959054938239" calcext:value-type="float">
            <text:p><text:s/>46,0 </text:p>
          </table:table-cell>
          <table:table-cell table:style-name="ce12" office:value-type="float" office:value="1.44894716441447" calcext:value-type="float">
            <text:p><text:s/>1,4 </text:p>
          </table:table-cell>
          <table:table-cell table:style-name="ce12" office:value-type="float" office:value="37.8292475037933" calcext:value-type="float">
            <text:p><text:s/>37,8 </text:p>
          </table:table-cell>
          <table:table-cell table:style-name="ce12" office:value-type="float" office:value="1.74264698554549" calcext:value-type="float">
            <text:p><text:s/>1,7 </text:p>
          </table:table-cell>
          <table:table-cell table:style-name="ce12" office:value-type="float" office:value="2.34959860813512" calcext:value-type="float">
            <text:p><text:s/>2,3 </text:p>
          </table:table-cell>
          <table:table-cell table:style-name="ce12" office:value-type="float" office:value="9.30737279743587" calcext:value-type="float">
            <text:p><text:s/>9,3 </text:p>
          </table:table-cell>
          <table:table-cell table:style-name="ce12" office:value-type="float" office:value="2.55213581351466" calcext:value-type="float">
            <text:p><text:s/>2,6 </text:p>
          </table:table-cell>
          <table:table-cell table:style-name="ce12" office:value-type="float" office:value="9.42287140943636" calcext:value-type="float">
            <text:p><text:s/>9,4 </text:p>
          </table:table-cell>
          <table:table-cell table:style-name="ce12" office:value-type="float" office:value="58.6892432135621" calcext:value-type="float">
            <text:p><text:s/>58,7 </text:p>
          </table:table-cell>
          <table:table-cell table:style-name="ce12" office:value-type="float" office:value="1.18085415461742" calcext:value-type="float">
            <text:p><text:s/>1,2 </text:p>
          </table:table-cell>
          <table:table-cell table:style-name="ce12" office:value-type="float" office:value="36.409022364788" calcext:value-type="float">
            <text:p><text:s/>36,4 </text:p>
          </table:table-cell>
          <table:table-cell table:style-name="ce12" office:value-type="float" office:value="1.86499029885772" calcext:value-type="float">
            <text:p><text:s/>1,9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Ensino fundamental completo ou médio incompleto</text:p>
          </table:table-cell>
          <table:table-cell table:style-name="ce12" office:value-type="float" office:value="43.7592975496222" calcext:value-type="float">
            <text:p><text:s/>43,8 </text:p>
          </table:table-cell>
          <table:table-cell table:style-name="ce12" office:value-type="float" office:value="0.905517409067066" calcext:value-type="float">
            <text:p><text:s/>0,9 </text:p>
          </table:table-cell>
          <table:table-cell table:style-name="ce12" office:value-type="float" office:value="14.1902504975601" calcext:value-type="float">
            <text:p><text:s/>14,2 </text:p>
          </table:table-cell>
          <table:table-cell table:style-name="ce12" office:value-type="float" office:value="1.83237905768177" calcext:value-type="float">
            <text:p><text:s/>1,8 </text:p>
          </table:table-cell>
          <table:table-cell table:style-name="ce12" office:value-type="float" office:value="26.542903017894" calcext:value-type="float">
            <text:p><text:s/>26,5 </text:p>
          </table:table-cell>
          <table:table-cell table:style-name="ce12" office:value-type="float" office:value="1.28299039762422" calcext:value-type="float">
            <text:p><text:s/>1,3 </text:p>
          </table:table-cell>
          <table:table-cell table:style-name="ce12" office:value-type="float" office:value="15.5075489349237" calcext:value-type="float">
            <text:p><text:s/>15,5 </text:p>
          </table:table-cell>
          <table:table-cell table:style-name="ce12" office:value-type="float" office:value="1.80580814088144" calcext:value-type="float">
            <text:p><text:s/>1,8 </text:p>
          </table:table-cell>
          <table:table-cell table:style-name="ce12" office:value-type="float" office:value="77.1380065731122" calcext:value-type="float">
            <text:p><text:s/>77,1 </text:p>
          </table:table-cell>
          <table:table-cell table:style-name="ce12" office:value-type="float" office:value="0.605679380661433" calcext:value-type="float">
            <text:p><text:s/>0,6 </text:p>
          </table:table-cell>
          <table:table-cell table:style-name="ce12" office:value-type="float" office:value="16.3632680551083" calcext:value-type="float">
            <text:p><text:s/>16,4 </text:p>
          </table:table-cell>
          <table:table-cell table:style-name="ce12" office:value-type="float" office:value="2.49146301958079" calcext:value-type="float">
            <text:p><text:s/>2,5 </text:p>
          </table:table-cell>
          <table:table-cell table:style-name="ce12" office:value-type="float" office:value="2.7424763589672" calcext:value-type="float">
            <text:p><text:s/>2,7 </text:p>
          </table:table-cell>
          <table:table-cell table:style-name="ce12" office:value-type="float" office:value="7.28998329770084" calcext:value-type="float">
            <text:p><text:s/>7,3 </text:p>
          </table:table-cell>
          <table:table-cell table:style-name="ce12" office:value-type="float" office:value="3.75624901281219" calcext:value-type="float">
            <text:p><text:s/>3,8 </text:p>
          </table:table-cell>
          <table:table-cell table:style-name="ce12" office:value-type="float" office:value="5.30528368548625" calcext:value-type="float">
            <text:p><text:s/>5,3 </text:p>
          </table:table-cell>
          <table:table-cell table:style-name="ce12" office:value-type="float" office:value="24.8042743709608" calcext:value-type="float">
            <text:p><text:s/>24,8 </text:p>
          </table:table-cell>
          <table:table-cell table:style-name="ce12" office:value-type="float" office:value="2.04126703978478" calcext:value-type="float">
            <text:p><text:s/>2,0 </text:p>
          </table:table-cell>
          <table:table-cell table:style-name="ce12" office:value-type="float" office:value="15.9565761523077" calcext:value-type="float">
            <text:p><text:s/>16,0 </text:p>
          </table:table-cell>
          <table:table-cell table:style-name="ce12" office:value-type="float" office:value="2.69832144680685" calcext:value-type="float">
            <text:p><text:s/>2,7 </text:p>
          </table:table-cell>
          <table:table-cell table:style-name="ce12" office:value-type="float" office:value="36.1319346879391" calcext:value-type="float">
            <text:p><text:s/>36,1 </text:p>
          </table:table-cell>
          <table:table-cell table:style-name="ce12" office:value-type="float" office:value="1.55400960229656" calcext:value-type="float">
            <text:p><text:s/>1,6 </text:p>
          </table:table-cell>
          <table:table-cell table:style-name="ce12" office:value-type="float" office:value="23.1072147887925" calcext:value-type="float">
            <text:p><text:s/>23,1 </text:p>
          </table:table-cell>
          <table:table-cell table:style-name="ce12" office:value-type="float" office:value="2.16381574085221" calcext:value-type="float">
            <text:p><text:s/>2,2 </text:p>
          </table:table-cell>
          <table:table-cell table:style-name="ce12" office:value-type="float" office:value="3.21308077929352" calcext:value-type="float">
            <text:p><text:s/>3,2 </text:p>
          </table:table-cell>
          <table:table-cell table:style-name="ce12" office:value-type="float" office:value="8.52504849242419" calcext:value-type="float">
            <text:p><text:s/>8,5 </text:p>
          </table:table-cell>
          <table:table-cell table:style-name="ce12" office:value-type="float" office:value="5.39823817524965" calcext:value-type="float">
            <text:p><text:s/>5,4 </text:p>
          </table:table-cell>
          <table:table-cell table:style-name="ce12" office:value-type="float" office:value="6.50382341041815" calcext:value-type="float">
            <text:p><text:s/>6,5 </text:p>
          </table:table-cell>
          <table:table-cell table:style-name="ce12" office:value-type="float" office:value="63.506012211979" calcext:value-type="float">
            <text:p><text:s/>63,5 </text:p>
          </table:table-cell>
          <table:table-cell table:style-name="ce12" office:value-type="float" office:value="1.29450430397713" calcext:value-type="float">
            <text:p><text:s/>1,3 </text:p>
          </table:table-cell>
          <table:table-cell table:style-name="ce12" office:value-type="float" office:value="27.8826688334778" calcext:value-type="float">
            <text:p><text:s/>27,9 </text:p>
          </table:table-cell>
          <table:table-cell table:style-name="ce12" office:value-type="float" office:value="2.88092318743253" calcext:value-type="float">
            <text:p><text:s/>2,9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Ensino médio completo ou mais elevado</text:p>
          </table:table-cell>
          <table:table-cell table:style-name="ce12" office:value-type="float" office:value="10.4828139453624" calcext:value-type="float">
            <text:p><text:s/>10,5 </text:p>
          </table:table-cell>
          <table:table-cell table:style-name="ce12" office:value-type="float" office:value="1.99228944017441" calcext:value-type="float">
            <text:p><text:s/>2,0 </text:p>
          </table:table-cell>
          <table:table-cell table:style-name="ce12" office:value-type="float" office:value="13.7937793680863" calcext:value-type="float">
            <text:p><text:s/>13,8 </text:p>
          </table:table-cell>
          <table:table-cell table:style-name="ce12" office:value-type="float" office:value="1.73791847134098" calcext:value-type="float">
            <text:p><text:s/>1,7 </text:p>
          </table:table-cell>
          <table:table-cell table:style-name="ce12" office:value-type="float" office:value="54.166167716406" calcext:value-type="float">
            <text:p><text:s/>54,2 </text:p>
          </table:table-cell>
          <table:table-cell table:style-name="ce12" office:value-type="float" office:value="0.642257715747513" calcext:value-type="float">
            <text:p><text:s/>0,6 </text:p>
          </table:table-cell>
          <table:table-cell table:style-name="ce12" office:value-type="float" office:value="21.5572389701453" calcext:value-type="float">
            <text:p><text:s/>21,6 </text:p>
          </table:table-cell>
          <table:table-cell table:style-name="ce12" office:value-type="float" office:value="1.22004227260647" calcext:value-type="float">
            <text:p><text:s/>1,2 </text:p>
          </table:table-cell>
          <table:table-cell table:style-name="ce12" office:value-type="float" office:value="19.5983786172601" calcext:value-type="float">
            <text:p><text:s/>19,6 </text:p>
          </table:table-cell>
          <table:table-cell table:style-name="ce12" office:value-type="float" office:value="7.00815682875633" calcext:value-type="float">
            <text:p><text:s/>7,0 </text:p>
          </table:table-cell>
          <table:table-cell table:style-name="ce12" office:value-type="float" office:value="7.21674583890793" calcext:value-type="float">
            <text:p><text:s/>7,2 </text:p>
          </table:table-cell>
          <table:table-cell table:style-name="ce12" office:value-type="float" office:value="12.601637263162" calcext:value-type="float">
            <text:p><text:s/>12,6 </text:p>
          </table:table-cell>
          <table:table-cell table:style-name="ce12" office:value-type="float" office:value="25.92818056219" calcext:value-type="float">
            <text:p><text:s/>25,9 </text:p>
          </table:table-cell>
          <table:table-cell table:style-name="ce12" office:value-type="float" office:value="6.24500404729197" calcext:value-type="float">
            <text:p><text:s/>6,2 </text:p>
          </table:table-cell>
          <table:table-cell table:style-name="ce12" office:value-type="float" office:value="47.256694981642" calcext:value-type="float">
            <text:p><text:s/>47,3 </text:p>
          </table:table-cell>
          <table:table-cell table:style-name="ce12" office:value-type="float" office:value="3.73614161382432" calcext:value-type="float">
            <text:p><text:s/>3,7 </text:p>
          </table:table-cell>
          <table:table-cell table:style-name="ce12" office:value-type="float" office:value="15.3989388137434" calcext:value-type="float">
            <text:p><text:s/>15,4 </text:p>
          </table:table-cell>
          <table:table-cell table:style-name="ce12" office:value-type="float" office:value="2.12820939670871" calcext:value-type="float">
            <text:p><text:s/>2,1 </text:p>
          </table:table-cell>
          <table:table-cell table:style-name="ce12" office:value-type="float" office:value="16.7218469845385" calcext:value-type="float">
            <text:p><text:s/>16,7 </text:p>
          </table:table-cell>
          <table:table-cell table:style-name="ce12" office:value-type="float" office:value="2.01049853415578" calcext:value-type="float">
            <text:p><text:s/>2,0 </text:p>
          </table:table-cell>
          <table:table-cell table:style-name="ce12" office:value-type="float" office:value="45.7306572063624" calcext:value-type="float">
            <text:p><text:s/>45,7 </text:p>
          </table:table-cell>
          <table:table-cell table:style-name="ce12" office:value-type="float" office:value="0.992518674067378" calcext:value-type="float">
            <text:p><text:s/>1,0 </text:p>
          </table:table-cell>
          <table:table-cell table:style-name="ce12" office:value-type="float" office:value="22.1485569953558" calcext:value-type="float">
            <text:p><text:s/>22,1 </text:p>
          </table:table-cell>
          <table:table-cell table:style-name="ce12" office:value-type="float" office:value="1.53583045539096" calcext:value-type="float">
            <text:p><text:s/>1,5 </text:p>
          </table:table-cell>
          <table:table-cell table:style-name="ce12" office:value-type="float" office:value="3.66585539918918" calcext:value-type="float">
            <text:p><text:s/>3,7 </text:p>
          </table:table-cell>
          <table:table-cell table:style-name="ce12" office:value-type="float" office:value="4.63371921373766" calcext:value-type="float">
            <text:p><text:s/>4,6 </text:p>
          </table:table-cell>
          <table:table-cell table:style-name="ce12" office:value-type="float" office:value="10.5317696778764" calcext:value-type="float">
            <text:p><text:s/>10,5 </text:p>
          </table:table-cell>
          <table:table-cell table:style-name="ce12" office:value-type="float" office:value="2.89457876199956" calcext:value-type="float">
            <text:p><text:s/>2,9 </text:p>
          </table:table-cell>
          <table:table-cell table:style-name="ce12" office:value-type="float" office:value="66.7007475349785" calcext:value-type="float">
            <text:p><text:s/>66,7 </text:p>
          </table:table-cell>
          <table:table-cell table:style-name="ce12" office:value-type="float" office:value="0.714750182178095" calcext:value-type="float">
            <text:p><text:s/>0,7 </text:p>
          </table:table-cell>
          <table:table-cell table:style-name="ce12" office:value-type="float" office:value="19.1016273879559" calcext:value-type="float">
            <text:p><text:s/>19,1 </text:p>
          </table:table-cell>
          <table:table-cell table:style-name="ce12" office:value-type="float" office:value="2.22491039709709" calcext:value-type="float">
            <text:p><text:s/>2,2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ondição na unidade domiciliar 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Pessoa de referência</text:p>
          </table:table-cell>
          <table:table-cell table:style-name="ce12" office:value-type="float" office:value="2.95295585452981" calcext:value-type="float">
            <text:p><text:s/>3,0 </text:p>
          </table:table-cell>
          <table:table-cell table:style-name="ce12" office:value-type="float" office:value="5.89686063213236" calcext:value-type="float">
            <text:p><text:s/>5,9 </text:p>
          </table:table-cell>
          <table:table-cell table:style-name="ce12" office:value-type="float" office:value="8.6340112019451" calcext:value-type="float">
            <text:p><text:s/>8,6 </text:p>
          </table:table-cell>
          <table:table-cell table:style-name="ce12" office:value-type="float" office:value="3.64654322730674" calcext:value-type="float">
            <text:p><text:s/>3,6 </text:p>
          </table:table-cell>
          <table:table-cell table:style-name="ce12" office:value-type="float" office:value="71.5215315601572" calcext:value-type="float">
            <text:p><text:s/>71,5 </text:p>
          </table:table-cell>
          <table:table-cell table:style-name="ce12" office:value-type="float" office:value="0.760730625197245" calcext:value-type="float">
            <text:p><text:s/>0,8 </text:p>
          </table:table-cell>
          <table:table-cell table:style-name="ce12" office:value-type="float" office:value="16.8915013833679" calcext:value-type="float">
            <text:p><text:s/>16,9 </text:p>
          </table:table-cell>
          <table:table-cell table:style-name="ce12" office:value-type="float" office:value="3.00192405793775" calcext:value-type="float">
            <text:p><text:s/>3,0 </text:p>
          </table:table-cell>
          <table:table-cell table:style-name="ce12" office:value-type="float" office:value="20.5783794921327" calcext:value-type="float">
            <text:p><text:s/>20,6 </text:p>
          </table:table-cell>
          <table:table-cell table:style-name="ce12" office:value-type="float" office:value="15.9189842559657" calcext:value-type="float">
            <text:p><text:s/>15,9 </text:p>
          </table:table-cell>
          <table:table-cell table:style-name="ce12" office:value-type="float" office:value="18.7667040000265" calcext:value-type="float">
            <text:p><text:s/>18,8 </text:p>
          </table:table-cell>
          <table:table-cell table:style-name="ce12" office:value-type="float" office:value="15.6923610900188" calcext:value-type="float">
            <text:p><text:s/>15,7 </text:p>
          </table:table-cell>
          <table:table-cell table:style-name="ce12" office:value-type="float" office:value="33.8365393596259" calcext:value-type="float">
            <text:p><text:s/>33,8 </text:p>
          </table:table-cell>
          <table:table-cell table:style-name="ce12" office:value-type="float" office:value="13.6185647811962" calcext:value-type="float">
            <text:p><text:s/>13,6 </text:p>
          </table:table-cell>
          <table:table-cell table:style-name="ce12" office:value-type="float" office:value="26.8183771482148" calcext:value-type="float">
            <text:p><text:s/>26,8 </text:p>
          </table:table-cell>
          <table:table-cell table:style-name="ce12" office:value-type="float" office:value="13.5917995468968" calcext:value-type="float">
            <text:p><text:s/>13,6 </text:p>
          </table:table-cell>
          <table:table-cell table:style-name="ce12" office:value-type="float" office:value="4.93691407577446" calcext:value-type="float">
            <text:p><text:s/>4,9 </text:p>
          </table:table-cell>
          <table:table-cell table:style-name="ce12" office:value-type="float" office:value="7.65856394273522" calcext:value-type="float">
            <text:p><text:s/>7,7 </text:p>
          </table:table-cell>
          <table:table-cell table:style-name="ce12" office:value-type="float" office:value="10.4973714785476" calcext:value-type="float">
            <text:p><text:s/>10,5 </text:p>
          </table:table-cell>
          <table:table-cell table:style-name="ce12" office:value-type="float" office:value="5.10816470438127" calcext:value-type="float">
            <text:p><text:s/>5,1 </text:p>
          </table:table-cell>
          <table:table-cell table:style-name="ce12" office:value-type="float" office:value="65.2498796729677" calcext:value-type="float">
            <text:p><text:s/>65,2 </text:p>
          </table:table-cell>
          <table:table-cell table:style-name="ce12" office:value-type="float" office:value="1.28420921476086" calcext:value-type="float">
            <text:p><text:s/>1,3 </text:p>
          </table:table-cell>
          <table:table-cell table:style-name="ce12" office:value-type="float" office:value="19.3158347727102" calcext:value-type="float">
            <text:p><text:s/>19,3 </text:p>
          </table:table-cell>
          <table:table-cell table:style-name="ce12" office:value-type="float" office:value="3.61715492880773" calcext:value-type="float">
            <text:p><text:s/>3,6 </text:p>
          </table:table-cell>
          <table:table-cell table:style-name="ce12" office:value-type="float" office:value="1.56798864701909" calcext:value-type="float">
            <text:p><text:s/>1,6 </text:p>
          </table:table-cell>
          <table:table-cell table:style-name="ce12" office:value-type="float" office:value="9.3061868446915" calcext:value-type="float">
            <text:p><text:s/>9,3 </text:p>
          </table:table-cell>
          <table:table-cell table:style-name="ce12" office:value-type="float" office:value="7.46632528016491" calcext:value-type="float">
            <text:p><text:s/>7,5 </text:p>
          </table:table-cell>
          <table:table-cell table:style-name="ce12" office:value-type="float" office:value="4.86748557144583" calcext:value-type="float">
            <text:p><text:s/>4,9 </text:p>
          </table:table-cell>
          <table:table-cell table:style-name="ce12" office:value-type="float" office:value="75.5259148656688" calcext:value-type="float">
            <text:p><text:s/>75,5 </text:p>
          </table:table-cell>
          <table:table-cell table:style-name="ce12" office:value-type="float" office:value="0.913024493442235" calcext:value-type="float">
            <text:p><text:s/>0,9 </text:p>
          </table:table-cell>
          <table:table-cell table:style-name="ce12" office:value-type="float" office:value="15.4397712071471" calcext:value-type="float">
            <text:p><text:s/>15,4 </text:p>
          </table:table-cell>
          <table:table-cell table:style-name="ce12" office:value-type="float" office:value="4.33058902629316" calcext:value-type="float">
            <text:p><text:s/>4,3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Cônjuge</text:p>
          </table:table-cell>
          <table:table-cell table:style-name="ce12" office:value-type="float" office:value="4.46765778622205" calcext:value-type="float">
            <text:p><text:s/>4,5 </text:p>
          </table:table-cell>
          <table:table-cell table:style-name="ce12" office:value-type="float" office:value="4.43800761678921" calcext:value-type="float">
            <text:p><text:s/>4,4 </text:p>
          </table:table-cell>
          <table:table-cell table:style-name="ce12" office:value-type="float" office:value="6.08642221097097" calcext:value-type="float">
            <text:p><text:s/>6,1 </text:p>
          </table:table-cell>
          <table:table-cell table:style-name="ce12" office:value-type="float" office:value="4.04623743476434" calcext:value-type="float">
            <text:p><text:s/>4,0 </text:p>
          </table:table-cell>
          <table:table-cell table:style-name="ce12" office:value-type="float" office:value="50.1233628155432" calcext:value-type="float">
            <text:p><text:s/>50,1 </text:p>
          </table:table-cell>
          <table:table-cell table:style-name="ce12" office:value-type="float" office:value="1.1265465720897" calcext:value-type="float">
            <text:p><text:s/>1,1 </text:p>
          </table:table-cell>
          <table:table-cell table:style-name="ce12" office:value-type="float" office:value="39.3225571872637" calcext:value-type="float">
            <text:p><text:s/>39,3 </text:p>
          </table:table-cell>
          <table:table-cell table:style-name="ce12" office:value-type="float" office:value="1.38521926642918" calcext:value-type="float">
            <text:p><text:s/>1,4 </text:p>
          </table:table-cell>
          <table:table-cell table:style-name="ce12" office:value-type="float" office:value="29.506046967495" calcext:value-type="float">
            <text:p><text:s/>29,5 </text:p>
          </table:table-cell>
          <table:table-cell table:style-name="ce12" office:value-type="float" office:value="8.78053985789023" calcext:value-type="float">
            <text:p><text:s/>8,8 </text:p>
          </table:table-cell>
          <table:table-cell table:style-name="ce12" office:value-type="float" office:value="6.03962710918395" calcext:value-type="float">
            <text:p><text:s/>6,0 </text:p>
          </table:table-cell>
          <table:table-cell table:style-name="ce12" office:value-type="float" office:value="21.3511782291077" calcext:value-type="float">
            <text:p><text:s/>21,4 </text:p>
          </table:table-cell>
          <table:table-cell table:style-name="ce12" office:value-type="float" office:value="12.6652798763438" calcext:value-type="float">
            <text:p><text:s/>12,7 </text:p>
          </table:table-cell>
          <table:table-cell table:style-name="ce12" office:value-type="float" office:value="14.0028430345016" calcext:value-type="float">
            <text:p><text:s/>14,0 </text:p>
          </table:table-cell>
          <table:table-cell table:style-name="ce12" office:value-type="float" office:value="51.7890460469772" calcext:value-type="float">
            <text:p><text:s/>51,8 </text:p>
          </table:table-cell>
          <table:table-cell table:style-name="ce12" office:value-type="float" office:value="5.20555434784266" calcext:value-type="float">
            <text:p><text:s/>5,2 </text:p>
          </table:table-cell>
          <table:table-cell table:style-name="ce12" office:value-type="float" office:value="5.58992544825807" calcext:value-type="float">
            <text:p><text:s/>5,6 </text:p>
          </table:table-cell>
          <table:table-cell table:style-name="ce12" office:value-type="float" office:value="6.36048350609078" calcext:value-type="float">
            <text:p><text:s/>6,4 </text:p>
          </table:table-cell>
          <table:table-cell table:style-name="ce12" office:value-type="float" office:value="6.37565156453465" calcext:value-type="float">
            <text:p><text:s/>6,4 </text:p>
          </table:table-cell>
          <table:table-cell table:style-name="ce12" office:value-type="float" office:value="6.09396323631692" calcext:value-type="float">
            <text:p><text:s/>6,1 </text:p>
          </table:table-cell>
          <table:table-cell table:style-name="ce12" office:value-type="float" office:value="43.2421326517613" calcext:value-type="float">
            <text:p><text:s/>43,2 </text:p>
          </table:table-cell>
          <table:table-cell table:style-name="ce12" office:value-type="float" office:value="2.01372820041282" calcext:value-type="float">
            <text:p><text:s/>2,0 </text:p>
          </table:table-cell>
          <table:table-cell table:style-name="ce12" office:value-type="float" office:value="44.792290335446" calcext:value-type="float">
            <text:p><text:s/>44,8 </text:p>
          </table:table-cell>
          <table:table-cell table:style-name="ce12" office:value-type="float" office:value="1.88514773910252" calcext:value-type="float">
            <text:p><text:s/>1,9 </text:p>
          </table:table-cell>
          <table:table-cell table:style-name="ce12" office:value-type="float" office:value="2.68944444783804" calcext:value-type="float">
            <text:p><text:s/>2,7 </text:p>
          </table:table-cell>
          <table:table-cell table:style-name="ce12" office:value-type="float" office:value="7.39957107058419" calcext:value-type="float">
            <text:p><text:s/>7,4 </text:p>
          </table:table-cell>
          <table:table-cell table:style-name="ce12" office:value-type="float" office:value="5.90999924604292" calcext:value-type="float">
            <text:p><text:s/>5,9 </text:p>
          </table:table-cell>
          <table:table-cell table:style-name="ce12" office:value-type="float" office:value="5.38520322619366" calcext:value-type="float">
            <text:p><text:s/>5,4 </text:p>
          </table:table-cell>
          <table:table-cell table:style-name="ce12" office:value-type="float" office:value="55.993387147675" calcext:value-type="float">
            <text:p><text:s/>56,0 </text:p>
          </table:table-cell>
          <table:table-cell table:style-name="ce12" office:value-type="float" office:value="1.26221493958004" calcext:value-type="float">
            <text:p><text:s/>1,3 </text:p>
          </table:table-cell>
          <table:table-cell table:style-name="ce12" office:value-type="float" office:value="35.407169158444" calcext:value-type="float">
            <text:p><text:s/>35,4 </text:p>
          </table:table-cell>
          <table:table-cell table:style-name="ce12" office:value-type="float" office:value="1.93097476495216" calcext:value-type="float">
            <text:p><text:s/>1,9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Filho</text:p>
          </table:table-cell>
          <table:table-cell table:style-name="ce12" office:value-type="float" office:value="33.3086731082824" calcext:value-type="float">
            <text:p><text:s/>33,3 </text:p>
          </table:table-cell>
          <table:table-cell table:style-name="ce12" office:value-type="float" office:value="0.833814250055722" calcext:value-type="float">
            <text:p><text:s/>0,8 </text:p>
          </table:table-cell>
          <table:table-cell table:style-name="ce12" office:value-type="float" office:value="15.3774131744522" calcext:value-type="float">
            <text:p><text:s/>15,4 </text:p>
          </table:table-cell>
          <table:table-cell table:style-name="ce12" office:value-type="float" office:value="1.38302261546446" calcext:value-type="float">
            <text:p><text:s/>1,4 </text:p>
          </table:table-cell>
          <table:table-cell table:style-name="ce12" office:value-type="float" office:value="33.4968015695445" calcext:value-type="float">
            <text:p><text:s/>33,5 </text:p>
          </table:table-cell>
          <table:table-cell table:style-name="ce12" office:value-type="float" office:value="0.875532270006258" calcext:value-type="float">
            <text:p><text:s/>0,9 </text:p>
          </table:table-cell>
          <table:table-cell table:style-name="ce12" office:value-type="float" office:value="17.8171121477209" calcext:value-type="float">
            <text:p><text:s/>17,8 </text:p>
          </table:table-cell>
          <table:table-cell table:style-name="ce12" office:value-type="float" office:value="1.31377466498413" calcext:value-type="float">
            <text:p><text:s/>1,3 </text:p>
          </table:table-cell>
          <table:table-cell table:style-name="ce12" office:value-type="float" office:value="71.5848380104082" calcext:value-type="float">
            <text:p><text:s/>71,6 </text:p>
          </table:table-cell>
          <table:table-cell table:style-name="ce12" office:value-type="float" office:value="0.633798914552947" calcext:value-type="float">
            <text:p><text:s/>0,6 </text:p>
          </table:table-cell>
          <table:table-cell table:style-name="ce12" office:value-type="float" office:value="15.2164675752832" calcext:value-type="float">
            <text:p><text:s/>15,2 </text:p>
          </table:table-cell>
          <table:table-cell table:style-name="ce12" office:value-type="float" office:value="2.31859991724585" calcext:value-type="float">
            <text:p><text:s/>2,3 </text:p>
          </table:table-cell>
          <table:table-cell table:style-name="ce12" office:value-type="float" office:value="4.8899952790768" calcext:value-type="float">
            <text:p><text:s/>4,9 </text:p>
          </table:table-cell>
          <table:table-cell table:style-name="ce12" office:value-type="float" office:value="5.24227944278016" calcext:value-type="float">
            <text:p><text:s/>5,2 </text:p>
          </table:table-cell>
          <table:table-cell table:style-name="ce12" office:value-type="float" office:value="8.30869913523183" calcext:value-type="float">
            <text:p><text:s/>8,3 </text:p>
          </table:table-cell>
          <table:table-cell table:style-name="ce12" office:value-type="float" office:value="3.34340200845719" calcext:value-type="float">
            <text:p><text:s/>3,3 </text:p>
          </table:table-cell>
          <table:table-cell table:style-name="ce12" office:value-type="float" office:value="21.1102008886239" calcext:value-type="float">
            <text:p><text:s/>21,1 </text:p>
          </table:table-cell>
          <table:table-cell table:style-name="ce12" office:value-type="float" office:value="1.61900388377605" calcext:value-type="float">
            <text:p><text:s/>1,6 </text:p>
          </table:table-cell>
          <table:table-cell table:style-name="ce12" office:value-type="float" office:value="17.4059623922513" calcext:value-type="float">
            <text:p><text:s/>17,4 </text:p>
          </table:table-cell>
          <table:table-cell table:style-name="ce12" office:value-type="float" office:value="1.84426445556184" calcext:value-type="float">
            <text:p><text:s/>1,8 </text:p>
          </table:table-cell>
          <table:table-cell table:style-name="ce12" office:value-type="float" office:value="39.5984789168887" calcext:value-type="float">
            <text:p><text:s/>39,6 </text:p>
          </table:table-cell>
          <table:table-cell table:style-name="ce12" office:value-type="float" office:value="1.04692081434716" calcext:value-type="float">
            <text:p><text:s/>1,0 </text:p>
          </table:table-cell>
          <table:table-cell table:style-name="ce12" office:value-type="float" office:value="21.8853578022362" calcext:value-type="float">
            <text:p><text:s/>21,9 </text:p>
          </table:table-cell>
          <table:table-cell table:style-name="ce12" office:value-type="float" office:value="1.60657281917035" calcext:value-type="float">
            <text:p><text:s/>1,6 </text:p>
          </table:table-cell>
          <table:table-cell table:style-name="ce12" office:value-type="float" office:value="5.12939223518141" calcext:value-type="float">
            <text:p><text:s/>5,1 </text:p>
          </table:table-cell>
          <table:table-cell table:style-name="ce12" office:value-type="float" office:value="5.31629258860884" calcext:value-type="float">
            <text:p><text:s/>5,3 </text:p>
          </table:table-cell>
          <table:table-cell table:style-name="ce12" office:value-type="float" office:value="10.5328718363995" calcext:value-type="float">
            <text:p><text:s/>10,5 </text:p>
          </table:table-cell>
          <table:table-cell table:style-name="ce12" office:value-type="float" office:value="3.81855386974021" calcext:value-type="float">
            <text:p><text:s/>3,8 </text:p>
          </table:table-cell>
          <table:table-cell table:style-name="ce12" office:value-type="float" office:value="62.1257536994589" calcext:value-type="float">
            <text:p><text:s/>62,1 </text:p>
          </table:table-cell>
          <table:table-cell table:style-name="ce12" office:value-type="float" office:value="0.99812131677218" calcext:value-type="float">
            <text:p><text:s/>1,0 </text:p>
          </table:table-cell>
          <table:table-cell table:style-name="ce12" office:value-type="float" office:value="22.2119822289602" calcext:value-type="float">
            <text:p><text:s/>22,2 </text:p>
          </table:table-cell>
          <table:table-cell table:style-name="ce12" office:value-type="float" office:value="2.33916389898246" calcext:value-type="float">
            <text:p><text:s/>2,3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Outro parente ou agregado</text:p>
          </table:table-cell>
          <table:table-cell table:style-name="ce12" office:value-type="float" office:value="29.2809193280714" calcext:value-type="float">
            <text:p><text:s/>29,3 </text:p>
          </table:table-cell>
          <table:table-cell table:style-name="ce12" office:value-type="float" office:value="1.69589075273418" calcext:value-type="float">
            <text:p><text:s/>1,7 </text:p>
          </table:table-cell>
          <table:table-cell table:style-name="ce12" office:value-type="float" office:value="12.5412539904878" calcext:value-type="float">
            <text:p><text:s/>12,5 </text:p>
          </table:table-cell>
          <table:table-cell table:style-name="ce12" office:value-type="float" office:value="2.82455600112927" calcext:value-type="float">
            <text:p><text:s/>2,8 </text:p>
          </table:table-cell>
          <table:table-cell table:style-name="ce12" office:value-type="float" office:value="36.9834462863118" calcext:value-type="float">
            <text:p><text:s/>37,0 </text:p>
          </table:table-cell>
          <table:table-cell table:style-name="ce12" office:value-type="float" office:value="1.46741818610186" calcext:value-type="float">
            <text:p><text:s/>1,5 </text:p>
          </table:table-cell>
          <table:table-cell table:style-name="ce12" office:value-type="float" office:value="21.194380395129" calcext:value-type="float">
            <text:p><text:s/>21,2 </text:p>
          </table:table-cell>
          <table:table-cell table:style-name="ce12" office:value-type="float" office:value="1.96393252972971" calcext:value-type="float">
            <text:p><text:s/>2,0 </text:p>
          </table:table-cell>
          <table:table-cell table:style-name="ce12" office:value-type="float" office:value="68.0160462215506" calcext:value-type="float">
            <text:p><text:s/>68,0 </text:p>
          </table:table-cell>
          <table:table-cell table:style-name="ce12" office:value-type="float" office:value="1.27578726986362" calcext:value-type="float">
            <text:p><text:s/>1,3 </text:p>
          </table:table-cell>
          <table:table-cell table:style-name="ce12" office:value-type="float" office:value="13.7024727726425" calcext:value-type="float">
            <text:p><text:s/>13,7 </text:p>
          </table:table-cell>
          <table:table-cell table:style-name="ce12" office:value-type="float" office:value="4.58923277650184" calcext:value-type="float">
            <text:p><text:s/>4,6 </text:p>
          </table:table-cell>
          <table:table-cell table:style-name="ce12" office:value-type="float" office:value="6.83419258781076" calcext:value-type="float">
            <text:p><text:s/>6,8 </text:p>
          </table:table-cell>
          <table:table-cell table:style-name="ce12" office:value-type="float" office:value="7.24415610843846" calcext:value-type="float">
            <text:p><text:s/>7,2 </text:p>
          </table:table-cell>
          <table:table-cell table:style-name="ce12" office:value-type="float" office:value="11.4472884179961" calcext:value-type="float">
            <text:p><text:s/>11,4 </text:p>
          </table:table-cell>
          <table:table-cell table:style-name="ce12" office:value-type="float" office:value="4.92976601961761" calcext:value-type="float">
            <text:p><text:s/>4,9 </text:p>
          </table:table-cell>
          <table:table-cell table:style-name="ce12" office:value-type="float" office:value="17.6607812039942" calcext:value-type="float">
            <text:p><text:s/>17,7 </text:p>
          </table:table-cell>
          <table:table-cell table:style-name="ce12" office:value-type="float" office:value="3.36374760190003" calcext:value-type="float">
            <text:p><text:s/>3,4 </text:p>
          </table:table-cell>
          <table:table-cell table:style-name="ce12" office:value-type="float" office:value="13.7081532159569" calcext:value-type="float">
            <text:p><text:s/>13,7 </text:p>
          </table:table-cell>
          <table:table-cell table:style-name="ce12" office:value-type="float" office:value="3.88801692318345" calcext:value-type="float">
            <text:p><text:s/>3,9 </text:p>
          </table:table-cell>
          <table:table-cell table:style-name="ce12" office:value-type="float" office:value="42.6505782437291" calcext:value-type="float">
            <text:p><text:s/>42,7 </text:p>
          </table:table-cell>
          <table:table-cell table:style-name="ce12" office:value-type="float" office:value="1.76544556889763" calcext:value-type="float">
            <text:p><text:s/>1,8 </text:p>
          </table:table-cell>
          <table:table-cell table:style-name="ce12" office:value-type="float" office:value="25.9804873363197" calcext:value-type="float">
            <text:p><text:s/>26,0 </text:p>
          </table:table-cell>
          <table:table-cell table:style-name="ce12" office:value-type="float" office:value="2.39622070241827" calcext:value-type="float">
            <text:p><text:s/>2,4 </text:p>
          </table:table-cell>
          <table:table-cell table:style-name="ce12" office:value-type="float" office:value="4.323960367789" calcext:value-type="float">
            <text:p><text:s/>4,3 </text:p>
          </table:table-cell>
          <table:table-cell table:style-name="ce12" office:value-type="float" office:value="9.78040129546277" calcext:value-type="float">
            <text:p><text:s/>9,8 </text:p>
          </table:table-cell>
          <table:table-cell table:style-name="ce12" office:value-type="float" office:value="8.17546647739944" calcext:value-type="float">
            <text:p><text:s/>8,2 </text:p>
          </table:table-cell>
          <table:table-cell table:style-name="ce12" office:value-type="float" office:value="7.85471837687151" calcext:value-type="float">
            <text:p><text:s/>7,9 </text:p>
          </table:table-cell>
          <table:table-cell table:style-name="ce12" office:value-type="float" office:value="64.471817525361" calcext:value-type="float">
            <text:p><text:s/>64,5 </text:p>
          </table:table-cell>
          <table:table-cell table:style-name="ce12" office:value-type="float" office:value="1.75371343278518" calcext:value-type="float">
            <text:p><text:s/>1,8 </text:p>
          </table:table-cell>
          <table:table-cell table:style-name="ce12" office:value-type="float" office:value="23.0287556294505" calcext:value-type="float">
            <text:p><text:s/>23,0 </text:p>
          </table:table-cell>
          <table:table-cell table:style-name="ce12" office:value-type="float" office:value="4.18131806663401" calcext:value-type="float">
            <text:p><text:s/>4,2 </text:p>
          </table:table-cell>
          <table:table-cell table:number-columns-repeated="991"/>
        </table:table-row>
        <table:table-row table:style-name="ro2">
          <table:table-cell table:style-name="ce4" table:number-columns-repeated="33"/>
          <table:table-cell table:number-columns-repeated="991"/>
        </table:table-row>
        <table:table-row table:style-name="ro2">
          <table:table-cell table:style-name="ce6" office:value-type="string" calcext:value-type="string">
            <text:p>Fonte: IBGE. Pesquisa Nacional por Amostra de Domicílios Contínua, 2014, consolidado de primeiras entrevistas.</text:p>
          </table:table-cell>
          <table:table-cell table:style-name="ce6" table:number-columns-repeated="32"/>
          <table:table-cell table:number-columns-repeated="991"/>
        </table:table-row>
        <table:table-row table:style-name="ro2">
          <table:table-cell table:style-name="ce7" office:value-type="string" calcext:value-type="string">
            <text:p>Nota: (1) Não são apresentados resultados para amarelos, indígenas e pessoas sem declaração de cor ou raça.</text:p>
          </table:table-cell>
          <table:table-cell table:style-name="ce7" table:number-columns-repeated="32"/>
          <table:table-cell table:style-name="ce13" table:number-columns-repeated="99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3" table:style-name="ta5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number-columns-repeated="224" table:default-cell-style-name="ce8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Tabela 1.17 - Distribuição percentual de jovens de 15 a 29 anos de idade, por tipo de atividade na semana de referência e grupos de idade, com indicação do coeficiente de variação, segundo as características selecionadas - 2013</text:p>
          </table:table-cell>
          <table:covered-table-cell table:number-columns-repeated="32" table:style-name="ce1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" table:number-rows-spanned="5">
            <text:p>Características selecionadas</text:p>
          </table:table-cell>
          <table:table-cell table:style-name="ce9" office:value-type="string" calcext:value-type="string" table:number-columns-spanned="32" table:number-rows-spanned="1">
            <text:p>Jovens de 15 a 29 anos de idade</text:p>
          </table:table-cell>
          <table:covered-table-cell table:number-columns-repeated="31" table:style-name="ce9"/>
          <table:table-cell table:number-columns-repeated="991"/>
        </table:table-row>
        <table:table-row table:style-name="ro2">
          <table:covered-table-cell table:style-name="ce2"/>
          <table:table-cell table:style-name="ce10" office:value-type="string" calcext:value-type="string" table:number-columns-spanned="8" table:number-rows-spanned="2">
            <text:p>Total</text:p>
          </table:table-cell>
          <table:covered-table-cell table:number-columns-repeated="7" table:style-name="ce10"/>
          <table:table-cell table:style-name="ce9" office:value-type="string" calcext:value-type="string" table:number-columns-spanned="24" table:number-rows-spanned="1">
            <text:p>Grupos de idade</text:p>
          </table:table-cell>
          <table:covered-table-cell table:number-columns-repeated="23" table:style-name="ce9"/>
          <table:table-cell table:number-columns-repeated="991"/>
        </table:table-row>
        <table:table-row table:style-name="ro2">
          <table:covered-table-cell table:style-name="ce2"/>
          <table:covered-table-cell table:number-columns-repeated="8" table:style-name="ce10"/>
          <table:table-cell table:style-name="ce10" office:value-type="string" calcext:value-type="string" table:number-columns-spanned="8" table:number-rows-spanned="1">
            <text:p>15 a 17 anos de idade</text:p>
          </table:table-cell>
          <table:covered-table-cell table:number-columns-repeated="7" table:style-name="ce10"/>
          <table:table-cell table:style-name="ce10" office:value-type="string" calcext:value-type="string" table:number-columns-spanned="8" table:number-rows-spanned="1">
            <text:p>18 a 24 anos de idade</text:p>
          </table:table-cell>
          <table:covered-table-cell table:number-columns-repeated="7" table:style-name="ce10"/>
          <table:table-cell table:style-name="ce9" office:value-type="string" calcext:value-type="string" table:number-columns-spanned="8" table:number-rows-spanned="1">
            <text:p>25 a 29 anos de idade</text:p>
          </table:table-cell>
          <table:covered-table-cell table:number-columns-repeated="7" table:style-name="ce9"/>
          <table:table-cell table:number-columns-repeated="991"/>
        </table:table-row>
        <table:table-row table:style-name="ro1">
          <table:covered-table-cell table:style-name="ce2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ão estuda e não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ão estuda e não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ão estuda e não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number-columns-repeated="991"/>
        </table:table-row>
        <table:table-row table:style-name="ro2">
          <table:covered-table-cell table:style-name="ce2"/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Brasil</text:p>
          </table:table-cell>
          <table:table-cell table:style-name="ce11" office:value-type="float" office:value="23.1475931540543" calcext:value-type="float">
            <text:p><text:s/>23,1 </text:p>
          </table:table-cell>
          <table:table-cell table:style-name="ce11" office:value-type="float" office:value="0.798197478973998" calcext:value-type="float">
            <text:p><text:s/>0,8 </text:p>
          </table:table-cell>
          <table:table-cell table:style-name="ce11" office:value-type="float" office:value="12.8399324612065" calcext:value-type="float">
            <text:p><text:s/>12,8 </text:p>
          </table:table-cell>
          <table:table-cell table:style-name="ce11" office:value-type="float" office:value="1.13140940586741" calcext:value-type="float">
            <text:p><text:s/>1,1 </text:p>
          </table:table-cell>
          <table:table-cell table:style-name="ce11" office:value-type="float" office:value="42.6523004716815" calcext:value-type="float">
            <text:p><text:s/>42,7 </text:p>
          </table:table-cell>
          <table:table-cell table:style-name="ce11" office:value-type="float" office:value="0.493239142996914" calcext:value-type="float">
            <text:p><text:s/>0,5 </text:p>
          </table:table-cell>
          <table:table-cell table:style-name="ce11" office:value-type="float" office:value="21.3601739130576" calcext:value-type="float">
            <text:p><text:s/>21,4 </text:p>
          </table:table-cell>
          <table:table-cell table:style-name="ce11" office:value-type="float" office:value="0.785970092824586" calcext:value-type="float">
            <text:p><text:s/>0,8 </text:p>
          </table:table-cell>
          <table:table-cell table:style-name="ce11" office:value-type="float" office:value="68.4367393222085" calcext:value-type="float">
            <text:p><text:s/>68,4 </text:p>
          </table:table-cell>
          <table:table-cell table:style-name="ce11" office:value-type="float" office:value="0.585755202741253" calcext:value-type="float">
            <text:p><text:s/>0,6 </text:p>
          </table:table-cell>
          <table:table-cell table:style-name="ce11" office:value-type="float" office:value="16.2018807212909" calcext:value-type="float">
            <text:p><text:s/>16,2 </text:p>
          </table:table-cell>
          <table:table-cell table:style-name="ce11" office:value-type="float" office:value="1.97783845059896" calcext:value-type="float">
            <text:p><text:s/>2,0 </text:p>
          </table:table-cell>
          <table:table-cell table:style-name="ce11" office:value-type="float" office:value="5.58580413038974" calcext:value-type="float">
            <text:p><text:s/>5,6 </text:p>
          </table:table-cell>
          <table:table-cell table:style-name="ce11" office:value-type="float" office:value="3.42891921998824" calcext:value-type="float">
            <text:p><text:s/>3,4 </text:p>
          </table:table-cell>
          <table:table-cell table:style-name="ce11" office:value-type="float" office:value="9.77557582611091" calcext:value-type="float">
            <text:p><text:s/>9,8 </text:p>
          </table:table-cell>
          <table:table-cell table:style-name="ce11" office:value-type="float" office:value="2.61228725188057" calcext:value-type="float">
            <text:p><text:s/>2,6 </text:p>
          </table:table-cell>
          <table:table-cell table:style-name="ce11" office:value-type="float" office:value="15.7732658620556" calcext:value-type="float">
            <text:p><text:s/>15,8 </text:p>
          </table:table-cell>
          <table:table-cell table:style-name="ce11" office:value-type="float" office:value="1.47633497580089" calcext:value-type="float">
            <text:p><text:s/>1,5 </text:p>
          </table:table-cell>
          <table:table-cell table:style-name="ce11" office:value-type="float" office:value="14.7408887080608" calcext:value-type="float">
            <text:p><text:s/>14,7 </text:p>
          </table:table-cell>
          <table:table-cell table:style-name="ce11" office:value-type="float" office:value="1.5051908189566" calcext:value-type="float">
            <text:p><text:s/>1,5 </text:p>
          </table:table-cell>
          <table:table-cell table:style-name="ce11" office:value-type="float" office:value="44.0275291924946" calcext:value-type="float">
            <text:p><text:s/>44,0 </text:p>
          </table:table-cell>
          <table:table-cell table:style-name="ce11" office:value-type="float" office:value="0.695442438338146" calcext:value-type="float">
            <text:p><text:s/>0,7 </text:p>
          </table:table-cell>
          <table:table-cell table:style-name="ce11" office:value-type="float" office:value="25.458316237389" calcext:value-type="float">
            <text:p><text:s/>25,5 </text:p>
          </table:table-cell>
          <table:table-cell table:style-name="ce11" office:value-type="float" office:value="1.02119625478579" calcext:value-type="float">
            <text:p><text:s/>1,0 </text:p>
          </table:table-cell>
          <table:table-cell table:style-name="ce11" office:value-type="float" office:value="3.54723403720893" calcext:value-type="float">
            <text:p><text:s/>3,5 </text:p>
          </table:table-cell>
          <table:table-cell table:style-name="ce11" office:value-type="float" office:value="3.60050423778554" calcext:value-type="float">
            <text:p><text:s/>3,6 </text:p>
          </table:table-cell>
          <table:table-cell table:style-name="ce11" office:value-type="float" office:value="7.89946162498721" calcext:value-type="float">
            <text:p><text:s/>7,9 </text:p>
          </table:table-cell>
          <table:table-cell table:style-name="ce11" office:value-type="float" office:value="2.57812889997878" calcext:value-type="float">
            <text:p><text:s/>2,6 </text:p>
          </table:table-cell>
          <table:table-cell table:style-name="ce11" office:value-type="float" office:value="65.3282793822668" calcext:value-type="float">
            <text:p><text:s/>65,3 </text:p>
          </table:table-cell>
          <table:table-cell table:style-name="ce11" office:value-type="float" office:value="0.503676072956348" calcext:value-type="float">
            <text:p><text:s/>0,5 </text:p>
          </table:table-cell>
          <table:table-cell table:style-name="ce11" office:value-type="float" office:value="23.2250249555371" calcext:value-type="float">
            <text:p><text:s/>23,2 </text:p>
          </table:table-cell>
          <table:table-cell table:style-name="ce11" office:value-type="float" office:value="1.22959990098103" calcext:value-type="float">
            <text:p><text:s/>1,2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te</text:p>
          </table:table-cell>
          <table:table-cell table:style-name="ce12" office:value-type="float" office:value="26.6903633305892" calcext:value-type="float">
            <text:p><text:s/>26,7 </text:p>
          </table:table-cell>
          <table:table-cell table:style-name="ce12" office:value-type="float" office:value="1.76293519202378" calcext:value-type="float">
            <text:p><text:s/>1,8 </text:p>
          </table:table-cell>
          <table:table-cell table:style-name="ce12" office:value-type="float" office:value="12.5046087006771" calcext:value-type="float">
            <text:p><text:s/>12,5 </text:p>
          </table:table-cell>
          <table:table-cell table:style-name="ce12" office:value-type="float" office:value="2.7441017415904" calcext:value-type="float">
            <text:p><text:s/>2,7 </text:p>
          </table:table-cell>
          <table:table-cell table:style-name="ce12" office:value-type="float" office:value="37.1701958573812" calcext:value-type="float">
            <text:p><text:s/>37,2 </text:p>
          </table:table-cell>
          <table:table-cell table:style-name="ce12" office:value-type="float" office:value="1.28083684004322" calcext:value-type="float">
            <text:p><text:s/>1,3 </text:p>
          </table:table-cell>
          <table:table-cell table:style-name="ce12" office:value-type="float" office:value="23.6348321113525" calcext:value-type="float">
            <text:p><text:s/>23,6 </text:p>
          </table:table-cell>
          <table:table-cell table:style-name="ce12" office:value-type="float" office:value="1.76572717541668" calcext:value-type="float">
            <text:p><text:s/>1,8 </text:p>
          </table:table-cell>
          <table:table-cell table:style-name="ce12" office:value-type="float" office:value="69.9627944516069" calcext:value-type="float">
            <text:p><text:s/>70,0 </text:p>
          </table:table-cell>
          <table:table-cell table:style-name="ce12" office:value-type="float" office:value="1.33696160004028" calcext:value-type="float">
            <text:p><text:s/>1,3 </text:p>
          </table:table-cell>
          <table:table-cell table:style-name="ce12" office:value-type="float" office:value="15.6642878346701" calcext:value-type="float">
            <text:p><text:s/>15,7 </text:p>
          </table:table-cell>
          <table:table-cell table:style-name="ce12" office:value-type="float" office:value="4.77997371435856" calcext:value-type="float">
            <text:p><text:s/>4,8 </text:p>
          </table:table-cell>
          <table:table-cell table:style-name="ce12" office:value-type="float" office:value="5.18449818954677" calcext:value-type="float">
            <text:p><text:s/>5,2 </text:p>
          </table:table-cell>
          <table:table-cell table:style-name="ce12" office:value-type="float" office:value="8.02570715601175" calcext:value-type="float">
            <text:p><text:s/>8,0 </text:p>
          </table:table-cell>
          <table:table-cell table:style-name="ce12" office:value-type="float" office:value="9.18841952417622" calcext:value-type="float">
            <text:p><text:s/>9,2 </text:p>
          </table:table-cell>
          <table:table-cell table:style-name="ce12" office:value-type="float" office:value="6.04389213563263" calcext:value-type="float">
            <text:p><text:s/>6,0 </text:p>
          </table:table-cell>
          <table:table-cell table:style-name="ce12" office:value-type="float" office:value="19.5143605398959" calcext:value-type="float">
            <text:p><text:s/>19,5 </text:p>
          </table:table-cell>
          <table:table-cell table:style-name="ce12" office:value-type="float" office:value="2.98064885532906" calcext:value-type="float">
            <text:p><text:s/>3,0 </text:p>
          </table:table-cell>
          <table:table-cell table:style-name="ce12" office:value-type="float" office:value="13.4347481699394" calcext:value-type="float">
            <text:p><text:s/>13,4 </text:p>
          </table:table-cell>
          <table:table-cell table:style-name="ce12" office:value-type="float" office:value="3.72137588824321" calcext:value-type="float">
            <text:p><text:s/>3,7 </text:p>
          </table:table-cell>
          <table:table-cell table:style-name="ce12" office:value-type="float" office:value="38.2009082278729" calcext:value-type="float">
            <text:p><text:s/>38,2 </text:p>
          </table:table-cell>
          <table:table-cell table:style-name="ce12" office:value-type="float" office:value="1.79502497881147" calcext:value-type="float">
            <text:p><text:s/>1,8 </text:p>
          </table:table-cell>
          <table:table-cell table:style-name="ce12" office:value-type="float" office:value="28.8499830622918" calcext:value-type="float">
            <text:p><text:s/>28,8 </text:p>
          </table:table-cell>
          <table:table-cell table:style-name="ce12" office:value-type="float" office:value="2.31355690689474" calcext:value-type="float">
            <text:p><text:s/>2,3 </text:p>
          </table:table-cell>
          <table:table-cell table:style-name="ce12" office:value-type="float" office:value="4.45932167470313" calcext:value-type="float">
            <text:p><text:s/>4,5 </text:p>
          </table:table-cell>
          <table:table-cell table:style-name="ce12" office:value-type="float" office:value="7.22168091677667" calcext:value-type="float">
            <text:p><text:s/>7,2 </text:p>
          </table:table-cell>
          <table:table-cell table:style-name="ce12" office:value-type="float" office:value="8.68793163013338" calcext:value-type="float">
            <text:p><text:s/>8,7 </text:p>
          </table:table-cell>
          <table:table-cell table:style-name="ce12" office:value-type="float" office:value="5.24917754463819" calcext:value-type="float">
            <text:p><text:s/>5,2 </text:p>
          </table:table-cell>
          <table:table-cell table:style-name="ce12" office:value-type="float" office:value="60.0490177838856" calcext:value-type="float">
            <text:p><text:s/>60,0 </text:p>
          </table:table-cell>
          <table:table-cell table:style-name="ce12" office:value-type="float" office:value="1.30703553499304" calcext:value-type="float">
            <text:p><text:s/>1,3 </text:p>
          </table:table-cell>
          <table:table-cell table:style-name="ce12" office:value-type="float" office:value="26.8037289112778" calcext:value-type="float">
            <text:p><text:s/>26,8 </text:p>
          </table:table-cell>
          <table:table-cell table:style-name="ce12" office:value-type="float" office:value="2.72191435116614" calcext:value-type="float">
            <text:p><text:s/>2,7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deste</text:p>
          </table:table-cell>
          <table:table-cell table:style-name="ce12" office:value-type="float" office:value="25.4985909254368" calcext:value-type="float">
            <text:p><text:s/>25,5 </text:p>
          </table:table-cell>
          <table:table-cell table:style-name="ce12" office:value-type="float" office:value="1.1945930259286" calcext:value-type="float">
            <text:p><text:s/>1,2 </text:p>
          </table:table-cell>
          <table:table-cell table:style-name="ce12" office:value-type="float" office:value="11.1013074811153" calcext:value-type="float">
            <text:p><text:s/>11,1 </text:p>
          </table:table-cell>
          <table:table-cell table:style-name="ce12" office:value-type="float" office:value="1.95682203948152" calcext:value-type="float">
            <text:p><text:s/>2,0 </text:p>
          </table:table-cell>
          <table:table-cell table:style-name="ce12" office:value-type="float" office:value="36.5652236305597" calcext:value-type="float">
            <text:p><text:s/>36,6 </text:p>
          </table:table-cell>
          <table:table-cell table:style-name="ce12" office:value-type="float" office:value="0.886090267352923" calcext:value-type="float">
            <text:p><text:s/>0,9 </text:p>
          </table:table-cell>
          <table:table-cell table:style-name="ce12" office:value-type="float" office:value="26.8348779628884" calcext:value-type="float">
            <text:p><text:s/>26,8 </text:p>
          </table:table-cell>
          <table:table-cell table:style-name="ce12" office:value-type="float" office:value="1.04207651355893" calcext:value-type="float">
            <text:p><text:s/>1,0 </text:p>
          </table:table-cell>
          <table:table-cell table:style-name="ce12" office:value-type="float" office:value="70.2075436858124" calcext:value-type="float">
            <text:p><text:s/>70,2 </text:p>
          </table:table-cell>
          <table:table-cell table:style-name="ce12" office:value-type="float" office:value="0.837888578525807" calcext:value-type="float">
            <text:p><text:s/>0,8 </text:p>
          </table:table-cell>
          <table:table-cell table:style-name="ce12" office:value-type="float" office:value="14.1133664451548" calcext:value-type="float">
            <text:p><text:s/>14,1 </text:p>
          </table:table-cell>
          <table:table-cell table:style-name="ce12" office:value-type="float" office:value="3.21392394516479" calcext:value-type="float">
            <text:p><text:s/>3,2 </text:p>
          </table:table-cell>
          <table:table-cell table:style-name="ce12" office:value-type="float" office:value="4.46373760663097" calcext:value-type="float">
            <text:p><text:s/>4,5 </text:p>
          </table:table-cell>
          <table:table-cell table:style-name="ce12" office:value-type="float" office:value="5.55209894260359" calcext:value-type="float">
            <text:p><text:s/>5,6 </text:p>
          </table:table-cell>
          <table:table-cell table:style-name="ce12" office:value-type="float" office:value="11.2153522624017" calcext:value-type="float">
            <text:p><text:s/>11,2 </text:p>
          </table:table-cell>
          <table:table-cell table:style-name="ce12" office:value-type="float" office:value="3.52061022329175" calcext:value-type="float">
            <text:p><text:s/>3,5 </text:p>
          </table:table-cell>
          <table:table-cell table:style-name="ce12" office:value-type="float" office:value="18.2584177014802" calcext:value-type="float">
            <text:p><text:s/>18,3 </text:p>
          </table:table-cell>
          <table:table-cell table:style-name="ce12" office:value-type="float" office:value="2.09284999109211" calcext:value-type="float">
            <text:p><text:s/>2,1 </text:p>
          </table:table-cell>
          <table:table-cell table:style-name="ce12" office:value-type="float" office:value="12.2186594688416" calcext:value-type="float">
            <text:p><text:s/>12,2 </text:p>
          </table:table-cell>
          <table:table-cell table:style-name="ce12" office:value-type="float" office:value="2.65908711068569" calcext:value-type="float">
            <text:p><text:s/>2,7 </text:p>
          </table:table-cell>
          <table:table-cell table:style-name="ce12" office:value-type="float" office:value="37.5861643559095" calcext:value-type="float">
            <text:p><text:s/>37,6 </text:p>
          </table:table-cell>
          <table:table-cell table:style-name="ce12" office:value-type="float" office:value="1.22543106597263" calcext:value-type="float">
            <text:p><text:s/>1,2 </text:p>
          </table:table-cell>
          <table:table-cell table:style-name="ce12" office:value-type="float" office:value="31.9367584737686" calcext:value-type="float">
            <text:p><text:s/>31,9 </text:p>
          </table:table-cell>
          <table:table-cell table:style-name="ce12" office:value-type="float" office:value="1.31911356099771" calcext:value-type="float">
            <text:p><text:s/>1,3 </text:p>
          </table:table-cell>
          <table:table-cell table:style-name="ce12" office:value-type="float" office:value="4.43972774687567" calcext:value-type="float">
            <text:p><text:s/>4,4 </text:p>
          </table:table-cell>
          <table:table-cell table:style-name="ce12" office:value-type="float" office:value="5.48138146270801" calcext:value-type="float">
            <text:p><text:s/>5,5 </text:p>
          </table:table-cell>
          <table:table-cell table:style-name="ce12" office:value-type="float" office:value="7.31752505797457" calcext:value-type="float">
            <text:p><text:s/>7,3 </text:p>
          </table:table-cell>
          <table:table-cell table:style-name="ce12" office:value-type="float" office:value="4.44366836353407" calcext:value-type="float">
            <text:p><text:s/>4,4 </text:p>
          </table:table-cell>
          <table:table-cell table:style-name="ce12" office:value-type="float" office:value="57.8410697268777" calcext:value-type="float">
            <text:p><text:s/>57,8 </text:p>
          </table:table-cell>
          <table:table-cell table:style-name="ce12" office:value-type="float" office:value="0.942163646289124" calcext:value-type="float">
            <text:p><text:s/>0,9 </text:p>
          </table:table-cell>
          <table:table-cell table:style-name="ce12" office:value-type="float" office:value="30.401677468272" calcext:value-type="float">
            <text:p><text:s/>30,4 </text:p>
          </table:table-cell>
          <table:table-cell table:style-name="ce12" office:value-type="float" office:value="1.61054611271031" calcext:value-type="float">
            <text:p><text:s/>1,6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deste</text:p>
          </table:table-cell>
          <table:table-cell table:style-name="ce12" office:value-type="float" office:value="22.1515783538917" calcext:value-type="float">
            <text:p><text:s/>22,2 </text:p>
          </table:table-cell>
          <table:table-cell table:style-name="ce12" office:value-type="float" office:value="1.57844329671433" calcext:value-type="float">
            <text:p><text:s/>1,6 </text:p>
          </table:table-cell>
          <table:table-cell table:style-name="ce12" office:value-type="float" office:value="12.4390809197972" calcext:value-type="float">
            <text:p><text:s/>12,4 </text:p>
          </table:table-cell>
          <table:table-cell table:style-name="ce12" office:value-type="float" office:value="2.26042558375913" calcext:value-type="float">
            <text:p><text:s/>2,3 </text:p>
          </table:table-cell>
          <table:table-cell table:style-name="ce12" office:value-type="float" office:value="45.8894549278987" calcext:value-type="float">
            <text:p><text:s/>45,9 </text:p>
          </table:table-cell>
          <table:table-cell table:style-name="ce12" office:value-type="float" office:value="0.892385644695896" calcext:value-type="float">
            <text:p><text:s/>0,9 </text:p>
          </table:table-cell>
          <table:table-cell table:style-name="ce12" office:value-type="float" office:value="19.5198857984122" calcext:value-type="float">
            <text:p><text:s/>19,5 </text:p>
          </table:table-cell>
          <table:table-cell table:style-name="ce12" office:value-type="float" office:value="1.66365045637357" calcext:value-type="float">
            <text:p><text:s/>1,7 </text:p>
          </table:table-cell>
          <table:table-cell table:style-name="ce12" office:value-type="float" office:value="69.3439246331944" calcext:value-type="float">
            <text:p><text:s/>69,3 </text:p>
          </table:table-cell>
          <table:table-cell table:style-name="ce12" office:value-type="float" office:value="1.14912536931223" calcext:value-type="float">
            <text:p><text:s/>1,1 </text:p>
          </table:table-cell>
          <table:table-cell table:style-name="ce12" office:value-type="float" office:value="15.735700931657" calcext:value-type="float">
            <text:p><text:s/>15,7 </text:p>
          </table:table-cell>
          <table:table-cell table:style-name="ce12" office:value-type="float" office:value="4.05954026238893" calcext:value-type="float">
            <text:p><text:s/>4,1 </text:p>
          </table:table-cell>
          <table:table-cell table:style-name="ce12" office:value-type="float" office:value="5.46313469660556" calcext:value-type="float">
            <text:p><text:s/>5,5 </text:p>
          </table:table-cell>
          <table:table-cell table:style-name="ce12" office:value-type="float" office:value="7.06923828196539" calcext:value-type="float">
            <text:p><text:s/>7,1 </text:p>
          </table:table-cell>
          <table:table-cell table:style-name="ce12" office:value-type="float" office:value="9.45723973854313" calcext:value-type="float">
            <text:p><text:s/>9,5 </text:p>
          </table:table-cell>
          <table:table-cell table:style-name="ce12" office:value-type="float" office:value="5.47869468779665" calcext:value-type="float">
            <text:p><text:s/>5,5 </text:p>
          </table:table-cell>
          <table:table-cell table:style-name="ce12" office:value-type="float" office:value="14.563660537087" calcext:value-type="float">
            <text:p><text:s/>14,6 </text:p>
          </table:table-cell>
          <table:table-cell table:style-name="ce12" office:value-type="float" office:value="3.08577288245471" calcext:value-type="float">
            <text:p><text:s/>3,1 </text:p>
          </table:table-cell>
          <table:table-cell table:style-name="ce12" office:value-type="float" office:value="14.5166600695012" calcext:value-type="float">
            <text:p><text:s/>14,5 </text:p>
          </table:table-cell>
          <table:table-cell table:style-name="ce12" office:value-type="float" office:value="2.99354899559926" calcext:value-type="float">
            <text:p><text:s/>3,0 </text:p>
          </table:table-cell>
          <table:table-cell table:style-name="ce12" office:value-type="float" office:value="47.5634170227724" calcext:value-type="float">
            <text:p><text:s/>47,6 </text:p>
          </table:table-cell>
          <table:table-cell table:style-name="ce12" office:value-type="float" office:value="1.26928357986368" calcext:value-type="float">
            <text:p><text:s/>1,3 </text:p>
          </table:table-cell>
          <table:table-cell table:style-name="ce12" office:value-type="float" office:value="23.3562623706395" calcext:value-type="float">
            <text:p><text:s/>23,4 </text:p>
          </table:table-cell>
          <table:table-cell table:style-name="ce12" office:value-type="float" office:value="2.17124239112512" calcext:value-type="float">
            <text:p><text:s/>2,2 </text:p>
          </table:table-cell>
          <table:table-cell table:style-name="ce12" office:value-type="float" office:value="3.00800664586461" calcext:value-type="float">
            <text:p><text:s/>3,0 </text:p>
          </table:table-cell>
          <table:table-cell table:style-name="ce12" office:value-type="float" office:value="7.54470446341373" calcext:value-type="float">
            <text:p><text:s/>7,5 </text:p>
          </table:table-cell>
          <table:table-cell table:style-name="ce12" office:value-type="float" office:value="7.52944021642393" calcext:value-type="float">
            <text:p><text:s/>7,5 </text:p>
          </table:table-cell>
          <table:table-cell table:style-name="ce12" office:value-type="float" office:value="5.14998672263762" calcext:value-type="float">
            <text:p><text:s/>5,1 </text:p>
          </table:table-cell>
          <table:table-cell table:style-name="ce12" office:value-type="float" office:value="68.8999329419391" calcext:value-type="float">
            <text:p><text:s/>68,9 </text:p>
          </table:table-cell>
          <table:table-cell table:style-name="ce12" office:value-type="float" office:value="0.898912736847437" calcext:value-type="float">
            <text:p><text:s/>0,9 </text:p>
          </table:table-cell>
          <table:table-cell table:style-name="ce12" office:value-type="float" office:value="20.5626201957724" calcext:value-type="float">
            <text:p><text:s/>20,6 </text:p>
          </table:table-cell>
          <table:table-cell table:style-name="ce12" office:value-type="float" office:value="2.58357513392018" calcext:value-type="float">
            <text:p><text:s/>2,6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l</text:p>
          </table:table-cell>
          <table:table-cell table:style-name="ce12" office:value-type="float" office:value="19.530200726895" calcext:value-type="float">
            <text:p><text:s/>19,5 </text:p>
          </table:table-cell>
          <table:table-cell table:style-name="ce12" office:value-type="float" office:value="1.998090385925" calcext:value-type="float">
            <text:p><text:s/>2,0 </text:p>
          </table:table-cell>
          <table:table-cell table:style-name="ce12" office:value-type="float" office:value="16.600961237924" calcext:value-type="float">
            <text:p><text:s/>16,6 </text:p>
          </table:table-cell>
          <table:table-cell table:style-name="ce12" office:value-type="float" office:value="2.03669057799965" calcext:value-type="float">
            <text:p><text:s/>2,0 </text:p>
          </table:table-cell>
          <table:table-cell table:style-name="ce12" office:value-type="float" office:value="48.6331555387025" calcext:value-type="float">
            <text:p><text:s/>48,6 </text:p>
          </table:table-cell>
          <table:table-cell table:style-name="ce12" office:value-type="float" office:value="0.947180310716565" calcext:value-type="float">
            <text:p><text:s/>0,9 </text:p>
          </table:table-cell>
          <table:table-cell table:style-name="ce12" office:value-type="float" office:value="15.2356824964786" calcext:value-type="float">
            <text:p><text:s/>15,2 </text:p>
          </table:table-cell>
          <table:table-cell table:style-name="ce12" office:value-type="float" office:value="2.16401375836255" calcext:value-type="float">
            <text:p><text:s/>2,2 </text:p>
          </table:table-cell>
          <table:table-cell table:style-name="ce12" office:value-type="float" office:value="62.6727153124266" calcext:value-type="float">
            <text:p><text:s/>62,7 </text:p>
          </table:table-cell>
          <table:table-cell table:style-name="ce12" office:value-type="float" office:value="1.52261624920168" calcext:value-type="float">
            <text:p><text:s/>1,5 </text:p>
          </table:table-cell>
          <table:table-cell table:style-name="ce12" office:value-type="float" office:value="20.9975118902021" calcext:value-type="float">
            <text:p><text:s/>21,0 </text:p>
          </table:table-cell>
          <table:table-cell table:style-name="ce12" office:value-type="float" office:value="3.75640627544632" calcext:value-type="float">
            <text:p><text:s/>3,8 </text:p>
          </table:table-cell>
          <table:table-cell table:style-name="ce12" office:value-type="float" office:value="8.2162285751659" calcext:value-type="float">
            <text:p><text:s/>8,2 </text:p>
          </table:table-cell>
          <table:table-cell table:style-name="ce12" office:value-type="float" office:value="6.34536153828339" calcext:value-type="float">
            <text:p><text:s/>6,3 </text:p>
          </table:table-cell>
          <table:table-cell table:style-name="ce12" office:value-type="float" office:value="8.11354422220553" calcext:value-type="float">
            <text:p><text:s/>8,1 </text:p>
          </table:table-cell>
          <table:table-cell table:style-name="ce12" office:value-type="float" office:value="6.27073020532297" calcext:value-type="float">
            <text:p><text:s/>6,3 </text:p>
          </table:table-cell>
          <table:table-cell table:style-name="ce12" office:value-type="float" office:value="11.7953735542177" calcext:value-type="float">
            <text:p><text:s/>11,8 </text:p>
          </table:table-cell>
          <table:table-cell table:style-name="ce12" office:value-type="float" office:value="3.84278999814147" calcext:value-type="float">
            <text:p><text:s/>3,8 </text:p>
          </table:table-cell>
          <table:table-cell table:style-name="ce12" office:value-type="float" office:value="19.7377351815009" calcext:value-type="float">
            <text:p><text:s/>19,7 </text:p>
          </table:table-cell>
          <table:table-cell table:style-name="ce12" office:value-type="float" office:value="2.65827159516894" calcext:value-type="float">
            <text:p><text:s/>2,7 </text:p>
          </table:table-cell>
          <table:table-cell table:style-name="ce12" office:value-type="float" office:value="50.6100959403052" calcext:value-type="float">
            <text:p><text:s/>50,6 </text:p>
          </table:table-cell>
          <table:table-cell table:style-name="ce12" office:value-type="float" office:value="1.32273613144328" calcext:value-type="float">
            <text:p><text:s/>1,3 </text:p>
          </table:table-cell>
          <table:table-cell table:style-name="ce12" office:value-type="float" office:value="17.8567953239761" calcext:value-type="float">
            <text:p><text:s/>17,9 </text:p>
          </table:table-cell>
          <table:table-cell table:style-name="ce12" office:value-type="float" office:value="2.83876705495893" calcext:value-type="float">
            <text:p><text:s/>2,8 </text:p>
          </table:table-cell>
          <table:table-cell table:style-name="ce12" office:value-type="float" office:value="2.80296853099798" calcext:value-type="float">
            <text:p><text:s/>2,8 </text:p>
          </table:table-cell>
          <table:table-cell table:style-name="ce12" office:value-type="float" office:value="9.17523133230066" calcext:value-type="float">
            <text:p><text:s/>9,2 </text:p>
          </table:table-cell>
          <table:table-cell table:style-name="ce12" office:value-type="float" office:value="9.31466828728956" calcext:value-type="float">
            <text:p><text:s/>9,3 </text:p>
          </table:table-cell>
          <table:table-cell table:style-name="ce12" office:value-type="float" office:value="4.80973273373492" calcext:value-type="float">
            <text:p><text:s/>4,8 </text:p>
          </table:table-cell>
          <table:table-cell table:style-name="ce12" office:value-type="float" office:value="71.7968593926463" calcext:value-type="float">
            <text:p><text:s/>71,8 </text:p>
          </table:table-cell>
          <table:table-cell table:style-name="ce12" office:value-type="float" office:value="0.918197461432985" calcext:value-type="float">
            <text:p><text:s/>0,9 </text:p>
          </table:table-cell>
          <table:table-cell table:style-name="ce12" office:value-type="float" office:value="16.0855037890662" calcext:value-type="float">
            <text:p><text:s/>16,1 </text:p>
          </table:table-cell>
          <table:table-cell table:style-name="ce12" office:value-type="float" office:value="3.49445274696147" calcext:value-type="float">
            <text:p><text:s/>3,5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Centro-Oeste</text:p>
          </table:table-cell>
          <table:table-cell table:style-name="ce12" office:value-type="float" office:value="21.6412914156669" calcext:value-type="float">
            <text:p><text:s/>21,6 </text:p>
          </table:table-cell>
          <table:table-cell table:style-name="ce12" office:value-type="float" office:value="2.37010237209178" calcext:value-type="float">
            <text:p><text:s/>2,4 </text:p>
          </table:table-cell>
          <table:table-cell table:style-name="ce12" office:value-type="float" office:value="15.2186754638203" calcext:value-type="float">
            <text:p><text:s/>15,2 </text:p>
          </table:table-cell>
          <table:table-cell table:style-name="ce12" office:value-type="float" office:value="2.84320516644749" calcext:value-type="float">
            <text:p><text:s/>2,8 </text:p>
          </table:table-cell>
          <table:table-cell table:style-name="ce12" office:value-type="float" office:value="44.6795242816512" calcext:value-type="float">
            <text:p><text:s/>44,7 </text:p>
          </table:table-cell>
          <table:table-cell table:style-name="ce12" office:value-type="float" office:value="1.28225752859006" calcext:value-type="float">
            <text:p><text:s/>1,3 </text:p>
          </table:table-cell>
          <table:table-cell table:style-name="ce12" office:value-type="float" office:value="18.4605088388617" calcext:value-type="float">
            <text:p><text:s/>18,5 </text:p>
          </table:table-cell>
          <table:table-cell table:style-name="ce12" office:value-type="float" office:value="2.32495098417656" calcext:value-type="float">
            <text:p><text:s/>2,3 </text:p>
          </table:table-cell>
          <table:table-cell table:style-name="ce12" office:value-type="float" office:value="64.7477754083776" calcext:value-type="float">
            <text:p><text:s/>64,7 </text:p>
          </table:table-cell>
          <table:table-cell table:style-name="ce12" office:value-type="float" office:value="1.75747671458694" calcext:value-type="float">
            <text:p><text:s/>1,8 </text:p>
          </table:table-cell>
          <table:table-cell table:style-name="ce12" office:value-type="float" office:value="19.254502203787" calcext:value-type="float">
            <text:p><text:s/>19,3 </text:p>
          </table:table-cell>
          <table:table-cell table:style-name="ce12" office:value-type="float" office:value="4.8601916670802" calcext:value-type="float">
            <text:p><text:s/>4,9 </text:p>
          </table:table-cell>
          <table:table-cell table:style-name="ce12" office:value-type="float" office:value="6.60805493883391" calcext:value-type="float">
            <text:p><text:s/>6,6 </text:p>
          </table:table-cell>
          <table:table-cell table:style-name="ce12" office:value-type="float" office:value="8.43216433557599" calcext:value-type="float">
            <text:p><text:s/>8,4 </text:p>
          </table:table-cell>
          <table:table-cell table:style-name="ce12" office:value-type="float" office:value="9.3896674490014" calcext:value-type="float">
            <text:p><text:s/>9,4 </text:p>
          </table:table-cell>
          <table:table-cell table:style-name="ce12" office:value-type="float" office:value="6.91922659767416" calcext:value-type="float">
            <text:p><text:s/>6,9 </text:p>
          </table:table-cell>
          <table:table-cell table:style-name="ce12" office:value-type="float" office:value="15.2401163911782" calcext:value-type="float">
            <text:p><text:s/>15,2 </text:p>
          </table:table-cell>
          <table:table-cell table:style-name="ce12" office:value-type="float" office:value="4.19763572390741" calcext:value-type="float">
            <text:p><text:s/>4,2 </text:p>
          </table:table-cell>
          <table:table-cell table:style-name="ce12" office:value-type="float" office:value="18.0496658345878" calcext:value-type="float">
            <text:p><text:s/>18,0 </text:p>
          </table:table-cell>
          <table:table-cell table:style-name="ce12" office:value-type="float" office:value="3.67908816979659" calcext:value-type="float">
            <text:p><text:s/>3,7 </text:p>
          </table:table-cell>
          <table:table-cell table:style-name="ce12" office:value-type="float" office:value="45.3322702102207" calcext:value-type="float">
            <text:p><text:s/>45,3 </text:p>
          </table:table-cell>
          <table:table-cell table:style-name="ce12" office:value-type="float" office:value="1.75520680714311" calcext:value-type="float">
            <text:p><text:s/>1,8 </text:p>
          </table:table-cell>
          <table:table-cell table:style-name="ce12" office:value-type="float" office:value="21.3779475640134" calcext:value-type="float">
            <text:p><text:s/>21,4 </text:p>
          </table:table-cell>
          <table:table-cell table:style-name="ce12" office:value-type="float" office:value="3.0616715823608" calcext:value-type="float">
            <text:p><text:s/>3,1 </text:p>
          </table:table-cell>
          <table:table-cell table:style-name="ce12" office:value-type="float" office:value="3.48069763389431" calcext:value-type="float">
            <text:p><text:s/>3,5 </text:p>
          </table:table-cell>
          <table:table-cell table:style-name="ce12" office:value-type="float" office:value="9.38885615449473" calcext:value-type="float">
            <text:p><text:s/>9,4 </text:p>
          </table:table-cell>
          <table:table-cell table:style-name="ce12" office:value-type="float" office:value="8.59143640314664" calcext:value-type="float">
            <text:p><text:s/>8,6 </text:p>
          </table:table-cell>
          <table:table-cell table:style-name="ce12" office:value-type="float" office:value="6.23991223543688" calcext:value-type="float">
            <text:p><text:s/>6,2 </text:p>
          </table:table-cell>
          <table:table-cell table:style-name="ce12" office:value-type="float" office:value="67.9014922806393" calcext:value-type="float">
            <text:p><text:s/>67,9 </text:p>
          </table:table-cell>
          <table:table-cell table:style-name="ce12" office:value-type="float" office:value="1.26010851750539" calcext:value-type="float">
            <text:p><text:s/>1,3 </text:p>
          </table:table-cell>
          <table:table-cell table:style-name="ce12" office:value-type="float" office:value="20.0263736823197" calcext:value-type="float">
            <text:p><text:s/>20,0 </text:p>
          </table:table-cell>
          <table:table-cell table:style-name="ce12" office:value-type="float" office:value="3.56735924359528" calcext:value-type="float">
            <text:p><text:s/>3,6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Sexo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Homem </text:p>
          </table:table-cell>
          <table:table-cell table:style-name="ce12" office:value-type="float" office:value="21.5767784650747" calcext:value-type="float">
            <text:p><text:s/>21,6 </text:p>
          </table:table-cell>
          <table:table-cell table:style-name="ce12" office:value-type="float" office:value="1.12870281001451" calcext:value-type="float">
            <text:p><text:s/>1,1 </text:p>
          </table:table-cell>
          <table:table-cell table:style-name="ce12" office:value-type="float" office:value="14.0201521717418" calcext:value-type="float">
            <text:p><text:s/>14,0 </text:p>
          </table:table-cell>
          <table:table-cell table:style-name="ce12" office:value-type="float" office:value="1.45261474826377" calcext:value-type="float">
            <text:p><text:s/>1,5 </text:p>
          </table:table-cell>
          <table:table-cell table:style-name="ce12" office:value-type="float" office:value="50.4785970414836" calcext:value-type="float">
            <text:p><text:s/>50,5 </text:p>
          </table:table-cell>
          <table:table-cell table:style-name="ce12" office:value-type="float" office:value="0.583207711833797" calcext:value-type="float">
            <text:p><text:s/>0,6 </text:p>
          </table:table-cell>
          <table:table-cell table:style-name="ce12" office:value-type="float" office:value="13.9244723216998" calcext:value-type="float">
            <text:p><text:s/>13,9 </text:p>
          </table:table-cell>
          <table:table-cell table:style-name="ce12" office:value-type="float" office:value="1.40303031550525" calcext:value-type="float">
            <text:p><text:s/>1,4 </text:p>
          </table:table-cell>
          <table:table-cell table:style-name="ce12" office:value-type="float" office:value="64.8410899119604" calcext:value-type="float">
            <text:p><text:s/>64,8 </text:p>
          </table:table-cell>
          <table:table-cell table:style-name="ce12" office:value-type="float" office:value="0.869944351524912" calcext:value-type="float">
            <text:p><text:s/>0,9 </text:p>
          </table:table-cell>
          <table:table-cell table:style-name="ce12" office:value-type="float" office:value="19.48302828995" calcext:value-type="float">
            <text:p><text:s/>19,5 </text:p>
          </table:table-cell>
          <table:table-cell table:style-name="ce12" office:value-type="float" office:value="2.37990395676024" calcext:value-type="float">
            <text:p><text:s/>2,4 </text:p>
          </table:table-cell>
          <table:table-cell table:style-name="ce12" office:value-type="float" office:value="7.60980153834518" calcext:value-type="float">
            <text:p><text:s/>7,6 </text:p>
          </table:table-cell>
          <table:table-cell table:style-name="ce12" office:value-type="float" office:value="3.89924247222101" calcext:value-type="float">
            <text:p><text:s/>3,9 </text:p>
          </table:table-cell>
          <table:table-cell table:style-name="ce12" office:value-type="float" office:value="8.06608025974439" calcext:value-type="float">
            <text:p><text:s/>8,1 </text:p>
          </table:table-cell>
          <table:table-cell table:style-name="ce12" office:value-type="float" office:value="4.06813384949329" calcext:value-type="float">
            <text:p><text:s/>4,1 </text:p>
          </table:table-cell>
          <table:table-cell table:style-name="ce12" office:value-type="float" office:value="13.9209942346762" calcext:value-type="float">
            <text:p><text:s/>13,9 </text:p>
          </table:table-cell>
          <table:table-cell table:style-name="ce12" office:value-type="float" office:value="2.17976645036666" calcext:value-type="float">
            <text:p><text:s/>2,2 </text:p>
          </table:table-cell>
          <table:table-cell table:style-name="ce12" office:value-type="float" office:value="15.4033795649167" calcext:value-type="float">
            <text:p><text:s/>15,4 </text:p>
          </table:table-cell>
          <table:table-cell table:style-name="ce12" office:value-type="float" office:value="2.01160222325544" calcext:value-type="float">
            <text:p><text:s/>2,0 </text:p>
          </table:table-cell>
          <table:table-cell table:style-name="ce12" office:value-type="float" office:value="53.1475501286672" calcext:value-type="float">
            <text:p><text:s/>53,1 </text:p>
          </table:table-cell>
          <table:table-cell table:style-name="ce12" office:value-type="float" office:value="0.803527863121421" calcext:value-type="float">
            <text:p><text:s/>0,8 </text:p>
          </table:table-cell>
          <table:table-cell table:style-name="ce12" office:value-type="float" office:value="17.5280760717399" calcext:value-type="float">
            <text:p><text:s/>17,5 </text:p>
          </table:table-cell>
          <table:table-cell table:style-name="ce12" office:value-type="float" office:value="1.79226240801639" calcext:value-type="float">
            <text:p><text:s/>1,8 </text:p>
          </table:table-cell>
          <table:table-cell table:style-name="ce12" office:value-type="float" office:value="2.65556617274296" calcext:value-type="float">
            <text:p><text:s/>2,7 </text:p>
          </table:table-cell>
          <table:table-cell table:style-name="ce12" office:value-type="float" office:value="6.43432958422437" calcext:value-type="float">
            <text:p><text:s/>6,4 </text:p>
          </table:table-cell>
          <table:table-cell table:style-name="ce12" office:value-type="float" office:value="8.19429361402137" calcext:value-type="float">
            <text:p><text:s/>8,2 </text:p>
          </table:table-cell>
          <table:table-cell table:style-name="ce12" office:value-type="float" office:value="3.69589480940444" calcext:value-type="float">
            <text:p><text:s/>3,7 </text:p>
          </table:table-cell>
          <table:table-cell table:style-name="ce12" office:value-type="float" office:value="76.417696141843" calcext:value-type="float">
            <text:p><text:s/>76,4 </text:p>
          </table:table-cell>
          <table:table-cell table:style-name="ce12" office:value-type="float" office:value="0.575870005954479" calcext:value-type="float">
            <text:p><text:s/>0,6 </text:p>
          </table:table-cell>
          <table:table-cell table:style-name="ce12" office:value-type="float" office:value="12.7324440713927" calcext:value-type="float">
            <text:p><text:s/>12,7 </text:p>
          </table:table-cell>
          <table:table-cell table:style-name="ce12" office:value-type="float" office:value="2.58262995728895" calcext:value-type="float">
            <text:p><text:s/>2,6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Mulher</text:p>
          </table:table-cell>
          <table:table-cell table:style-name="ce12" office:value-type="float" office:value="24.6977729524283" calcext:value-type="float">
            <text:p><text:s/>24,7 </text:p>
          </table:table-cell>
          <table:table-cell table:style-name="ce12" office:value-type="float" office:value="1.03726051323938" calcext:value-type="float">
            <text:p><text:s/>1,0 </text:p>
          </table:table-cell>
          <table:table-cell table:style-name="ce12" office:value-type="float" office:value="11.6752166193252" calcext:value-type="float">
            <text:p><text:s/>11,7 </text:p>
          </table:table-cell>
          <table:table-cell table:style-name="ce12" office:value-type="float" office:value="1.6347476219157" calcext:value-type="float">
            <text:p><text:s/>1,6 </text:p>
          </table:table-cell>
          <table:table-cell table:style-name="ce12" office:value-type="float" office:value="34.9288134660493" calcext:value-type="float">
            <text:p><text:s/>34,9 </text:p>
          </table:table-cell>
          <table:table-cell table:style-name="ce12" office:value-type="float" office:value="0.816945565280498" calcext:value-type="float">
            <text:p><text:s/>0,8 </text:p>
          </table:table-cell>
          <table:table-cell table:style-name="ce12" office:value-type="float" office:value="28.6981969621973" calcext:value-type="float">
            <text:p><text:s/>28,7 </text:p>
          </table:table-cell>
          <table:table-cell table:style-name="ce12" office:value-type="float" office:value="0.925251477961846" calcext:value-type="float">
            <text:p><text:s/>0,9 </text:p>
          </table:table-cell>
          <table:table-cell table:style-name="ce12" office:value-type="float" office:value="72.1592803873732" calcext:value-type="float">
            <text:p><text:s/>72,2 </text:p>
          </table:table-cell>
          <table:table-cell table:style-name="ce12" office:value-type="float" office:value="0.751841998926935" calcext:value-type="float">
            <text:p><text:s/>0,8 </text:p>
          </table:table-cell>
          <table:table-cell table:style-name="ce12" office:value-type="float" office:value="12.8049403715485" calcext:value-type="float">
            <text:p><text:s/>12,8 </text:p>
          </table:table-cell>
          <table:table-cell table:style-name="ce12" office:value-type="float" office:value="3.3162618024474" calcext:value-type="float">
            <text:p><text:s/>3,3 </text:p>
          </table:table-cell>
          <table:table-cell table:style-name="ce12" office:value-type="float" office:value="3.49037918561423" calcext:value-type="float">
            <text:p><text:s/>3,5 </text:p>
          </table:table-cell>
          <table:table-cell table:style-name="ce12" office:value-type="float" office:value="6.38639996871656" calcext:value-type="float">
            <text:p><text:s/>6,4 </text:p>
          </table:table-cell>
          <table:table-cell table:style-name="ce12" office:value-type="float" office:value="11.5454000554641" calcext:value-type="float">
            <text:p><text:s/>11,5 </text:p>
          </table:table-cell>
          <table:table-cell table:style-name="ce12" office:value-type="float" office:value="3.3276070766079" calcext:value-type="float">
            <text:p><text:s/>3,3 </text:p>
          </table:table-cell>
          <table:table-cell table:style-name="ce12" office:value-type="float" office:value="17.6173060586934" calcext:value-type="float">
            <text:p><text:s/>17,6 </text:p>
          </table:table-cell>
          <table:table-cell table:style-name="ce12" office:value-type="float" office:value="1.89625096319459" calcext:value-type="float">
            <text:p><text:s/>1,9 </text:p>
          </table:table-cell>
          <table:table-cell table:style-name="ce12" office:value-type="float" office:value="14.0813419375497" calcext:value-type="float">
            <text:p><text:s/>14,1 </text:p>
          </table:table-cell>
          <table:table-cell table:style-name="ce12" office:value-type="float" office:value="2.12995425629679" calcext:value-type="float">
            <text:p><text:s/>2,1 </text:p>
          </table:table-cell>
          <table:table-cell table:style-name="ce12" office:value-type="float" office:value="34.948037312422" calcext:value-type="float">
            <text:p><text:s/>34,9 </text:p>
          </table:table-cell>
          <table:table-cell table:style-name="ce12" office:value-type="float" office:value="1.20015727299595" calcext:value-type="float">
            <text:p><text:s/>1,2 </text:p>
          </table:table-cell>
          <table:table-cell table:style-name="ce12" office:value-type="float" office:value="33.353314691335" calcext:value-type="float">
            <text:p><text:s/>33,4 </text:p>
          </table:table-cell>
          <table:table-cell table:style-name="ce12" office:value-type="float" office:value="1.18950538127554" calcext:value-type="float">
            <text:p><text:s/>1,2 </text:p>
          </table:table-cell>
          <table:table-cell table:style-name="ce12" office:value-type="float" office:value="4.38902850354492" calcext:value-type="float">
            <text:p><text:s/>4,4 </text:p>
          </table:table-cell>
          <table:table-cell table:style-name="ce12" office:value-type="float" office:value="4.30417934640654" calcext:value-type="float">
            <text:p><text:s/>4,3 </text:p>
          </table:table-cell>
          <table:table-cell table:style-name="ce12" office:value-type="float" office:value="7.62112038744978" calcext:value-type="float">
            <text:p><text:s/>7,6 </text:p>
          </table:table-cell>
          <table:table-cell table:style-name="ce12" office:value-type="float" office:value="3.34704009793998" calcext:value-type="float">
            <text:p><text:s/>3,3 </text:p>
          </table:table-cell>
          <table:table-cell table:style-name="ce12" office:value-type="float" office:value="54.8591237301273" calcext:value-type="float">
            <text:p><text:s/>54,9 </text:p>
          </table:table-cell>
          <table:table-cell table:style-name="ce12" office:value-type="float" office:value="0.872388149052996" calcext:value-type="float">
            <text:p><text:s/>0,9 </text:p>
          </table:table-cell>
          <table:table-cell table:style-name="ce12" office:value-type="float" office:value="33.130727378878" calcext:value-type="float">
            <text:p><text:s/>33,1 </text:p>
          </table:table-cell>
          <table:table-cell table:style-name="ce12" office:value-type="float" office:value="1.36870213449172" calcext:value-type="float">
            <text:p><text:s/>1,4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or ou raça <text:s/>(1)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Branca</text:p>
          </table:table-cell>
          <table:table-cell table:style-name="ce12" office:value-type="float" office:value="22.7438751750719" calcext:value-type="float">
            <text:p><text:s/>22,7 </text:p>
          </table:table-cell>
          <table:table-cell table:style-name="ce12" office:value-type="float" office:value="1.32605597964256" calcext:value-type="float">
            <text:p><text:s/>1,3 </text:p>
          </table:table-cell>
          <table:table-cell table:style-name="ce12" office:value-type="float" office:value="14.6464303584093" calcext:value-type="float">
            <text:p><text:s/>14,6 </text:p>
          </table:table-cell>
          <table:table-cell table:style-name="ce12" office:value-type="float" office:value="1.6339879295685" calcext:value-type="float">
            <text:p><text:s/>1,6 </text:p>
          </table:table-cell>
          <table:table-cell table:style-name="ce12" office:value-type="float" office:value="44.5798188006103" calcext:value-type="float">
            <text:p><text:s/>44,6 </text:p>
          </table:table-cell>
          <table:table-cell table:style-name="ce12" office:value-type="float" office:value="0.762334181864911" calcext:value-type="float">
            <text:p><text:s/>0,8 </text:p>
          </table:table-cell>
          <table:table-cell table:style-name="ce12" office:value-type="float" office:value="18.0298756659086" calcext:value-type="float">
            <text:p><text:s/>18,0 </text:p>
          </table:table-cell>
          <table:table-cell table:style-name="ce12" office:value-type="float" office:value="1.41160357705816" calcext:value-type="float">
            <text:p><text:s/>1,4 </text:p>
          </table:table-cell>
          <table:table-cell table:style-name="ce12" office:value-type="float" office:value="68.3247860777442" calcext:value-type="float">
            <text:p><text:s/>68,3 </text:p>
          </table:table-cell>
          <table:table-cell table:style-name="ce12" office:value-type="float" office:value="1.00038119734623" calcext:value-type="float">
            <text:p><text:s/>1,0 </text:p>
          </table:table-cell>
          <table:table-cell table:style-name="ce12" office:value-type="float" office:value="16.9578635538286" calcext:value-type="float">
            <text:p><text:s/>17,0 </text:p>
          </table:table-cell>
          <table:table-cell table:style-name="ce12" office:value-type="float" office:value="3.20528968298785" calcext:value-type="float">
            <text:p><text:s/>3,2 </text:p>
          </table:table-cell>
          <table:table-cell table:style-name="ce12" office:value-type="float" office:value="5.69467223841646" calcext:value-type="float">
            <text:p><text:s/>5,7 </text:p>
          </table:table-cell>
          <table:table-cell table:style-name="ce12" office:value-type="float" office:value="5.46692950189678" calcext:value-type="float">
            <text:p><text:s/>5,5 </text:p>
          </table:table-cell>
          <table:table-cell table:style-name="ce12" office:value-type="float" office:value="9.02267813001076" calcext:value-type="float">
            <text:p><text:s/>9,0 </text:p>
          </table:table-cell>
          <table:table-cell table:style-name="ce12" office:value-type="float" office:value="4.76038443970186" calcext:value-type="float">
            <text:p><text:s/>4,8 </text:p>
          </table:table-cell>
          <table:table-cell table:style-name="ce12" office:value-type="float" office:value="16.7976774314413" calcext:value-type="float">
            <text:p><text:s/>16,8 </text:p>
          </table:table-cell>
          <table:table-cell table:style-name="ce12" office:value-type="float" office:value="2.36451250158241" calcext:value-type="float">
            <text:p><text:s/>2,4 </text:p>
          </table:table-cell>
          <table:table-cell table:style-name="ce12" office:value-type="float" office:value="17.3098935841055" calcext:value-type="float">
            <text:p><text:s/>17,3 </text:p>
          </table:table-cell>
          <table:table-cell table:style-name="ce12" office:value-type="float" office:value="2.10008809875112" calcext:value-type="float">
            <text:p><text:s/>2,1 </text:p>
          </table:table-cell>
          <table:table-cell table:style-name="ce12" office:value-type="float" office:value="44.793398701394" calcext:value-type="float">
            <text:p><text:s/>44,8 </text:p>
          </table:table-cell>
          <table:table-cell table:style-name="ce12" office:value-type="float" office:value="1.11598555662558" calcext:value-type="float">
            <text:p><text:s/>1,1 </text:p>
          </table:table-cell>
          <table:table-cell table:style-name="ce12" office:value-type="float" office:value="21.0990302830593" calcext:value-type="float">
            <text:p><text:s/>21,1 </text:p>
          </table:table-cell>
          <table:table-cell table:style-name="ce12" office:value-type="float" office:value="1.86159260826448" calcext:value-type="float">
            <text:p><text:s/>1,9 </text:p>
          </table:table-cell>
          <table:table-cell table:style-name="ce12" office:value-type="float" office:value="3.73595170936415" calcext:value-type="float">
            <text:p><text:s/>3,7 </text:p>
          </table:table-cell>
          <table:table-cell table:style-name="ce12" office:value-type="float" office:value="5.62762203526315" calcext:value-type="float">
            <text:p><text:s/>5,6 </text:p>
          </table:table-cell>
          <table:table-cell table:style-name="ce12" office:value-type="float" office:value="9.64342245374299" calcext:value-type="float">
            <text:p><text:s/>9,6 </text:p>
          </table:table-cell>
          <table:table-cell table:style-name="ce12" office:value-type="float" office:value="3.66073928446636" calcext:value-type="float">
            <text:p><text:s/>3,7 </text:p>
          </table:table-cell>
          <table:table-cell table:style-name="ce12" office:value-type="float" office:value="67.4149192365924" calcext:value-type="float">
            <text:p><text:s/>67,4 </text:p>
          </table:table-cell>
          <table:table-cell table:style-name="ce12" office:value-type="float" office:value="0.779589920548518" calcext:value-type="float">
            <text:p><text:s/>0,8 </text:p>
          </table:table-cell>
          <table:table-cell table:style-name="ce12" office:value-type="float" office:value="19.2057066003005" calcext:value-type="float">
            <text:p><text:s/>19,2 </text:p>
          </table:table-cell>
          <table:table-cell table:style-name="ce12" office:value-type="float" office:value="2.21440316775154" calcext:value-type="float">
            <text:p><text:s/>2,2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Preta ou parda</text:p>
          </table:table-cell>
          <table:table-cell table:style-name="ce12" office:value-type="float" office:value="23.42267822477" calcext:value-type="float">
            <text:p><text:s/>23,4 </text:p>
          </table:table-cell>
          <table:table-cell table:style-name="ce12" office:value-type="float" office:value="0.943567052026907" calcext:value-type="float">
            <text:p><text:s/>0,9 </text:p>
          </table:table-cell>
          <table:table-cell table:style-name="ce12" office:value-type="float" office:value="11.4719902977808" calcext:value-type="float">
            <text:p><text:s/>11,5 </text:p>
          </table:table-cell>
          <table:table-cell table:style-name="ce12" office:value-type="float" office:value="1.45711930909742" calcext:value-type="float">
            <text:p><text:s/>1,5 </text:p>
          </table:table-cell>
          <table:table-cell table:style-name="ce12" office:value-type="float" office:value="41.1801954232569" calcext:value-type="float">
            <text:p><text:s/>41,2 </text:p>
          </table:table-cell>
          <table:table-cell table:style-name="ce12" office:value-type="float" office:value="0.630714196506" calcext:value-type="float">
            <text:p><text:s/>0,6 </text:p>
          </table:table-cell>
          <table:table-cell table:style-name="ce12" office:value-type="float" office:value="23.9251360541922" calcext:value-type="float">
            <text:p><text:s/>23,9 </text:p>
          </table:table-cell>
          <table:table-cell table:style-name="ce12" office:value-type="float" office:value="0.904491060214013" calcext:value-type="float">
            <text:p><text:s/>0,9 </text:p>
          </table:table-cell>
          <table:table-cell table:style-name="ce12" office:value-type="float" office:value="68.4523672603247" calcext:value-type="float">
            <text:p><text:s/>68,5 </text:p>
          </table:table-cell>
          <table:table-cell table:style-name="ce12" office:value-type="float" office:value="0.69184306070553" calcext:value-type="float">
            <text:p><text:s/>0,7 </text:p>
          </table:table-cell>
          <table:table-cell table:style-name="ce12" office:value-type="float" office:value="15.6872757756696" calcext:value-type="float">
            <text:p><text:s/>15,7 </text:p>
          </table:table-cell>
          <table:table-cell table:style-name="ce12" office:value-type="float" office:value="2.40611368882797" calcext:value-type="float">
            <text:p><text:s/>2,4 </text:p>
          </table:table-cell>
          <table:table-cell table:style-name="ce12" office:value-type="float" office:value="5.54026262974653" calcext:value-type="float">
            <text:p><text:s/>5,5 </text:p>
          </table:table-cell>
          <table:table-cell table:style-name="ce12" office:value-type="float" office:value="4.36393990718164" calcext:value-type="float">
            <text:p><text:s/>4,4 </text:p>
          </table:table-cell>
          <table:table-cell table:style-name="ce12" office:value-type="float" office:value="10.3200943342591" calcext:value-type="float">
            <text:p><text:s/>10,3 </text:p>
          </table:table-cell>
          <table:table-cell table:style-name="ce12" office:value-type="float" office:value="2.97035832768339" calcext:value-type="float">
            <text:p><text:s/>3,0 </text:p>
          </table:table-cell>
          <table:table-cell table:style-name="ce12" office:value-type="float" office:value="14.9202070677583" calcext:value-type="float">
            <text:p><text:s/>14,9 </text:p>
          </table:table-cell>
          <table:table-cell table:style-name="ce12" office:value-type="float" office:value="1.77466857878283" calcext:value-type="float">
            <text:p><text:s/>1,8 </text:p>
          </table:table-cell>
          <table:table-cell table:style-name="ce12" office:value-type="float" office:value="12.8105597462934" calcext:value-type="float">
            <text:p><text:s/>12,8 </text:p>
          </table:table-cell>
          <table:table-cell table:style-name="ce12" office:value-type="float" office:value="2.03144286099439" calcext:value-type="float">
            <text:p><text:s/>2,0 </text:p>
          </table:table-cell>
          <table:table-cell table:style-name="ce12" office:value-type="float" office:value="43.4854502035028" calcext:value-type="float">
            <text:p><text:s/>43,5 </text:p>
          </table:table-cell>
          <table:table-cell table:style-name="ce12" office:value-type="float" office:value="0.857621632553882" calcext:value-type="float">
            <text:p><text:s/>0,9 </text:p>
          </table:table-cell>
          <table:table-cell table:style-name="ce12" office:value-type="float" office:value="28.7837829824454" calcext:value-type="float">
            <text:p><text:s/>28,8 </text:p>
          </table:table-cell>
          <table:table-cell table:style-name="ce12" office:value-type="float" office:value="1.1644450895288" calcext:value-type="float">
            <text:p><text:s/>1,2 </text:p>
          </table:table-cell>
          <table:table-cell table:style-name="ce12" office:value-type="float" office:value="3.32856762528888" calcext:value-type="float">
            <text:p><text:s/>3,3 </text:p>
          </table:table-cell>
          <table:table-cell table:style-name="ce12" office:value-type="float" office:value="4.57340759817881" calcext:value-type="float">
            <text:p><text:s/>4,6 </text:p>
          </table:table-cell>
          <table:table-cell table:style-name="ce12" office:value-type="float" office:value="6.43814787764294" calcext:value-type="float">
            <text:p><text:s/>6,4 </text:p>
          </table:table-cell>
          <table:table-cell table:style-name="ce12" office:value-type="float" office:value="3.38640420416119" calcext:value-type="float">
            <text:p><text:s/>3,4 </text:p>
          </table:table-cell>
          <table:table-cell table:style-name="ce12" office:value-type="float" office:value="63.6191494806677" calcext:value-type="float">
            <text:p><text:s/>63,6 </text:p>
          </table:table-cell>
          <table:table-cell table:style-name="ce12" office:value-type="float" office:value="0.65260910494275" calcext:value-type="float">
            <text:p><text:s/>0,7 </text:p>
          </table:table-cell>
          <table:table-cell table:style-name="ce12" office:value-type="float" office:value="26.6141350164005" calcext:value-type="float">
            <text:p><text:s/>26,6 </text:p>
          </table:table-cell>
          <table:table-cell table:style-name="ce12" office:value-type="float" office:value="1.42821854645155" calcext:value-type="float">
            <text:p><text:s/>1,4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or ou raça e sexo (1)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Homem branco</text:p>
          </table:table-cell>
          <table:table-cell table:style-name="ce12" office:value-type="float" office:value="21.2424921957081" calcext:value-type="float">
            <text:p><text:s/>21,2 </text:p>
          </table:table-cell>
          <table:table-cell table:style-name="ce12" office:value-type="float" office:value="1.88627400947564" calcext:value-type="float">
            <text:p><text:s/>1,9 </text:p>
          </table:table-cell>
          <table:table-cell table:style-name="ce12" office:value-type="float" office:value="15.7087433019778" calcext:value-type="float">
            <text:p><text:s/>15,7 </text:p>
          </table:table-cell>
          <table:table-cell table:style-name="ce12" office:value-type="float" office:value="2.20754088522677" calcext:value-type="float">
            <text:p><text:s/>2,2 </text:p>
          </table:table-cell>
          <table:table-cell table:style-name="ce12" office:value-type="float" office:value="51.2486430508285" calcext:value-type="float">
            <text:p><text:s/>51,2 </text:p>
          </table:table-cell>
          <table:table-cell table:style-name="ce12" office:value-type="float" office:value="0.94357813057187" calcext:value-type="float">
            <text:p><text:s/>0,9 </text:p>
          </table:table-cell>
          <table:table-cell table:style-name="ce12" office:value-type="float" office:value="11.8001214514858" calcext:value-type="float">
            <text:p><text:s/>11,8 </text:p>
          </table:table-cell>
          <table:table-cell table:style-name="ce12" office:value-type="float" office:value="2.5086138927569" calcext:value-type="float">
            <text:p><text:s/>2,5 </text:p>
          </table:table-cell>
          <table:table-cell table:style-name="ce12" office:value-type="float" office:value="64.9774108213352" calcext:value-type="float">
            <text:p><text:s/>65,0 </text:p>
          </table:table-cell>
          <table:table-cell table:style-name="ce12" office:value-type="float" office:value="1.46952421538303" calcext:value-type="float">
            <text:p><text:s/>1,5 </text:p>
          </table:table-cell>
          <table:table-cell table:style-name="ce12" office:value-type="float" office:value="20.1703970154394" calcext:value-type="float">
            <text:p><text:s/>20,2 </text:p>
          </table:table-cell>
          <table:table-cell table:style-name="ce12" office:value-type="float" office:value="3.89127656791355" calcext:value-type="float">
            <text:p><text:s/>3,9 </text:p>
          </table:table-cell>
          <table:table-cell table:style-name="ce12" office:value-type="float" office:value="7.44928685900699" calcext:value-type="float">
            <text:p><text:s/>7,4 </text:p>
          </table:table-cell>
          <table:table-cell table:style-name="ce12" office:value-type="float" office:value="6.53860685803073" calcext:value-type="float">
            <text:p><text:s/>6,5 </text:p>
          </table:table-cell>
          <table:table-cell table:style-name="ce12" office:value-type="float" office:value="7.40290530421843" calcext:value-type="float">
            <text:p><text:s/>7,4 </text:p>
          </table:table-cell>
          <table:table-cell table:style-name="ce12" office:value-type="float" office:value="7.62641063277805" calcext:value-type="float">
            <text:p><text:s/>7,6 </text:p>
          </table:table-cell>
          <table:table-cell table:style-name="ce12" office:value-type="float" office:value="15.0809389699164" calcext:value-type="float">
            <text:p><text:s/>15,1 </text:p>
          </table:table-cell>
          <table:table-cell table:style-name="ce12" office:value-type="float" office:value="3.46994463127633" calcext:value-type="float">
            <text:p><text:s/>3,5 </text:p>
          </table:table-cell>
          <table:table-cell table:style-name="ce12" office:value-type="float" office:value="17.7406377383508" calcext:value-type="float">
            <text:p><text:s/>17,7 </text:p>
          </table:table-cell>
          <table:table-cell table:style-name="ce12" office:value-type="float" office:value="2.89703454816215" calcext:value-type="float">
            <text:p><text:s/>2,9 </text:p>
          </table:table-cell>
          <table:table-cell table:style-name="ce12" office:value-type="float" office:value="52.4098184113406" calcext:value-type="float">
            <text:p><text:s/>52,4 </text:p>
          </table:table-cell>
          <table:table-cell table:style-name="ce12" office:value-type="float" office:value="1.3318854200408" calcext:value-type="float">
            <text:p><text:s/>1,3 </text:p>
          </table:table-cell>
          <table:table-cell table:style-name="ce12" office:value-type="float" office:value="14.7686048803922" calcext:value-type="float">
            <text:p><text:s/>14,8 </text:p>
          </table:table-cell>
          <table:table-cell table:style-name="ce12" office:value-type="float" office:value="3.24793522647858" calcext:value-type="float">
            <text:p><text:s/>3,2 </text:p>
          </table:table-cell>
          <table:table-cell table:style-name="ce12" office:value-type="float" office:value="3.23489063992861" calcext:value-type="float">
            <text:p><text:s/>3,2 </text:p>
          </table:table-cell>
          <table:table-cell table:style-name="ce12" office:value-type="float" office:value="9.12367169713896" calcext:value-type="float">
            <text:p><text:s/>9,1 </text:p>
          </table:table-cell>
          <table:table-cell table:style-name="ce12" office:value-type="float" office:value="10.2351151158469" calcext:value-type="float">
            <text:p><text:s/>10,2 </text:p>
          </table:table-cell>
          <table:table-cell table:style-name="ce12" office:value-type="float" office:value="5.42253276818822" calcext:value-type="float">
            <text:p><text:s/>5,4 </text:p>
          </table:table-cell>
          <table:table-cell table:style-name="ce12" office:value-type="float" office:value="76.1301472578828" calcext:value-type="float">
            <text:p><text:s/>76,1 </text:p>
          </table:table-cell>
          <table:table-cell table:style-name="ce12" office:value-type="float" office:value="0.9434495135601" calcext:value-type="float">
            <text:p><text:s/>0,9 </text:p>
          </table:table-cell>
          <table:table-cell table:style-name="ce12" office:value-type="float" office:value="10.3998469863417" calcext:value-type="float">
            <text:p><text:s/>10,4 </text:p>
          </table:table-cell>
          <table:table-cell table:style-name="ce12" office:value-type="float" office:value="4.63473047607591" calcext:value-type="float">
            <text:p><text:s/>4,6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Homem preto ou pardo</text:p>
          </table:table-cell>
          <table:table-cell table:style-name="ce12" office:value-type="float" office:value="21.8010830500519" calcext:value-type="float">
            <text:p><text:s/>21,8 </text:p>
          </table:table-cell>
          <table:table-cell table:style-name="ce12" office:value-type="float" office:value="1.33306368532925" calcext:value-type="float">
            <text:p><text:s/>1,3 </text:p>
          </table:table-cell>
          <table:table-cell table:style-name="ce12" office:value-type="float" office:value="12.8008206413233" calcext:value-type="float">
            <text:p><text:s/>12,8 </text:p>
          </table:table-cell>
          <table:table-cell table:style-name="ce12" office:value-type="float" office:value="1.85075724630799" calcext:value-type="float">
            <text:p><text:s/>1,9 </text:p>
          </table:table-cell>
          <table:table-cell table:style-name="ce12" office:value-type="float" office:value="49.9473192337678" calcext:value-type="float">
            <text:p><text:s/>49,9 </text:p>
          </table:table-cell>
          <table:table-cell table:style-name="ce12" office:value-type="float" office:value="0.716444757720842" calcext:value-type="float">
            <text:p><text:s/>0,7 </text:p>
          </table:table-cell>
          <table:table-cell table:style-name="ce12" office:value-type="float" office:value="15.450777074857" calcext:value-type="float">
            <text:p><text:s/>15,5 </text:p>
          </table:table-cell>
          <table:table-cell table:style-name="ce12" office:value-type="float" office:value="1.70465845548131" calcext:value-type="float">
            <text:p><text:s/>1,7 </text:p>
          </table:table-cell>
          <table:table-cell table:style-name="ce12" office:value-type="float" office:value="64.7080038235236" calcext:value-type="float">
            <text:p><text:s/>64,7 </text:p>
          </table:table-cell>
          <table:table-cell table:style-name="ce12" office:value-type="float" office:value="1.03300064505179" calcext:value-type="float">
            <text:p><text:s/>1,0 </text:p>
          </table:table-cell>
          <table:table-cell table:style-name="ce12" office:value-type="float" office:value="18.9927354241566" calcext:value-type="float">
            <text:p><text:s/>19,0 </text:p>
          </table:table-cell>
          <table:table-cell table:style-name="ce12" office:value-type="float" office:value="2.9222174595017" calcext:value-type="float">
            <text:p><text:s/>2,9 </text:p>
          </table:table-cell>
          <table:table-cell table:style-name="ce12" office:value-type="float" office:value="7.76379842173485" calcext:value-type="float">
            <text:p><text:s/>7,8 </text:p>
          </table:table-cell>
          <table:table-cell table:style-name="ce12" office:value-type="float" office:value="4.86003626978176" calcext:value-type="float">
            <text:p><text:s/>4,9 </text:p>
          </table:table-cell>
          <table:table-cell table:style-name="ce12" office:value-type="float" office:value="8.53546233058501" calcext:value-type="float">
            <text:p><text:s/>8,5 </text:p>
          </table:table-cell>
          <table:table-cell table:style-name="ce12" office:value-type="float" office:value="4.6551139935502" calcext:value-type="float">
            <text:p><text:s/>4,7 </text:p>
          </table:table-cell>
          <table:table-cell table:style-name="ce12" office:value-type="float" office:value="13.0557937408344" calcext:value-type="float">
            <text:p><text:s/>13,1 </text:p>
          </table:table-cell>
          <table:table-cell table:style-name="ce12" office:value-type="float" office:value="2.63643964424027" calcext:value-type="float">
            <text:p><text:s/>2,6 </text:p>
          </table:table-cell>
          <table:table-cell table:style-name="ce12" office:value-type="float" office:value="13.7561790150906" calcext:value-type="float">
            <text:p><text:s/>13,8 </text:p>
          </table:table-cell>
          <table:table-cell table:style-name="ce12" office:value-type="float" office:value="2.66508726190716" calcext:value-type="float">
            <text:p><text:s/>2,7 </text:p>
          </table:table-cell>
          <table:table-cell table:style-name="ce12" office:value-type="float" office:value="53.7409666683839" calcext:value-type="float">
            <text:p><text:s/>53,7 </text:p>
          </table:table-cell>
          <table:table-cell table:style-name="ce12" office:value-type="float" office:value="0.982713276427574" calcext:value-type="float">
            <text:p><text:s/>1,0 </text:p>
          </table:table-cell>
          <table:table-cell table:style-name="ce12" office:value-type="float" office:value="19.447060575691" calcext:value-type="float">
            <text:p><text:s/>19,4 </text:p>
          </table:table-cell>
          <table:table-cell table:style-name="ce12" office:value-type="float" office:value="2.13334723405498" calcext:value-type="float">
            <text:p><text:s/>2,1 </text:p>
          </table:table-cell>
          <table:table-cell table:style-name="ce12" office:value-type="float" office:value="2.15765638243796" calcext:value-type="float">
            <text:p><text:s/>2,2 </text:p>
          </table:table-cell>
          <table:table-cell table:style-name="ce12" office:value-type="float" office:value="9.02929626275938" calcext:value-type="float">
            <text:p><text:s/>9,0 </text:p>
          </table:table-cell>
          <table:table-cell table:style-name="ce12" office:value-type="float" office:value="6.54568055741627" calcext:value-type="float">
            <text:p><text:s/>6,5 </text:p>
          </table:table-cell>
          <table:table-cell table:style-name="ce12" office:value-type="float" office:value="4.71027898243231" calcext:value-type="float">
            <text:p><text:s/>4,7 </text:p>
          </table:table-cell>
          <table:table-cell table:style-name="ce12" office:value-type="float" office:value="76.6701650799077" calcext:value-type="float">
            <text:p><text:s/>76,7 </text:p>
          </table:table-cell>
          <table:table-cell table:style-name="ce12" office:value-type="float" office:value="0.695998018726561" calcext:value-type="float">
            <text:p><text:s/>0,7 </text:p>
          </table:table-cell>
          <table:table-cell table:style-name="ce12" office:value-type="float" office:value="14.6264979802381" calcext:value-type="float">
            <text:p><text:s/>14,6 </text:p>
          </table:table-cell>
          <table:table-cell table:style-name="ce12" office:value-type="float" office:value="3.05538513971752" calcext:value-type="float">
            <text:p><text:s/>3,1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Mulher branca</text:p>
          </table:table-cell>
          <table:table-cell table:style-name="ce12" office:value-type="float" office:value="24.1378268861729" calcext:value-type="float">
            <text:p><text:s/>24,1 </text:p>
          </table:table-cell>
          <table:table-cell table:style-name="ce12" office:value-type="float" office:value="1.71148424901124" calcext:value-type="float">
            <text:p><text:s/>1,7 </text:p>
          </table:table-cell>
          <table:table-cell table:style-name="ce12" office:value-type="float" office:value="13.660131082498" calcext:value-type="float">
            <text:p><text:s/>13,7 </text:p>
          </table:table-cell>
          <table:table-cell table:style-name="ce12" office:value-type="float" office:value="2.29239684229326" calcext:value-type="float">
            <text:p><text:s/>2,3 </text:p>
          </table:table-cell>
          <table:table-cell table:style-name="ce12" office:value-type="float" office:value="38.3881814220103" calcext:value-type="float">
            <text:p><text:s/>38,4 </text:p>
          </table:table-cell>
          <table:table-cell table:style-name="ce12" office:value-type="float" office:value="1.16847465214467" calcext:value-type="float">
            <text:p><text:s/>1,2 </text:p>
          </table:table-cell>
          <table:table-cell table:style-name="ce12" office:value-type="float" office:value="23.8138606093189" calcext:value-type="float">
            <text:p><text:s/>23,8 </text:p>
          </table:table-cell>
          <table:table-cell table:style-name="ce12" office:value-type="float" office:value="1.6663939998413" calcext:value-type="float">
            <text:p><text:s/>1,7 </text:p>
          </table:table-cell>
          <table:table-cell table:style-name="ce12" office:value-type="float" office:value="71.5008569534989" calcext:value-type="float">
            <text:p><text:s/>71,5 </text:p>
          </table:table-cell>
          <table:table-cell table:style-name="ce12" office:value-type="float" office:value="1.30942249000182" calcext:value-type="float">
            <text:p><text:s/>1,3 </text:p>
          </table:table-cell>
          <table:table-cell table:style-name="ce12" office:value-type="float" office:value="13.9097338452535" calcext:value-type="float">
            <text:p><text:s/>13,9 </text:p>
          </table:table-cell>
          <table:table-cell table:style-name="ce12" office:value-type="float" office:value="5.30818431756427" calcext:value-type="float">
            <text:p><text:s/>5,3 </text:p>
          </table:table-cell>
          <table:table-cell table:style-name="ce12" office:value-type="float" office:value="4.02985130626637" calcext:value-type="float">
            <text:p><text:s/>4,0 </text:p>
          </table:table-cell>
          <table:table-cell table:style-name="ce12" office:value-type="float" office:value="9.69988600474611" calcext:value-type="float">
            <text:p><text:s/>9,7 </text:p>
          </table:table-cell>
          <table:table-cell table:style-name="ce12" office:value-type="float" office:value="10.5595578949813" calcext:value-type="float">
            <text:p><text:s/>10,6 </text:p>
          </table:table-cell>
          <table:table-cell table:style-name="ce12" office:value-type="float" office:value="6.11720484064848" calcext:value-type="float">
            <text:p><text:s/>6,1 </text:p>
          </table:table-cell>
          <table:table-cell table:style-name="ce12" office:value-type="float" office:value="18.3872626709768" calcext:value-type="float">
            <text:p><text:s/>18,4 </text:p>
          </table:table-cell>
          <table:table-cell table:style-name="ce12" office:value-type="float" office:value="3.04856812360315" calcext:value-type="float">
            <text:p><text:s/>3,0 </text:p>
          </table:table-cell>
          <table:table-cell table:style-name="ce12" office:value-type="float" office:value="16.9110532453178" calcext:value-type="float">
            <text:p><text:s/>16,9 </text:p>
          </table:table-cell>
          <table:table-cell table:style-name="ce12" office:value-type="float" office:value="2.91096314513098" calcext:value-type="float">
            <text:p><text:s/>2,9 </text:p>
          </table:table-cell>
          <table:table-cell table:style-name="ce12" office:value-type="float" office:value="37.741102372992" calcext:value-type="float">
            <text:p><text:s/>37,7 </text:p>
          </table:table-cell>
          <table:table-cell table:style-name="ce12" office:value-type="float" office:value="1.76730862660117" calcext:value-type="float">
            <text:p><text:s/>1,8 </text:p>
          </table:table-cell>
          <table:table-cell table:style-name="ce12" office:value-type="float" office:value="26.9605817107134" calcext:value-type="float">
            <text:p><text:s/>27,0 </text:p>
          </table:table-cell>
          <table:table-cell table:style-name="ce12" office:value-type="float" office:value="2.17057132694183" calcext:value-type="float">
            <text:p><text:s/>2,2 </text:p>
          </table:table-cell>
          <table:table-cell table:style-name="ce12" office:value-type="float" office:value="4.19688581191648" calcext:value-type="float">
            <text:p><text:s/>4,2 </text:p>
          </table:table-cell>
          <table:table-cell table:style-name="ce12" office:value-type="float" office:value="7.25905229873656" calcext:value-type="float">
            <text:p><text:s/>7,3 </text:p>
          </table:table-cell>
          <table:table-cell table:style-name="ce12" office:value-type="float" office:value="9.09911489757838" calcext:value-type="float">
            <text:p><text:s/>9,1 </text:p>
          </table:table-cell>
          <table:table-cell table:style-name="ce12" office:value-type="float" office:value="4.71952724201753" calcext:value-type="float">
            <text:p><text:s/>4,7 </text:p>
          </table:table-cell>
          <table:table-cell table:style-name="ce12" office:value-type="float" office:value="59.3976414004636" calcext:value-type="float">
            <text:p><text:s/>59,4 </text:p>
          </table:table-cell>
          <table:table-cell table:style-name="ce12" office:value-type="float" office:value="1.26724968299767" calcext:value-type="float">
            <text:p><text:s/>1,3 </text:p>
          </table:table-cell>
          <table:table-cell table:style-name="ce12" office:value-type="float" office:value="27.3063578900415" calcext:value-type="float">
            <text:p><text:s/>27,3 </text:p>
          </table:table-cell>
          <table:table-cell table:style-name="ce12" office:value-type="float" office:value="2.48647073475816" calcext:value-type="float">
            <text:p><text:s/>2,5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Mulher preta ou parda</text:p>
          </table:table-cell>
          <table:table-cell table:style-name="ce12" office:value-type="float" office:value="25.1031384441964" calcext:value-type="float">
            <text:p><text:s/>25,1 </text:p>
          </table:table-cell>
          <table:table-cell table:style-name="ce12" office:value-type="float" office:value="1.26179921508677" calcext:value-type="float">
            <text:p><text:s/>1,3 </text:p>
          </table:table-cell>
          <table:table-cell table:style-name="ce12" office:value-type="float" office:value="10.0949224786947" calcext:value-type="float">
            <text:p><text:s/>10,1 </text:p>
          </table:table-cell>
          <table:table-cell table:style-name="ce12" office:value-type="float" office:value="2.16614202691245" calcext:value-type="float">
            <text:p><text:s/>2,2 </text:p>
          </table:table-cell>
          <table:table-cell table:style-name="ce12" office:value-type="float" office:value="32.0948188557607" calcext:value-type="float">
            <text:p><text:s/>32,1 </text:p>
          </table:table-cell>
          <table:table-cell table:style-name="ce12" office:value-type="float" office:value="1.12226311761129" calcext:value-type="float">
            <text:p><text:s/>1,1 </text:p>
          </table:table-cell>
          <table:table-cell table:style-name="ce12" office:value-type="float" office:value="32.7071202213482" calcext:value-type="float">
            <text:p><text:s/>32,7 </text:p>
          </table:table-cell>
          <table:table-cell table:style-name="ce12" office:value-type="float" office:value="1.03747596317217" calcext:value-type="float">
            <text:p><text:s/>1,0 </text:p>
          </table:table-cell>
          <table:table-cell table:style-name="ce12" office:value-type="float" office:value="72.5669060345148" calcext:value-type="float">
            <text:p><text:s/>72,6 </text:p>
          </table:table-cell>
          <table:table-cell table:style-name="ce12" office:value-type="float" office:value="0.895897645603851" calcext:value-type="float">
            <text:p><text:s/>0,9 </text:p>
          </table:table-cell>
          <table:table-cell table:style-name="ce12" office:value-type="float" office:value="12.0550317054095" calcext:value-type="float">
            <text:p><text:s/>12,1 </text:p>
          </table:table-cell>
          <table:table-cell table:style-name="ce12" office:value-type="float" office:value="4.0616184319338" calcext:value-type="float">
            <text:p><text:s/>4,1 </text:p>
          </table:table-cell>
          <table:table-cell table:style-name="ce12" office:value-type="float" office:value="3.09690359519958" calcext:value-type="float">
            <text:p><text:s/>3,1 </text:p>
          </table:table-cell>
          <table:table-cell table:style-name="ce12" office:value-type="float" office:value="8.56841740260068" calcext:value-type="float">
            <text:p><text:s/>8,6 </text:p>
          </table:table-cell>
          <table:table-cell table:style-name="ce12" office:value-type="float" office:value="12.2811586648762" calcext:value-type="float">
            <text:p><text:s/>12,3 </text:p>
          </table:table-cell>
          <table:table-cell table:style-name="ce12" office:value-type="float" office:value="3.84419403862461" calcext:value-type="float">
            <text:p><text:s/>3,8 </text:p>
          </table:table-cell>
          <table:table-cell table:style-name="ce12" office:value-type="float" office:value="16.8874877519241" calcext:value-type="float">
            <text:p><text:s/>16,9 </text:p>
          </table:table-cell>
          <table:table-cell table:style-name="ce12" office:value-type="float" office:value="2.32251500531096" calcext:value-type="float">
            <text:p><text:s/>2,3 </text:p>
          </table:table-cell>
          <table:table-cell table:style-name="ce12" office:value-type="float" office:value="11.8127667702321" calcext:value-type="float">
            <text:p><text:s/>11,8 </text:p>
          </table:table-cell>
          <table:table-cell table:style-name="ce12" office:value-type="float" office:value="2.97334891125842" calcext:value-type="float">
            <text:p><text:s/>3,0 </text:p>
          </table:table-cell>
          <table:table-cell table:style-name="ce12" office:value-type="float" office:value="32.6640946831622" calcext:value-type="float">
            <text:p><text:s/>32,7 </text:p>
          </table:table-cell>
          <table:table-cell table:style-name="ce12" office:value-type="float" office:value="1.5451556621263" calcext:value-type="float">
            <text:p><text:s/>1,5 </text:p>
          </table:table-cell>
          <table:table-cell table:style-name="ce12" office:value-type="float" office:value="38.6356507946815" calcext:value-type="float">
            <text:p><text:s/>38,6 </text:p>
          </table:table-cell>
          <table:table-cell table:style-name="ce12" office:value-type="float" office:value="1.32578788962886" calcext:value-type="float">
            <text:p><text:s/>1,3 </text:p>
          </table:table-cell>
          <table:table-cell table:style-name="ce12" office:value-type="float" office:value="4.46095605330438" calcext:value-type="float">
            <text:p><text:s/>4,5 </text:p>
          </table:table-cell>
          <table:table-cell table:style-name="ce12" office:value-type="float" office:value="5.16108422600695" calcext:value-type="float">
            <text:p><text:s/>5,2 </text:p>
          </table:table-cell>
          <table:table-cell table:style-name="ce12" office:value-type="float" office:value="6.3341530078761" calcext:value-type="float">
            <text:p><text:s/>6,3 </text:p>
          </table:table-cell>
          <table:table-cell table:style-name="ce12" office:value-type="float" office:value="4.6264470889318" calcext:value-type="float">
            <text:p><text:s/>4,6 </text:p>
          </table:table-cell>
          <table:table-cell table:style-name="ce12" office:value-type="float" office:value="50.9975104549412" calcext:value-type="float">
            <text:p><text:s/>51,0 </text:p>
          </table:table-cell>
          <table:table-cell table:style-name="ce12" office:value-type="float" office:value="1.22164371142409" calcext:value-type="float">
            <text:p><text:s/>1,2 </text:p>
          </table:table-cell>
          <table:table-cell table:style-name="ce12" office:value-type="float" office:value="38.2073804838784" calcext:value-type="float">
            <text:p><text:s/>38,2 </text:p>
          </table:table-cell>
          <table:table-cell table:style-name="ce12" office:value-type="float" office:value="1.56441532960604" calcext:value-type="float">
            <text:p><text:s/>1,6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Nível de instrução mais elevado alcançado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Sem instrução ou fundamental incompleto</text:p>
          </table:table-cell>
          <table:table-cell table:style-name="ce12" office:value-type="float" office:value="26.4715329060939" calcext:value-type="float">
            <text:p><text:s/>26,5 </text:p>
          </table:table-cell>
          <table:table-cell table:style-name="ce12" office:value-type="float" office:value="1.3608291298208" calcext:value-type="float">
            <text:p><text:s/>1,4 </text:p>
          </table:table-cell>
          <table:table-cell table:style-name="ce12" office:value-type="float" office:value="7.66901413606161" calcext:value-type="float">
            <text:p><text:s/>7,7 </text:p>
          </table:table-cell>
          <table:table-cell table:style-name="ce12" office:value-type="float" office:value="2.61463370798784" calcext:value-type="float">
            <text:p><text:s/>2,6 </text:p>
          </table:table-cell>
          <table:table-cell table:style-name="ce12" office:value-type="float" office:value="36.3741174736814" calcext:value-type="float">
            <text:p><text:s/>36,4 </text:p>
          </table:table-cell>
          <table:table-cell table:style-name="ce12" office:value-type="float" office:value="1.03290103470264" calcext:value-type="float">
            <text:p><text:s/>1,0 </text:p>
          </table:table-cell>
          <table:table-cell table:style-name="ce12" office:value-type="float" office:value="29.4853354841631" calcext:value-type="float">
            <text:p><text:s/>29,5 </text:p>
          </table:table-cell>
          <table:table-cell table:style-name="ce12" office:value-type="float" office:value="1.17232092788549" calcext:value-type="float">
            <text:p><text:s/>1,2 </text:p>
          </table:table-cell>
          <table:table-cell table:style-name="ce12" office:value-type="float" office:value="65.7181956561767" calcext:value-type="float">
            <text:p><text:s/>65,7 </text:p>
          </table:table-cell>
          <table:table-cell table:style-name="ce12" office:value-type="float" office:value="0.962305749317522" calcext:value-type="float">
            <text:p><text:s/>1,0 </text:p>
          </table:table-cell>
          <table:table-cell table:style-name="ce12" office:value-type="float" office:value="13.5312061104023" calcext:value-type="float">
            <text:p><text:s/>13,5 </text:p>
          </table:table-cell>
          <table:table-cell table:style-name="ce12" office:value-type="float" office:value="3.25982377073077" calcext:value-type="float">
            <text:p><text:s/>3,3 </text:p>
          </table:table-cell>
          <table:table-cell table:style-name="ce12" office:value-type="float" office:value="7.16480378317072" calcext:value-type="float">
            <text:p><text:s/>7,2 </text:p>
          </table:table-cell>
          <table:table-cell table:style-name="ce12" office:value-type="float" office:value="4.56160787839991" calcext:value-type="float">
            <text:p><text:s/>4,6 </text:p>
          </table:table-cell>
          <table:table-cell table:style-name="ce12" office:value-type="float" office:value="13.5857944502503" calcext:value-type="float">
            <text:p><text:s/>13,6 </text:p>
          </table:table-cell>
          <table:table-cell table:style-name="ce12" office:value-type="float" office:value="3.40529748103809" calcext:value-type="float">
            <text:p><text:s/>3,4 </text:p>
          </table:table-cell>
          <table:table-cell table:style-name="ce12" office:value-type="float" office:value="10.5534088240669" calcext:value-type="float">
            <text:p><text:s/>10,6 </text:p>
          </table:table-cell>
          <table:table-cell table:style-name="ce12" office:value-type="float" office:value="3.54284363839509" calcext:value-type="float">
            <text:p><text:s/>3,5 </text:p>
          </table:table-cell>
          <table:table-cell table:style-name="ce12" office:value-type="float" office:value="6.67532936292656" calcext:value-type="float">
            <text:p><text:s/>6,7 </text:p>
          </table:table-cell>
          <table:table-cell table:style-name="ce12" office:value-type="float" office:value="4.67985974021391" calcext:value-type="float">
            <text:p><text:s/>4,7 </text:p>
          </table:table-cell>
          <table:table-cell table:style-name="ce12" office:value-type="float" office:value="44.8098454055849" calcext:value-type="float">
            <text:p><text:s/>44,8 </text:p>
          </table:table-cell>
          <table:table-cell table:style-name="ce12" office:value-type="float" office:value="1.37101409037894" calcext:value-type="float">
            <text:p><text:s/>1,4 </text:p>
          </table:table-cell>
          <table:table-cell table:style-name="ce12" office:value-type="float" office:value="37.9614164074216" calcext:value-type="float">
            <text:p><text:s/>38,0 </text:p>
          </table:table-cell>
          <table:table-cell table:style-name="ce12" office:value-type="float" office:value="1.54248891760884" calcext:value-type="float">
            <text:p><text:s/>1,5 </text:p>
          </table:table-cell>
          <table:table-cell table:style-name="ce12" office:value-type="float" office:value="2.84500166524934" calcext:value-type="float">
            <text:p><text:s/>2,8 </text:p>
          </table:table-cell>
          <table:table-cell table:style-name="ce12" office:value-type="float" office:value="8.40483730414319" calcext:value-type="float">
            <text:p><text:s/>8,4 </text:p>
          </table:table-cell>
          <table:table-cell table:style-name="ce12" office:value-type="float" office:value="2.35540716449518" calcext:value-type="float">
            <text:p><text:s/>2,4 </text:p>
          </table:table-cell>
          <table:table-cell table:style-name="ce12" office:value-type="float" office:value="7.84735051740668" calcext:value-type="float">
            <text:p><text:s/>7,8 </text:p>
          </table:table-cell>
          <table:table-cell table:style-name="ce12" office:value-type="float" office:value="58.3568898180547" calcext:value-type="float">
            <text:p><text:s/>58,4 </text:p>
          </table:table-cell>
          <table:table-cell table:style-name="ce12" office:value-type="float" office:value="1.10880847582129" calcext:value-type="float">
            <text:p><text:s/>1,1 </text:p>
          </table:table-cell>
          <table:table-cell table:style-name="ce12" office:value-type="float" office:value="36.4427013522007" calcext:value-type="float">
            <text:p><text:s/>36,4 </text:p>
          </table:table-cell>
          <table:table-cell table:style-name="ce12" office:value-type="float" office:value="1.71350907823487" calcext:value-type="float">
            <text:p><text:s/>1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Ensino fundamental completo ou médio incompleto</text:p>
          </table:table-cell>
          <table:table-cell table:style-name="ce12" office:value-type="float" office:value="41.5579205651759" calcext:value-type="float">
            <text:p><text:s/>41,6 </text:p>
          </table:table-cell>
          <table:table-cell table:style-name="ce12" office:value-type="float" office:value="0.919043825898264" calcext:value-type="float">
            <text:p><text:s/>0,9 </text:p>
          </table:table-cell>
          <table:table-cell table:style-name="ce12" office:value-type="float" office:value="15.591860014789" calcext:value-type="float">
            <text:p><text:s/>15,6 </text:p>
          </table:table-cell>
          <table:table-cell table:style-name="ce12" office:value-type="float" office:value="1.6869091332016" calcext:value-type="float">
            <text:p><text:s/>1,7 </text:p>
          </table:table-cell>
          <table:table-cell table:style-name="ce12" office:value-type="float" office:value="27.6359206213443" calcext:value-type="float">
            <text:p><text:s/>27,6 </text:p>
          </table:table-cell>
          <table:table-cell table:style-name="ce12" office:value-type="float" office:value="1.20989126697649" calcext:value-type="float">
            <text:p><text:s/>1,2 </text:p>
          </table:table-cell>
          <table:table-cell table:style-name="ce12" office:value-type="float" office:value="15.2142987986908" calcext:value-type="float">
            <text:p><text:s/>15,2 </text:p>
          </table:table-cell>
          <table:table-cell table:style-name="ce12" office:value-type="float" office:value="1.69475724269528" calcext:value-type="float">
            <text:p><text:s/>1,7 </text:p>
          </table:table-cell>
          <table:table-cell table:style-name="ce12" office:value-type="float" office:value="75.0814644534692" calcext:value-type="float">
            <text:p><text:s/>75,1 </text:p>
          </table:table-cell>
          <table:table-cell table:style-name="ce12" office:value-type="float" office:value="0.656138367145979" calcext:value-type="float">
            <text:p><text:s/>0,7 </text:p>
          </table:table-cell>
          <table:table-cell table:style-name="ce12" office:value-type="float" office:value="18.5469157736061" calcext:value-type="float">
            <text:p><text:s/>18,5 </text:p>
          </table:table-cell>
          <table:table-cell table:style-name="ce12" office:value-type="float" office:value="2.43981981905262" calcext:value-type="float">
            <text:p><text:s/>2,4 </text:p>
          </table:table-cell>
          <table:table-cell table:style-name="ce12" office:value-type="float" office:value="2.82144244806946" calcext:value-type="float">
            <text:p><text:s/>2,8 </text:p>
          </table:table-cell>
          <table:table-cell table:style-name="ce12" office:value-type="float" office:value="6.56568321243416" calcext:value-type="float">
            <text:p><text:s/>6,6 </text:p>
          </table:table-cell>
          <table:table-cell table:style-name="ce12" office:value-type="float" office:value="3.55017732485518" calcext:value-type="float">
            <text:p><text:s/>3,6 </text:p>
          </table:table-cell>
          <table:table-cell table:style-name="ce12" office:value-type="float" office:value="5.29329553971822" calcext:value-type="float">
            <text:p><text:s/>5,3 </text:p>
          </table:table-cell>
          <table:table-cell table:style-name="ce12" office:value-type="float" office:value="23.7083742012168" calcext:value-type="float">
            <text:p><text:s/>23,7 </text:p>
          </table:table-cell>
          <table:table-cell table:style-name="ce12" office:value-type="float" office:value="2.00066436011437" calcext:value-type="float">
            <text:p><text:s/>2,0 </text:p>
          </table:table-cell>
          <table:table-cell table:style-name="ce12" office:value-type="float" office:value="16.8645090777583" calcext:value-type="float">
            <text:p><text:s/>16,9 </text:p>
          </table:table-cell>
          <table:table-cell table:style-name="ce12" office:value-type="float" office:value="2.41360425140824" calcext:value-type="float">
            <text:p><text:s/>2,4 </text:p>
          </table:table-cell>
          <table:table-cell table:style-name="ce12" office:value-type="float" office:value="37.1599615171163" calcext:value-type="float">
            <text:p><text:s/>37,2 </text:p>
          </table:table-cell>
          <table:table-cell table:style-name="ce12" office:value-type="float" office:value="1.48069976323301" calcext:value-type="float">
            <text:p><text:s/>1,5 </text:p>
          </table:table-cell>
          <table:table-cell table:style-name="ce12" office:value-type="float" office:value="22.2671552039086" calcext:value-type="float">
            <text:p><text:s/>22,3 </text:p>
          </table:table-cell>
          <table:table-cell table:style-name="ce12" office:value-type="float" office:value="2.05290613177372" calcext:value-type="float">
            <text:p><text:s/>2,1 </text:p>
          </table:table-cell>
          <table:table-cell table:style-name="ce12" office:value-type="float" office:value="3.84475844257239" calcext:value-type="float">
            <text:p><text:s/>3,8 </text:p>
          </table:table-cell>
          <table:table-cell table:style-name="ce12" office:value-type="float" office:value="7.17939950971527" calcext:value-type="float">
            <text:p><text:s/>7,2 </text:p>
          </table:table-cell>
          <table:table-cell table:style-name="ce12" office:value-type="float" office:value="6.369131092653" calcext:value-type="float">
            <text:p><text:s/>6,4 </text:p>
          </table:table-cell>
          <table:table-cell table:style-name="ce12" office:value-type="float" office:value="5.91481348026609" calcext:value-type="float">
            <text:p><text:s/>5,9 </text:p>
          </table:table-cell>
          <table:table-cell table:style-name="ce12" office:value-type="float" office:value="63.1956348000209" calcext:value-type="float">
            <text:p><text:s/>63,2 </text:p>
          </table:table-cell>
          <table:table-cell table:style-name="ce12" office:value-type="float" office:value="1.17279944124044" calcext:value-type="float">
            <text:p><text:s/>1,2 </text:p>
          </table:table-cell>
          <table:table-cell table:style-name="ce12" office:value-type="float" office:value="26.5904756647537" calcext:value-type="float">
            <text:p><text:s/>26,6 </text:p>
          </table:table-cell>
          <table:table-cell table:style-name="ce12" office:value-type="float" office:value="2.59116958102848" calcext:value-type="float">
            <text:p><text:s/>2,6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Ensino médio completo ou mais elevado</text:p>
          </table:table-cell>
          <table:table-cell table:style-name="ce12" office:value-type="float" office:value="9.5185748165682" calcext:value-type="float">
            <text:p><text:s/>9,5 </text:p>
          </table:table-cell>
          <table:table-cell table:style-name="ce12" office:value-type="float" office:value="2.12743660119996" calcext:value-type="float">
            <text:p><text:s/>2,1 </text:p>
          </table:table-cell>
          <table:table-cell table:style-name="ce12" office:value-type="float" office:value="13.4664952067577" calcext:value-type="float">
            <text:p><text:s/>13,5 </text:p>
          </table:table-cell>
          <table:table-cell table:style-name="ce12" office:value-type="float" office:value="1.66643524779749" calcext:value-type="float">
            <text:p><text:s/>1,7 </text:p>
          </table:table-cell>
          <table:table-cell table:style-name="ce12" office:value-type="float" office:value="55.4452644062044" calcext:value-type="float">
            <text:p><text:s/>55,4 </text:p>
          </table:table-cell>
          <table:table-cell table:style-name="ce12" office:value-type="float" office:value="0.578485925929401" calcext:value-type="float">
            <text:p><text:s/>0,6 </text:p>
          </table:table-cell>
          <table:table-cell table:style-name="ce12" office:value-type="float" office:value="21.5696655704698" calcext:value-type="float">
            <text:p><text:s/>21,6 </text:p>
          </table:table-cell>
          <table:table-cell table:style-name="ce12" office:value-type="float" office:value="1.18915720974576" calcext:value-type="float">
            <text:p><text:s/>1,2 </text:p>
          </table:table-cell>
          <table:table-cell table:style-name="ce12" office:value-type="float" office:value="16.2289057089732" calcext:value-type="float">
            <text:p><text:s/>16,2 </text:p>
          </table:table-cell>
          <table:table-cell table:style-name="ce12" office:value-type="float" office:value="8.35730117241631" calcext:value-type="float">
            <text:p><text:s/>8,4 </text:p>
          </table:table-cell>
          <table:table-cell table:style-name="ce12" office:value-type="float" office:value="7.58929446989657" calcext:value-type="float">
            <text:p><text:s/>7,6 </text:p>
          </table:table-cell>
          <table:table-cell table:style-name="ce12" office:value-type="float" office:value="12.6486938272628" calcext:value-type="float">
            <text:p><text:s/>12,6 </text:p>
          </table:table-cell>
          <table:table-cell table:style-name="ce12" office:value-type="float" office:value="24.7365067421852" calcext:value-type="float">
            <text:p><text:s/>24,7 </text:p>
          </table:table-cell>
          <table:table-cell table:style-name="ce12" office:value-type="float" office:value="6.52028962612189" calcext:value-type="float">
            <text:p><text:s/>6,5 </text:p>
          </table:table-cell>
          <table:table-cell table:style-name="ce12" office:value-type="float" office:value="51.445293078945" calcext:value-type="float">
            <text:p><text:s/>51,4 </text:p>
          </table:table-cell>
          <table:table-cell table:style-name="ce12" office:value-type="float" office:value="3.72720970780364" calcext:value-type="float">
            <text:p><text:s/>3,7 </text:p>
          </table:table-cell>
          <table:table-cell table:style-name="ce12" office:value-type="float" office:value="13.7460998230683" calcext:value-type="float">
            <text:p><text:s/>13,7 </text:p>
          </table:table-cell>
          <table:table-cell table:style-name="ce12" office:value-type="float" office:value="2.2820465678276" calcext:value-type="float">
            <text:p><text:s/>2,3 </text:p>
          </table:table-cell>
          <table:table-cell table:style-name="ce12" office:value-type="float" office:value="16.3659911863207" calcext:value-type="float">
            <text:p><text:s/>16,4 </text:p>
          </table:table-cell>
          <table:table-cell table:style-name="ce12" office:value-type="float" office:value="1.96284822754051" calcext:value-type="float">
            <text:p><text:s/>2,0 </text:p>
          </table:table-cell>
          <table:table-cell table:style-name="ce12" office:value-type="float" office:value="46.996124206573" calcext:value-type="float">
            <text:p><text:s/>47,0 </text:p>
          </table:table-cell>
          <table:table-cell table:style-name="ce12" office:value-type="float" office:value="0.920772683196107" calcext:value-type="float">
            <text:p><text:s/>0,9 </text:p>
          </table:table-cell>
          <table:table-cell table:style-name="ce12" office:value-type="float" office:value="22.8917847840381" calcext:value-type="float">
            <text:p><text:s/>22,9 </text:p>
          </table:table-cell>
          <table:table-cell table:style-name="ce12" office:value-type="float" office:value="1.52366205241263" calcext:value-type="float">
            <text:p><text:s/>1,5 </text:p>
          </table:table-cell>
          <table:table-cell table:style-name="ce12" office:value-type="float" office:value="3.68746675040271" calcext:value-type="float">
            <text:p><text:s/>3,7 </text:p>
          </table:table-cell>
          <table:table-cell table:style-name="ce12" office:value-type="float" office:value="4.73695182759555" calcext:value-type="float">
            <text:p><text:s/>4,7 </text:p>
          </table:table-cell>
          <table:table-cell table:style-name="ce12" office:value-type="float" office:value="10.1300166239747" calcext:value-type="float">
            <text:p><text:s/>10,1 </text:p>
          </table:table-cell>
          <table:table-cell table:style-name="ce12" office:value-type="float" office:value="2.89838212509348" calcext:value-type="float">
            <text:p><text:s/>2,9 </text:p>
          </table:table-cell>
          <table:table-cell table:style-name="ce12" office:value-type="float" office:value="68.1934291161715" calcext:value-type="float">
            <text:p><text:s/>68,2 </text:p>
          </table:table-cell>
          <table:table-cell table:style-name="ce12" office:value-type="float" office:value="0.644693138439228" calcext:value-type="float">
            <text:p><text:s/>0,6 </text:p>
          </table:table-cell>
          <table:table-cell table:style-name="ce12" office:value-type="float" office:value="17.9890875094512" calcext:value-type="float">
            <text:p><text:s/>18,0 </text:p>
          </table:table-cell>
          <table:table-cell table:style-name="ce12" office:value-type="float" office:value="1.98745145934312" calcext:value-type="float">
            <text:p><text:s/>2,0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ondição na unidade domiciliar 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Pessoa de referência</text:p>
          </table:table-cell>
          <table:table-cell table:style-name="ce12" office:value-type="float" office:value="3.17267033284684" calcext:value-type="float">
            <text:p><text:s/>3,2 </text:p>
          </table:table-cell>
          <table:table-cell table:style-name="ce12" office:value-type="float" office:value="5.58860816543368" calcext:value-type="float">
            <text:p><text:s/>5,6 </text:p>
          </table:table-cell>
          <table:table-cell table:style-name="ce12" office:value-type="float" office:value="7.73564826787646" calcext:value-type="float">
            <text:p><text:s/>7,7 </text:p>
          </table:table-cell>
          <table:table-cell table:style-name="ce12" office:value-type="float" office:value="3.23835824176317" calcext:value-type="float">
            <text:p><text:s/>3,2 </text:p>
          </table:table-cell>
          <table:table-cell table:style-name="ce12" office:value-type="float" office:value="73.2080612469466" calcext:value-type="float">
            <text:p><text:s/>73,2 </text:p>
          </table:table-cell>
          <table:table-cell table:style-name="ce12" office:value-type="float" office:value="0.582774389964965" calcext:value-type="float">
            <text:p><text:s/>0,6 </text:p>
          </table:table-cell>
          <table:table-cell table:style-name="ce12" office:value-type="float" office:value="15.88362015233" calcext:value-type="float">
            <text:p><text:s/>15,9 </text:p>
          </table:table-cell>
          <table:table-cell table:style-name="ce12" office:value-type="float" office:value="2.26676203501106" calcext:value-type="float">
            <text:p><text:s/>2,3 </text:p>
          </table:table-cell>
          <table:table-cell table:style-name="ce12" office:value-type="float" office:value="30.9024814909964" calcext:value-type="float">
            <text:p><text:s/>30,9 </text:p>
          </table:table-cell>
          <table:table-cell table:style-name="ce12" office:value-type="float" office:value="13.1859772093968" calcext:value-type="float">
            <text:p><text:s/>13,2 </text:p>
          </table:table-cell>
          <table:table-cell table:style-name="ce12" office:value-type="float" office:value="11.15411460558" calcext:value-type="float">
            <text:p><text:s/>11,2 </text:p>
          </table:table-cell>
          <table:table-cell table:style-name="ce12" office:value-type="float" office:value="21.6071951902697" calcext:value-type="float">
            <text:p><text:s/>21,6 </text:p>
          </table:table-cell>
          <table:table-cell table:style-name="ce12" office:value-type="float" office:value="36.2337123958602" calcext:value-type="float">
            <text:p><text:s/>36,2 </text:p>
          </table:table-cell>
          <table:table-cell table:style-name="ce12" office:value-type="float" office:value="11.3558522983648" calcext:value-type="float">
            <text:p><text:s/>11,4 </text:p>
          </table:table-cell>
          <table:table-cell table:style-name="ce12" office:value-type="float" office:value="21.7096915075634" calcext:value-type="float">
            <text:p><text:s/>21,7 </text:p>
          </table:table-cell>
          <table:table-cell table:style-name="ce12" office:value-type="float" office:value="15.0077092883985" calcext:value-type="float">
            <text:p><text:s/>15,0 </text:p>
          </table:table-cell>
          <table:table-cell table:style-name="ce12" office:value-type="float" office:value="4.72393094128624" calcext:value-type="float">
            <text:p><text:s/>4,7 </text:p>
          </table:table-cell>
          <table:table-cell table:style-name="ce12" office:value-type="float" office:value="7.514577682745" calcext:value-type="float">
            <text:p><text:s/>7,5 </text:p>
          </table:table-cell>
          <table:table-cell table:style-name="ce12" office:value-type="float" office:value="10.3300524851335" calcext:value-type="float">
            <text:p><text:s/>10,3 </text:p>
          </table:table-cell>
          <table:table-cell table:style-name="ce12" office:value-type="float" office:value="4.66817541862023" calcext:value-type="float">
            <text:p><text:s/>4,7 </text:p>
          </table:table-cell>
          <table:table-cell table:style-name="ce12" office:value-type="float" office:value="66.461231782143" calcext:value-type="float">
            <text:p><text:s/>66,5 </text:p>
          </table:table-cell>
          <table:table-cell table:style-name="ce12" office:value-type="float" office:value="1.16609029356616" calcext:value-type="float">
            <text:p><text:s/>1,2 </text:p>
          </table:table-cell>
          <table:table-cell table:style-name="ce12" office:value-type="float" office:value="18.4847847914373" calcext:value-type="float">
            <text:p><text:s/>18,5 </text:p>
          </table:table-cell>
          <table:table-cell table:style-name="ce12" office:value-type="float" office:value="3.44651639851727" calcext:value-type="float">
            <text:p><text:s/>3,4 </text:p>
          </table:table-cell>
          <table:table-cell table:style-name="ce12" office:value-type="float" office:value="1.88485668502752" calcext:value-type="float">
            <text:p><text:s/>1,9 </text:p>
          </table:table-cell>
          <table:table-cell table:style-name="ce12" office:value-type="float" office:value="9.27746825755328" calcext:value-type="float">
            <text:p><text:s/>9,3 </text:p>
          </table:table-cell>
          <table:table-cell table:style-name="ce12" office:value-type="float" office:value="6.26282926293586" calcext:value-type="float">
            <text:p><text:s/>6,3 </text:p>
          </table:table-cell>
          <table:table-cell table:style-name="ce12" office:value-type="float" office:value="4.47332211983084" calcext:value-type="float">
            <text:p><text:s/>4,5 </text:p>
          </table:table-cell>
          <table:table-cell table:style-name="ce12" office:value-type="float" office:value="77.4833754284193" calcext:value-type="float">
            <text:p><text:s/>77,5 </text:p>
          </table:table-cell>
          <table:table-cell table:style-name="ce12" office:value-type="float" office:value="0.65023938315729" calcext:value-type="float">
            <text:p><text:s/>0,7 </text:p>
          </table:table-cell>
          <table:table-cell table:style-name="ce12" office:value-type="float" office:value="14.3689386236174" calcext:value-type="float">
            <text:p><text:s/>14,4 </text:p>
          </table:table-cell>
          <table:table-cell table:style-name="ce12" office:value-type="float" office:value="3.04007149764402" calcext:value-type="float">
            <text:p><text:s/>3,0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Cônjuge</text:p>
          </table:table-cell>
          <table:table-cell table:style-name="ce12" office:value-type="float" office:value="4.21703939376687" calcext:value-type="float">
            <text:p><text:s/>4,2 </text:p>
          </table:table-cell>
          <table:table-cell table:style-name="ce12" office:value-type="float" office:value="4.19509722691163" calcext:value-type="float">
            <text:p><text:s/>4,2 </text:p>
          </table:table-cell>
          <table:table-cell table:style-name="ce12" office:value-type="float" office:value="5.62735556275919" calcext:value-type="float">
            <text:p><text:s/>5,6 </text:p>
          </table:table-cell>
          <table:table-cell table:style-name="ce12" office:value-type="float" office:value="3.94408923530512" calcext:value-type="float">
            <text:p><text:s/>3,9 </text:p>
          </table:table-cell>
          <table:table-cell table:style-name="ce12" office:value-type="float" office:value="49.3798250887321" calcext:value-type="float">
            <text:p><text:s/>49,4 </text:p>
          </table:table-cell>
          <table:table-cell table:style-name="ce12" office:value-type="float" office:value="1.00340835039527" calcext:value-type="float">
            <text:p><text:s/>1,0 </text:p>
          </table:table-cell>
          <table:table-cell table:style-name="ce12" office:value-type="float" office:value="40.7757799547418" calcext:value-type="float">
            <text:p><text:s/>40,8 </text:p>
          </table:table-cell>
          <table:table-cell table:style-name="ce12" office:value-type="float" office:value="1.17246544245863" calcext:value-type="float">
            <text:p><text:s/>1,2 </text:p>
          </table:table-cell>
          <table:table-cell table:style-name="ce12" office:value-type="float" office:value="23.3058437499618" calcext:value-type="float">
            <text:p><text:s/>23,3 </text:p>
          </table:table-cell>
          <table:table-cell table:style-name="ce12" office:value-type="float" office:value="9.18030489116602" calcext:value-type="float">
            <text:p><text:s/>9,2 </text:p>
          </table:table-cell>
          <table:table-cell table:style-name="ce12" office:value-type="float" office:value="6.15009724087848" calcext:value-type="float">
            <text:p><text:s/>6,2 </text:p>
          </table:table-cell>
          <table:table-cell table:style-name="ce12" office:value-type="float" office:value="24.8726032109676" calcext:value-type="float">
            <text:p><text:s/>24,9 </text:p>
          </table:table-cell>
          <table:table-cell table:style-name="ce12" office:value-type="float" office:value="16.7511742028388" calcext:value-type="float">
            <text:p><text:s/>16,8 </text:p>
          </table:table-cell>
          <table:table-cell table:style-name="ce12" office:value-type="float" office:value="12.4017172774616" calcext:value-type="float">
            <text:p><text:s/>12,4 </text:p>
          </table:table-cell>
          <table:table-cell table:style-name="ce12" office:value-type="float" office:value="53.7928848063209" calcext:value-type="float">
            <text:p><text:s/>53,8 </text:p>
          </table:table-cell>
          <table:table-cell table:style-name="ce12" office:value-type="float" office:value="4.95631025965745" calcext:value-type="float">
            <text:p><text:s/>5,0 </text:p>
          </table:table-cell>
          <table:table-cell table:style-name="ce12" office:value-type="float" office:value="4.92054328960587" calcext:value-type="float">
            <text:p><text:s/>4,9 </text:p>
          </table:table-cell>
          <table:table-cell table:style-name="ce12" office:value-type="float" office:value="5.83992186811802" calcext:value-type="float">
            <text:p><text:s/>5,8 </text:p>
          </table:table-cell>
          <table:table-cell table:style-name="ce12" office:value-type="float" office:value="6.29019213012995" calcext:value-type="float">
            <text:p><text:s/>6,3 </text:p>
          </table:table-cell>
          <table:table-cell table:style-name="ce12" office:value-type="float" office:value="5.9874244810525" calcext:value-type="float">
            <text:p><text:s/>6,0 </text:p>
          </table:table-cell>
          <table:table-cell table:style-name="ce12" office:value-type="float" office:value="42.3437207389862" calcext:value-type="float">
            <text:p><text:s/>42,3 </text:p>
          </table:table-cell>
          <table:table-cell table:style-name="ce12" office:value-type="float" office:value="1.86105120452623" calcext:value-type="float">
            <text:p><text:s/>1,9 </text:p>
          </table:table-cell>
          <table:table-cell table:style-name="ce12" office:value-type="float" office:value="46.4455438412781" calcext:value-type="float">
            <text:p><text:s/>46,4 </text:p>
          </table:table-cell>
          <table:table-cell table:style-name="ce12" office:value-type="float" office:value="1.7030683194284" calcext:value-type="float">
            <text:p><text:s/>1,7 </text:p>
          </table:table-cell>
          <table:table-cell table:style-name="ce12" office:value-type="float" office:value="2.88809980382551" calcext:value-type="float">
            <text:p><text:s/>2,9 </text:p>
          </table:table-cell>
          <table:table-cell table:style-name="ce12" office:value-type="float" office:value="7.12190865564267" calcext:value-type="float">
            <text:p><text:s/>7,1 </text:p>
          </table:table-cell>
          <table:table-cell table:style-name="ce12" office:value-type="float" office:value="5.16125472205751" calcext:value-type="float">
            <text:p><text:s/>5,2 </text:p>
          </table:table-cell>
          <table:table-cell table:style-name="ce12" office:value-type="float" office:value="5.37746858710701" calcext:value-type="float">
            <text:p><text:s/>5,4 </text:p>
          </table:table-cell>
          <table:table-cell table:style-name="ce12" office:value-type="float" office:value="55.5464471928151" calcext:value-type="float">
            <text:p><text:s/>55,5 </text:p>
          </table:table-cell>
          <table:table-cell table:style-name="ce12" office:value-type="float" office:value="1.13181713908118" calcext:value-type="float">
            <text:p><text:s/>1,1 </text:p>
          </table:table-cell>
          <table:table-cell table:style-name="ce12" office:value-type="float" office:value="36.4041982813019" calcext:value-type="float">
            <text:p><text:s/>36,4 </text:p>
          </table:table-cell>
          <table:table-cell table:style-name="ce12" office:value-type="float" office:value="1.67356161949048" calcext:value-type="float">
            <text:p><text:s/>1,7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Filho</text:p>
          </table:table-cell>
          <table:table-cell table:style-name="ce12" office:value-type="float" office:value="32.5541881830024" calcext:value-type="float">
            <text:p><text:s/>32,6 </text:p>
          </table:table-cell>
          <table:table-cell table:style-name="ce12" office:value-type="float" office:value="0.838168257895828" calcext:value-type="float">
            <text:p><text:s/>0,8 </text:p>
          </table:table-cell>
          <table:table-cell table:style-name="ce12" office:value-type="float" office:value="16.0100409524233" calcext:value-type="float">
            <text:p><text:s/>16,0 </text:p>
          </table:table-cell>
          <table:table-cell table:style-name="ce12" office:value-type="float" office:value="1.30744836383126" calcext:value-type="float">
            <text:p><text:s/>1,3 </text:p>
          </table:table-cell>
          <table:table-cell table:style-name="ce12" office:value-type="float" office:value="33.7190897114591" calcext:value-type="float">
            <text:p><text:s/>33,7 </text:p>
          </table:table-cell>
          <table:table-cell table:style-name="ce12" office:value-type="float" office:value="0.827794501470129" calcext:value-type="float">
            <text:p><text:s/>0,8 </text:p>
          </table:table-cell>
          <table:table-cell table:style-name="ce12" office:value-type="float" office:value="17.7166811531153" calcext:value-type="float">
            <text:p><text:s/>17,7 </text:p>
          </table:table-cell>
          <table:table-cell table:style-name="ce12" office:value-type="float" office:value="1.23762974301964" calcext:value-type="float">
            <text:p><text:s/>1,2 </text:p>
          </table:table-cell>
          <table:table-cell table:style-name="ce12" office:value-type="float" office:value="70.5432027493279" calcext:value-type="float">
            <text:p><text:s/>70,5 </text:p>
          </table:table-cell>
          <table:table-cell table:style-name="ce12" office:value-type="float" office:value="0.632248700448998" calcext:value-type="float">
            <text:p><text:s/>0,6 </text:p>
          </table:table-cell>
          <table:table-cell table:style-name="ce12" office:value-type="float" office:value="16.8284499730364" calcext:value-type="float">
            <text:p><text:s/>16,8 </text:p>
          </table:table-cell>
          <table:table-cell table:style-name="ce12" office:value-type="float" office:value="2.19938845089954" calcext:value-type="float">
            <text:p><text:s/>2,2 </text:p>
          </table:table-cell>
          <table:table-cell table:style-name="ce12" office:value-type="float" office:value="4.68854338169672" calcext:value-type="float">
            <text:p><text:s/>4,7 </text:p>
          </table:table-cell>
          <table:table-cell table:style-name="ce12" office:value-type="float" office:value="4.2906565375074" calcext:value-type="float">
            <text:p><text:s/>4,3 </text:p>
          </table:table-cell>
          <table:table-cell table:style-name="ce12" office:value-type="float" office:value="7.93980389593892" calcext:value-type="float">
            <text:p><text:s/>7,9 </text:p>
          </table:table-cell>
          <table:table-cell table:style-name="ce12" office:value-type="float" office:value="3.36792655049035" calcext:value-type="float">
            <text:p><text:s/>3,4 </text:p>
          </table:table-cell>
          <table:table-cell table:style-name="ce12" office:value-type="float" office:value="20.1124750349597" calcext:value-type="float">
            <text:p><text:s/>20,1 </text:p>
          </table:table-cell>
          <table:table-cell table:style-name="ce12" office:value-type="float" office:value="1.65542282183309" calcext:value-type="float">
            <text:p><text:s/>1,7 </text:p>
          </table:table-cell>
          <table:table-cell table:style-name="ce12" office:value-type="float" office:value="17.4214600057829" calcext:value-type="float">
            <text:p><text:s/>17,4 </text:p>
          </table:table-cell>
          <table:table-cell table:style-name="ce12" office:value-type="float" office:value="1.72860727314523" calcext:value-type="float">
            <text:p><text:s/>1,7 </text:p>
          </table:table-cell>
          <table:table-cell table:style-name="ce12" office:value-type="float" office:value="39.9641816329745" calcext:value-type="float">
            <text:p><text:s/>40,0 </text:p>
          </table:table-cell>
          <table:table-cell table:style-name="ce12" office:value-type="float" office:value="1.00229329636023" calcext:value-type="float">
            <text:p><text:s/>1,0 </text:p>
          </table:table-cell>
          <table:table-cell table:style-name="ce12" office:value-type="float" office:value="22.5018833262829" calcext:value-type="float">
            <text:p><text:s/>22,5 </text:p>
          </table:table-cell>
          <table:table-cell table:style-name="ce12" office:value-type="float" office:value="1.48423206273397" calcext:value-type="float">
            <text:p><text:s/>1,5 </text:p>
          </table:table-cell>
          <table:table-cell table:style-name="ce12" office:value-type="float" office:value="5.4749198459475" calcext:value-type="float">
            <text:p><text:s/>5,5 </text:p>
          </table:table-cell>
          <table:table-cell table:style-name="ce12" office:value-type="float" office:value="5.01340334887532" calcext:value-type="float">
            <text:p><text:s/>5,0 </text:p>
          </table:table-cell>
          <table:table-cell table:style-name="ce12" office:value-type="float" office:value="11.2099609189526" calcext:value-type="float">
            <text:p><text:s/>11,2 </text:p>
          </table:table-cell>
          <table:table-cell table:style-name="ce12" office:value-type="float" office:value="3.7611495498872" calcext:value-type="float">
            <text:p><text:s/>3,8 </text:p>
          </table:table-cell>
          <table:table-cell table:style-name="ce12" office:value-type="float" office:value="62.6043180799498" calcext:value-type="float">
            <text:p><text:s/>62,6 </text:p>
          </table:table-cell>
          <table:table-cell table:style-name="ce12" office:value-type="float" office:value="1.00759429002121" calcext:value-type="float">
            <text:p><text:s/>1,0 </text:p>
          </table:table-cell>
          <table:table-cell table:style-name="ce12" office:value-type="float" office:value="20.7108011551501" calcext:value-type="float">
            <text:p><text:s/>20,7 </text:p>
          </table:table-cell>
          <table:table-cell table:style-name="ce12" office:value-type="float" office:value="2.43210426194413" calcext:value-type="float">
            <text:p><text:s/>2,4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Outro parente ou agregado</text:p>
          </table:table-cell>
          <table:table-cell table:style-name="ce12" office:value-type="float" office:value="27.1272829226505" calcext:value-type="float">
            <text:p><text:s/>27,1 </text:p>
          </table:table-cell>
          <table:table-cell table:style-name="ce12" office:value-type="float" office:value="1.68199336749626" calcext:value-type="float">
            <text:p><text:s/>1,7 </text:p>
          </table:table-cell>
          <table:table-cell table:style-name="ce12" office:value-type="float" office:value="13.4001264050244" calcext:value-type="float">
            <text:p><text:s/>13,4 </text:p>
          </table:table-cell>
          <table:table-cell table:style-name="ce12" office:value-type="float" office:value="2.69911727554089" calcext:value-type="float">
            <text:p><text:s/>2,7 </text:p>
          </table:table-cell>
          <table:table-cell table:style-name="ce12" office:value-type="float" office:value="38.5129571850268" calcext:value-type="float">
            <text:p><text:s/>38,5 </text:p>
          </table:table-cell>
          <table:table-cell table:style-name="ce12" office:value-type="float" office:value="1.37582689815013" calcext:value-type="float">
            <text:p><text:s/>1,4 </text:p>
          </table:table-cell>
          <table:table-cell table:style-name="ce12" office:value-type="float" office:value="20.9596334872983" calcext:value-type="float">
            <text:p><text:s/>21,0 </text:p>
          </table:table-cell>
          <table:table-cell table:style-name="ce12" office:value-type="float" office:value="1.9496871229187" calcext:value-type="float">
            <text:p><text:s/>1,9 </text:p>
          </table:table-cell>
          <table:table-cell table:style-name="ce12" office:value-type="float" office:value="65.593834892031" calcext:value-type="float">
            <text:p><text:s/>65,6 </text:p>
          </table:table-cell>
          <table:table-cell table:style-name="ce12" office:value-type="float" office:value="1.37330490670016" calcext:value-type="float">
            <text:p><text:s/>1,4 </text:p>
          </table:table-cell>
          <table:table-cell table:style-name="ce12" office:value-type="float" office:value="14.82613750581" calcext:value-type="float">
            <text:p><text:s/>14,8 </text:p>
          </table:table-cell>
          <table:table-cell table:style-name="ce12" office:value-type="float" office:value="4.25838773235234" calcext:value-type="float">
            <text:p><text:s/>4,3 </text:p>
          </table:table-cell>
          <table:table-cell table:style-name="ce12" office:value-type="float" office:value="7.01690056889463" calcext:value-type="float">
            <text:p><text:s/>7,0 </text:p>
          </table:table-cell>
          <table:table-cell table:style-name="ce12" office:value-type="float" office:value="6.9501779014161" calcext:value-type="float">
            <text:p><text:s/>7,0 </text:p>
          </table:table-cell>
          <table:table-cell table:style-name="ce12" office:value-type="float" office:value="12.5631270332643" calcext:value-type="float">
            <text:p><text:s/>12,6 </text:p>
          </table:table-cell>
          <table:table-cell table:style-name="ce12" office:value-type="float" office:value="5.2280233755897" calcext:value-type="float">
            <text:p><text:s/>5,2 </text:p>
          </table:table-cell>
          <table:table-cell table:style-name="ce12" office:value-type="float" office:value="15.9659812329396" calcext:value-type="float">
            <text:p><text:s/>16,0 </text:p>
          </table:table-cell>
          <table:table-cell table:style-name="ce12" office:value-type="float" office:value="3.22353183587252" calcext:value-type="float">
            <text:p><text:s/>3,2 </text:p>
          </table:table-cell>
          <table:table-cell table:style-name="ce12" office:value-type="float" office:value="14.5386095199031" calcext:value-type="float">
            <text:p><text:s/>14,5 </text:p>
          </table:table-cell>
          <table:table-cell table:style-name="ce12" office:value-type="float" office:value="3.73633338538525" calcext:value-type="float">
            <text:p><text:s/>3,7 </text:p>
          </table:table-cell>
          <table:table-cell table:style-name="ce12" office:value-type="float" office:value="44.5742743878221" calcext:value-type="float">
            <text:p><text:s/>44,6 </text:p>
          </table:table-cell>
          <table:table-cell table:style-name="ce12" office:value-type="float" office:value="1.64238758787198" calcext:value-type="float">
            <text:p><text:s/>1,6 </text:p>
          </table:table-cell>
          <table:table-cell table:style-name="ce12" office:value-type="float" office:value="24.9211348593352" calcext:value-type="float">
            <text:p><text:s/>24,9 </text:p>
          </table:table-cell>
          <table:table-cell table:style-name="ce12" office:value-type="float" office:value="2.37657007677998" calcext:value-type="float">
            <text:p><text:s/>2,4 </text:p>
          </table:table-cell>
          <table:table-cell table:style-name="ce12" office:value-type="float" office:value="3.70474687159411" calcext:value-type="float">
            <text:p><text:s/>3,7 </text:p>
          </table:table-cell>
          <table:table-cell table:style-name="ce12" office:value-type="float" office:value="10.8334031597561" calcext:value-type="float">
            <text:p><text:s/>10,8 </text:p>
          </table:table-cell>
          <table:table-cell table:style-name="ce12" office:value-type="float" office:value="8.87836871627994" calcext:value-type="float">
            <text:p><text:s/>8,9 </text:p>
          </table:table-cell>
          <table:table-cell table:style-name="ce12" office:value-type="float" office:value="7.44009647061352" calcext:value-type="float">
            <text:p><text:s/>7,4 </text:p>
          </table:table-cell>
          <table:table-cell table:style-name="ce12" office:value-type="float" office:value="64.9343602301894" calcext:value-type="float">
            <text:p><text:s/>64,9 </text:p>
          </table:table-cell>
          <table:table-cell table:style-name="ce12" office:value-type="float" office:value="1.60880451931558" calcext:value-type="float">
            <text:p><text:s/>1,6 </text:p>
          </table:table-cell>
          <table:table-cell table:style-name="ce12" office:value-type="float" office:value="22.4825241819365" calcext:value-type="float">
            <text:p><text:s/>22,5 </text:p>
          </table:table-cell>
          <table:table-cell table:style-name="ce12" office:value-type="float" office:value="3.91822016045264" calcext:value-type="float">
            <text:p><text:s/>3,9 </text:p>
          </table:table-cell>
          <table:table-cell table:number-columns-repeated="991"/>
        </table:table-row>
        <table:table-row table:style-name="ro2">
          <table:table-cell table:style-name="ce4" table:number-columns-repeated="33"/>
          <table:table-cell table:number-columns-repeated="991"/>
        </table:table-row>
        <table:table-row table:style-name="ro2">
          <table:table-cell table:style-name="ce6" office:value-type="string" calcext:value-type="string">
            <text:p>Fonte: IBGE. Pesquisa Nacional por Amostra de Domicílios Contínua, 2013, consolidado de primeiras entrevistas.</text:p>
          </table:table-cell>
          <table:table-cell table:style-name="ce6" table:number-columns-repeated="32"/>
          <table:table-cell table:number-columns-repeated="991"/>
        </table:table-row>
        <table:table-row table:style-name="ro2">
          <table:table-cell table:style-name="ce7" office:value-type="string" calcext:value-type="string">
            <text:p>Nota: (1) Não são apresentados resultados para amarelos, indígenas e pessoas sem declaração de cor ou raça.</text:p>
          </table:table-cell>
          <table:table-cell table:style-name="ce7" table:number-columns-repeated="32"/>
          <table:table-cell table:style-name="ce13" table:number-columns-repeated="99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2" table:style-name="ta6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number-columns-repeated="224" table:default-cell-style-name="ce8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Tabela 1.17 - Distribuição percentual de jovens de 15 a 29 anos de idade, por tipo de atividade na semana de referência e grupos de idade, com indicação do coeficiente de variação, segundo as características selecionadas - 2012</text:p>
          </table:table-cell>
          <table:covered-table-cell table:number-columns-repeated="32" table:style-name="ce1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" table:number-rows-spanned="5">
            <text:p>Características selecionadas</text:p>
          </table:table-cell>
          <table:table-cell table:style-name="ce9" office:value-type="string" calcext:value-type="string" table:number-columns-spanned="32" table:number-rows-spanned="1">
            <text:p>Jovens de 15 a 29 anos de idade</text:p>
          </table:table-cell>
          <table:covered-table-cell table:number-columns-repeated="31" table:style-name="ce9"/>
          <table:table-cell table:number-columns-repeated="991"/>
        </table:table-row>
        <table:table-row table:style-name="ro2">
          <table:covered-table-cell table:style-name="ce2"/>
          <table:table-cell table:style-name="ce10" office:value-type="string" calcext:value-type="string" table:number-columns-spanned="8" table:number-rows-spanned="2">
            <text:p>Total</text:p>
          </table:table-cell>
          <table:covered-table-cell table:number-columns-repeated="7" table:style-name="ce10"/>
          <table:table-cell table:style-name="ce9" office:value-type="string" calcext:value-type="string" table:number-columns-spanned="24" table:number-rows-spanned="1">
            <text:p>Grupos de idade</text:p>
          </table:table-cell>
          <table:covered-table-cell table:number-columns-repeated="23" table:style-name="ce9"/>
          <table:table-cell table:number-columns-repeated="991"/>
        </table:table-row>
        <table:table-row table:style-name="ro2">
          <table:covered-table-cell table:style-name="ce2"/>
          <table:covered-table-cell table:number-columns-repeated="8" table:style-name="ce10"/>
          <table:table-cell table:style-name="ce10" office:value-type="string" calcext:value-type="string" table:number-columns-spanned="8" table:number-rows-spanned="1">
            <text:p>15 a 17 anos de idade</text:p>
          </table:table-cell>
          <table:covered-table-cell table:number-columns-repeated="7" table:style-name="ce10"/>
          <table:table-cell table:style-name="ce10" office:value-type="string" calcext:value-type="string" table:number-columns-spanned="8" table:number-rows-spanned="1">
            <text:p>18 a 24 anos de idade</text:p>
          </table:table-cell>
          <table:covered-table-cell table:number-columns-repeated="7" table:style-name="ce10"/>
          <table:table-cell table:style-name="ce9" office:value-type="string" calcext:value-type="string" table:number-columns-spanned="8" table:number-rows-spanned="1">
            <text:p>25 a 29 anos de idade</text:p>
          </table:table-cell>
          <table:covered-table-cell table:number-columns-repeated="7" table:style-name="ce9"/>
          <table:table-cell table:number-columns-repeated="991"/>
        </table:table-row>
        <table:table-row table:style-name="ro1">
          <table:covered-table-cell table:style-name="ce2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ão estuda e não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ão estuda e não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ão estuda e não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u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studa e está ocup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ó está ocupado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number-columns-repeated="991"/>
        </table:table-row>
        <table:table-row table:style-name="ro2">
          <table:covered-table-cell table:style-name="ce2"/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Brasil</text:p>
          </table:table-cell>
          <table:table-cell table:style-name="ce11" office:value-type="float" office:value="22.6954408045086" calcext:value-type="float">
            <text:p><text:s/>22,7 </text:p>
          </table:table-cell>
          <table:table-cell table:style-name="ce11" office:value-type="float" office:value="0.805599341067513" calcext:value-type="float">
            <text:p><text:s/>0,8 </text:p>
          </table:table-cell>
          <table:table-cell table:style-name="ce11" office:value-type="float" office:value="13.3217253415372" calcext:value-type="float">
            <text:p><text:s/>13,3 </text:p>
          </table:table-cell>
          <table:table-cell table:style-name="ce11" office:value-type="float" office:value="1.13500647833213" calcext:value-type="float">
            <text:p><text:s/>1,1 </text:p>
          </table:table-cell>
          <table:table-cell table:style-name="ce11" office:value-type="float" office:value="42.530738498737" calcext:value-type="float">
            <text:p><text:s/>42,5 </text:p>
          </table:table-cell>
          <table:table-cell table:style-name="ce11" office:value-type="float" office:value="0.508068605786985" calcext:value-type="float">
            <text:p><text:s/>0,5 </text:p>
          </table:table-cell>
          <table:table-cell table:style-name="ce11" office:value-type="float" office:value="21.4520953552175" calcext:value-type="float">
            <text:p><text:s/>21,5 </text:p>
          </table:table-cell>
          <table:table-cell table:style-name="ce11" office:value-type="float" office:value="0.79876725353779" calcext:value-type="float">
            <text:p><text:s/>0,8 </text:p>
          </table:table-cell>
          <table:table-cell table:style-name="ce11" office:value-type="float" office:value="67.2649943476337" calcext:value-type="float">
            <text:p><text:s/>67,3 </text:p>
          </table:table-cell>
          <table:table-cell table:style-name="ce11" office:value-type="float" office:value="0.609612516949269" calcext:value-type="float">
            <text:p><text:s/>0,6 </text:p>
          </table:table-cell>
          <table:table-cell table:style-name="ce11" office:value-type="float" office:value="17.1094356765631" calcext:value-type="float">
            <text:p><text:s/>17,1 </text:p>
          </table:table-cell>
          <table:table-cell table:style-name="ce11" office:value-type="float" office:value="1.90437509281622" calcext:value-type="float">
            <text:p><text:s/>1,9 </text:p>
          </table:table-cell>
          <table:table-cell table:style-name="ce11" office:value-type="float" office:value="5.69046561424488" calcext:value-type="float">
            <text:p><text:s/>5,7 </text:p>
          </table:table-cell>
          <table:table-cell table:style-name="ce11" office:value-type="float" office:value="3.26360983506577" calcext:value-type="float">
            <text:p><text:s/>3,3 </text:p>
          </table:table-cell>
          <table:table-cell table:style-name="ce11" office:value-type="float" office:value="9.93510436155834" calcext:value-type="float">
            <text:p><text:s/>9,9 </text:p>
          </table:table-cell>
          <table:table-cell table:style-name="ce11" office:value-type="float" office:value="2.6558767184414" calcext:value-type="float">
            <text:p><text:s/>2,7 </text:p>
          </table:table-cell>
          <table:table-cell table:style-name="ce11" office:value-type="float" office:value="15.2981550032472" calcext:value-type="float">
            <text:p><text:s/>15,3 </text:p>
          </table:table-cell>
          <table:table-cell table:style-name="ce11" office:value-type="float" office:value="1.46468738386865" calcext:value-type="float">
            <text:p><text:s/>1,5 </text:p>
          </table:table-cell>
          <table:table-cell table:style-name="ce11" office:value-type="float" office:value="15.0898989115472" calcext:value-type="float">
            <text:p><text:s/>15,1 </text:p>
          </table:table-cell>
          <table:table-cell table:style-name="ce11" office:value-type="float" office:value="1.53111856959545" calcext:value-type="float">
            <text:p><text:s/>1,5 </text:p>
          </table:table-cell>
          <table:table-cell table:style-name="ce11" office:value-type="float" office:value="44.4412552361303" calcext:value-type="float">
            <text:p><text:s/>44,4 </text:p>
          </table:table-cell>
          <table:table-cell table:style-name="ce11" office:value-type="float" office:value="0.702473328774686" calcext:value-type="float">
            <text:p><text:s/>0,7 </text:p>
          </table:table-cell>
          <table:table-cell table:style-name="ce11" office:value-type="float" office:value="25.1706908490753" calcext:value-type="float">
            <text:p><text:s/>25,2 </text:p>
          </table:table-cell>
          <table:table-cell table:style-name="ce11" office:value-type="float" office:value="1.02360496137142" calcext:value-type="float">
            <text:p><text:s/>1,0 </text:p>
          </table:table-cell>
          <table:table-cell table:style-name="ce11" office:value-type="float" office:value="3.36351530074452" calcext:value-type="float">
            <text:p><text:s/>3,4 </text:p>
          </table:table-cell>
          <table:table-cell table:style-name="ce11" office:value-type="float" office:value="3.78469717160981" calcext:value-type="float">
            <text:p><text:s/>3,8 </text:p>
          </table:table-cell>
          <table:table-cell table:style-name="ce11" office:value-type="float" office:value="8.29078448971542" calcext:value-type="float">
            <text:p><text:s/>8,3 </text:p>
          </table:table-cell>
          <table:table-cell table:style-name="ce11" office:value-type="float" office:value="2.47323385458218" calcext:value-type="float">
            <text:p><text:s/>2,5 </text:p>
          </table:table-cell>
          <table:table-cell table:style-name="ce11" office:value-type="float" office:value="64.4525658350787" calcext:value-type="float">
            <text:p><text:s/>64,5 </text:p>
          </table:table-cell>
          <table:table-cell table:style-name="ce11" office:value-type="float" office:value="0.517046916072275" calcext:value-type="float">
            <text:p><text:s/>0,5 </text:p>
          </table:table-cell>
          <table:table-cell table:style-name="ce11" office:value-type="float" office:value="23.8931343744614" calcext:value-type="float">
            <text:p><text:s/>23,9 </text:p>
          </table:table-cell>
          <table:table-cell table:style-name="ce11" office:value-type="float" office:value="1.24379898146789" calcext:value-type="float">
            <text:p><text:s/>1,2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te</text:p>
          </table:table-cell>
          <table:table-cell table:style-name="ce12" office:value-type="float" office:value="25.962987488373" calcext:value-type="float">
            <text:p><text:s/>26,0 </text:p>
          </table:table-cell>
          <table:table-cell table:style-name="ce12" office:value-type="float" office:value="1.85482003799776" calcext:value-type="float">
            <text:p><text:s/>1,9 </text:p>
          </table:table-cell>
          <table:table-cell table:style-name="ce12" office:value-type="float" office:value="13.0508507886712" calcext:value-type="float">
            <text:p><text:s/>13,1 </text:p>
          </table:table-cell>
          <table:table-cell table:style-name="ce12" office:value-type="float" office:value="2.8315153568314" calcext:value-type="float">
            <text:p><text:s/>2,8 </text:p>
          </table:table-cell>
          <table:table-cell table:style-name="ce12" office:value-type="float" office:value="37.8230208202865" calcext:value-type="float">
            <text:p><text:s/>37,8 </text:p>
          </table:table-cell>
          <table:table-cell table:style-name="ce12" office:value-type="float" office:value="1.41715777687031" calcext:value-type="float">
            <text:p><text:s/>1,4 </text:p>
          </table:table-cell>
          <table:table-cell table:style-name="ce12" office:value-type="float" office:value="23.163140902669" calcext:value-type="float">
            <text:p><text:s/>23,2 </text:p>
          </table:table-cell>
          <table:table-cell table:style-name="ce12" office:value-type="float" office:value="1.97070916237966" calcext:value-type="float">
            <text:p><text:s/>2,0 </text:p>
          </table:table-cell>
          <table:table-cell table:style-name="ce12" office:value-type="float" office:value="68.0283330850832" calcext:value-type="float">
            <text:p><text:s/>68,0 </text:p>
          </table:table-cell>
          <table:table-cell table:style-name="ce12" office:value-type="float" office:value="1.44147438833483" calcext:value-type="float">
            <text:p><text:s/>1,4 </text:p>
          </table:table-cell>
          <table:table-cell table:style-name="ce12" office:value-type="float" office:value="16.7869907800761" calcext:value-type="float">
            <text:p><text:s/>16,8 </text:p>
          </table:table-cell>
          <table:table-cell table:style-name="ce12" office:value-type="float" office:value="4.90818697042502" calcext:value-type="float">
            <text:p><text:s/>4,9 </text:p>
          </table:table-cell>
          <table:table-cell table:style-name="ce12" office:value-type="float" office:value="4.77610204155212" calcext:value-type="float">
            <text:p><text:s/>4,8 </text:p>
          </table:table-cell>
          <table:table-cell table:style-name="ce12" office:value-type="float" office:value="8.3452962086147" calcext:value-type="float">
            <text:p><text:s/>8,3 </text:p>
          </table:table-cell>
          <table:table-cell table:style-name="ce12" office:value-type="float" office:value="10.4085740932886" calcext:value-type="float">
            <text:p><text:s/>10,4 </text:p>
          </table:table-cell>
          <table:table-cell table:style-name="ce12" office:value-type="float" office:value="5.97941816544545" calcext:value-type="float">
            <text:p><text:s/>6,0 </text:p>
          </table:table-cell>
          <table:table-cell table:style-name="ce12" office:value-type="float" office:value="18.4903946704918" calcext:value-type="float">
            <text:p><text:s/>18,5 </text:p>
          </table:table-cell>
          <table:table-cell table:style-name="ce12" office:value-type="float" office:value="3.21360829686234" calcext:value-type="float">
            <text:p><text:s/>3,2 </text:p>
          </table:table-cell>
          <table:table-cell table:style-name="ce12" office:value-type="float" office:value="14.6202711579546" calcext:value-type="float">
            <text:p><text:s/>14,6 </text:p>
          </table:table-cell>
          <table:table-cell table:style-name="ce12" office:value-type="float" office:value="3.72510348744883" calcext:value-type="float">
            <text:p><text:s/>3,7 </text:p>
          </table:table-cell>
          <table:table-cell table:style-name="ce12" office:value-type="float" office:value="39.4926043244072" calcext:value-type="float">
            <text:p><text:s/>39,5 </text:p>
          </table:table-cell>
          <table:table-cell table:style-name="ce12" office:value-type="float" office:value="1.97724770142454" calcext:value-type="float">
            <text:p><text:s/>2,0 </text:p>
          </table:table-cell>
          <table:table-cell table:style-name="ce12" office:value-type="float" office:value="27.3967298471463" calcext:value-type="float">
            <text:p><text:s/>27,4 </text:p>
          </table:table-cell>
          <table:table-cell table:style-name="ce12" office:value-type="float" office:value="2.48131008803967" calcext:value-type="float">
            <text:p><text:s/>2,5 </text:p>
          </table:table-cell>
          <table:table-cell table:style-name="ce12" office:value-type="float" office:value="4.88706509021031" calcext:value-type="float">
            <text:p><text:s/>4,9 </text:p>
          </table:table-cell>
          <table:table-cell table:style-name="ce12" office:value-type="float" office:value="7.30608743766349" calcext:value-type="float">
            <text:p><text:s/>7,3 </text:p>
          </table:table-cell>
          <table:table-cell table:style-name="ce12" office:value-type="float" office:value="7.76106143252708" calcext:value-type="float">
            <text:p><text:s/>7,8 </text:p>
          </table:table-cell>
          <table:table-cell table:style-name="ce12" office:value-type="float" office:value="5.89580634807833" calcext:value-type="float">
            <text:p><text:s/>5,9 </text:p>
          </table:table-cell>
          <table:table-cell table:style-name="ce12" office:value-type="float" office:value="60.8101890829274" calcext:value-type="float">
            <text:p><text:s/>60,8 </text:p>
          </table:table-cell>
          <table:table-cell table:style-name="ce12" office:value-type="float" office:value="1.34095151908855" calcext:value-type="float">
            <text:p><text:s/>1,3 </text:p>
          </table:table-cell>
          <table:table-cell table:style-name="ce12" office:value-type="float" office:value="26.5416843943353" calcext:value-type="float">
            <text:p><text:s/>26,5 </text:p>
          </table:table-cell>
          <table:table-cell table:style-name="ce12" office:value-type="float" office:value="2.80632870564672" calcext:value-type="float">
            <text:p><text:s/>2,8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deste</text:p>
          </table:table-cell>
          <table:table-cell table:style-name="ce12" office:value-type="float" office:value="25.2909493349527" calcext:value-type="float">
            <text:p><text:s/>25,3 </text:p>
          </table:table-cell>
          <table:table-cell table:style-name="ce12" office:value-type="float" office:value="1.1925757082854" calcext:value-type="float">
            <text:p><text:s/>1,2 </text:p>
          </table:table-cell>
          <table:table-cell table:style-name="ce12" office:value-type="float" office:value="11.3319699114983" calcext:value-type="float">
            <text:p><text:s/>11,3 </text:p>
          </table:table-cell>
          <table:table-cell table:style-name="ce12" office:value-type="float" office:value="1.91142118370164" calcext:value-type="float">
            <text:p><text:s/>1,9 </text:p>
          </table:table-cell>
          <table:table-cell table:style-name="ce12" office:value-type="float" office:value="36.915057892584" calcext:value-type="float">
            <text:p><text:s/>36,9 </text:p>
          </table:table-cell>
          <table:table-cell table:style-name="ce12" office:value-type="float" office:value="0.899607671701677" calcext:value-type="float">
            <text:p><text:s/>0,9 </text:p>
          </table:table-cell>
          <table:table-cell table:style-name="ce12" office:value-type="float" office:value="26.4620228609648" calcext:value-type="float">
            <text:p><text:s/>26,5 </text:p>
          </table:table-cell>
          <table:table-cell table:style-name="ce12" office:value-type="float" office:value="1.09000198888825" calcext:value-type="float">
            <text:p><text:s/>1,1 </text:p>
          </table:table-cell>
          <table:table-cell table:style-name="ce12" office:value-type="float" office:value="68.6946272256902" calcext:value-type="float">
            <text:p><text:s/>68,7 </text:p>
          </table:table-cell>
          <table:table-cell table:style-name="ce12" office:value-type="float" office:value="0.922369492503115" calcext:value-type="float">
            <text:p><text:s/>0,9 </text:p>
          </table:table-cell>
          <table:table-cell table:style-name="ce12" office:value-type="float" office:value="14.9222631912007" calcext:value-type="float">
            <text:p><text:s/>14,9 </text:p>
          </table:table-cell>
          <table:table-cell table:style-name="ce12" office:value-type="float" office:value="3.1001078631612" calcext:value-type="float">
            <text:p><text:s/>3,1 </text:p>
          </table:table-cell>
          <table:table-cell table:style-name="ce12" office:value-type="float" office:value="5.33185565699251" calcext:value-type="float">
            <text:p><text:s/>5,3 </text:p>
          </table:table-cell>
          <table:table-cell table:style-name="ce12" office:value-type="float" office:value="5.73874290834406" calcext:value-type="float">
            <text:p><text:s/>5,7 </text:p>
          </table:table-cell>
          <table:table-cell table:style-name="ce12" office:value-type="float" office:value="11.0512539261166" calcext:value-type="float">
            <text:p><text:s/>11,1 </text:p>
          </table:table-cell>
          <table:table-cell table:style-name="ce12" office:value-type="float" office:value="3.84921915870441" calcext:value-type="float">
            <text:p><text:s/>3,8 </text:p>
          </table:table-cell>
          <table:table-cell table:style-name="ce12" office:value-type="float" office:value="18.0370070982719" calcext:value-type="float">
            <text:p><text:s/>18,0 </text:p>
          </table:table-cell>
          <table:table-cell table:style-name="ce12" office:value-type="float" office:value="2.13271866292379" calcext:value-type="float">
            <text:p><text:s/>2,1 </text:p>
          </table:table-cell>
          <table:table-cell table:style-name="ce12" office:value-type="float" office:value="12.2657821131701" calcext:value-type="float">
            <text:p><text:s/>12,3 </text:p>
          </table:table-cell>
          <table:table-cell table:style-name="ce12" office:value-type="float" office:value="2.69006088616091" calcext:value-type="float">
            <text:p><text:s/>2,7 </text:p>
          </table:table-cell>
          <table:table-cell table:style-name="ce12" office:value-type="float" office:value="38.5054709673618" calcext:value-type="float">
            <text:p><text:s/>38,5 </text:p>
          </table:table-cell>
          <table:table-cell table:style-name="ce12" office:value-type="float" office:value="1.23686629898697" calcext:value-type="float">
            <text:p><text:s/>1,2 </text:p>
          </table:table-cell>
          <table:table-cell table:style-name="ce12" office:value-type="float" office:value="31.191739821196" calcext:value-type="float">
            <text:p><text:s/>31,2 </text:p>
          </table:table-cell>
          <table:table-cell table:style-name="ce12" office:value-type="float" office:value="1.4025874336831" calcext:value-type="float">
            <text:p><text:s/>1,4 </text:p>
          </table:table-cell>
          <table:table-cell table:style-name="ce12" office:value-type="float" office:value="4.31862972842491" calcext:value-type="float">
            <text:p><text:s/>4,3 </text:p>
          </table:table-cell>
          <table:table-cell table:style-name="ce12" office:value-type="float" office:value="5.79616213521635" calcext:value-type="float">
            <text:p><text:s/>5,8 </text:p>
          </table:table-cell>
          <table:table-cell table:style-name="ce12" office:value-type="float" office:value="7.3574215832086" calcext:value-type="float">
            <text:p><text:s/>7,4 </text:p>
          </table:table-cell>
          <table:table-cell table:style-name="ce12" office:value-type="float" office:value="4.05964535532676" calcext:value-type="float">
            <text:p><text:s/>4,1 </text:p>
          </table:table-cell>
          <table:table-cell table:style-name="ce12" office:value-type="float" office:value="57.5610899382343" calcext:value-type="float">
            <text:p><text:s/>57,6 </text:p>
          </table:table-cell>
          <table:table-cell table:style-name="ce12" office:value-type="float" office:value="0.948593838906824" calcext:value-type="float">
            <text:p><text:s/>0,9 </text:p>
          </table:table-cell>
          <table:table-cell table:style-name="ce12" office:value-type="float" office:value="30.7628587501321" calcext:value-type="float">
            <text:p><text:s/>30,8 </text:p>
          </table:table-cell>
          <table:table-cell table:style-name="ce12" office:value-type="float" office:value="1.64749502119667" calcext:value-type="float">
            <text:p><text:s/>1,6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deste</text:p>
          </table:table-cell>
          <table:table-cell table:style-name="ce12" office:value-type="float" office:value="21.4757265863302" calcext:value-type="float">
            <text:p><text:s/>21,5 </text:p>
          </table:table-cell>
          <table:table-cell table:style-name="ce12" office:value-type="float" office:value="1.60820391340015" calcext:value-type="float">
            <text:p><text:s/>1,6 </text:p>
          </table:table-cell>
          <table:table-cell table:style-name="ce12" office:value-type="float" office:value="13.2946817696737" calcext:value-type="float">
            <text:p><text:s/>13,3 </text:p>
          </table:table-cell>
          <table:table-cell table:style-name="ce12" office:value-type="float" office:value="2.23081714886124" calcext:value-type="float">
            <text:p><text:s/>2,2 </text:p>
          </table:table-cell>
          <table:table-cell table:style-name="ce12" office:value-type="float" office:value="45.4856303024387" calcext:value-type="float">
            <text:p><text:s/>45,5 </text:p>
          </table:table-cell>
          <table:table-cell table:style-name="ce12" office:value-type="float" office:value="0.918143688176548" calcext:value-type="float">
            <text:p><text:s/>0,9 </text:p>
          </table:table-cell>
          <table:table-cell table:style-name="ce12" office:value-type="float" office:value="19.7439613415579" calcext:value-type="float">
            <text:p><text:s/>19,7 </text:p>
          </table:table-cell>
          <table:table-cell table:style-name="ce12" office:value-type="float" office:value="1.65099381483956" calcext:value-type="float">
            <text:p><text:s/>1,7 </text:p>
          </table:table-cell>
          <table:table-cell table:style-name="ce12" office:value-type="float" office:value="69.3992850145088" calcext:value-type="float">
            <text:p><text:s/>69,4 </text:p>
          </table:table-cell>
          <table:table-cell table:style-name="ce12" office:value-type="float" office:value="1.1517176030062" calcext:value-type="float">
            <text:p><text:s/>1,2 </text:p>
          </table:table-cell>
          <table:table-cell table:style-name="ce12" office:value-type="float" office:value="16.4050191108593" calcext:value-type="float">
            <text:p><text:s/>16,4 </text:p>
          </table:table-cell>
          <table:table-cell table:style-name="ce12" office:value-type="float" office:value="3.96054038318218" calcext:value-type="float">
            <text:p><text:s/>4,0 </text:p>
          </table:table-cell>
          <table:table-cell table:style-name="ce12" office:value-type="float" office:value="5.29573844613897" calcext:value-type="float">
            <text:p><text:s/>5,3 </text:p>
          </table:table-cell>
          <table:table-cell table:style-name="ce12" office:value-type="float" office:value="6.50640091097256" calcext:value-type="float">
            <text:p><text:s/>6,5 </text:p>
          </table:table-cell>
          <table:table-cell table:style-name="ce12" office:value-type="float" office:value="8.89995742849298" calcext:value-type="float">
            <text:p><text:s/>8,9 </text:p>
          </table:table-cell>
          <table:table-cell table:style-name="ce12" office:value-type="float" office:value="5.80595454069038" calcext:value-type="float">
            <text:p><text:s/>5,8 </text:p>
          </table:table-cell>
          <table:table-cell table:style-name="ce12" office:value-type="float" office:value="13.8453494588915" calcext:value-type="float">
            <text:p><text:s/>13,8 </text:p>
          </table:table-cell>
          <table:table-cell table:style-name="ce12" office:value-type="float" office:value="3.0074877344649" calcext:value-type="float">
            <text:p><text:s/>3,0 </text:p>
          </table:table-cell>
          <table:table-cell table:style-name="ce12" office:value-type="float" office:value="15.6228484264977" calcext:value-type="float">
            <text:p><text:s/>15,6 </text:p>
          </table:table-cell>
          <table:table-cell table:style-name="ce12" office:value-type="float" office:value="2.91318893271394" calcext:value-type="float">
            <text:p><text:s/>2,9 </text:p>
          </table:table-cell>
          <table:table-cell table:style-name="ce12" office:value-type="float" office:value="47.3230078153225" calcext:value-type="float">
            <text:p><text:s/>47,3 </text:p>
          </table:table-cell>
          <table:table-cell table:style-name="ce12" office:value-type="float" office:value="1.27591063934686" calcext:value-type="float">
            <text:p><text:s/>1,3 </text:p>
          </table:table-cell>
          <table:table-cell table:style-name="ce12" office:value-type="float" office:value="23.2087942992884" calcext:value-type="float">
            <text:p><text:s/>23,2 </text:p>
          </table:table-cell>
          <table:table-cell table:style-name="ce12" office:value-type="float" office:value="2.08258778639039" calcext:value-type="float">
            <text:p><text:s/>2,1 </text:p>
          </table:table-cell>
          <table:table-cell table:style-name="ce12" office:value-type="float" office:value="2.7022066266926" calcext:value-type="float">
            <text:p><text:s/>2,7 </text:p>
          </table:table-cell>
          <table:table-cell table:style-name="ce12" office:value-type="float" office:value="8.12345493962742" calcext:value-type="float">
            <text:p><text:s/>8,1 </text:p>
          </table:table-cell>
          <table:table-cell table:style-name="ce12" office:value-type="float" office:value="8.23271761695125" calcext:value-type="float">
            <text:p><text:s/>8,2 </text:p>
          </table:table-cell>
          <table:table-cell table:style-name="ce12" office:value-type="float" office:value="4.77340490606686" calcext:value-type="float">
            <text:p><text:s/>4,8 </text:p>
          </table:table-cell>
          <table:table-cell table:style-name="ce12" office:value-type="float" office:value="67.4394044979358" calcext:value-type="float">
            <text:p><text:s/>67,4 </text:p>
          </table:table-cell>
          <table:table-cell table:style-name="ce12" office:value-type="float" office:value="0.922519911082401" calcext:value-type="float">
            <text:p><text:s/>0,9 </text:p>
          </table:table-cell>
          <table:table-cell table:style-name="ce12" office:value-type="float" office:value="21.6256712584206" calcext:value-type="float">
            <text:p><text:s/>21,6 </text:p>
          </table:table-cell>
          <table:table-cell table:style-name="ce12" office:value-type="float" office:value="2.56309696946839" calcext:value-type="float">
            <text:p><text:s/>2,6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l</text:p>
          </table:table-cell>
          <table:table-cell table:style-name="ce12" office:value-type="float" office:value="18.7981156389215" calcext:value-type="float">
            <text:p><text:s/>18,8 </text:p>
          </table:table-cell>
          <table:table-cell table:style-name="ce12" office:value-type="float" office:value="1.9633410240614" calcext:value-type="float">
            <text:p><text:s/>2,0 </text:p>
          </table:table-cell>
          <table:table-cell table:style-name="ce12" office:value-type="float" office:value="16.9506484949135" calcext:value-type="float">
            <text:p><text:s/>17,0 </text:p>
          </table:table-cell>
          <table:table-cell table:style-name="ce12" office:value-type="float" office:value="2.12071273258844" calcext:value-type="float">
            <text:p><text:s/>2,1 </text:p>
          </table:table-cell>
          <table:table-cell table:style-name="ce12" office:value-type="float" office:value="48.2102180883157" calcext:value-type="float">
            <text:p><text:s/>48,2 </text:p>
          </table:table-cell>
          <table:table-cell table:style-name="ce12" office:value-type="float" office:value="1.00382632133742" calcext:value-type="float">
            <text:p><text:s/>1,0 </text:p>
          </table:table-cell>
          <table:table-cell table:style-name="ce12" office:value-type="float" office:value="16.04101777785" calcext:value-type="float">
            <text:p><text:s/>16,0 </text:p>
          </table:table-cell>
          <table:table-cell table:style-name="ce12" office:value-type="float" office:value="2.19416935879963" calcext:value-type="float">
            <text:p><text:s/>2,2 </text:p>
          </table:table-cell>
          <table:table-cell table:style-name="ce12" office:value-type="float" office:value="59.1039305786116" calcext:value-type="float">
            <text:p><text:s/>59,1 </text:p>
          </table:table-cell>
          <table:table-cell table:style-name="ce12" office:value-type="float" office:value="1.65806668788344" calcext:value-type="float">
            <text:p><text:s/>1,7 </text:p>
          </table:table-cell>
          <table:table-cell table:style-name="ce12" office:value-type="float" office:value="22.627918818574" calcext:value-type="float">
            <text:p><text:s/>22,6 </text:p>
          </table:table-cell>
          <table:table-cell table:style-name="ce12" office:value-type="float" office:value="3.49543056936907" calcext:value-type="float">
            <text:p><text:s/>3,5 </text:p>
          </table:table-cell>
          <table:table-cell table:style-name="ce12" office:value-type="float" office:value="8.24881360459681" calcext:value-type="float">
            <text:p><text:s/>8,2 </text:p>
          </table:table-cell>
          <table:table-cell table:style-name="ce12" office:value-type="float" office:value="6.18007790813562" calcext:value-type="float">
            <text:p><text:s/>6,2 </text:p>
          </table:table-cell>
          <table:table-cell table:style-name="ce12" office:value-type="float" office:value="10.0193369982176" calcext:value-type="float">
            <text:p><text:s/>10,0 </text:p>
          </table:table-cell>
          <table:table-cell table:style-name="ce12" office:value-type="float" office:value="5.99802417831225" calcext:value-type="float">
            <text:p><text:s/>6,0 </text:p>
          </table:table-cell>
          <table:table-cell table:style-name="ce12" office:value-type="float" office:value="10.9962160266118" calcext:value-type="float">
            <text:p><text:s/>11,0 </text:p>
          </table:table-cell>
          <table:table-cell table:style-name="ce12" office:value-type="float" office:value="3.95549741881474" calcext:value-type="float">
            <text:p><text:s/>4,0 </text:p>
          </table:table-cell>
          <table:table-cell table:style-name="ce12" office:value-type="float" office:value="19.0658656023773" calcext:value-type="float">
            <text:p><text:s/>19,1 </text:p>
          </table:table-cell>
          <table:table-cell table:style-name="ce12" office:value-type="float" office:value="2.844584303536" calcext:value-type="float">
            <text:p><text:s/>2,8 </text:p>
          </table:table-cell>
          <table:table-cell table:style-name="ce12" office:value-type="float" office:value="51.1268879843371" calcext:value-type="float">
            <text:p><text:s/>51,1 </text:p>
          </table:table-cell>
          <table:table-cell table:style-name="ce12" office:value-type="float" office:value="1.35227000769027" calcext:value-type="float">
            <text:p><text:s/>1,4 </text:p>
          </table:table-cell>
          <table:table-cell table:style-name="ce12" office:value-type="float" office:value="18.8110303866735" calcext:value-type="float">
            <text:p><text:s/>18,8 </text:p>
          </table:table-cell>
          <table:table-cell table:style-name="ce12" office:value-type="float" office:value="2.82747507703737" calcext:value-type="float">
            <text:p><text:s/>2,8 </text:p>
          </table:table-cell>
          <table:table-cell table:style-name="ce12" office:value-type="float" office:value="2.49181656813039" calcext:value-type="float">
            <text:p><text:s/>2,5 </text:p>
          </table:table-cell>
          <table:table-cell table:style-name="ce12" office:value-type="float" office:value="10.0526115343308" calcext:value-type="float">
            <text:p><text:s/>10,1 </text:p>
          </table:table-cell>
          <table:table-cell table:style-name="ce12" office:value-type="float" office:value="10.0082280895889" calcext:value-type="float">
            <text:p><text:s/>10,0 </text:p>
          </table:table-cell>
          <table:table-cell table:style-name="ce12" office:value-type="float" office:value="4.86213109146885" calcext:value-type="float">
            <text:p><text:s/>4,9 </text:p>
          </table:table-cell>
          <table:table-cell table:style-name="ce12" office:value-type="float" office:value="71.3417257975284" calcext:value-type="float">
            <text:p><text:s/>71,3 </text:p>
          </table:table-cell>
          <table:table-cell table:style-name="ce12" office:value-type="float" office:value="1.01459373522701" calcext:value-type="float">
            <text:p><text:s/>1,0 </text:p>
          </table:table-cell>
          <table:table-cell table:style-name="ce12" office:value-type="float" office:value="16.1582295447522" calcext:value-type="float">
            <text:p><text:s/>16,2 </text:p>
          </table:table-cell>
          <table:table-cell table:style-name="ce12" office:value-type="float" office:value="3.61755632034539" calcext:value-type="float">
            <text:p><text:s/>3,6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Centro-Oeste</text:p>
          </table:table-cell>
          <table:table-cell table:style-name="ce12" office:value-type="float" office:value="22.2673763260001" calcext:value-type="float">
            <text:p><text:s/>22,3 </text:p>
          </table:table-cell>
          <table:table-cell table:style-name="ce12" office:value-type="float" office:value="2.35294888386792" calcext:value-type="float">
            <text:p><text:s/>2,4 </text:p>
          </table:table-cell>
          <table:table-cell table:style-name="ce12" office:value-type="float" office:value="14.9273612026327" calcext:value-type="float">
            <text:p><text:s/>14,9 </text:p>
          </table:table-cell>
          <table:table-cell table:style-name="ce12" office:value-type="float" office:value="2.7178541407582" calcext:value-type="float">
            <text:p><text:s/>2,7 </text:p>
          </table:table-cell>
          <table:table-cell table:style-name="ce12" office:value-type="float" office:value="43.8751022464231" calcext:value-type="float">
            <text:p><text:s/>43,9 </text:p>
          </table:table-cell>
          <table:table-cell table:style-name="ce12" office:value-type="float" office:value="1.29510285202688" calcext:value-type="float">
            <text:p><text:s/>1,3 </text:p>
          </table:table-cell>
          <table:table-cell table:style-name="ce12" office:value-type="float" office:value="18.930160224944" calcext:value-type="float">
            <text:p><text:s/>18,9 </text:p>
          </table:table-cell>
          <table:table-cell table:style-name="ce12" office:value-type="float" office:value="2.18587791580807" calcext:value-type="float">
            <text:p><text:s/>2,2 </text:p>
          </table:table-cell>
          <table:table-cell table:style-name="ce12" office:value-type="float" office:value="64.4919746121548" calcext:value-type="float">
            <text:p><text:s/>64,5 </text:p>
          </table:table-cell>
          <table:table-cell table:style-name="ce12" office:value-type="float" office:value="1.93787523764181" calcext:value-type="float">
            <text:p><text:s/>1,9 </text:p>
          </table:table-cell>
          <table:table-cell table:style-name="ce12" office:value-type="float" office:value="19.9720630297729" calcext:value-type="float">
            <text:p><text:s/>20,0 </text:p>
          </table:table-cell>
          <table:table-cell table:style-name="ce12" office:value-type="float" office:value="5.02252461104309" calcext:value-type="float">
            <text:p><text:s/>5,0 </text:p>
          </table:table-cell>
          <table:table-cell table:style-name="ce12" office:value-type="float" office:value="5.6822274013141" calcext:value-type="float">
            <text:p><text:s/>5,7 </text:p>
          </table:table-cell>
          <table:table-cell table:style-name="ce12" office:value-type="float" office:value="9.87394589911824" calcext:value-type="float">
            <text:p><text:s/>9,9 </text:p>
          </table:table-cell>
          <table:table-cell table:style-name="ce12" office:value-type="float" office:value="9.85373495675821" calcext:value-type="float">
            <text:p><text:s/>9,9 </text:p>
          </table:table-cell>
          <table:table-cell table:style-name="ce12" office:value-type="float" office:value="7.49394308854246" calcext:value-type="float">
            <text:p><text:s/>7,5 </text:p>
          </table:table-cell>
          <table:table-cell table:style-name="ce12" office:value-type="float" office:value="16.4131068001523" calcext:value-type="float">
            <text:p><text:s/>16,4 </text:p>
          </table:table-cell>
          <table:table-cell table:style-name="ce12" office:value-type="float" office:value="4.0284229152564" calcext:value-type="float">
            <text:p><text:s/>4,0 </text:p>
          </table:table-cell>
          <table:table-cell table:style-name="ce12" office:value-type="float" office:value="16.5111636010959" calcext:value-type="float">
            <text:p><text:s/>16,5 </text:p>
          </table:table-cell>
          <table:table-cell table:style-name="ce12" office:value-type="float" office:value="3.79865371402299" calcext:value-type="float">
            <text:p><text:s/>3,8 </text:p>
          </table:table-cell>
          <table:table-cell table:style-name="ce12" office:value-type="float" office:value="45.873370953466" calcext:value-type="float">
            <text:p><text:s/>45,9 </text:p>
          </table:table-cell>
          <table:table-cell table:style-name="ce12" office:value-type="float" office:value="1.75535179839432" calcext:value-type="float">
            <text:p><text:s/>1,8 </text:p>
          </table:table-cell>
          <table:table-cell table:style-name="ce12" office:value-type="float" office:value="21.2023586452859" calcext:value-type="float">
            <text:p><text:s/>21,2 </text:p>
          </table:table-cell>
          <table:table-cell table:style-name="ce12" office:value-type="float" office:value="3.00710738481406" calcext:value-type="float">
            <text:p><text:s/>3,0 </text:p>
          </table:table-cell>
          <table:table-cell table:style-name="ce12" office:value-type="float" office:value="3.29611299511537" calcext:value-type="float">
            <text:p><text:s/>3,3 </text:p>
          </table:table-cell>
          <table:table-cell table:style-name="ce12" office:value-type="float" office:value="9.7802145253781" calcext:value-type="float">
            <text:p><text:s/>9,8 </text:p>
          </table:table-cell>
          <table:table-cell table:style-name="ce12" office:value-type="float" office:value="9.59334881269085" calcext:value-type="float">
            <text:p><text:s/>9,6 </text:p>
          </table:table-cell>
          <table:table-cell table:style-name="ce12" office:value-type="float" office:value="5.91536145236758" calcext:value-type="float">
            <text:p><text:s/>5,9 </text:p>
          </table:table-cell>
          <table:table-cell table:style-name="ce12" office:value-type="float" office:value="65.4643914040373" calcext:value-type="float">
            <text:p><text:s/>65,5 </text:p>
          </table:table-cell>
          <table:table-cell table:style-name="ce12" office:value-type="float" office:value="1.32530483454782" calcext:value-type="float">
            <text:p><text:s/>1,3 </text:p>
          </table:table-cell>
          <table:table-cell table:style-name="ce12" office:value-type="float" office:value="21.6461467881564" calcext:value-type="float">
            <text:p><text:s/>21,6 </text:p>
          </table:table-cell>
          <table:table-cell table:style-name="ce12" office:value-type="float" office:value="3.43475440681849" calcext:value-type="float">
            <text:p><text:s/>3,4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Sexo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Homem </text:p>
          </table:table-cell>
          <table:table-cell table:style-name="ce12" office:value-type="float" office:value="20.6314920063482" calcext:value-type="float">
            <text:p><text:s/>20,6 </text:p>
          </table:table-cell>
          <table:table-cell table:style-name="ce12" office:value-type="float" office:value="1.16957911013507" calcext:value-type="float">
            <text:p><text:s/>1,2 </text:p>
          </table:table-cell>
          <table:table-cell table:style-name="ce12" office:value-type="float" office:value="14.3592789103778" calcext:value-type="float">
            <text:p><text:s/>14,4 </text:p>
          </table:table-cell>
          <table:table-cell table:style-name="ce12" office:value-type="float" office:value="1.4350327562321" calcext:value-type="float">
            <text:p><text:s/>1,4 </text:p>
          </table:table-cell>
          <table:table-cell table:style-name="ce12" office:value-type="float" office:value="51.1042023135595" calcext:value-type="float">
            <text:p><text:s/>51,1 </text:p>
          </table:table-cell>
          <table:table-cell table:style-name="ce12" office:value-type="float" office:value="0.586489224406373" calcext:value-type="float">
            <text:p><text:s/>0,6 </text:p>
          </table:table-cell>
          <table:table-cell table:style-name="ce12" office:value-type="float" office:value="13.9050267697145" calcext:value-type="float">
            <text:p><text:s/>13,9 </text:p>
          </table:table-cell>
          <table:table-cell table:style-name="ce12" office:value-type="float" office:value="1.48613480720896" calcext:value-type="float">
            <text:p><text:s/>1,5 </text:p>
          </table:table-cell>
          <table:table-cell table:style-name="ce12" office:value-type="float" office:value="63.2422453918079" calcext:value-type="float">
            <text:p><text:s/>63,2 </text:p>
          </table:table-cell>
          <table:table-cell table:style-name="ce12" office:value-type="float" office:value="0.940500722902239" calcext:value-type="float">
            <text:p><text:s/>0,9 </text:p>
          </table:table-cell>
          <table:table-cell table:style-name="ce12" office:value-type="float" office:value="21.0449340284215" calcext:value-type="float">
            <text:p><text:s/>21,0 </text:p>
          </table:table-cell>
          <table:table-cell table:style-name="ce12" office:value-type="float" office:value="2.33593899712612" calcext:value-type="float">
            <text:p><text:s/>2,3 </text:p>
          </table:table-cell>
          <table:table-cell table:style-name="ce12" office:value-type="float" office:value="7.98822559740477" calcext:value-type="float">
            <text:p><text:s/>8,0 </text:p>
          </table:table-cell>
          <table:table-cell table:style-name="ce12" office:value-type="float" office:value="3.89293767178523" calcext:value-type="float">
            <text:p><text:s/>3,9 </text:p>
          </table:table-cell>
          <table:table-cell table:style-name="ce12" office:value-type="float" office:value="7.72459498236586" calcext:value-type="float">
            <text:p><text:s/>7,7 </text:p>
          </table:table-cell>
          <table:table-cell table:style-name="ce12" office:value-type="float" office:value="4.22071956803506" calcext:value-type="float">
            <text:p><text:s/>4,2 </text:p>
          </table:table-cell>
          <table:table-cell table:style-name="ce12" office:value-type="float" office:value="13.2513266519469" calcext:value-type="float">
            <text:p><text:s/>13,3 </text:p>
          </table:table-cell>
          <table:table-cell table:style-name="ce12" office:value-type="float" office:value="2.20196190963706" calcext:value-type="float">
            <text:p><text:s/>2,2 </text:p>
          </table:table-cell>
          <table:table-cell table:style-name="ce12" office:value-type="float" office:value="15.2591707970678" calcext:value-type="float">
            <text:p><text:s/>15,3 </text:p>
          </table:table-cell>
          <table:table-cell table:style-name="ce12" office:value-type="float" office:value="2.02899258391099" calcext:value-type="float">
            <text:p><text:s/>2,0 </text:p>
          </table:table-cell>
          <table:table-cell table:style-name="ce12" office:value-type="float" office:value="54.1339514926728" calcext:value-type="float">
            <text:p><text:s/>54,1 </text:p>
          </table:table-cell>
          <table:table-cell table:style-name="ce12" office:value-type="float" office:value="0.803659538933336" calcext:value-type="float">
            <text:p><text:s/>0,8 </text:p>
          </table:table-cell>
          <table:table-cell table:style-name="ce12" office:value-type="float" office:value="17.3555510583126" calcext:value-type="float">
            <text:p><text:s/>17,4 </text:p>
          </table:table-cell>
          <table:table-cell table:style-name="ce12" office:value-type="float" office:value="1.84572351816008" calcext:value-type="float">
            <text:p><text:s/>1,8 </text:p>
          </table:table-cell>
          <table:table-cell table:style-name="ce12" office:value-type="float" office:value="2.14694724810614" calcext:value-type="float">
            <text:p><text:s/>2,1 </text:p>
          </table:table-cell>
          <table:table-cell table:style-name="ce12" office:value-type="float" office:value="6.57226102516895" calcext:value-type="float">
            <text:p><text:s/>6,6 </text:p>
          </table:table-cell>
          <table:table-cell table:style-name="ce12" office:value-type="float" office:value="8.47762100708019" calcext:value-type="float">
            <text:p><text:s/>8,5 </text:p>
          </table:table-cell>
          <table:table-cell table:style-name="ce12" office:value-type="float" office:value="3.5065225943846" calcext:value-type="float">
            <text:p><text:s/>3,5 </text:p>
          </table:table-cell>
          <table:table-cell table:style-name="ce12" office:value-type="float" office:value="76.2376055445457" calcext:value-type="float">
            <text:p><text:s/>76,2 </text:p>
          </table:table-cell>
          <table:table-cell table:style-name="ce12" office:value-type="float" office:value="0.569942330711704" calcext:value-type="float">
            <text:p><text:s/>0,6 </text:p>
          </table:table-cell>
          <table:table-cell table:style-name="ce12" office:value-type="float" office:value="13.137826200268" calcext:value-type="float">
            <text:p><text:s/>13,1 </text:p>
          </table:table-cell>
          <table:table-cell table:style-name="ce12" office:value-type="float" office:value="2.61189584173065" calcext:value-type="float">
            <text:p><text:s/>2,6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Mulher</text:p>
          </table:table-cell>
          <table:table-cell table:style-name="ce12" office:value-type="float" office:value="24.7579183360149" calcext:value-type="float">
            <text:p><text:s/>24,8 </text:p>
          </table:table-cell>
          <table:table-cell table:style-name="ce12" office:value-type="float" office:value="0.992274427368276" calcext:value-type="float">
            <text:p><text:s/>1,0 </text:p>
          </table:table-cell>
          <table:table-cell table:style-name="ce12" office:value-type="float" office:value="12.2849113830827" calcext:value-type="float">
            <text:p><text:s/>12,3 </text:p>
          </table:table-cell>
          <table:table-cell table:style-name="ce12" office:value-type="float" office:value="1.61354947911281" calcext:value-type="float">
            <text:p><text:s/>1,6 </text:p>
          </table:table-cell>
          <table:table-cell table:style-name="ce12" office:value-type="float" office:value="33.9633861976449" calcext:value-type="float">
            <text:p><text:s/>34,0 </text:p>
          </table:table-cell>
          <table:table-cell table:style-name="ce12" office:value-type="float" office:value="0.822527104964247" calcext:value-type="float">
            <text:p><text:s/>0,8 </text:p>
          </table:table-cell>
          <table:table-cell table:style-name="ce12" office:value-type="float" office:value="28.9937840832576" calcext:value-type="float">
            <text:p><text:s/>29,0 </text:p>
          </table:table-cell>
          <table:table-cell table:style-name="ce12" office:value-type="float" office:value="0.908626636187082" calcext:value-type="float">
            <text:p><text:s/>0,9 </text:p>
          </table:table-cell>
          <table:table-cell table:style-name="ce12" office:value-type="float" office:value="71.3465913564131" calcext:value-type="float">
            <text:p><text:s/>71,3 </text:p>
          </table:table-cell>
          <table:table-cell table:style-name="ce12" office:value-type="float" office:value="0.765471286328621" calcext:value-type="float">
            <text:p><text:s/>0,8 </text:p>
          </table:table-cell>
          <table:table-cell table:style-name="ce12" office:value-type="float" office:value="13.1163656447534" calcext:value-type="float">
            <text:p><text:s/>13,1 </text:p>
          </table:table-cell>
          <table:table-cell table:style-name="ce12" office:value-type="float" office:value="3.13655903971312" calcext:value-type="float">
            <text:p><text:s/>3,1 </text:p>
          </table:table-cell>
          <table:table-cell table:style-name="ce12" office:value-type="float" office:value="3.35909212384194" calcext:value-type="float">
            <text:p><text:s/>3,4 </text:p>
          </table:table-cell>
          <table:table-cell table:style-name="ce12" office:value-type="float" office:value="5.91543252844977" calcext:value-type="float">
            <text:p><text:s/>5,9 </text:p>
          </table:table-cell>
          <table:table-cell table:style-name="ce12" office:value-type="float" office:value="12.1779508749915" calcext:value-type="float">
            <text:p><text:s/>12,2 </text:p>
          </table:table-cell>
          <table:table-cell table:style-name="ce12" office:value-type="float" office:value="3.25226704345721" calcext:value-type="float">
            <text:p><text:s/>3,3 </text:p>
          </table:table-cell>
          <table:table-cell table:style-name="ce12" office:value-type="float" office:value="17.3767269817794" calcext:value-type="float">
            <text:p><text:s/>17,4 </text:p>
          </table:table-cell>
          <table:table-cell table:style-name="ce12" office:value-type="float" office:value="1.82791238116564" calcext:value-type="float">
            <text:p><text:s/>1,8 </text:p>
          </table:table-cell>
          <table:table-cell table:style-name="ce12" office:value-type="float" office:value="14.9180018407582" calcext:value-type="float">
            <text:p><text:s/>14,9 </text:p>
          </table:table-cell>
          <table:table-cell table:style-name="ce12" office:value-type="float" office:value="2.09679966646002" calcext:value-type="float">
            <text:p><text:s/>2,1 </text:p>
          </table:table-cell>
          <table:table-cell table:style-name="ce12" office:value-type="float" office:value="34.5982379540637" calcext:value-type="float">
            <text:p><text:s/>34,6 </text:p>
          </table:table-cell>
          <table:table-cell table:style-name="ce12" office:value-type="float" office:value="1.18098826345559" calcext:value-type="float">
            <text:p><text:s/>1,2 </text:p>
          </table:table-cell>
          <table:table-cell table:style-name="ce12" office:value-type="float" office:value="33.1070332233987" calcext:value-type="float">
            <text:p><text:s/>33,1 </text:p>
          </table:table-cell>
          <table:table-cell table:style-name="ce12" office:value-type="float" office:value="1.19531051513663" calcext:value-type="float">
            <text:p><text:s/>1,2 </text:p>
          </table:table-cell>
          <table:table-cell table:style-name="ce12" office:value-type="float" office:value="4.53981431005976" calcext:value-type="float">
            <text:p><text:s/>4,5 </text:p>
          </table:table-cell>
          <table:table-cell table:style-name="ce12" office:value-type="float" office:value="4.61225698388756" calcext:value-type="float">
            <text:p><text:s/>4,6 </text:p>
          </table:table-cell>
          <table:table-cell table:style-name="ce12" office:value-type="float" office:value="8.11013235948445" calcext:value-type="float">
            <text:p><text:s/>8,1 </text:p>
          </table:table-cell>
          <table:table-cell table:style-name="ce12" office:value-type="float" office:value="3.29729040543448" calcext:value-type="float">
            <text:p><text:s/>3,3 </text:p>
          </table:table-cell>
          <table:table-cell table:style-name="ce12" office:value-type="float" office:value="53.057617147315" calcext:value-type="float">
            <text:p><text:s/>53,1 </text:p>
          </table:table-cell>
          <table:table-cell table:style-name="ce12" office:value-type="float" office:value="0.943087574617437" calcext:value-type="float">
            <text:p><text:s/>0,9 </text:p>
          </table:table-cell>
          <table:table-cell table:style-name="ce12" office:value-type="float" office:value="34.2924361831408" calcext:value-type="float">
            <text:p><text:s/>34,3 </text:p>
          </table:table-cell>
          <table:table-cell table:style-name="ce12" office:value-type="float" office:value="1.36787402093639" calcext:value-type="float">
            <text:p><text:s/>1,4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or ou raça <text:s/>(1)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Branca</text:p>
          </table:table-cell>
          <table:table-cell table:style-name="ce12" office:value-type="float" office:value="22.3688039913068" calcext:value-type="float">
            <text:p><text:s/>22,4 </text:p>
          </table:table-cell>
          <table:table-cell table:style-name="ce12" office:value-type="float" office:value="1.27252678963767" calcext:value-type="float">
            <text:p><text:s/>1,3 </text:p>
          </table:table-cell>
          <table:table-cell table:style-name="ce12" office:value-type="float" office:value="15.4547443994353" calcext:value-type="float">
            <text:p><text:s/>15,5 </text:p>
          </table:table-cell>
          <table:table-cell table:style-name="ce12" office:value-type="float" office:value="1.60943820709177" calcext:value-type="float">
            <text:p><text:s/>1,6 </text:p>
          </table:table-cell>
          <table:table-cell table:style-name="ce12" office:value-type="float" office:value="44.1296761111274" calcext:value-type="float">
            <text:p><text:s/>44,1 </text:p>
          </table:table-cell>
          <table:table-cell table:style-name="ce12" office:value-type="float" office:value="0.740449109168812" calcext:value-type="float">
            <text:p><text:s/>0,7 </text:p>
          </table:table-cell>
          <table:table-cell table:style-name="ce12" office:value-type="float" office:value="18.0467754981306" calcext:value-type="float">
            <text:p><text:s/>18,0 </text:p>
          </table:table-cell>
          <table:table-cell table:style-name="ce12" office:value-type="float" office:value="1.39914241682473" calcext:value-type="float">
            <text:p><text:s/>1,4 </text:p>
          </table:table-cell>
          <table:table-cell table:style-name="ce12" office:value-type="float" office:value="67.3602619859573" calcext:value-type="float">
            <text:p><text:s/>67,4 </text:p>
          </table:table-cell>
          <table:table-cell table:style-name="ce12" office:value-type="float" office:value="0.990089982007266" calcext:value-type="float">
            <text:p><text:s/>1,0 </text:p>
          </table:table-cell>
          <table:table-cell table:style-name="ce12" office:value-type="float" office:value="17.9379496691874" calcext:value-type="float">
            <text:p><text:s/>17,9 </text:p>
          </table:table-cell>
          <table:table-cell table:style-name="ce12" office:value-type="float" office:value="3.0349047445135" calcext:value-type="float">
            <text:p><text:s/>3,0 </text:p>
          </table:table-cell>
          <table:table-cell table:style-name="ce12" office:value-type="float" office:value="5.80156867877411" calcext:value-type="float">
            <text:p><text:s/>5,8 </text:p>
          </table:table-cell>
          <table:table-cell table:style-name="ce12" office:value-type="float" office:value="5.29993271734258" calcext:value-type="float">
            <text:p><text:s/>5,3 </text:p>
          </table:table-cell>
          <table:table-cell table:style-name="ce12" office:value-type="float" office:value="8.90021966608114" calcext:value-type="float">
            <text:p><text:s/>8,9 </text:p>
          </table:table-cell>
          <table:table-cell table:style-name="ce12" office:value-type="float" office:value="4.53254388787396" calcext:value-type="float">
            <text:p><text:s/>4,5 </text:p>
          </table:table-cell>
          <table:table-cell table:style-name="ce12" office:value-type="float" office:value="16.1924945153591" calcext:value-type="float">
            <text:p><text:s/>16,2 </text:p>
          </table:table-cell>
          <table:table-cell table:style-name="ce12" office:value-type="float" office:value="2.28134415350915" calcext:value-type="float">
            <text:p><text:s/>2,3 </text:p>
          </table:table-cell>
          <table:table-cell table:style-name="ce12" office:value-type="float" office:value="18.4460713695959" calcext:value-type="float">
            <text:p><text:s/>18,4 </text:p>
          </table:table-cell>
          <table:table-cell table:style-name="ce12" office:value-type="float" office:value="2.12331605334749" calcext:value-type="float">
            <text:p><text:s/>2,1 </text:p>
          </table:table-cell>
          <table:table-cell table:style-name="ce12" office:value-type="float" office:value="44.5585624634019" calcext:value-type="float">
            <text:p><text:s/>44,6 </text:p>
          </table:table-cell>
          <table:table-cell table:style-name="ce12" office:value-type="float" office:value="1.10076559428023" calcext:value-type="float">
            <text:p><text:s/>1,1 </text:p>
          </table:table-cell>
          <table:table-cell table:style-name="ce12" office:value-type="float" office:value="20.8028716516431" calcext:value-type="float">
            <text:p><text:s/>20,8 </text:p>
          </table:table-cell>
          <table:table-cell table:style-name="ce12" office:value-type="float" office:value="1.85024669051241" calcext:value-type="float">
            <text:p><text:s/>1,9 </text:p>
          </table:table-cell>
          <table:table-cell table:style-name="ce12" office:value-type="float" office:value="3.5396298118714" calcext:value-type="float">
            <text:p><text:s/>3,5 </text:p>
          </table:table-cell>
          <table:table-cell table:style-name="ce12" office:value-type="float" office:value="5.78064950732428" calcext:value-type="float">
            <text:p><text:s/>5,8 </text:p>
          </table:table-cell>
          <table:table-cell table:style-name="ce12" office:value-type="float" office:value="9.84975688905634" calcext:value-type="float">
            <text:p><text:s/>9,8 </text:p>
          </table:table-cell>
          <table:table-cell table:style-name="ce12" office:value-type="float" office:value="3.41983233070421" calcext:value-type="float">
            <text:p><text:s/>3,4 </text:p>
          </table:table-cell>
          <table:table-cell table:style-name="ce12" office:value-type="float" office:value="66.7918907103882" calcext:value-type="float">
            <text:p><text:s/>66,8 </text:p>
          </table:table-cell>
          <table:table-cell table:style-name="ce12" office:value-type="float" office:value="0.768630642624925" calcext:value-type="float">
            <text:p><text:s/>0,8 </text:p>
          </table:table-cell>
          <table:table-cell table:style-name="ce12" office:value-type="float" office:value="19.8187225886841" calcext:value-type="float">
            <text:p><text:s/>19,8 </text:p>
          </table:table-cell>
          <table:table-cell table:style-name="ce12" office:value-type="float" office:value="2.17754729895392" calcext:value-type="float">
            <text:p><text:s/>2,2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Preta ou parda</text:p>
          </table:table-cell>
          <table:table-cell table:style-name="ce12" office:value-type="float" office:value="22.9021751899919" calcext:value-type="float">
            <text:p><text:s/>22,9 </text:p>
          </table:table-cell>
          <table:table-cell table:style-name="ce12" office:value-type="float" office:value="1.00102710134496" calcext:value-type="float">
            <text:p><text:s/>1,0 </text:p>
          </table:table-cell>
          <table:table-cell table:style-name="ce12" office:value-type="float" office:value="11.5755831736989" calcext:value-type="float">
            <text:p><text:s/>11,6 </text:p>
          </table:table-cell>
          <table:table-cell table:style-name="ce12" office:value-type="float" office:value="1.49549650309542" calcext:value-type="float">
            <text:p><text:s/>1,5 </text:p>
          </table:table-cell>
          <table:table-cell table:style-name="ce12" office:value-type="float" office:value="41.3719380231511" calcext:value-type="float">
            <text:p><text:s/>41,4 </text:p>
          </table:table-cell>
          <table:table-cell table:style-name="ce12" office:value-type="float" office:value="0.653231549788019" calcext:value-type="float">
            <text:p><text:s/>0,7 </text:p>
          </table:table-cell>
          <table:table-cell table:style-name="ce12" office:value-type="float" office:value="24.1503036131581" calcext:value-type="float">
            <text:p><text:s/>24,2 </text:p>
          </table:table-cell>
          <table:table-cell table:style-name="ce12" office:value-type="float" office:value="0.938469566205922" calcext:value-type="float">
            <text:p><text:s/>0,9 </text:p>
          </table:table-cell>
          <table:table-cell table:style-name="ce12" office:value-type="float" office:value="67.1582906754742" calcext:value-type="float">
            <text:p><text:s/>67,2 </text:p>
          </table:table-cell>
          <table:table-cell table:style-name="ce12" office:value-type="float" office:value="0.756280789175044" calcext:value-type="float">
            <text:p><text:s/>0,8 </text:p>
          </table:table-cell>
          <table:table-cell table:style-name="ce12" office:value-type="float" office:value="16.5410670663646" calcext:value-type="float">
            <text:p><text:s/>16,5 </text:p>
          </table:table-cell>
          <table:table-cell table:style-name="ce12" office:value-type="float" office:value="2.41559418392319" calcext:value-type="float">
            <text:p><text:s/>2,4 </text:p>
          </table:table-cell>
          <table:table-cell table:style-name="ce12" office:value-type="float" office:value="5.60975077042107" calcext:value-type="float">
            <text:p><text:s/>5,6 </text:p>
          </table:table-cell>
          <table:table-cell table:style-name="ce12" office:value-type="float" office:value="4.11368235216217" calcext:value-type="float">
            <text:p><text:s/>4,1 </text:p>
          </table:table-cell>
          <table:table-cell table:style-name="ce12" office:value-type="float" office:value="10.6908914877402" calcext:value-type="float">
            <text:p><text:s/>10,7 </text:p>
          </table:table-cell>
          <table:table-cell table:style-name="ce12" office:value-type="float" office:value="3.18374879943625" calcext:value-type="float">
            <text:p><text:s/>3,2 </text:p>
          </table:table-cell>
          <table:table-cell table:style-name="ce12" office:value-type="float" office:value="14.5142296160376" calcext:value-type="float">
            <text:p><text:s/>14,5 </text:p>
          </table:table-cell>
          <table:table-cell table:style-name="ce12" office:value-type="float" office:value="1.83452006012412" calcext:value-type="float">
            <text:p><text:s/>1,8 </text:p>
          </table:table-cell>
          <table:table-cell table:style-name="ce12" office:value-type="float" office:value="12.3185703055604" calcext:value-type="float">
            <text:p><text:s/>12,3 </text:p>
          </table:table-cell>
          <table:table-cell table:style-name="ce12" office:value-type="float" office:value="2.06920491776574" calcext:value-type="float">
            <text:p><text:s/>2,1 </text:p>
          </table:table-cell>
          <table:table-cell table:style-name="ce12" office:value-type="float" office:value="44.4586433356601" calcext:value-type="float">
            <text:p><text:s/>44,5 </text:p>
          </table:table-cell>
          <table:table-cell table:style-name="ce12" office:value-type="float" office:value="0.871895870126546" calcext:value-type="float">
            <text:p><text:s/>0,9 </text:p>
          </table:table-cell>
          <table:table-cell table:style-name="ce12" office:value-type="float" office:value="28.7085567427419" calcext:value-type="float">
            <text:p><text:s/>28,7 </text:p>
          </table:table-cell>
          <table:table-cell table:style-name="ce12" office:value-type="float" office:value="1.19840867427135" calcext:value-type="float">
            <text:p><text:s/>1,2 </text:p>
          </table:table-cell>
          <table:table-cell table:style-name="ce12" office:value-type="float" office:value="3.13934142142501" calcext:value-type="float">
            <text:p><text:s/>3,1 </text:p>
          </table:table-cell>
          <table:table-cell table:style-name="ce12" office:value-type="float" office:value="4.94324797887089" calcext:value-type="float">
            <text:p><text:s/>4,9 </text:p>
          </table:table-cell>
          <table:table-cell table:style-name="ce12" office:value-type="float" office:value="6.91672429548788" calcext:value-type="float">
            <text:p><text:s/>6,9 </text:p>
          </table:table-cell>
          <table:table-cell table:style-name="ce12" office:value-type="float" office:value="3.36704645905509" calcext:value-type="float">
            <text:p><text:s/>3,4 </text:p>
          </table:table-cell>
          <table:table-cell table:style-name="ce12" office:value-type="float" office:value="62.6932362507238" calcext:value-type="float">
            <text:p><text:s/>62,7 </text:p>
          </table:table-cell>
          <table:table-cell table:style-name="ce12" office:value-type="float" office:value="0.685816300202962" calcext:value-type="float">
            <text:p><text:s/>0,7 </text:p>
          </table:table-cell>
          <table:table-cell table:style-name="ce12" office:value-type="float" office:value="27.2506980323633" calcext:value-type="float">
            <text:p><text:s/>27,3 </text:p>
          </table:table-cell>
          <table:table-cell table:style-name="ce12" office:value-type="float" office:value="1.46320628688457" calcext:value-type="float">
            <text:p><text:s/>1,5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or ou raça e sexo (1)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Homem branco</text:p>
          </table:table-cell>
          <table:table-cell table:style-name="ce12" office:value-type="float" office:value="20.4692016028826" calcext:value-type="float">
            <text:p><text:s/>20,5 </text:p>
          </table:table-cell>
          <table:table-cell table:style-name="ce12" office:value-type="float" office:value="1.8627118154005" calcext:value-type="float">
            <text:p><text:s/>1,9 </text:p>
          </table:table-cell>
          <table:table-cell table:style-name="ce12" office:value-type="float" office:value="16.2706930748437" calcext:value-type="float">
            <text:p><text:s/>16,3 </text:p>
          </table:table-cell>
          <table:table-cell table:style-name="ce12" office:value-type="float" office:value="2.11409567058665" calcext:value-type="float">
            <text:p><text:s/>2,1 </text:p>
          </table:table-cell>
          <table:table-cell table:style-name="ce12" office:value-type="float" office:value="51.3429066007985" calcext:value-type="float">
            <text:p><text:s/>51,3 </text:p>
          </table:table-cell>
          <table:table-cell table:style-name="ce12" office:value-type="float" office:value="0.914225539740153" calcext:value-type="float">
            <text:p><text:s/>0,9 </text:p>
          </table:table-cell>
          <table:table-cell table:style-name="ce12" office:value-type="float" office:value="11.9171987214752" calcext:value-type="float">
            <text:p><text:s/>11,9 </text:p>
          </table:table-cell>
          <table:table-cell table:style-name="ce12" office:value-type="float" office:value="2.5802965562516" calcext:value-type="float">
            <text:p><text:s/>2,6 </text:p>
          </table:table-cell>
          <table:table-cell table:style-name="ce12" office:value-type="float" office:value="64.2613040157716" calcext:value-type="float">
            <text:p><text:s/>64,3 </text:p>
          </table:table-cell>
          <table:table-cell table:style-name="ce12" office:value-type="float" office:value="1.54085204356945" calcext:value-type="float">
            <text:p><text:s/>1,5 </text:p>
          </table:table-cell>
          <table:table-cell table:style-name="ce12" office:value-type="float" office:value="21.2605828822884" calcext:value-type="float">
            <text:p><text:s/>21,3 </text:p>
          </table:table-cell>
          <table:table-cell table:style-name="ce12" office:value-type="float" office:value="3.96830093826276" calcext:value-type="float">
            <text:p><text:s/>4,0 </text:p>
          </table:table-cell>
          <table:table-cell table:style-name="ce12" office:value-type="float" office:value="7.78567038151334" calcext:value-type="float">
            <text:p><text:s/>7,8 </text:p>
          </table:table-cell>
          <table:table-cell table:style-name="ce12" office:value-type="float" office:value="6.64286141507706" calcext:value-type="float">
            <text:p><text:s/>6,6 </text:p>
          </table:table-cell>
          <table:table-cell table:style-name="ce12" office:value-type="float" office:value="6.69244272042674" calcext:value-type="float">
            <text:p><text:s/>6,7 </text:p>
          </table:table-cell>
          <table:table-cell table:style-name="ce12" office:value-type="float" office:value="7.45622745333349" calcext:value-type="float">
            <text:p><text:s/>7,5 </text:p>
          </table:table-cell>
          <table:table-cell table:style-name="ce12" office:value-type="float" office:value="14.0922948284844" calcext:value-type="float">
            <text:p><text:s/>14,1 </text:p>
          </table:table-cell>
          <table:table-cell table:style-name="ce12" office:value-type="float" office:value="3.4782305479775" calcext:value-type="float">
            <text:p><text:s/>3,5 </text:p>
          </table:table-cell>
          <table:table-cell table:style-name="ce12" office:value-type="float" office:value="18.3530742773695" calcext:value-type="float">
            <text:p><text:s/>18,4 </text:p>
          </table:table-cell>
          <table:table-cell table:style-name="ce12" office:value-type="float" office:value="2.87366933485231" calcext:value-type="float">
            <text:p><text:s/>2,9 </text:p>
          </table:table-cell>
          <table:table-cell table:style-name="ce12" office:value-type="float" office:value="52.4963902146448" calcext:value-type="float">
            <text:p><text:s/>52,5 </text:p>
          </table:table-cell>
          <table:table-cell table:style-name="ce12" office:value-type="float" office:value="1.33328296907576" calcext:value-type="float">
            <text:p><text:s/>1,3 </text:p>
          </table:table-cell>
          <table:table-cell table:style-name="ce12" office:value-type="float" office:value="15.0582406795013" calcext:value-type="float">
            <text:p><text:s/>15,1 </text:p>
          </table:table-cell>
          <table:table-cell table:style-name="ce12" office:value-type="float" office:value="3.27836059300416" calcext:value-type="float">
            <text:p><text:s/>3,3 </text:p>
          </table:table-cell>
          <table:table-cell table:style-name="ce12" office:value-type="float" office:value="2.40434947588836" calcext:value-type="float">
            <text:p><text:s/>2,4 </text:p>
          </table:table-cell>
          <table:table-cell table:style-name="ce12" office:value-type="float" office:value="10.1648415975924" calcext:value-type="float">
            <text:p><text:s/>10,2 </text:p>
          </table:table-cell>
          <table:table-cell table:style-name="ce12" office:value-type="float" office:value="10.2761554718814" calcext:value-type="float">
            <text:p><text:s/>10,3 </text:p>
          </table:table-cell>
          <table:table-cell table:style-name="ce12" office:value-type="float" office:value="4.93367967823001" calcext:value-type="float">
            <text:p><text:s/>4,9 </text:p>
          </table:table-cell>
          <table:table-cell table:style-name="ce12" office:value-type="float" office:value="76.582327677345" calcext:value-type="float">
            <text:p><text:s/>76,6 </text:p>
          </table:table-cell>
          <table:table-cell table:style-name="ce12" office:value-type="float" office:value="0.902356970598579" calcext:value-type="float">
            <text:p><text:s/>0,9 </text:p>
          </table:table-cell>
          <table:table-cell table:style-name="ce12" office:value-type="float" office:value="10.7371673748853" calcext:value-type="float">
            <text:p><text:s/>10,7 </text:p>
          </table:table-cell>
          <table:table-cell table:style-name="ce12" office:value-type="float" office:value="4.49552172814655" calcext:value-type="float">
            <text:p><text:s/>4,5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Homem preto ou pardo</text:p>
          </table:table-cell>
          <table:table-cell table:style-name="ce12" office:value-type="float" office:value="20.7174257139567" calcext:value-type="float">
            <text:p><text:s/>20,7 </text:p>
          </table:table-cell>
          <table:table-cell table:style-name="ce12" office:value-type="float" office:value="1.46416454584573" calcext:value-type="float">
            <text:p><text:s/>1,5 </text:p>
          </table:table-cell>
          <table:table-cell table:style-name="ce12" office:value-type="float" office:value="12.8182795743234" calcext:value-type="float">
            <text:p><text:s/>12,8 </text:p>
          </table:table-cell>
          <table:table-cell table:style-name="ce12" office:value-type="float" office:value="1.87714728489822" calcext:value-type="float">
            <text:p><text:s/>1,9 </text:p>
          </table:table-cell>
          <table:table-cell table:style-name="ce12" office:value-type="float" office:value="51.0762827109174" calcext:value-type="float">
            <text:p><text:s/>51,1 </text:p>
          </table:table-cell>
          <table:table-cell table:style-name="ce12" office:value-type="float" office:value="0.727339448904905" calcext:value-type="float">
            <text:p><text:s/>0,7 </text:p>
          </table:table-cell>
          <table:table-cell table:style-name="ce12" office:value-type="float" office:value="15.3880120008025" calcext:value-type="float">
            <text:p><text:s/>15,4 </text:p>
          </table:table-cell>
          <table:table-cell table:style-name="ce12" office:value-type="float" office:value="1.75935017325164" calcext:value-type="float">
            <text:p><text:s/>1,8 </text:p>
          </table:table-cell>
          <table:table-cell table:style-name="ce12" office:value-type="float" office:value="62.4807958047542" calcext:value-type="float">
            <text:p><text:s/>62,5 </text:p>
          </table:table-cell>
          <table:table-cell table:style-name="ce12" office:value-type="float" office:value="1.16186700138771" calcext:value-type="float">
            <text:p><text:s/>1,2 </text:p>
          </table:table-cell>
          <table:table-cell table:style-name="ce12" office:value-type="float" office:value="20.8978264973187" calcext:value-type="float">
            <text:p><text:s/>20,9 </text:p>
          </table:table-cell>
          <table:table-cell table:style-name="ce12" office:value-type="float" office:value="2.92629061726198" calcext:value-type="float">
            <text:p><text:s/>2,9 </text:p>
          </table:table-cell>
          <table:table-cell table:style-name="ce12" office:value-type="float" office:value="8.18792740886062" calcext:value-type="float">
            <text:p><text:s/>8,2 </text:p>
          </table:table-cell>
          <table:table-cell table:style-name="ce12" office:value-type="float" office:value="4.76388237140207" calcext:value-type="float">
            <text:p><text:s/>4,8 </text:p>
          </table:table-cell>
          <table:table-cell table:style-name="ce12" office:value-type="float" office:value="8.43345028906655" calcext:value-type="float">
            <text:p><text:s/>8,4 </text:p>
          </table:table-cell>
          <table:table-cell table:style-name="ce12" office:value-type="float" office:value="4.93236912885384" calcext:value-type="float">
            <text:p><text:s/>4,9 </text:p>
          </table:table-cell>
          <table:table-cell table:style-name="ce12" office:value-type="float" office:value="12.5371698337114" calcext:value-type="float">
            <text:p><text:s/>12,5 </text:p>
          </table:table-cell>
          <table:table-cell table:style-name="ce12" office:value-type="float" office:value="2.78062148016069" calcext:value-type="float">
            <text:p><text:s/>2,8 </text:p>
          </table:table-cell>
          <table:table-cell table:style-name="ce12" office:value-type="float" office:value="12.7806708503849" calcext:value-type="float">
            <text:p><text:s/>12,8 </text:p>
          </table:table-cell>
          <table:table-cell table:style-name="ce12" office:value-type="float" office:value="2.66786668179848" calcext:value-type="float">
            <text:p><text:s/>2,7 </text:p>
          </table:table-cell>
          <table:table-cell table:style-name="ce12" office:value-type="float" office:value="55.5204346030165" calcext:value-type="float">
            <text:p><text:s/>55,5 </text:p>
          </table:table-cell>
          <table:table-cell table:style-name="ce12" office:value-type="float" office:value="0.957079887908762" calcext:value-type="float">
            <text:p><text:s/>1,0 </text:p>
          </table:table-cell>
          <table:table-cell table:style-name="ce12" office:value-type="float" office:value="19.1617247128872" calcext:value-type="float">
            <text:p><text:s/>19,2 </text:p>
          </table:table-cell>
          <table:table-cell table:style-name="ce12" office:value-type="float" office:value="2.19377589082069" calcext:value-type="float">
            <text:p><text:s/>2,2 </text:p>
          </table:table-cell>
          <table:table-cell table:style-name="ce12" office:value-type="float" office:value="1.91059005884634" calcext:value-type="float">
            <text:p><text:s/>1,9 </text:p>
          </table:table-cell>
          <table:table-cell table:style-name="ce12" office:value-type="float" office:value="8.26236866125263" calcext:value-type="float">
            <text:p><text:s/>8,3 </text:p>
          </table:table-cell>
          <table:table-cell table:style-name="ce12" office:value-type="float" office:value="6.88052651834221" calcext:value-type="float">
            <text:p><text:s/>6,9 </text:p>
          </table:table-cell>
          <table:table-cell table:style-name="ce12" office:value-type="float" office:value="4.85870979672772" calcext:value-type="float">
            <text:p><text:s/>4,9 </text:p>
          </table:table-cell>
          <table:table-cell table:style-name="ce12" office:value-type="float" office:value="76.2782150449272" calcext:value-type="float">
            <text:p><text:s/>76,3 </text:p>
          </table:table-cell>
          <table:table-cell table:style-name="ce12" office:value-type="float" office:value="0.706947233418159" calcext:value-type="float">
            <text:p><text:s/>0,7 </text:p>
          </table:table-cell>
          <table:table-cell table:style-name="ce12" office:value-type="float" office:value="14.9306683778842" calcext:value-type="float">
            <text:p><text:s/>14,9 </text:p>
          </table:table-cell>
          <table:table-cell table:style-name="ce12" office:value-type="float" office:value="3.11121029063639" calcext:value-type="float">
            <text:p><text:s/>3,1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Mulher branca</text:p>
          </table:table-cell>
          <table:table-cell table:style-name="ce12" office:value-type="float" office:value="24.1926882654263" calcext:value-type="float">
            <text:p><text:s/>24,2 </text:p>
          </table:table-cell>
          <table:table-cell table:style-name="ce12" office:value-type="float" office:value="1.59604731120423" calcext:value-type="float">
            <text:p><text:s/>1,6 </text:p>
          </table:table-cell>
          <table:table-cell table:style-name="ce12" office:value-type="float" office:value="14.6713194223797" calcext:value-type="float">
            <text:p><text:s/>14,7 </text:p>
          </table:table-cell>
          <table:table-cell table:style-name="ce12" office:value-type="float" office:value="2.2518800320872" calcext:value-type="float">
            <text:p><text:s/>2,3 </text:p>
          </table:table-cell>
          <table:table-cell table:style-name="ce12" office:value-type="float" office:value="37.2039648486647" calcext:value-type="float">
            <text:p><text:s/>37,2 </text:p>
          </table:table-cell>
          <table:table-cell table:style-name="ce12" office:value-type="float" office:value="1.16435288053001" calcext:value-type="float">
            <text:p><text:s/>1,2 </text:p>
          </table:table-cell>
          <table:table-cell table:style-name="ce12" office:value-type="float" office:value="23.9320274635293" calcext:value-type="float">
            <text:p><text:s/>23,9 </text:p>
          </table:table-cell>
          <table:table-cell table:style-name="ce12" office:value-type="float" office:value="1.6206164228471" calcext:value-type="float">
            <text:p><text:s/>1,6 </text:p>
          </table:table-cell>
          <table:table-cell table:style-name="ce12" office:value-type="float" office:value="70.3508982943935" calcext:value-type="float">
            <text:p><text:s/>70,4 </text:p>
          </table:table-cell>
          <table:table-cell table:style-name="ce12" office:value-type="float" office:value="1.26599908044794" calcext:value-type="float">
            <text:p><text:s/>1,3 </text:p>
          </table:table-cell>
          <table:table-cell table:style-name="ce12" office:value-type="float" office:value="14.7314565117084" calcext:value-type="float">
            <text:p><text:s/>14,7 </text:p>
          </table:table-cell>
          <table:table-cell table:style-name="ce12" office:value-type="float" office:value="4.73011429226564" calcext:value-type="float">
            <text:p><text:s/>4,7 </text:p>
          </table:table-cell>
          <table:table-cell table:style-name="ce12" office:value-type="float" office:value="3.88681970543254" calcext:value-type="float">
            <text:p><text:s/>3,9 </text:p>
          </table:table-cell>
          <table:table-cell table:style-name="ce12" office:value-type="float" office:value="8.87092186794382" calcext:value-type="float">
            <text:p><text:s/>8,9 </text:p>
          </table:table-cell>
          <table:table-cell table:style-name="ce12" office:value-type="float" office:value="11.0308254884655" calcext:value-type="float">
            <text:p><text:s/>11,0 </text:p>
          </table:table-cell>
          <table:table-cell table:style-name="ce12" office:value-type="float" office:value="5.69393515370073" calcext:value-type="float">
            <text:p><text:s/>5,7 </text:p>
          </table:table-cell>
          <table:table-cell table:style-name="ce12" office:value-type="float" office:value="18.2439517058441" calcext:value-type="float">
            <text:p><text:s/>18,2 </text:p>
          </table:table-cell>
          <table:table-cell table:style-name="ce12" office:value-type="float" office:value="2.84914585335428" calcext:value-type="float">
            <text:p><text:s/>2,8 </text:p>
          </table:table-cell>
          <table:table-cell table:style-name="ce12" office:value-type="float" office:value="18.5369101382779" calcext:value-type="float">
            <text:p><text:s/>18,5 </text:p>
          </table:table-cell>
          <table:table-cell table:style-name="ce12" office:value-type="float" office:value="2.87852507750734" calcext:value-type="float">
            <text:p><text:s/>2,9 </text:p>
          </table:table-cell>
          <table:table-cell table:style-name="ce12" office:value-type="float" office:value="36.8049598327154" calcext:value-type="float">
            <text:p><text:s/>36,8 </text:p>
          </table:table-cell>
          <table:table-cell table:style-name="ce12" office:value-type="float" office:value="1.74019323509965" calcext:value-type="float">
            <text:p><text:s/>1,7 </text:p>
          </table:table-cell>
          <table:table-cell table:style-name="ce12" office:value-type="float" office:value="26.4141783231625" calcext:value-type="float">
            <text:p><text:s/>26,4 </text:p>
          </table:table-cell>
          <table:table-cell table:style-name="ce12" office:value-type="float" office:value="2.20747457698632" calcext:value-type="float">
            <text:p><text:s/>2,2 </text:p>
          </table:table-cell>
          <table:table-cell table:style-name="ce12" office:value-type="float" office:value="4.60097843560148" calcext:value-type="float">
            <text:p><text:s/>4,6 </text:p>
          </table:table-cell>
          <table:table-cell table:style-name="ce12" office:value-type="float" office:value="7.0111372752129" calcext:value-type="float">
            <text:p><text:s/>7,0 </text:p>
          </table:table-cell>
          <table:table-cell table:style-name="ce12" office:value-type="float" office:value="9.45112622956384" calcext:value-type="float">
            <text:p><text:s/>9,5 </text:p>
          </table:table-cell>
          <table:table-cell table:style-name="ce12" office:value-type="float" office:value="4.62698849237444" calcext:value-type="float">
            <text:p><text:s/>4,6 </text:p>
          </table:table-cell>
          <table:table-cell table:style-name="ce12" office:value-type="float" office:value="57.6390264606978" calcext:value-type="float">
            <text:p><text:s/>57,6 </text:p>
          </table:table-cell>
          <table:table-cell table:style-name="ce12" office:value-type="float" office:value="1.32369041638907" calcext:value-type="float">
            <text:p><text:s/>1,3 </text:p>
          </table:table-cell>
          <table:table-cell table:style-name="ce12" office:value-type="float" office:value="28.3088688741369" calcext:value-type="float">
            <text:p><text:s/>28,3 </text:p>
          </table:table-cell>
          <table:table-cell table:style-name="ce12" office:value-type="float" office:value="2.42105805835593" calcext:value-type="float">
            <text:p><text:s/>2,4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Mulher preta ou parda</text:p>
          </table:table-cell>
          <table:table-cell table:style-name="ce12" office:value-type="float" office:value="25.1597329381368" calcext:value-type="float">
            <text:p><text:s/>25,2 </text:p>
          </table:table-cell>
          <table:table-cell table:style-name="ce12" office:value-type="float" office:value="1.24907715261061" calcext:value-type="float">
            <text:p><text:s/>1,2 </text:p>
          </table:table-cell>
          <table:table-cell table:style-name="ce12" office:value-type="float" office:value="10.2914730646933" calcext:value-type="float">
            <text:p><text:s/>10,3 </text:p>
          </table:table-cell>
          <table:table-cell table:style-name="ce12" office:value-type="float" office:value="2.24307280417891" calcext:value-type="float">
            <text:p><text:s/>2,2 </text:p>
          </table:table-cell>
          <table:table-cell table:style-name="ce12" office:value-type="float" office:value="31.3441894044434" calcext:value-type="float">
            <text:p><text:s/>31,3 </text:p>
          </table:table-cell>
          <table:table-cell table:style-name="ce12" office:value-type="float" office:value="1.13406794288256" calcext:value-type="float">
            <text:p><text:s/>1,1 </text:p>
          </table:table-cell>
          <table:table-cell table:style-name="ce12" office:value-type="float" office:value="33.2046045927265" calcext:value-type="float">
            <text:p><text:s/>33,2 </text:p>
          </table:table-cell>
          <table:table-cell table:style-name="ce12" office:value-type="float" office:value="1.05397975082785" calcext:value-type="float">
            <text:p><text:s/>1,1 </text:p>
          </table:table-cell>
          <table:table-cell table:style-name="ce12" office:value-type="float" office:value="72.0871469699127" calcext:value-type="float">
            <text:p><text:s/>72,1 </text:p>
          </table:table-cell>
          <table:table-cell table:style-name="ce12" office:value-type="float" office:value="0.942893995640879" calcext:value-type="float">
            <text:p><text:s/>0,9 </text:p>
          </table:table-cell>
          <table:table-cell table:style-name="ce12" office:value-type="float" office:value="11.9501820439066" calcext:value-type="float">
            <text:p><text:s/>12,0 </text:p>
          </table:table-cell>
          <table:table-cell table:style-name="ce12" office:value-type="float" office:value="4.08264709099776" calcext:value-type="float">
            <text:p><text:s/>4,1 </text:p>
          </table:table-cell>
          <table:table-cell table:style-name="ce12" office:value-type="float" office:value="2.89302686077165" calcext:value-type="float">
            <text:p><text:s/>2,9 </text:p>
          </table:table-cell>
          <table:table-cell table:style-name="ce12" office:value-type="float" office:value="7.76871828694189" calcext:value-type="float">
            <text:p><text:s/>7,8 </text:p>
          </table:table-cell>
          <table:table-cell table:style-name="ce12" office:value-type="float" office:value="13.0696441254091" calcext:value-type="float">
            <text:p><text:s/>13,1 </text:p>
          </table:table-cell>
          <table:table-cell table:style-name="ce12" office:value-type="float" office:value="3.89532567560866" calcext:value-type="float">
            <text:p><text:s/>3,9 </text:p>
          </table:table-cell>
          <table:table-cell table:style-name="ce12" office:value-type="float" office:value="16.5899975617748" calcext:value-type="float">
            <text:p><text:s/>16,6 </text:p>
          </table:table-cell>
          <table:table-cell table:style-name="ce12" office:value-type="float" office:value="2.29856755489378" calcext:value-type="float">
            <text:p><text:s/>2,3 </text:p>
          </table:table-cell>
          <table:table-cell table:style-name="ce12" office:value-type="float" office:value="11.8333985837799" calcext:value-type="float">
            <text:p><text:s/>11,8 </text:p>
          </table:table-cell>
          <table:table-cell table:style-name="ce12" office:value-type="float" office:value="3.01942113379988" calcext:value-type="float">
            <text:p><text:s/>3,0 </text:p>
          </table:table-cell>
          <table:table-cell table:style-name="ce12" office:value-type="float" office:value="32.8445728151439" calcext:value-type="float">
            <text:p><text:s/>32,8 </text:p>
          </table:table-cell>
          <table:table-cell table:style-name="ce12" office:value-type="float" office:value="1.57936564533297" calcext:value-type="float">
            <text:p><text:s/>1,6 </text:p>
          </table:table-cell>
          <table:table-cell table:style-name="ce12" office:value-type="float" office:value="38.7320310393014" calcext:value-type="float">
            <text:p><text:s/>38,7 </text:p>
          </table:table-cell>
          <table:table-cell table:style-name="ce12" office:value-type="float" office:value="1.34615834335324" calcext:value-type="float">
            <text:p><text:s/>1,3 </text:p>
          </table:table-cell>
          <table:table-cell table:style-name="ce12" office:value-type="float" office:value="4.36267307651809" calcext:value-type="float">
            <text:p><text:s/>4,4 </text:p>
          </table:table-cell>
          <table:table-cell table:style-name="ce12" office:value-type="float" office:value="6.09493691939469" calcext:value-type="float">
            <text:p><text:s/>6,1 </text:p>
          </table:table-cell>
          <table:table-cell table:style-name="ce12" office:value-type="float" office:value="6.95276241351152" calcext:value-type="float">
            <text:p><text:s/>7,0 </text:p>
          </table:table-cell>
          <table:table-cell table:style-name="ce12" office:value-type="float" office:value="4.53220463019976" calcext:value-type="float">
            <text:p><text:s/>4,5 </text:p>
          </table:table-cell>
          <table:table-cell table:style-name="ce12" office:value-type="float" office:value="49.1681773178566" calcext:value-type="float">
            <text:p><text:s/>49,2 </text:p>
          </table:table-cell>
          <table:table-cell table:style-name="ce12" office:value-type="float" office:value="1.29366672800957" calcext:value-type="float">
            <text:p><text:s/>1,3 </text:p>
          </table:table-cell>
          <table:table-cell table:style-name="ce12" office:value-type="float" office:value="39.5163871921138" calcext:value-type="float">
            <text:p><text:s/>39,5 </text:p>
          </table:table-cell>
          <table:table-cell table:style-name="ce12" office:value-type="float" office:value="1.57488925945013" calcext:value-type="float">
            <text:p><text:s/>1,6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Nível de instrução mais elevado alcançado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Sem instrução ou fundamental incompleto</text:p>
          </table:table-cell>
          <table:table-cell table:style-name="ce12" office:value-type="float" office:value="26.1595088618989" calcext:value-type="float">
            <text:p><text:s/>26,2 </text:p>
          </table:table-cell>
          <table:table-cell table:style-name="ce12" office:value-type="float" office:value="1.35861447513409" calcext:value-type="float">
            <text:p><text:s/>1,4 </text:p>
          </table:table-cell>
          <table:table-cell table:style-name="ce12" office:value-type="float" office:value="8.42134809264881" calcext:value-type="float">
            <text:p><text:s/>8,4 </text:p>
          </table:table-cell>
          <table:table-cell table:style-name="ce12" office:value-type="float" office:value="2.45594643424363" calcext:value-type="float">
            <text:p><text:s/>2,5 </text:p>
          </table:table-cell>
          <table:table-cell table:style-name="ce12" office:value-type="float" office:value="36.5205986169018" calcext:value-type="float">
            <text:p><text:s/>36,5 </text:p>
          </table:table-cell>
          <table:table-cell table:style-name="ce12" office:value-type="float" office:value="1.04971877089494" calcext:value-type="float">
            <text:p><text:s/>1,0 </text:p>
          </table:table-cell>
          <table:table-cell table:style-name="ce12" office:value-type="float" office:value="28.8985444285504" calcext:value-type="float">
            <text:p><text:s/>28,9 </text:p>
          </table:table-cell>
          <table:table-cell table:style-name="ce12" office:value-type="float" office:value="1.2243334290083" calcext:value-type="float">
            <text:p><text:s/>1,2 </text:p>
          </table:table-cell>
          <table:table-cell table:style-name="ce12" office:value-type="float" office:value="63.5536321710164" calcext:value-type="float">
            <text:p><text:s/>63,6 </text:p>
          </table:table-cell>
          <table:table-cell table:style-name="ce12" office:value-type="float" office:value="1.0052723655542" calcext:value-type="float">
            <text:p><text:s/>1,0 </text:p>
          </table:table-cell>
          <table:table-cell table:style-name="ce12" office:value-type="float" office:value="14.7610198450912" calcext:value-type="float">
            <text:p><text:s/>14,8 </text:p>
          </table:table-cell>
          <table:table-cell table:style-name="ce12" office:value-type="float" office:value="2.96177800493032" calcext:value-type="float">
            <text:p><text:s/>3,0 </text:p>
          </table:table-cell>
          <table:table-cell table:style-name="ce12" office:value-type="float" office:value="7.65622549115595" calcext:value-type="float">
            <text:p><text:s/>7,7 </text:p>
          </table:table-cell>
          <table:table-cell table:style-name="ce12" office:value-type="float" office:value="4.56565170572737" calcext:value-type="float">
            <text:p><text:s/>4,6 </text:p>
          </table:table-cell>
          <table:table-cell table:style-name="ce12" office:value-type="float" office:value="14.0291224927365" calcext:value-type="float">
            <text:p><text:s/>14,0 </text:p>
          </table:table-cell>
          <table:table-cell table:style-name="ce12" office:value-type="float" office:value="3.40529349178907" calcext:value-type="float">
            <text:p><text:s/>3,4 </text:p>
          </table:table-cell>
          <table:table-cell table:style-name="ce12" office:value-type="float" office:value="11.1432980211001" calcext:value-type="float">
            <text:p><text:s/>11,1 </text:p>
          </table:table-cell>
          <table:table-cell table:style-name="ce12" office:value-type="float" office:value="3.43763668084826" calcext:value-type="float">
            <text:p><text:s/>3,4 </text:p>
          </table:table-cell>
          <table:table-cell table:style-name="ce12" office:value-type="float" office:value="6.89327054249382" calcext:value-type="float">
            <text:p><text:s/>6,9 </text:p>
          </table:table-cell>
          <table:table-cell table:style-name="ce12" office:value-type="float" office:value="4.52179017319454" calcext:value-type="float">
            <text:p><text:s/>4,5 </text:p>
          </table:table-cell>
          <table:table-cell table:style-name="ce12" office:value-type="float" office:value="44.7165078958752" calcext:value-type="float">
            <text:p><text:s/>44,7 </text:p>
          </table:table-cell>
          <table:table-cell table:style-name="ce12" office:value-type="float" office:value="1.40513473893235" calcext:value-type="float">
            <text:p><text:s/>1,4 </text:p>
          </table:table-cell>
          <table:table-cell table:style-name="ce12" office:value-type="float" office:value="37.2469235405309" calcext:value-type="float">
            <text:p><text:s/>37,2 </text:p>
          </table:table-cell>
          <table:table-cell table:style-name="ce12" office:value-type="float" office:value="1.62532080967541" calcext:value-type="float">
            <text:p><text:s/>1,6 </text:p>
          </table:table-cell>
          <table:table-cell table:style-name="ce12" office:value-type="float" office:value="2.17253658015652" calcext:value-type="float">
            <text:p><text:s/>2,2 </text:p>
          </table:table-cell>
          <table:table-cell table:style-name="ce12" office:value-type="float" office:value="9.22469402509919" calcext:value-type="float">
            <text:p><text:s/>9,2 </text:p>
          </table:table-cell>
          <table:table-cell table:style-name="ce12" office:value-type="float" office:value="3.06727059395654" calcext:value-type="float">
            <text:p><text:s/>3,1 </text:p>
          </table:table-cell>
          <table:table-cell table:style-name="ce12" office:value-type="float" office:value="7.90541133590033" calcext:value-type="float">
            <text:p><text:s/>7,9 </text:p>
          </table:table-cell>
          <table:table-cell table:style-name="ce12" office:value-type="float" office:value="59.3307528600773" calcext:value-type="float">
            <text:p><text:s/>59,3 </text:p>
          </table:table-cell>
          <table:table-cell table:style-name="ce12" office:value-type="float" office:value="1.12066151532595" calcext:value-type="float">
            <text:p><text:s/>1,1 </text:p>
          </table:table-cell>
          <table:table-cell table:style-name="ce12" office:value-type="float" office:value="35.4294399658097" calcext:value-type="float">
            <text:p><text:s/>35,4 </text:p>
          </table:table-cell>
          <table:table-cell table:style-name="ce12" office:value-type="float" office:value="1.81456720488221" calcext:value-type="float">
            <text:p><text:s/>1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Ensino fundamental completo ou médio incompleto</text:p>
          </table:table-cell>
          <table:table-cell table:style-name="ce12" office:value-type="float" office:value="41.2622566351074" calcext:value-type="float">
            <text:p><text:s/>41,3 </text:p>
          </table:table-cell>
          <table:table-cell table:style-name="ce12" office:value-type="float" office:value="0.932989727927442" calcext:value-type="float">
            <text:p><text:s/>0,9 </text:p>
          </table:table-cell>
          <table:table-cell table:style-name="ce12" office:value-type="float" office:value="16.4346513112413" calcext:value-type="float">
            <text:p><text:s/>16,4 </text:p>
          </table:table-cell>
          <table:table-cell table:style-name="ce12" office:value-type="float" office:value="1.72846817866009" calcext:value-type="float">
            <text:p><text:s/>1,7 </text:p>
          </table:table-cell>
          <table:table-cell table:style-name="ce12" office:value-type="float" office:value="26.9814619329542" calcext:value-type="float">
            <text:p><text:s/>27,0 </text:p>
          </table:table-cell>
          <table:table-cell table:style-name="ce12" office:value-type="float" office:value="1.24003111327285" calcext:value-type="float">
            <text:p><text:s/>1,2 </text:p>
          </table:table-cell>
          <table:table-cell table:style-name="ce12" office:value-type="float" office:value="15.3216301206971" calcext:value-type="float">
            <text:p><text:s/>15,3 </text:p>
          </table:table-cell>
          <table:table-cell table:style-name="ce12" office:value-type="float" office:value="1.70909249797113" calcext:value-type="float">
            <text:p><text:s/>1,7 </text:p>
          </table:table-cell>
          <table:table-cell table:style-name="ce12" office:value-type="float" office:value="74.0628726102985" calcext:value-type="float">
            <text:p><text:s/>74,1 </text:p>
          </table:table-cell>
          <table:table-cell table:style-name="ce12" office:value-type="float" office:value="0.700994789599277" calcext:value-type="float">
            <text:p><text:s/>0,7 </text:p>
          </table:table-cell>
          <table:table-cell table:style-name="ce12" office:value-type="float" office:value="19.4347717744375" calcext:value-type="float">
            <text:p><text:s/>19,4 </text:p>
          </table:table-cell>
          <table:table-cell table:style-name="ce12" office:value-type="float" office:value="2.39955898997247" calcext:value-type="float">
            <text:p><text:s/>2,4 </text:p>
          </table:table-cell>
          <table:table-cell table:style-name="ce12" office:value-type="float" office:value="2.43393842190626" calcext:value-type="float">
            <text:p><text:s/>2,4 </text:p>
          </table:table-cell>
          <table:table-cell table:style-name="ce12" office:value-type="float" office:value="6.145884287153" calcext:value-type="float">
            <text:p><text:s/>6,1 </text:p>
          </table:table-cell>
          <table:table-cell table:style-name="ce12" office:value-type="float" office:value="4.06841719335774" calcext:value-type="float">
            <text:p><text:s/>4,1 </text:p>
          </table:table-cell>
          <table:table-cell table:style-name="ce12" office:value-type="float" office:value="5.83610670495486" calcext:value-type="float">
            <text:p><text:s/>5,8 </text:p>
          </table:table-cell>
          <table:table-cell table:style-name="ce12" office:value-type="float" office:value="23.7506850444884" calcext:value-type="float">
            <text:p><text:s/>23,8 </text:p>
          </table:table-cell>
          <table:table-cell table:style-name="ce12" office:value-type="float" office:value="1.99803346889524" calcext:value-type="float">
            <text:p><text:s/>2,0 </text:p>
          </table:table-cell>
          <table:table-cell table:style-name="ce12" office:value-type="float" office:value="17.8740019716978" calcext:value-type="float">
            <text:p><text:s/>17,9 </text:p>
          </table:table-cell>
          <table:table-cell table:style-name="ce12" office:value-type="float" office:value="2.43853719065957" calcext:value-type="float">
            <text:p><text:s/>2,4 </text:p>
          </table:table-cell>
          <table:table-cell table:style-name="ce12" office:value-type="float" office:value="36.8718570409873" calcext:value-type="float">
            <text:p><text:s/>36,9 </text:p>
          </table:table-cell>
          <table:table-cell table:style-name="ce12" office:value-type="float" office:value="1.49937881988177" calcext:value-type="float">
            <text:p><text:s/>1,5 </text:p>
          </table:table-cell>
          <table:table-cell table:style-name="ce12" office:value-type="float" office:value="21.5034559428263" calcext:value-type="float">
            <text:p><text:s/>21,5 </text:p>
          </table:table-cell>
          <table:table-cell table:style-name="ce12" office:value-type="float" office:value="2.09697769336533" calcext:value-type="float">
            <text:p><text:s/>2,1 </text:p>
          </table:table-cell>
          <table:table-cell table:style-name="ce12" office:value-type="float" office:value="4.77436938210068" calcext:value-type="float">
            <text:p><text:s/>4,8 </text:p>
          </table:table-cell>
          <table:table-cell table:style-name="ce12" office:value-type="float" office:value="7.34293043670648" calcext:value-type="float">
            <text:p><text:s/>7,3 </text:p>
          </table:table-cell>
          <table:table-cell table:style-name="ce12" office:value-type="float" office:value="6.82004736779495" calcext:value-type="float">
            <text:p><text:s/>6,8 </text:p>
          </table:table-cell>
          <table:table-cell table:style-name="ce12" office:value-type="float" office:value="5.82790808904827" calcext:value-type="float">
            <text:p><text:s/>5,8 </text:p>
          </table:table-cell>
          <table:table-cell table:style-name="ce12" office:value-type="float" office:value="60.9248113989503" calcext:value-type="float">
            <text:p><text:s/>60,9 </text:p>
          </table:table-cell>
          <table:table-cell table:style-name="ce12" office:value-type="float" office:value="1.25690034097903" calcext:value-type="float">
            <text:p><text:s/>1,3 </text:p>
          </table:table-cell>
          <table:table-cell table:style-name="ce12" office:value-type="float" office:value="27.480771851154" calcext:value-type="float">
            <text:p><text:s/>27,5 </text:p>
          </table:table-cell>
          <table:table-cell table:style-name="ce12" office:value-type="float" office:value="2.52265854563611" calcext:value-type="float">
            <text:p><text:s/>2,5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Ensino médio completo ou mais elevado</text:p>
          </table:table-cell>
          <table:table-cell table:style-name="ce12" office:value-type="float" office:value="8.80072636625237" calcext:value-type="float">
            <text:p><text:s/>8,8 </text:p>
          </table:table-cell>
          <table:table-cell table:style-name="ce12" office:value-type="float" office:value="2.23515024906701" calcext:value-type="float">
            <text:p><text:s/>2,2 </text:p>
          </table:table-cell>
          <table:table-cell table:style-name="ce12" office:value-type="float" office:value="13.7287676193164" calcext:value-type="float">
            <text:p><text:s/>13,7 </text:p>
          </table:table-cell>
          <table:table-cell table:style-name="ce12" office:value-type="float" office:value="1.68995438710006" calcext:value-type="float">
            <text:p><text:s/>1,7 </text:p>
          </table:table-cell>
          <table:table-cell table:style-name="ce12" office:value-type="float" office:value="55.7195342441367" calcext:value-type="float">
            <text:p><text:s/>55,7 </text:p>
          </table:table-cell>
          <table:table-cell table:style-name="ce12" office:value-type="float" office:value="0.586761633643713" calcext:value-type="float">
            <text:p><text:s/>0,6 </text:p>
          </table:table-cell>
          <table:table-cell table:style-name="ce12" office:value-type="float" office:value="21.7509717702946" calcext:value-type="float">
            <text:p><text:s/>21,8 </text:p>
          </table:table-cell>
          <table:table-cell table:style-name="ce12" office:value-type="float" office:value="1.18889171279239" calcext:value-type="float">
            <text:p><text:s/>1,2 </text:p>
          </table:table-cell>
          <table:table-cell table:style-name="ce12" office:value-type="float" office:value="16.0126189115617" calcext:value-type="float">
            <text:p><text:s/>16,0 </text:p>
          </table:table-cell>
          <table:table-cell table:style-name="ce12" office:value-type="float" office:value="7.72306839593758" calcext:value-type="float">
            <text:p><text:s/>7,7 </text:p>
          </table:table-cell>
          <table:table-cell table:style-name="ce12" office:value-type="float" office:value="7.04432891445438" calcext:value-type="float">
            <text:p><text:s/>7,0 </text:p>
          </table:table-cell>
          <table:table-cell table:style-name="ce12" office:value-type="float" office:value="12.4617707950125" calcext:value-type="float">
            <text:p><text:s/>12,5 </text:p>
          </table:table-cell>
          <table:table-cell table:style-name="ce12" office:value-type="float" office:value="28.943012375873" calcext:value-type="float">
            <text:p><text:s/>28,9 </text:p>
          </table:table-cell>
          <table:table-cell table:style-name="ce12" office:value-type="float" office:value="5.7922073697449" calcext:value-type="float">
            <text:p><text:s/>5,8 </text:p>
          </table:table-cell>
          <table:table-cell table:style-name="ce12" office:value-type="float" office:value="48.0000397981109" calcext:value-type="float">
            <text:p><text:s/>48,0 </text:p>
          </table:table-cell>
          <table:table-cell table:style-name="ce12" office:value-type="float" office:value="3.8495164925294" calcext:value-type="float">
            <text:p><text:s/>3,8 </text:p>
          </table:table-cell>
          <table:table-cell table:style-name="ce12" office:value-type="float" office:value="12.7439365064542" calcext:value-type="float">
            <text:p><text:s/>12,7 </text:p>
          </table:table-cell>
          <table:table-cell table:style-name="ce12" office:value-type="float" office:value="2.40839952009755" calcext:value-type="float">
            <text:p><text:s/>2,4 </text:p>
          </table:table-cell>
          <table:table-cell table:style-name="ce12" office:value-type="float" office:value="16.557648836905" calcext:value-type="float">
            <text:p><text:s/>16,6 </text:p>
          </table:table-cell>
          <table:table-cell table:style-name="ce12" office:value-type="float" office:value="2.00576553077083" calcext:value-type="float">
            <text:p><text:s/>2,0 </text:p>
          </table:table-cell>
          <table:table-cell table:style-name="ce12" office:value-type="float" office:value="47.8937716829772" calcext:value-type="float">
            <text:p><text:s/>47,9 </text:p>
          </table:table-cell>
          <table:table-cell table:style-name="ce12" office:value-type="float" office:value="0.923106077433524" calcext:value-type="float">
            <text:p><text:s/>0,9 </text:p>
          </table:table-cell>
          <table:table-cell table:style-name="ce12" office:value-type="float" office:value="22.8046429736637" calcext:value-type="float">
            <text:p><text:s/>22,8 </text:p>
          </table:table-cell>
          <table:table-cell table:style-name="ce12" office:value-type="float" office:value="1.5067544233016" calcext:value-type="float">
            <text:p><text:s/>1,5 </text:p>
          </table:table-cell>
          <table:table-cell table:style-name="ce12" office:value-type="float" office:value="3.36125011254069" calcext:value-type="float">
            <text:p><text:s/>3,4 </text:p>
          </table:table-cell>
          <table:table-cell table:style-name="ce12" office:value-type="float" office:value="5.020696802068" calcext:value-type="float">
            <text:p><text:s/>5,0 </text:p>
          </table:table-cell>
          <table:table-cell table:style-name="ce12" office:value-type="float" office:value="10.4981955470183" calcext:value-type="float">
            <text:p><text:s/>10,5 </text:p>
          </table:table-cell>
          <table:table-cell table:style-name="ce12" office:value-type="float" office:value="2.85501455865364" calcext:value-type="float">
            <text:p><text:s/>2,9 </text:p>
          </table:table-cell>
          <table:table-cell table:style-name="ce12" office:value-type="float" office:value="67.2208444897592" calcext:value-type="float">
            <text:p><text:s/>67,2 </text:p>
          </table:table-cell>
          <table:table-cell table:style-name="ce12" office:value-type="float" office:value="0.643114312998455" calcext:value-type="float">
            <text:p><text:s/>0,6 </text:p>
          </table:table-cell>
          <table:table-cell table:style-name="ce12" office:value-type="float" office:value="18.9197098506819" calcext:value-type="float">
            <text:p><text:s/>18,9 </text:p>
          </table:table-cell>
          <table:table-cell table:style-name="ce12" office:value-type="float" office:value="1.9170182922107" calcext:value-type="float">
            <text:p><text:s/>1,9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ondição na unidade domiciliar </text:p>
          </table:table-cell>
          <table:table-cell table:style-name="ce12" table:number-columns-repeated="32"/>
          <table:table-cell table:number-columns-repeated="991"/>
        </table:table-row>
        <table:table-row table:style-name="ro2">
          <table:table-cell table:style-name="ce4" office:value-type="string" calcext:value-type="string">
            <text:p>Pessoa de referência</text:p>
          </table:table-cell>
          <table:table-cell table:style-name="ce12" office:value-type="float" office:value="2.62316679234212" calcext:value-type="float">
            <text:p><text:s/>2,6 </text:p>
          </table:table-cell>
          <table:table-cell table:style-name="ce12" office:value-type="float" office:value="6.48371461714323" calcext:value-type="float">
            <text:p><text:s/>6,5 </text:p>
          </table:table-cell>
          <table:table-cell table:style-name="ce12" office:value-type="float" office:value="8.37135975297159" calcext:value-type="float">
            <text:p><text:s/>8,4 </text:p>
          </table:table-cell>
          <table:table-cell table:style-name="ce12" office:value-type="float" office:value="3.5078779820592" calcext:value-type="float">
            <text:p><text:s/>3,5 </text:p>
          </table:table-cell>
          <table:table-cell table:style-name="ce12" office:value-type="float" office:value="73.7623938446039" calcext:value-type="float">
            <text:p><text:s/>73,8 </text:p>
          </table:table-cell>
          <table:table-cell table:style-name="ce12" office:value-type="float" office:value="0.635267421191563" calcext:value-type="float">
            <text:p><text:s/>0,6 </text:p>
          </table:table-cell>
          <table:table-cell table:style-name="ce12" office:value-type="float" office:value="15.2430796100824" calcext:value-type="float">
            <text:p><text:s/>15,2 </text:p>
          </table:table-cell>
          <table:table-cell table:style-name="ce12" office:value-type="float" office:value="2.47079288573292" calcext:value-type="float">
            <text:p><text:s/>2,5 </text:p>
          </table:table-cell>
          <table:table-cell table:style-name="ce12" office:value-type="float" office:value="21.8784613846598" calcext:value-type="float">
            <text:p><text:s/>21,9 </text:p>
          </table:table-cell>
          <table:table-cell table:style-name="ce12" office:value-type="float" office:value="16.9052412459703" calcext:value-type="float">
            <text:p><text:s/>16,9 </text:p>
          </table:table-cell>
          <table:table-cell table:style-name="ce12" office:value-type="float" office:value="14.7812423965071" calcext:value-type="float">
            <text:p><text:s/>14,8 </text:p>
          </table:table-cell>
          <table:table-cell table:style-name="ce12" office:value-type="float" office:value="24.2039896435255" calcext:value-type="float">
            <text:p><text:s/>24,2 </text:p>
          </table:table-cell>
          <table:table-cell table:style-name="ce12" office:value-type="float" office:value="35.6675374658906" calcext:value-type="float">
            <text:p><text:s/>35,7 </text:p>
          </table:table-cell>
          <table:table-cell table:style-name="ce12" office:value-type="float" office:value="12.2948480686198" calcext:value-type="float">
            <text:p><text:s/>12,3 </text:p>
          </table:table-cell>
          <table:table-cell table:style-name="ce12" office:value-type="float" office:value="27.6727587529425" calcext:value-type="float">
            <text:p><text:s/>27,7 </text:p>
          </table:table-cell>
          <table:table-cell table:style-name="ce12" office:value-type="float" office:value="14.6395987489696" calcext:value-type="float">
            <text:p><text:s/>14,6 </text:p>
          </table:table-cell>
          <table:table-cell table:style-name="ce12" office:value-type="float" office:value="4.67715435261009" calcext:value-type="float">
            <text:p><text:s/>4,7 </text:p>
          </table:table-cell>
          <table:table-cell table:style-name="ce12" office:value-type="float" office:value="8.2740096258433" calcext:value-type="float">
            <text:p><text:s/>8,3 </text:p>
          </table:table-cell>
          <table:table-cell table:style-name="ce12" office:value-type="float" office:value="9.67681874627684" calcext:value-type="float">
            <text:p><text:s/>9,7 </text:p>
          </table:table-cell>
          <table:table-cell table:style-name="ce12" office:value-type="float" office:value="5.25415725788217" calcext:value-type="float">
            <text:p><text:s/>5,3 </text:p>
          </table:table-cell>
          <table:table-cell table:style-name="ce12" office:value-type="float" office:value="67.7101134065891" calcext:value-type="float">
            <text:p><text:s/>67,7 </text:p>
          </table:table-cell>
          <table:table-cell table:style-name="ce12" office:value-type="float" office:value="1.24374516866363" calcext:value-type="float">
            <text:p><text:s/>1,2 </text:p>
          </table:table-cell>
          <table:table-cell table:style-name="ce12" office:value-type="float" office:value="17.935913494524" calcext:value-type="float">
            <text:p><text:s/>17,9 </text:p>
          </table:table-cell>
          <table:table-cell table:style-name="ce12" office:value-type="float" office:value="3.74944299170186" calcext:value-type="float">
            <text:p><text:s/>3,7 </text:p>
          </table:table-cell>
          <table:table-cell table:style-name="ce12" office:value-type="float" office:value="1.21486431289373" calcext:value-type="float">
            <text:p><text:s/>1,2 </text:p>
          </table:table-cell>
          <table:table-cell table:style-name="ce12" office:value-type="float" office:value="11.3679301925783" calcext:value-type="float">
            <text:p><text:s/>11,4 </text:p>
          </table:table-cell>
          <table:table-cell table:style-name="ce12" office:value-type="float" office:value="7.56998910531692" calcext:value-type="float">
            <text:p><text:s/>7,6 </text:p>
          </table:table-cell>
          <table:table-cell table:style-name="ce12" office:value-type="float" office:value="4.79809875479442" calcext:value-type="float">
            <text:p><text:s/>4,8 </text:p>
          </table:table-cell>
          <table:table-cell table:style-name="ce12" office:value-type="float" office:value="77.612354478825" calcext:value-type="float">
            <text:p><text:s/>77,6 </text:p>
          </table:table-cell>
          <table:table-cell table:style-name="ce12" office:value-type="float" office:value="0.697692121440776" calcext:value-type="float">
            <text:p><text:s/>0,7 </text:p>
          </table:table-cell>
          <table:table-cell table:style-name="ce12" office:value-type="float" office:value="13.6027921029643" calcext:value-type="float">
            <text:p><text:s/>13,6 </text:p>
          </table:table-cell>
          <table:table-cell table:style-name="ce12" office:value-type="float" office:value="3.19715524439866" calcext:value-type="float">
            <text:p><text:s/>3,2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Cônjuge</text:p>
          </table:table-cell>
          <table:table-cell table:style-name="ce12" office:value-type="float" office:value="4.57774999021043" calcext:value-type="float">
            <text:p><text:s/>4,6 </text:p>
          </table:table-cell>
          <table:table-cell table:style-name="ce12" office:value-type="float" office:value="4.29183868556668" calcext:value-type="float">
            <text:p><text:s/>4,3 </text:p>
          </table:table-cell>
          <table:table-cell table:style-name="ce12" office:value-type="float" office:value="5.92672966614021" calcext:value-type="float">
            <text:p><text:s/>5,9 </text:p>
          </table:table-cell>
          <table:table-cell table:style-name="ce12" office:value-type="float" office:value="3.88168275572501" calcext:value-type="float">
            <text:p><text:s/>3,9 </text:p>
          </table:table-cell>
          <table:table-cell table:style-name="ce12" office:value-type="float" office:value="48.0645683194047" calcext:value-type="float">
            <text:p><text:s/>48,1 </text:p>
          </table:table-cell>
          <table:table-cell table:style-name="ce12" office:value-type="float" office:value="1.05625597196059" calcext:value-type="float">
            <text:p><text:s/>1,1 </text:p>
          </table:table-cell>
          <table:table-cell table:style-name="ce12" office:value-type="float" office:value="41.4309520242447" calcext:value-type="float">
            <text:p><text:s/>41,4 </text:p>
          </table:table-cell>
          <table:table-cell table:style-name="ce12" office:value-type="float" office:value="1.19465325164249" calcext:value-type="float">
            <text:p><text:s/>1,2 </text:p>
          </table:table-cell>
          <table:table-cell table:style-name="ce12" office:value-type="float" office:value="25.0847538662121" calcext:value-type="float">
            <text:p><text:s/>25,1 </text:p>
          </table:table-cell>
          <table:table-cell table:style-name="ce12" office:value-type="float" office:value="8.94993633057628" calcext:value-type="float">
            <text:p><text:s/>8,9 </text:p>
          </table:table-cell>
          <table:table-cell table:style-name="ce12" office:value-type="float" office:value="7.49602640351298" calcext:value-type="float">
            <text:p><text:s/>7,5 </text:p>
          </table:table-cell>
          <table:table-cell table:style-name="ce12" office:value-type="float" office:value="19.9775911716169" calcext:value-type="float">
            <text:p><text:s/>20,0 </text:p>
          </table:table-cell>
          <table:table-cell table:style-name="ce12" office:value-type="float" office:value="13.9718999549894" calcext:value-type="float">
            <text:p><text:s/>14,0 </text:p>
          </table:table-cell>
          <table:table-cell table:style-name="ce12" office:value-type="float" office:value="14.1832458190868" calcext:value-type="float">
            <text:p><text:s/>14,2 </text:p>
          </table:table-cell>
          <table:table-cell table:style-name="ce12" office:value-type="float" office:value="53.4473197752855" calcext:value-type="float">
            <text:p><text:s/>53,4 </text:p>
          </table:table-cell>
          <table:table-cell table:style-name="ce12" office:value-type="float" office:value="5.05572421454371" calcext:value-type="float">
            <text:p><text:s/>5,1 </text:p>
          </table:table-cell>
          <table:table-cell table:style-name="ce12" office:value-type="float" office:value="5.55349185781783" calcext:value-type="float">
            <text:p><text:s/>5,6 </text:p>
          </table:table-cell>
          <table:table-cell table:style-name="ce12" office:value-type="float" office:value="6.01668743042072" calcext:value-type="float">
            <text:p><text:s/>6,0 </text:p>
          </table:table-cell>
          <table:table-cell table:style-name="ce12" office:value-type="float" office:value="5.82348769454547" calcext:value-type="float">
            <text:p><text:s/>5,8 </text:p>
          </table:table-cell>
          <table:table-cell table:style-name="ce12" office:value-type="float" office:value="6.10442430160093" calcext:value-type="float">
            <text:p><text:s/>6,1 </text:p>
          </table:table-cell>
          <table:table-cell table:style-name="ce12" office:value-type="float" office:value="42.3086490620872" calcext:value-type="float">
            <text:p><text:s/>42,3 </text:p>
          </table:table-cell>
          <table:table-cell table:style-name="ce12" office:value-type="float" office:value="1.81072907902785" calcext:value-type="float">
            <text:p><text:s/>1,8 </text:p>
          </table:table-cell>
          <table:table-cell table:style-name="ce12" office:value-type="float" office:value="46.3143713855496" calcext:value-type="float">
            <text:p><text:s/>46,3 </text:p>
          </table:table-cell>
          <table:table-cell table:style-name="ce12" office:value-type="float" office:value="1.63954018303474" calcext:value-type="float">
            <text:p><text:s/>1,6 </text:p>
          </table:table-cell>
          <table:table-cell table:style-name="ce12" office:value-type="float" office:value="2.9144190346426" calcext:value-type="float">
            <text:p><text:s/>2,9 </text:p>
          </table:table-cell>
          <table:table-cell table:style-name="ce12" office:value-type="float" office:value="7.52688964620028" calcext:value-type="float">
            <text:p><text:s/>7,5 </text:p>
          </table:table-cell>
          <table:table-cell table:style-name="ce12" office:value-type="float" office:value="5.91520909707839" calcext:value-type="float">
            <text:p><text:s/>5,9 </text:p>
          </table:table-cell>
          <table:table-cell table:style-name="ce12" office:value-type="float" office:value="5.26578925572349" calcext:value-type="float">
            <text:p><text:s/>5,3 </text:p>
          </table:table-cell>
          <table:table-cell table:style-name="ce12" office:value-type="float" office:value="53.5196586853366" calcext:value-type="float">
            <text:p><text:s/>53,5 </text:p>
          </table:table-cell>
          <table:table-cell table:style-name="ce12" office:value-type="float" office:value="1.25310014095276" calcext:value-type="float">
            <text:p><text:s/>1,3 </text:p>
          </table:table-cell>
          <table:table-cell table:style-name="ce12" office:value-type="float" office:value="37.6507131829423" calcext:value-type="float">
            <text:p><text:s/>37,7 </text:p>
          </table:table-cell>
          <table:table-cell table:style-name="ce12" office:value-type="float" office:value="1.71989038408192" calcext:value-type="float">
            <text:p><text:s/>1,7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Filho</text:p>
          </table:table-cell>
          <table:table-cell table:style-name="ce12" office:value-type="float" office:value="31.2715818818011" calcext:value-type="float">
            <text:p><text:s/>31,3 </text:p>
          </table:table-cell>
          <table:table-cell table:style-name="ce12" office:value-type="float" office:value="0.853515385096724" calcext:value-type="float">
            <text:p><text:s/>0,9 </text:p>
          </table:table-cell>
          <table:table-cell table:style-name="ce12" office:value-type="float" office:value="16.4263533840139" calcext:value-type="float">
            <text:p><text:s/>16,4 </text:p>
          </table:table-cell>
          <table:table-cell table:style-name="ce12" office:value-type="float" office:value="1.32938407969739" calcext:value-type="float">
            <text:p><text:s/>1,3 </text:p>
          </table:table-cell>
          <table:table-cell table:style-name="ce12" office:value-type="float" office:value="34.3923109005134" calcext:value-type="float">
            <text:p><text:s/>34,4 </text:p>
          </table:table-cell>
          <table:table-cell table:style-name="ce12" office:value-type="float" office:value="0.816431033422297" calcext:value-type="float">
            <text:p><text:s/>0,8 </text:p>
          </table:table-cell>
          <table:table-cell table:style-name="ce12" office:value-type="float" office:value="17.9097538336717" calcext:value-type="float">
            <text:p><text:s/>17,9 </text:p>
          </table:table-cell>
          <table:table-cell table:style-name="ce12" office:value-type="float" office:value="1.22415328350302" calcext:value-type="float">
            <text:p><text:s/>1,2 </text:p>
          </table:table-cell>
          <table:table-cell table:style-name="ce12" office:value-type="float" office:value="69.3722015093671" calcext:value-type="float">
            <text:p><text:s/>69,4 </text:p>
          </table:table-cell>
          <table:table-cell table:style-name="ce12" office:value-type="float" office:value="0.665768803862883" calcext:value-type="float">
            <text:p><text:s/>0,7 </text:p>
          </table:table-cell>
          <table:table-cell table:style-name="ce12" office:value-type="float" office:value="17.7462290399442" calcext:value-type="float">
            <text:p><text:s/>17,7 </text:p>
          </table:table-cell>
          <table:table-cell table:style-name="ce12" office:value-type="float" office:value="2.14435407225887" calcext:value-type="float">
            <text:p><text:s/>2,1 </text:p>
          </table:table-cell>
          <table:table-cell table:style-name="ce12" office:value-type="float" office:value="4.86032845757262" calcext:value-type="float">
            <text:p><text:s/>4,9 </text:p>
          </table:table-cell>
          <table:table-cell table:style-name="ce12" office:value-type="float" office:value="3.91617293512907" calcext:value-type="float">
            <text:p><text:s/>3,9 </text:p>
          </table:table-cell>
          <table:table-cell table:style-name="ce12" office:value-type="float" office:value="8.02124099311603" calcext:value-type="float">
            <text:p><text:s/>8,0 </text:p>
          </table:table-cell>
          <table:table-cell table:style-name="ce12" office:value-type="float" office:value="3.42534702783655" calcext:value-type="float">
            <text:p><text:s/>3,4 </text:p>
          </table:table-cell>
          <table:table-cell table:style-name="ce12" office:value-type="float" office:value="18.8171307628325" calcext:value-type="float">
            <text:p><text:s/>18,8 </text:p>
          </table:table-cell>
          <table:table-cell table:style-name="ce12" office:value-type="float" office:value="1.63249792694823" calcext:value-type="float">
            <text:p><text:s/>1,6 </text:p>
          </table:table-cell>
          <table:table-cell table:style-name="ce12" office:value-type="float" office:value="18.0447380977483" calcext:value-type="float">
            <text:p><text:s/>18,0 </text:p>
          </table:table-cell>
          <table:table-cell table:style-name="ce12" office:value-type="float" office:value="1.7962063623749" calcext:value-type="float">
            <text:p><text:s/>1,8 </text:p>
          </table:table-cell>
          <table:table-cell table:style-name="ce12" office:value-type="float" office:value="40.9740972655205" calcext:value-type="float">
            <text:p><text:s/>41,0 </text:p>
          </table:table-cell>
          <table:table-cell table:style-name="ce12" office:value-type="float" office:value="1.00858801707477" calcext:value-type="float">
            <text:p><text:s/>1,0 </text:p>
          </table:table-cell>
          <table:table-cell table:style-name="ce12" office:value-type="float" office:value="22.1640338738987" calcext:value-type="float">
            <text:p><text:s/>22,2 </text:p>
          </table:table-cell>
          <table:table-cell table:style-name="ce12" office:value-type="float" office:value="1.48615538817256" calcext:value-type="float">
            <text:p><text:s/>1,5 </text:p>
          </table:table-cell>
          <table:table-cell table:style-name="ce12" office:value-type="float" office:value="4.83335279727216" calcext:value-type="float">
            <text:p><text:s/>4,8 </text:p>
          </table:table-cell>
          <table:table-cell table:style-name="ce12" office:value-type="float" office:value="5.22766817696321" calcext:value-type="float">
            <text:p><text:s/>5,2 </text:p>
          </table:table-cell>
          <table:table-cell table:style-name="ce12" office:value-type="float" office:value="10.5329695251132" calcext:value-type="float">
            <text:p><text:s/>10,5 </text:p>
          </table:table-cell>
          <table:table-cell table:style-name="ce12" office:value-type="float" office:value="3.61982333382381" calcext:value-type="float">
            <text:p><text:s/>3,6 </text:p>
          </table:table-cell>
          <table:table-cell table:style-name="ce12" office:value-type="float" office:value="62.34364671881" calcext:value-type="float">
            <text:p><text:s/>62,3 </text:p>
          </table:table-cell>
          <table:table-cell table:style-name="ce12" office:value-type="float" office:value="0.961903830657728" calcext:value-type="float">
            <text:p><text:s/>1,0 </text:p>
          </table:table-cell>
          <table:table-cell table:style-name="ce12" office:value-type="float" office:value="22.2900309588047" calcext:value-type="float">
            <text:p><text:s/>22,3 </text:p>
          </table:table-cell>
          <table:table-cell table:style-name="ce12" office:value-type="float" office:value="2.28658251525609" calcext:value-type="float">
            <text:p><text:s/>2,3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Outro parente ou agregado</text:p>
          </table:table-cell>
          <table:table-cell table:style-name="ce12" office:value-type="float" office:value="27.7471392888684" calcext:value-type="float">
            <text:p><text:s/>27,7 </text:p>
          </table:table-cell>
          <table:table-cell table:style-name="ce12" office:value-type="float" office:value="1.71347075260391" calcext:value-type="float">
            <text:p><text:s/>1,7 </text:p>
          </table:table-cell>
          <table:table-cell table:style-name="ce12" office:value-type="float" office:value="13.7777686480206" calcext:value-type="float">
            <text:p><text:s/>13,8 </text:p>
          </table:table-cell>
          <table:table-cell table:style-name="ce12" office:value-type="float" office:value="2.6691792458209" calcext:value-type="float">
            <text:p><text:s/>2,7 </text:p>
          </table:table-cell>
          <table:table-cell table:style-name="ce12" office:value-type="float" office:value="37.6897187813513" calcext:value-type="float">
            <text:p><text:s/>37,7 </text:p>
          </table:table-cell>
          <table:table-cell table:style-name="ce12" office:value-type="float" office:value="1.39612755119989" calcext:value-type="float">
            <text:p><text:s/>1,4 </text:p>
          </table:table-cell>
          <table:table-cell table:style-name="ce12" office:value-type="float" office:value="20.7853732817597" calcext:value-type="float">
            <text:p><text:s/>20,8 </text:p>
          </table:table-cell>
          <table:table-cell table:style-name="ce12" office:value-type="float" office:value="2.02361893085921" calcext:value-type="float">
            <text:p><text:s/>2,0 </text:p>
          </table:table-cell>
          <table:table-cell table:style-name="ce12" office:value-type="float" office:value="64.7666475969449" calcext:value-type="float">
            <text:p><text:s/>64,8 </text:p>
          </table:table-cell>
          <table:table-cell table:style-name="ce12" office:value-type="float" office:value="1.41939128666157" calcext:value-type="float">
            <text:p><text:s/>1,4 </text:p>
          </table:table-cell>
          <table:table-cell table:style-name="ce12" office:value-type="float" office:value="15.6254587397679" calcext:value-type="float">
            <text:p><text:s/>15,6 </text:p>
          </table:table-cell>
          <table:table-cell table:style-name="ce12" office:value-type="float" office:value="4.2737854980042" calcext:value-type="float">
            <text:p><text:s/>4,3 </text:p>
          </table:table-cell>
          <table:table-cell table:style-name="ce12" office:value-type="float" office:value="7.11843031309647" calcext:value-type="float">
            <text:p><text:s/>7,1 </text:p>
          </table:table-cell>
          <table:table-cell table:style-name="ce12" office:value-type="float" office:value="6.73122043538248" calcext:value-type="float">
            <text:p><text:s/>6,7 </text:p>
          </table:table-cell>
          <table:table-cell table:style-name="ce12" office:value-type="float" office:value="12.4894633501908" calcext:value-type="float">
            <text:p><text:s/>12,5 </text:p>
          </table:table-cell>
          <table:table-cell table:style-name="ce12" office:value-type="float" office:value="5.13149631828699" calcext:value-type="float">
            <text:p><text:s/>5,1 </text:p>
          </table:table-cell>
          <table:table-cell table:style-name="ce12" office:value-type="float" office:value="16.6581398717398" calcext:value-type="float">
            <text:p><text:s/>16,7 </text:p>
          </table:table-cell>
          <table:table-cell table:style-name="ce12" office:value-type="float" office:value="3.29055144769419" calcext:value-type="float">
            <text:p><text:s/>3,3 </text:p>
          </table:table-cell>
          <table:table-cell table:style-name="ce12" office:value-type="float" office:value="14.7861152391785" calcext:value-type="float">
            <text:p><text:s/>14,8 </text:p>
          </table:table-cell>
          <table:table-cell table:style-name="ce12" office:value-type="float" office:value="3.52618024590077" calcext:value-type="float">
            <text:p><text:s/>3,5 </text:p>
          </table:table-cell>
          <table:table-cell table:style-name="ce12" office:value-type="float" office:value="43.5772484489769" calcext:value-type="float">
            <text:p><text:s/>43,6 </text:p>
          </table:table-cell>
          <table:table-cell table:style-name="ce12" office:value-type="float" office:value="1.65605963570349" calcext:value-type="float">
            <text:p><text:s/>1,7 </text:p>
          </table:table-cell>
          <table:table-cell table:style-name="ce12" office:value-type="float" office:value="24.9784964401048" calcext:value-type="float">
            <text:p><text:s/>25,0 </text:p>
          </table:table-cell>
          <table:table-cell table:style-name="ce12" office:value-type="float" office:value="2.45521456857205" calcext:value-type="float">
            <text:p><text:s/>2,5 </text:p>
          </table:table-cell>
          <table:table-cell table:style-name="ce12" office:value-type="float" office:value="5.56747406639185" calcext:value-type="float">
            <text:p><text:s/>5,6 </text:p>
          </table:table-cell>
          <table:table-cell table:style-name="ce12" office:value-type="float" office:value="10.732392196159" calcext:value-type="float">
            <text:p><text:s/>10,7 </text:p>
          </table:table-cell>
          <table:table-cell table:style-name="ce12" office:value-type="float" office:value="8.88167115422996" calcext:value-type="float">
            <text:p><text:s/>8,9 </text:p>
          </table:table-cell>
          <table:table-cell table:style-name="ce12" office:value-type="float" office:value="7.18214071356641" calcext:value-type="float">
            <text:p><text:s/>7,2 </text:p>
          </table:table-cell>
          <table:table-cell table:style-name="ce12" office:value-type="float" office:value="63.9391686350084" calcext:value-type="float">
            <text:p><text:s/>63,9 </text:p>
          </table:table-cell>
          <table:table-cell table:style-name="ce12" office:value-type="float" office:value="1.74598259551211" calcext:value-type="float">
            <text:p><text:s/>1,7 </text:p>
          </table:table-cell>
          <table:table-cell table:style-name="ce12" office:value-type="float" office:value="21.6116861443698" calcext:value-type="float">
            <text:p><text:s/>21,6 </text:p>
          </table:table-cell>
          <table:table-cell table:style-name="ce12" office:value-type="float" office:value="4.21504042472025" calcext:value-type="float">
            <text:p><text:s/>4,2 </text:p>
          </table:table-cell>
          <table:table-cell table:number-columns-repeated="991"/>
        </table:table-row>
        <table:table-row table:style-name="ro2">
          <table:table-cell table:style-name="ce4" table:number-columns-repeated="33"/>
          <table:table-cell table:number-columns-repeated="991"/>
        </table:table-row>
        <table:table-row table:style-name="ro2">
          <table:table-cell table:style-name="ce6" office:value-type="string" calcext:value-type="string">
            <text:p>Fonte: IBGE. Pesquisa Nacional por Amostra de Domicílios Contínua, 2012, consolidado de primeiras entrevistas.</text:p>
          </table:table-cell>
          <table:table-cell table:style-name="ce6" table:number-columns-repeated="32"/>
          <table:table-cell table:number-columns-repeated="991"/>
        </table:table-row>
        <table:table-row table:style-name="ro2">
          <table:table-cell table:style-name="ce7" office:value-type="string" calcext:value-type="string">
            <text:p>Nota: (1) Não são apresentados resultados para amarelos, indígenas e pessoas sem declaração de cor ou raça.</text:p>
          </table:table-cell>
          <table:table-cell table:style-name="ce7" table:number-columns-repeated="32"/>
          <table:table-cell table:style-name="ce13" table:number-columns-repeated="99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</number:text>
      <number:number number:decimal-places="0" loext:min-decimal-places="0" number:min-integer-digits="1" number:grouping="true"/>
    </number:number-style>
    <number:number-style style:name="N107">
      <number:text>-R$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loext:min-decimal-places="2" number:min-integer-digits="1" number:grouping="true"/>
    </number:number-style>
    <number:number-style style:name="N109">
      <number:text>-R$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number number:decimal-places="1" loext:min-decimal-places="1" number:min-integer-digits="1">
        <number:embedded-text number:position="3"> </number:embedded-text>
      </number:number>
      <number:text> </number:text>
    </number:number-style>
    <number:number-style style:name="N123">
      <number:text>-</number:text>
      <number:number number:decimal-places="1" loext:min-decimal-places="1" number:min-integer-digits="1">
        <number:embedded-text number:position="3"> </number:embedded-text>
      </number:number>
      <number:text> </number:text>
      <style:map style:condition="value()&gt;=0" style:apply-style-name="N123P0"/>
    </number:number-style>
    <style:style style:name="Default" style:family="table-cell">
      <style:table-cell-properties fo:padding="0.71mm" style:rotation-align="none"/>
      <style:text-properties fo:color="#333333"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17" style:display-name="PageStyle_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5" style:display-name="PageStyle_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4" style:display-name="PageStyle_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3" style:display-name="PageStyle_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aulo Cesar Dick</dc:creator>
    <dc:date>2018-10-25T12:15:21</dc:date>
    <meta:document-statistic meta:table-count="6" meta:cell-count="4536" meta:object-count="0"/>
    <meta:generator>LibreOffice/6.0.6.2$Windows_x86 LibreOffice_project/0c292870b25a325b5ed35f6b45599d2ea4458e77</meta:generator>
  </office:meta>
</office:document-meta>
</file>